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2cm" svg:height="9.004cm" svg:x="19.785cm" svg:y="212.045cm">
            <draw:object draw:notify-on-update-of-ranges="Sheet1.B1:Sheet1.B4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5cm" svg:x="19.675cm" svg:y="221.554cm">
            <draw:object draw:notify-on-update-of-ranges="Sheet1.C1:Sheet1.C48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 INFO] [1525326463.916979167]:</text:p>
          </table:table-cell>
          <table:table-cell office:value-type="float" office:value="0.205315" calcext:value-type="float">
            <text:p>0.205315</text:p>
          </table:table-cell>
          <table:table-cell office:value-type="float" office:value="0.095929" calcext:value-type="float">
            <text:p>0.095929</text:p>
          </table:table-cell>
        </table:table-row>
        <table:table-row table:style-name="ro1">
          <table:table-cell office:value-type="string" calcext:value-type="string">
            <text:p>[ INFO] [1525326463.936497373]:</text:p>
          </table:table-cell>
          <table:table-cell office:value-type="float" office:value="0.207884" calcext:value-type="float">
            <text:p>0.207884</text:p>
          </table:table-cell>
          <table:table-cell office:value-type="float" office:value="0.113745" calcext:value-type="float">
            <text:p>0.113745</text:p>
          </table:table-cell>
        </table:table-row>
        <table:table-row table:style-name="ro1">
          <table:table-cell office:value-type="string" calcext:value-type="string">
            <text:p>[ INFO] [1525326463.957047246]:</text:p>
          </table:table-cell>
          <table:table-cell office:value-type="float" office:value="0.209473" calcext:value-type="float">
            <text:p>0.209473</text:p>
          </table:table-cell>
          <table:table-cell office:value-type="float" office:value="0.09553" calcext:value-type="float">
            <text:p>0.09553</text:p>
          </table:table-cell>
        </table:table-row>
        <table:table-row table:style-name="ro1">
          <table:table-cell office:value-type="string" calcext:value-type="string">
            <text:p>[ INFO] [1525326463.976557096]:</text:p>
          </table:table-cell>
          <table:table-cell office:value-type="float" office:value="0.211878" calcext:value-type="float">
            <text:p>0.211878</text:p>
          </table:table-cell>
          <table:table-cell office:value-type="float" office:value="0.109418" calcext:value-type="float">
            <text:p>0.109418</text:p>
          </table:table-cell>
        </table:table-row>
        <table:table-row table:style-name="ro1">
          <table:table-cell office:value-type="string" calcext:value-type="string">
            <text:p>[ INFO] [1525326463.997054137]:</text:p>
          </table:table-cell>
          <table:table-cell office:value-type="float" office:value="0.213478" calcext:value-type="float">
            <text:p>0.213478</text:p>
          </table:table-cell>
          <table:table-cell office:value-type="float" office:value="0.093782" calcext:value-type="float">
            <text:p>0.093782</text:p>
          </table:table-cell>
        </table:table-row>
        <table:table-row table:style-name="ro1">
          <table:table-cell office:value-type="string" calcext:value-type="string">
            <text:p>[ INFO] [1525326464.016591140]:</text:p>
          </table:table-cell>
          <table:table-cell office:value-type="float" office:value="0.214954" calcext:value-type="float">
            <text:p>0.214954</text:p>
          </table:table-cell>
          <table:table-cell office:value-type="float" office:value="0.084609" calcext:value-type="float">
            <text:p>0.084609</text:p>
          </table:table-cell>
        </table:table-row>
        <table:table-row table:style-name="ro1">
          <table:table-cell office:value-type="string" calcext:value-type="string">
            <text:p>[ INFO] [1525326464.037046796]:</text:p>
          </table:table-cell>
          <table:table-cell office:value-type="float" office:value="0.217217" calcext:value-type="float">
            <text:p>0.217217</text:p>
          </table:table-cell>
          <table:table-cell office:value-type="float" office:value="0.09761" calcext:value-type="float">
            <text:p>0.09761</text:p>
          </table:table-cell>
        </table:table-row>
        <table:table-row table:style-name="ro1">
          <table:table-cell office:value-type="string" calcext:value-type="string">
            <text:p>[ INFO] [1525326464.056508909]:</text:p>
          </table:table-cell>
          <table:table-cell office:value-type="float" office:value="0.218627" calcext:value-type="float">
            <text:p>0.218627</text:p>
          </table:table-cell>
          <table:table-cell office:value-type="float" office:value="0.085052" calcext:value-type="float">
            <text:p>0.085052</text:p>
          </table:table-cell>
        </table:table-row>
        <table:table-row table:style-name="ro1">
          <table:table-cell office:value-type="string" calcext:value-type="string">
            <text:p>[ INFO] [1525326464.076975854]: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9804" calcext:value-type="float">
            <text:p>0.09804</text:p>
          </table:table-cell>
        </table:table-row>
        <table:table-row table:style-name="ro1">
          <table:table-cell office:value-type="string" calcext:value-type="string">
            <text:p>[ INFO] [1525326464.096437045]:</text:p>
          </table:table-cell>
          <table:table-cell office:value-type="float" office:value="0.222287" calcext:value-type="float">
            <text:p>0.222287</text:p>
          </table:table-cell>
          <table:table-cell office:value-type="float" office:value="0.084689" calcext:value-type="float">
            <text:p>0.084689</text:p>
          </table:table-cell>
        </table:table-row>
        <table:table-row table:style-name="ro1">
          <table:table-cell office:value-type="string" calcext:value-type="string">
            <text:p>[ INFO] [1525326464.116951137]:</text:p>
          </table:table-cell>
          <table:table-cell office:value-type="float" office:value="0.223766" calcext:value-type="float">
            <text:p>0.223766</text:p>
          </table:table-cell>
          <table:table-cell office:value-type="float" office:value="0.078371" calcext:value-type="float">
            <text:p>0.078371</text:p>
          </table:table-cell>
        </table:table-row>
        <table:table-row table:style-name="ro1">
          <table:table-cell office:value-type="string" calcext:value-type="string">
            <text:p>[ INFO] [1525326464.136538864]:</text:p>
          </table:table-cell>
          <table:table-cell office:value-type="float" office:value="0.225949" calcext:value-type="float">
            <text:p>0.225949</text:p>
          </table:table-cell>
          <table:table-cell office:value-type="float" office:value="0.094926" calcext:value-type="float">
            <text:p>0.094926</text:p>
          </table:table-cell>
        </table:table-row>
        <table:table-row table:style-name="ro1">
          <table:table-cell office:value-type="string" calcext:value-type="string">
            <text:p>[ INFO] [1525326464.157037488]:</text:p>
          </table:table-cell>
          <table:table-cell office:value-type="float" office:value="0.227415" calcext:value-type="float">
            <text:p>0.227415</text:p>
          </table:table-cell>
          <table:table-cell office:value-type="float" office:value="0.083202" calcext:value-type="float">
            <text:p>0.083202</text:p>
          </table:table-cell>
        </table:table-row>
        <table:table-row table:style-name="ro1">
          <table:table-cell office:value-type="string" calcext:value-type="string">
            <text:p>[ INFO] [1525326464.176489492]:</text:p>
          </table:table-cell>
          <table:table-cell office:value-type="float" office:value="0.229716" calcext:value-type="float">
            <text:p>0.229716</text:p>
          </table:table-cell>
          <table:table-cell office:value-type="float" office:value="0.100737" calcext:value-type="float">
            <text:p>0.100737</text:p>
          </table:table-cell>
        </table:table-row>
        <table:table-row table:style-name="ro1">
          <table:table-cell office:value-type="string" calcext:value-type="string">
            <text:p>[ INFO] [1525326464.197066923]:</text:p>
          </table:table-cell>
          <table:table-cell office:value-type="float" office:value="0.231276" calcext:value-type="float">
            <text:p>0.231276</text:p>
          </table:table-cell>
          <table:table-cell office:value-type="float" office:value="0.088314" calcext:value-type="float">
            <text:p>0.088314</text:p>
          </table:table-cell>
        </table:table-row>
        <table:table-row table:style-name="ro1">
          <table:table-cell office:value-type="string" calcext:value-type="string">
            <text:p>[ INFO] [1525326464.216570702]:</text:p>
          </table:table-cell>
          <table:table-cell office:value-type="float" office:value="0.232864" calcext:value-type="float">
            <text:p>0.232864</text:p>
          </table:table-cell>
          <table:table-cell office:value-type="float" office:value="0.084816" calcext:value-type="float">
            <text:p>0.084816</text:p>
          </table:table-cell>
        </table:table-row>
        <table:table-row table:style-name="ro1">
          <table:table-cell office:value-type="string" calcext:value-type="string">
            <text:p>[ INFO] [1525326464.236939632]:</text:p>
          </table:table-cell>
          <table:table-cell office:value-type="float" office:value="0.235201" calcext:value-type="float">
            <text:p>0.235201</text:p>
          </table:table-cell>
          <table:table-cell office:value-type="float" office:value="0.099712" calcext:value-type="float">
            <text:p>0.099712</text:p>
          </table:table-cell>
        </table:table-row>
        <table:table-row table:style-name="ro1">
          <table:table-cell office:value-type="string" calcext:value-type="string">
            <text:p>[ INFO] [1525326464.256412821]:</text:p>
          </table:table-cell>
          <table:table-cell office:value-type="float" office:value="0.236657" calcext:value-type="float">
            <text:p>0.236657</text:p>
          </table:table-cell>
          <table:table-cell office:value-type="float" office:value="0.087223" calcext:value-type="float">
            <text:p>0.087223</text:p>
          </table:table-cell>
        </table:table-row>
        <table:table-row table:style-name="ro1">
          <table:table-cell office:value-type="string" calcext:value-type="string">
            <text:p>[ INFO] [1525326464.276865763]:</text:p>
          </table:table-cell>
          <table:table-cell office:value-type="float" office:value="0.239002" calcext:value-type="float">
            <text:p>0.239002</text:p>
          </table:table-cell>
          <table:table-cell office:value-type="float" office:value="0.100956" calcext:value-type="float">
            <text:p>0.100956</text:p>
          </table:table-cell>
        </table:table-row>
        <table:table-row table:style-name="ro1">
          <table:table-cell office:value-type="string" calcext:value-type="string">
            <text:p>[ INFO] [1525326464.296290988]:</text:p>
          </table:table-cell>
          <table:table-cell office:value-type="float" office:value="0.240567" calcext:value-type="float">
            <text:p>0.240567</text:p>
          </table:table-cell>
          <table:table-cell office:value-type="float" office:value="0.090758" calcext:value-type="float">
            <text:p>0.090758</text:p>
          </table:table-cell>
        </table:table-row>
        <table:table-row table:style-name="ro1">
          <table:table-cell office:value-type="string" calcext:value-type="string">
            <text:p>[ INFO] [1525326464.316710239]:</text:p>
          </table:table-cell>
          <table:table-cell office:value-type="float" office:value="0.242096" calcext:value-type="float">
            <text:p>0.242096</text:p>
          </table:table-cell>
          <table:table-cell office:value-type="float" office:value="0.08284" calcext:value-type="float">
            <text:p>0.08284</text:p>
          </table:table-cell>
        </table:table-row>
        <table:table-row table:style-name="ro1">
          <table:table-cell office:value-type="string" calcext:value-type="string">
            <text:p>[ INFO] [1525326464.336129095]:</text:p>
          </table:table-cell>
          <table:table-cell office:value-type="float" office:value="0.24449" calcext:value-type="float">
            <text:p>0.24449</text:p>
          </table:table-cell>
          <table:table-cell office:value-type="float" office:value="0.103125" calcext:value-type="float">
            <text:p>0.103125</text:p>
          </table:table-cell>
        </table:table-row>
        <table:table-row table:style-name="ro1">
          <table:table-cell office:value-type="string" calcext:value-type="string">
            <text:p>[ INFO] [1525326464.356552535]:</text:p>
          </table:table-cell>
          <table:table-cell office:value-type="float" office:value="0.246026" calcext:value-type="float">
            <text:p>0.246026</text:p>
          </table:table-cell>
          <table:table-cell office:value-type="float" office:value="0.089141" calcext:value-type="float">
            <text:p>0.089141</text:p>
          </table:table-cell>
        </table:table-row>
        <table:table-row table:style-name="ro1">
          <table:table-cell office:value-type="string" calcext:value-type="string">
            <text:p>[ INFO] [1525326464.376275098]:</text:p>
          </table:table-cell>
          <table:table-cell office:value-type="float" office:value="0.248429" calcext:value-type="float">
            <text:p>0.248429</text:p>
          </table:table-cell>
          <table:table-cell office:value-type="float" office:value="0.105543" calcext:value-type="float">
            <text:p>0.105543</text:p>
          </table:table-cell>
        </table:table-row>
        <table:table-row table:style-name="ro1">
          <table:table-cell office:value-type="string" calcext:value-type="string">
            <text:p>[ INFO] [1525326464.396761283]:</text:p>
          </table:table-cell>
          <table:table-cell office:value-type="float" office:value="0.249979" calcext:value-type="float">
            <text:p>0.249979</text:p>
          </table:table-cell>
          <table:table-cell office:value-type="float" office:value="0.090613" calcext:value-type="float">
            <text:p>0.090613</text:p>
          </table:table-cell>
        </table:table-row>
        <table:table-row table:style-name="ro1">
          <table:table-cell office:value-type="string" calcext:value-type="string">
            <text:p>[ INFO] [1525326464.416258510]:</text:p>
          </table:table-cell>
          <table:table-cell office:value-type="float" office:value="0.251561" calcext:value-type="float">
            <text:p>0.251561</text:p>
          </table:table-cell>
          <table:table-cell office:value-type="float" office:value="0.085886" calcext:value-type="float">
            <text:p>0.085886</text:p>
          </table:table-cell>
        </table:table-row>
        <table:table-row table:style-name="ro1">
          <table:table-cell office:value-type="string" calcext:value-type="string">
            <text:p>[ INFO] [1525326464.436870492]:</text:p>
          </table:table-cell>
          <table:table-cell office:value-type="float" office:value="0.254041" calcext:value-type="float">
            <text:p>0.254041</text:p>
          </table:table-cell>
          <table:table-cell office:value-type="float" office:value="0.103121" calcext:value-type="float">
            <text:p>0.103121</text:p>
          </table:table-cell>
        </table:table-row>
        <table:table-row table:style-name="ro1">
          <table:table-cell office:value-type="string" calcext:value-type="string">
            <text:p>[ INFO] [1525326464.456402175]:</text:p>
          </table:table-cell>
          <table:table-cell office:value-type="float" office:value="0.255666" calcext:value-type="float">
            <text:p>0.255666</text:p>
          </table:table-cell>
          <table:table-cell office:value-type="float" office:value="0.093133" calcext:value-type="float">
            <text:p>0.093133</text:p>
          </table:table-cell>
        </table:table-row>
        <table:table-row table:style-name="ro1">
          <table:table-cell office:value-type="string" calcext:value-type="string">
            <text:p>[ INFO] [1525326464.476920068]:</text:p>
          </table:table-cell>
          <table:table-cell office:value-type="float" office:value="0.258156" calcext:value-type="float">
            <text:p>0.258156</text:p>
          </table:table-cell>
          <table:table-cell office:value-type="float" office:value="0.107232" calcext:value-type="float">
            <text:p>0.107232</text:p>
          </table:table-cell>
        </table:table-row>
        <table:table-row table:style-name="ro1">
          <table:table-cell office:value-type="string" calcext:value-type="string">
            <text:p>[ INFO] [1525326464.496379053]:</text:p>
          </table:table-cell>
          <table:table-cell office:value-type="float" office:value="0.259679" calcext:value-type="float">
            <text:p>0.259679</text:p>
          </table:table-cell>
          <table:table-cell office:value-type="float" office:value="0.092768" calcext:value-type="float">
            <text:p>0.092768</text:p>
          </table:table-cell>
        </table:table-row>
        <table:table-row table:style-name="ro1">
          <table:table-cell office:value-type="string" calcext:value-type="string">
            <text:p>[ INFO] [1525326464.516890984]:</text:p>
          </table:table-cell>
          <table:table-cell office:value-type="float" office:value="0.261266" calcext:value-type="float">
            <text:p>0.261266</text:p>
          </table:table-cell>
          <table:table-cell office:value-type="float" office:value="0.085045" calcext:value-type="float">
            <text:p>0.085045</text:p>
          </table:table-cell>
        </table:table-row>
        <table:table-row table:style-name="ro1">
          <table:table-cell office:value-type="string" calcext:value-type="string">
            <text:p>[ INFO] [1525326464.536348241]:</text:p>
          </table:table-cell>
          <table:table-cell office:value-type="float" office:value="0.263501" calcext:value-type="float">
            <text:p>0.263501</text:p>
          </table:table-cell>
          <table:table-cell office:value-type="float" office:value="0.099992" calcext:value-type="float">
            <text:p>0.099992</text:p>
          </table:table-cell>
        </table:table-row>
        <table:table-row table:style-name="ro1">
          <table:table-cell office:value-type="string" calcext:value-type="string">
            <text:p>[ INFO] [1525326464.556795972]:</text:p>
          </table:table-cell>
          <table:table-cell office:value-type="float" office:value="0.264998" calcext:value-type="float">
            <text:p>0.264998</text:p>
          </table:table-cell>
          <table:table-cell office:value-type="float" office:value="0.086627" calcext:value-type="float">
            <text:p>0.086627</text:p>
          </table:table-cell>
        </table:table-row>
        <table:table-row table:style-name="ro1">
          <table:table-cell office:value-type="string" calcext:value-type="string">
            <text:p>[ INFO] [1525326464.576292601]:</text:p>
          </table:table-cell>
          <table:table-cell office:value-type="float" office:value="0.267043" calcext:value-type="float">
            <text:p>0.267043</text:p>
          </table:table-cell>
          <table:table-cell office:value-type="float" office:value="0.095739" calcext:value-type="float">
            <text:p>0.095739</text:p>
          </table:table-cell>
        </table:table-row>
        <table:table-row table:style-name="ro1">
          <table:table-cell office:value-type="string" calcext:value-type="string">
            <text:p>[ INFO] [1525326464.596817566]:</text:p>
          </table:table-cell>
          <table:table-cell office:value-type="float" office:value="0.26838" calcext:value-type="float">
            <text:p>0.26838</text:p>
          </table:table-cell>
          <table:table-cell office:value-type="float" office:value="0.080397" calcext:value-type="float">
            <text:p>0.080397</text:p>
          </table:table-cell>
        </table:table-row>
        <table:table-row table:style-name="ro1">
          <table:table-cell office:value-type="string" calcext:value-type="string">
            <text:p>[ INFO] [1525326464.616354392]: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076552" calcext:value-type="float">
            <text:p>0.076552</text:p>
          </table:table-cell>
        </table:table-row>
        <table:table-row table:style-name="ro1">
          <table:table-cell office:value-type="string" calcext:value-type="string">
            <text:p>[ INFO] [1525326464.636861709]:</text:p>
          </table:table-cell>
          <table:table-cell office:value-type="float" office:value="0.271583" calcext:value-type="float">
            <text:p>0.271583</text:p>
          </table:table-cell>
          <table:table-cell office:value-type="float" office:value="0.081745" calcext:value-type="float">
            <text:p>0.081745</text:p>
          </table:table-cell>
        </table:table-row>
        <table:table-row table:style-name="ro1">
          <table:table-cell office:value-type="string" calcext:value-type="string">
            <text:p>[ INFO] [1525326464.656343794]:</text:p>
          </table:table-cell>
          <table:table-cell office:value-type="float" office:value="0.272725" calcext:value-type="float">
            <text:p>0.272725</text:p>
          </table:table-cell>
          <table:table-cell office:value-type="float" office:value="0.070206" calcext:value-type="float">
            <text:p>0.070206</text:p>
          </table:table-cell>
        </table:table-row>
        <table:table-row table:style-name="ro1">
          <table:table-cell office:value-type="string" calcext:value-type="string">
            <text:p>[ INFO] [1525326464.676879571]:</text:p>
          </table:table-cell>
          <table:table-cell office:value-type="float" office:value="0.274206" calcext:value-type="float">
            <text:p>0.274206</text:p>
          </table:table-cell>
          <table:table-cell office:value-type="float" office:value="0.071132" calcext:value-type="float">
            <text:p>0.071132</text:p>
          </table:table-cell>
        </table:table-row>
        <table:table-row table:style-name="ro1">
          <table:table-cell office:value-type="string" calcext:value-type="string">
            <text:p>[ INFO] [1525326464.696413829]:</text:p>
          </table:table-cell>
          <table:table-cell office:value-type="float" office:value="0.275188" calcext:value-type="float">
            <text:p>0.275188</text:p>
          </table:table-cell>
          <table:table-cell office:value-type="float" office:value="0.060729" calcext:value-type="float">
            <text:p>0.060729</text:p>
          </table:table-cell>
        </table:table-row>
        <table:table-row table:style-name="ro1">
          <table:table-cell office:value-type="string" calcext:value-type="string">
            <text:p>[ INFO] [1525326464.716884508]:</text:p>
          </table:table-cell>
          <table:table-cell office:value-type="float" office:value="0.27606" calcext:value-type="float">
            <text:p>0.27606</text:p>
          </table:table-cell>
          <table:table-cell office:value-type="float" office:value="0.051642" calcext:value-type="float">
            <text:p>0.051642</text:p>
          </table:table-cell>
        </table:table-row>
        <table:table-row table:style-name="ro1">
          <table:table-cell office:value-type="string" calcext:value-type="string">
            <text:p>[ INFO] [1525326464.736367997]:</text:p>
          </table:table-cell>
          <table:table-cell office:value-type="float" office:value="0.27742" calcext:value-type="float">
            <text:p>0.27742</text:p>
          </table:table-cell>
          <table:table-cell office:value-type="float" office:value="0.060716" calcext:value-type="float">
            <text:p>0.060716</text:p>
          </table:table-cell>
        </table:table-row>
        <table:table-row table:style-name="ro1">
          <table:table-cell office:value-type="string" calcext:value-type="string">
            <text:p>[ INFO] [1525326464.756916864]:</text:p>
          </table:table-cell>
          <table:table-cell office:value-type="float" office:value="0.278403" calcext:value-type="float">
            <text:p>0.278403</text:p>
          </table:table-cell>
          <table:table-cell office:value-type="float" office:value="0.054285" calcext:value-type="float">
            <text:p>0.054285</text:p>
          </table:table-cell>
        </table:table-row>
        <table:table-row table:style-name="ro1">
          <table:table-cell office:value-type="string" calcext:value-type="string">
            <text:p>[ INFO] [1525326464.776414743]:</text:p>
          </table:table-cell>
          <table:table-cell office:value-type="float" office:value="0.279913" calcext:value-type="float">
            <text:p>0.279913</text:p>
          </table:table-cell>
          <table:table-cell office:value-type="float" office:value="0.065856" calcext:value-type="float">
            <text:p>0.065856</text:p>
          </table:table-cell>
        </table:table-row>
        <table:table-row table:style-name="ro1">
          <table:table-cell office:value-type="string" calcext:value-type="string">
            <text:p>[ INFO] [1525326464.796937651]:</text:p>
          </table:table-cell>
          <table:table-cell office:value-type="float" office:value="0.280932" calcext:value-type="float">
            <text:p>0.280932</text:p>
          </table:table-cell>
          <table:table-cell office:value-type="float" office:value="0.057778" calcext:value-type="float">
            <text:p>0.057778</text:p>
          </table:table-cell>
        </table:table-row>
        <table:table-row table:style-name="ro1">
          <table:table-cell office:value-type="string" calcext:value-type="string">
            <text:p>[ INFO] [1525326464.816431115]:</text:p>
          </table:table-cell>
          <table:table-cell office:value-type="float" office:value="0.281965" calcext:value-type="float">
            <text:p>0.281965</text:p>
          </table:table-cell>
          <table:table-cell office:value-type="float" office:value="0.055363" calcext:value-type="float">
            <text:p>0.055363</text:p>
          </table:table-cell>
        </table:table-row>
        <table:table-row table:style-name="ro1">
          <table:table-cell office:value-type="string" calcext:value-type="string">
            <text:p>[ INFO] [1525326464.836967144]:</text:p>
          </table:table-cell>
          <table:table-cell office:value-type="float" office:value="0.283537" calcext:value-type="float">
            <text:p>0.283537</text:p>
          </table:table-cell>
          <table:table-cell office:value-type="float" office:value="0.065975" calcext:value-type="float">
            <text:p>0.065975</text:p>
          </table:table-cell>
        </table:table-row>
        <table:table-row table:style-name="ro1">
          <table:table-cell office:value-type="string" calcext:value-type="string">
            <text:p>[ INFO] [1525326464.856486323]:</text:p>
          </table:table-cell>
          <table:table-cell office:value-type="float" office:value="0.28466" calcext:value-type="float">
            <text:p>0.28466</text:p>
          </table:table-cell>
          <table:table-cell office:value-type="float" office:value="0.061718" calcext:value-type="float">
            <text:p>0.061718</text:p>
          </table:table-cell>
        </table:table-row>
        <table:table-row table:style-name="ro1">
          <table:table-cell office:value-type="string" calcext:value-type="string">
            <text:p>[ INFO] [1525326464.876874166]:</text:p>
          </table:table-cell>
          <table:table-cell office:value-type="float" office:value="0.28643" calcext:value-type="float">
            <text:p>0.28643</text:p>
          </table:table-cell>
          <table:table-cell office:value-type="float" office:value="0.074281" calcext:value-type="float">
            <text:p>0.074281</text:p>
          </table:table-cell>
        </table:table-row>
        <table:table-row table:style-name="ro1">
          <table:table-cell office:value-type="string" calcext:value-type="string">
            <text:p>[ INFO] [1525326464.896463233]:</text:p>
          </table:table-cell>
          <table:table-cell office:value-type="float" office:value="0.287611" calcext:value-type="float">
            <text:p>0.287611</text:p>
          </table:table-cell>
          <table:table-cell office:value-type="float" office:value="0.067309" calcext:value-type="float">
            <text:p>0.067309</text:p>
          </table:table-cell>
        </table:table-row>
        <table:table-row table:style-name="ro1">
          <table:table-cell office:value-type="string" calcext:value-type="string">
            <text:p>[ INFO] [1525326464.916873609]:</text:p>
          </table:table-cell>
          <table:table-cell office:value-type="float" office:value="0.288858" calcext:value-type="float">
            <text:p>0.288858</text:p>
          </table:table-cell>
          <table:table-cell office:value-type="float" office:value="0.064175" calcext:value-type="float">
            <text:p>0.064175</text:p>
          </table:table-cell>
        </table:table-row>
        <table:table-row table:style-name="ro1">
          <table:table-cell office:value-type="string" calcext:value-type="string">
            <text:p>[ INFO] [1525326464.936335579]:</text:p>
          </table:table-cell>
          <table:table-cell office:value-type="float" office:value="0.290785" calcext:value-type="float">
            <text:p>0.290785</text:p>
          </table:table-cell>
          <table:table-cell office:value-type="float" office:value="0.081632" calcext:value-type="float">
            <text:p>0.081632</text:p>
          </table:table-cell>
        </table:table-row>
        <table:table-row table:style-name="ro1">
          <table:table-cell office:value-type="string" calcext:value-type="string">
            <text:p>[ INFO] [1525326464.956784377]:</text:p>
          </table:table-cell>
          <table:table-cell office:value-type="float" office:value="0.292106" calcext:value-type="float">
            <text:p>0.292106</text:p>
          </table:table-cell>
          <table:table-cell office:value-type="float" office:value="0.073107" calcext:value-type="float">
            <text:p>0.073107</text:p>
          </table:table-cell>
        </table:table-row>
        <table:table-row table:style-name="ro1">
          <table:table-cell office:value-type="string" calcext:value-type="string">
            <text:p>[ INFO] [1525326464.976319600]:</text:p>
          </table:table-cell>
          <table:table-cell office:value-type="float" office:value="0.29414" calcext:value-type="float">
            <text:p>0.29414</text:p>
          </table:table-cell>
          <table:table-cell office:value-type="float" office:value="0.088734" calcext:value-type="float">
            <text:p>0.088734</text:p>
          </table:table-cell>
        </table:table-row>
        <table:table-row table:style-name="ro1">
          <table:table-cell office:value-type="string" calcext:value-type="string">
            <text:p>[ INFO] [1525326464.996891231]:</text:p>
          </table:table-cell>
          <table:table-cell office:value-type="float" office:value="0.29552" calcext:value-type="float">
            <text:p>0.29552</text:p>
          </table:table-cell>
          <table:table-cell office:value-type="float" office:value="0.07783" calcext:value-type="float">
            <text:p>0.07783</text:p>
          </table:table-cell>
        </table:table-row>
        <table:table-row table:style-name="ro1">
          <table:table-cell office:value-type="string" calcext:value-type="string">
            <text:p>[ INFO] [1525326465.016416989]:</text:p>
          </table:table-cell>
          <table:table-cell office:value-type="float" office:value="0.297018" calcext:value-type="float">
            <text:p>0.297018</text:p>
          </table:table-cell>
          <table:table-cell office:value-type="float" office:value="0.077287" calcext:value-type="float">
            <text:p>0.077287</text:p>
          </table:table-cell>
        </table:table-row>
        <table:table-row table:style-name="ro1">
          <table:table-cell office:value-type="string" calcext:value-type="string">
            <text:p>[ INFO] [1525326465.036978071]:</text:p>
          </table:table-cell>
          <table:table-cell office:value-type="float" office:value="0.299352" calcext:value-type="float">
            <text:p>0.299352</text:p>
          </table:table-cell>
          <table:table-cell office:value-type="float" office:value="0.095386" calcext:value-type="float">
            <text:p>0.095386</text:p>
          </table:table-cell>
        </table:table-row>
        <table:table-row table:style-name="ro1">
          <table:table-cell office:value-type="string" calcext:value-type="string">
            <text:p>[ INFO] [1525326465.056472763]:</text:p>
          </table:table-cell>
          <table:table-cell office:value-type="float" office:value="0.300916" calcext:value-type="float">
            <text:p>0.300916</text:p>
          </table:table-cell>
          <table:table-cell office:value-type="float" office:value="0.087842" calcext:value-type="float">
            <text:p>0.087842</text:p>
          </table:table-cell>
        </table:table-row>
        <table:table-row table:style-name="ro1">
          <table:table-cell office:value-type="string" calcext:value-type="string">
            <text:p>[ INFO] [1525326465.077040251]:</text:p>
          </table:table-cell>
          <table:table-cell office:value-type="float" office:value="0.303319" calcext:value-type="float">
            <text:p>0.303319</text:p>
          </table:table-cell>
          <table:table-cell office:value-type="float" office:value="0.102305" calcext:value-type="float">
            <text:p>0.102305</text:p>
          </table:table-cell>
        </table:table-row>
        <table:table-row table:style-name="ro1">
          <table:table-cell office:value-type="string" calcext:value-type="string">
            <text:p>[ INFO] [1525326465.096558413]:</text:p>
          </table:table-cell>
          <table:table-cell office:value-type="float" office:value="0.305078" calcext:value-type="float">
            <text:p>0.305078</text:p>
          </table:table-cell>
          <table:table-cell office:value-type="float" office:value="0.096189" calcext:value-type="float">
            <text:p>0.096189</text:p>
          </table:table-cell>
        </table:table-row>
        <table:table-row table:style-name="ro1">
          <table:table-cell office:value-type="string" calcext:value-type="string">
            <text:p>[ INFO] [1525326465.117087777]:</text:p>
          </table:table-cell>
          <table:table-cell office:value-type="float" office:value="0.307635" calcext:value-type="float">
            <text:p>0.307635</text:p>
          </table:table-cell>
          <table:table-cell office:value-type="float" office:value="0.110386" calcext:value-type="float">
            <text:p>0.110386</text:p>
          </table:table-cell>
        </table:table-row>
        <table:table-row table:style-name="ro1">
          <table:table-cell office:value-type="string" calcext:value-type="string">
            <text:p>[ INFO] [1525326465.136645583]:</text:p>
          </table:table-cell>
          <table:table-cell office:value-type="float" office:value="0.309311" calcext:value-type="float">
            <text:p>0.309311</text:p>
          </table:table-cell>
          <table:table-cell office:value-type="float" office:value="0.098126" calcext:value-type="float">
            <text:p>0.098126</text:p>
          </table:table-cell>
        </table:table-row>
        <table:table-row table:style-name="ro1">
          <table:table-cell office:value-type="string" calcext:value-type="string">
            <text:p>[ INFO] [1525326465.156245091]:</text:p>
          </table:table-cell>
          <table:table-cell office:value-type="float" office:value="0.31097" calcext:value-type="float">
            <text:p>0.31097</text:p>
          </table:table-cell>
          <table:table-cell office:value-type="float" office:value="0.091281" calcext:value-type="float">
            <text:p>0.091281</text:p>
          </table:table-cell>
        </table:table-row>
        <table:table-row table:style-name="ro1">
          <table:table-cell office:value-type="string" calcext:value-type="string">
            <text:p>[ INFO] [1525326465.176637838]:</text:p>
          </table:table-cell>
          <table:table-cell office:value-type="float" office:value="0.313665" calcext:value-type="float">
            <text:p>0.313665</text:p>
          </table:table-cell>
          <table:table-cell office:value-type="float" office:value="0.111728" calcext:value-type="float">
            <text:p>0.111728</text:p>
          </table:table-cell>
        </table:table-row>
        <table:table-row table:style-name="ro1">
          <table:table-cell office:value-type="string" calcext:value-type="string">
            <text:p>[ INFO] [1525326465.195959692]:</text:p>
          </table:table-cell>
          <table:table-cell office:value-type="float" office:value="0.315499" calcext:value-type="float">
            <text:p>0.315499</text:p>
          </table:table-cell>
          <table:table-cell office:value-type="float" office:value="0.103258" calcext:value-type="float">
            <text:p>0.103258</text:p>
          </table:table-cell>
        </table:table-row>
        <table:table-row table:style-name="ro1">
          <table:table-cell office:value-type="string" calcext:value-type="string">
            <text:p>[ INFO] [1525326465.216390941]:</text:p>
          </table:table-cell>
          <table:table-cell office:value-type="float" office:value="0.317416" calcext:value-type="float">
            <text:p>0.317416</text:p>
          </table:table-cell>
          <table:table-cell office:value-type="float" office:value="0.098632" calcext:value-type="float">
            <text:p>0.098632</text:p>
          </table:table-cell>
        </table:table-row>
        <table:table-row table:style-name="ro1">
          <table:table-cell office:value-type="string" calcext:value-type="string">
            <text:p>[ INFO] [1525326465.236692850]:</text:p>
          </table:table-cell>
          <table:table-cell office:value-type="float" office:value="0.320316" calcext:value-type="float">
            <text:p>0.320316</text:p>
          </table:table-cell>
          <table:table-cell office:value-type="float" office:value="0.120556" calcext:value-type="float">
            <text:p>0.120556</text:p>
          </table:table-cell>
        </table:table-row>
        <table:table-row table:style-name="ro1">
          <table:table-cell office:value-type="string" calcext:value-type="string">
            <text:p>[ INFO] [1525326465.256008671]:</text:p>
          </table:table-cell>
          <table:table-cell office:value-type="float" office:value="0.322443" calcext:value-type="float">
            <text:p>0.322443</text:p>
          </table:table-cell>
          <table:table-cell office:value-type="float" office:value="0.115358" calcext:value-type="float">
            <text:p>0.115358</text:p>
          </table:table-cell>
        </table:table-row>
        <table:table-row table:style-name="ro1">
          <table:table-cell office:value-type="string" calcext:value-type="string">
            <text:p>[ INFO] [1525326465.276502101]:</text:p>
          </table:table-cell>
          <table:table-cell office:value-type="float" office:value="0.325618" calcext:value-type="float">
            <text:p>0.325618</text:p>
          </table:table-cell>
          <table:table-cell office:value-type="float" office:value="0.135213" calcext:value-type="float">
            <text:p>0.135213</text:p>
          </table:table-cell>
        </table:table-row>
        <table:table-row table:style-name="ro1">
          <table:table-cell office:value-type="string" calcext:value-type="string">
            <text:p>[ INFO] [1525326465.296817366]:</text:p>
          </table:table-cell>
          <table:table-cell office:value-type="float" office:value="0.32795" calcext:value-type="float">
            <text:p>0.32795</text:p>
          </table:table-cell>
          <table:table-cell office:value-type="float" office:value="0.124919" calcext:value-type="float">
            <text:p>0.124919</text:p>
          </table:table-cell>
        </table:table-row>
        <table:table-row table:style-name="ro1">
          <table:table-cell office:value-type="string" calcext:value-type="string">
            <text:p>[ INFO] [1525326465.316285534]:</text:p>
          </table:table-cell>
          <table:table-cell office:value-type="float" office:value="0.330271" calcext:value-type="float">
            <text:p>0.330271</text:p>
          </table:table-cell>
          <table:table-cell office:value-type="float" office:value="0.122128" calcext:value-type="float">
            <text:p>0.122128</text:p>
          </table:table-cell>
        </table:table-row>
        <table:table-row table:style-name="ro1">
          <table:table-cell office:value-type="string" calcext:value-type="string">
            <text:p>[ INFO] [1525326465.336769432]:</text:p>
          </table:table-cell>
          <table:table-cell office:value-type="float" office:value="0.333747" calcext:value-type="float">
            <text:p>0.333747</text:p>
          </table:table-cell>
          <table:table-cell office:value-type="float" office:value="0.146009" calcext:value-type="float">
            <text:p>0.146009</text:p>
          </table:table-cell>
        </table:table-row>
        <table:table-row table:style-name="ro1">
          <table:table-cell office:value-type="string" calcext:value-type="string">
            <text:p>[ INFO] [1525326465.356211274]:</text:p>
          </table:table-cell>
          <table:table-cell office:value-type="float" office:value="0.336097" calcext:value-type="float">
            <text:p>0.336097</text:p>
          </table:table-cell>
          <table:table-cell office:value-type="float" office:value="0.133427" calcext:value-type="float">
            <text:p>0.133427</text:p>
          </table:table-cell>
        </table:table-row>
        <table:table-row table:style-name="ro1">
          <table:table-cell office:value-type="string" calcext:value-type="string">
            <text:p>[ INFO] [1525326465.376771741]:</text:p>
          </table:table-cell>
          <table:table-cell office:value-type="float" office:value="0.339495" calcext:value-type="float">
            <text:p>0.339495</text:p>
          </table:table-cell>
          <table:table-cell office:value-type="float" office:value="0.14944" calcext:value-type="float">
            <text:p>0.14944</text:p>
          </table:table-cell>
        </table:table-row>
        <table:table-row table:style-name="ro1">
          <table:table-cell office:value-type="string" calcext:value-type="string">
            <text:p>[ INFO] [1525326465.396320108]:</text:p>
          </table:table-cell>
          <table:table-cell office:value-type="float" office:value="0.341766" calcext:value-type="float">
            <text:p>0.341766</text:p>
          </table:table-cell>
          <table:table-cell office:value-type="float" office:value="0.132764" calcext:value-type="float">
            <text:p>0.132764</text:p>
          </table:table-cell>
        </table:table-row>
        <table:table-row table:style-name="ro1">
          <table:table-cell office:value-type="string" calcext:value-type="string">
            <text:p>[ INFO] [1525326465.416878467]: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0.124226" calcext:value-type="float">
            <text:p>0.124226</text:p>
          </table:table-cell>
        </table:table-row>
        <table:table-row table:style-name="ro1">
          <table:table-cell office:value-type="string" calcext:value-type="string">
            <text:p>[ INFO] [1525326465.436307143]:</text:p>
          </table:table-cell>
          <table:table-cell office:value-type="float" office:value="0.347499" calcext:value-type="float">
            <text:p>0.347499</text:p>
          </table:table-cell>
          <table:table-cell office:value-type="float" office:value="0.148428" calcext:value-type="float">
            <text:p>0.148428</text:p>
          </table:table-cell>
        </table:table-row>
        <table:table-row table:style-name="ro1">
          <table:table-cell office:value-type="string" calcext:value-type="string">
            <text:p>[ INFO] [1525326465.456919414]:</text:p>
          </table:table-cell>
          <table:table-cell office:value-type="float" office:value="0.349843" calcext:value-type="float">
            <text:p>0.349843</text:p>
          </table:table-cell>
          <table:table-cell office:value-type="float" office:value="0.131107" calcext:value-type="float">
            <text:p>0.131107</text:p>
          </table:table-cell>
        </table:table-row>
        <table:table-row table:style-name="ro1">
          <table:table-cell office:value-type="string" calcext:value-type="string">
            <text:p>[ INFO] [1525326465.476446563]:</text:p>
          </table:table-cell>
          <table:table-cell office:value-type="float" office:value="0.35338" calcext:value-type="float">
            <text:p>0.35338</text:p>
          </table:table-cell>
          <table:table-cell office:value-type="float" office:value="0.156088" calcext:value-type="float">
            <text:p>0.156088</text:p>
          </table:table-cell>
        </table:table-row>
        <table:table-row table:style-name="ro1">
          <table:table-cell office:value-type="string" calcext:value-type="string">
            <text:p>[ INFO] [1525326465.496972559]:</text:p>
          </table:table-cell>
          <table:table-cell office:value-type="float" office:value="0.355801" calcext:value-type="float">
            <text:p>0.355801</text:p>
          </table:table-cell>
          <table:table-cell office:value-type="float" office:value="0.136995" calcext:value-type="float">
            <text:p>0.136995</text:p>
          </table:table-cell>
        </table:table-row>
        <table:table-row table:style-name="ro1">
          <table:table-cell office:value-type="string" calcext:value-type="string">
            <text:p>[ INFO] [1525326465.516421941]:</text:p>
          </table:table-cell>
          <table:table-cell office:value-type="float" office:value="0.358326" calcext:value-type="float">
            <text:p>0.358326</text:p>
          </table:table-cell>
          <table:table-cell office:value-type="float" office:value="0.133428" calcext:value-type="float">
            <text:p>0.133428</text:p>
          </table:table-cell>
        </table:table-row>
        <table:table-row table:style-name="ro1">
          <table:table-cell office:value-type="string" calcext:value-type="string">
            <text:p>[ INFO] [1525326465.537043340]:</text:p>
          </table:table-cell>
          <table:table-cell office:value-type="float" office:value="0.36204" calcext:value-type="float">
            <text:p>0.36204</text:p>
          </table:table-cell>
          <table:table-cell office:value-type="float" office:value="0.156844" calcext:value-type="float">
            <text:p>0.156844</text:p>
          </table:table-cell>
        </table:table-row>
        <table:table-row table:style-name="ro1">
          <table:table-cell office:value-type="string" calcext:value-type="string">
            <text:p>[ INFO] [1525326465.556578817]:</text:p>
          </table:table-cell>
          <table:table-cell office:value-type="float" office:value="0.364501" calcext:value-type="float">
            <text:p>0.364501</text:p>
          </table:table-cell>
          <table:table-cell office:value-type="float" office:value="0.141346" calcext:value-type="float">
            <text:p>0.141346</text:p>
          </table:table-cell>
        </table:table-row>
        <table:table-row table:style-name="ro1">
          <table:table-cell office:value-type="string" calcext:value-type="string">
            <text:p>[ INFO] [1525326465.577114951]:</text:p>
          </table:table-cell>
          <table:table-cell office:value-type="float" office:value="0.368333" calcext:value-type="float">
            <text:p>0.368333</text:p>
          </table:table-cell>
          <table:table-cell office:value-type="float" office:value="0.164025" calcext:value-type="float">
            <text:p>0.164025</text:p>
          </table:table-cell>
        </table:table-row>
        <table:table-row table:style-name="ro1">
          <table:table-cell office:value-type="string" calcext:value-type="string">
            <text:p>[ INFO] [1525326465.596690574]:</text:p>
          </table:table-cell>
          <table:table-cell office:value-type="float" office:value="0.370996" calcext:value-type="float">
            <text:p>0.370996</text:p>
          </table:table-cell>
          <table:table-cell office:value-type="float" office:value="0.15004" calcext:value-type="float">
            <text:p>0.15004</text:p>
          </table:table-cell>
        </table:table-row>
        <table:table-row table:style-name="ro1">
          <table:table-cell office:value-type="string" calcext:value-type="string">
            <text:p>[ INFO] [1525326465.616216508]:</text:p>
          </table:table-cell>
          <table:table-cell office:value-type="float" office:value="0.37366" calcext:value-type="float">
            <text:p>0.37366</text:p>
          </table:table-cell>
          <table:table-cell office:value-type="float" office:value="0.143187" calcext:value-type="float">
            <text:p>0.143187</text:p>
          </table:table-cell>
        </table:table-row>
        <table:table-row table:style-name="ro1">
          <table:table-cell office:value-type="string" calcext:value-type="string">
            <text:p>[ INFO] [1525326465.636739707]:</text:p>
          </table:table-cell>
          <table:table-cell office:value-type="float" office:value="0.377584" calcext:value-type="float">
            <text:p>0.377584</text:p>
          </table:table-cell>
          <table:table-cell office:value-type="float" office:value="0.167218" calcext:value-type="float">
            <text:p>0.167218</text:p>
          </table:table-cell>
        </table:table-row>
        <table:table-row table:style-name="ro1">
          <table:table-cell office:value-type="string" calcext:value-type="string">
            <text:p>[ INFO] [1525326465.656289381]:</text:p>
          </table:table-cell>
          <table:table-cell office:value-type="float" office:value="0.380104" calcext:value-type="float">
            <text:p>0.380104</text:p>
          </table:table-cell>
          <table:table-cell office:value-type="float" office:value="0.148093" calcext:value-type="float">
            <text:p>0.148093</text:p>
          </table:table-cell>
        </table:table-row>
        <table:table-row table:style-name="ro1">
          <table:table-cell office:value-type="string" calcext:value-type="string">
            <text:p>[ INFO] [1525326465.676811625]:</text:p>
          </table:table-cell>
          <table:table-cell office:value-type="float" office:value="0.383995" calcext:value-type="float">
            <text:p>0.383995</text:p>
          </table:table-cell>
          <table:table-cell office:value-type="float" office:value="0.168751" calcext:value-type="float">
            <text:p>0.168751</text:p>
          </table:table-cell>
        </table:table-row>
        <table:table-row table:style-name="ro1">
          <table:table-cell office:value-type="string" calcext:value-type="string">
            <text:p>[ INFO] [1525326465.696327998]:</text:p>
          </table:table-cell>
          <table:table-cell office:value-type="float" office:value="0.386618" calcext:value-type="float">
            <text:p>0.386618</text:p>
          </table:table-cell>
          <table:table-cell office:value-type="float" office:value="0.151623" calcext:value-type="float">
            <text:p>0.151623</text:p>
          </table:table-cell>
        </table:table-row>
        <table:table-row table:style-name="ro1">
          <table:table-cell office:value-type="string" calcext:value-type="string">
            <text:p>[ INFO] [1525326465.716899201]:</text:p>
          </table:table-cell>
          <table:table-cell office:value-type="float" office:value="0.390512" calcext:value-type="float">
            <text:p>0.390512</text:p>
          </table:table-cell>
          <table:table-cell office:value-type="float" office:value="0.170466" calcext:value-type="float">
            <text:p>0.170466</text:p>
          </table:table-cell>
        </table:table-row>
        <table:table-row table:style-name="ro1">
          <table:table-cell office:value-type="string" calcext:value-type="string">
            <text:p>[ INFO] [1525326465.736439343]:</text:p>
          </table:table-cell>
          <table:table-cell office:value-type="float" office:value="0.393183" calcext:value-type="float">
            <text:p>0.393183</text:p>
          </table:table-cell>
          <table:table-cell office:value-type="float" office:value="0.153533" calcext:value-type="float">
            <text:p>0.153533</text:p>
          </table:table-cell>
        </table:table-row>
        <table:table-row table:style-name="ro1">
          <table:table-cell office:value-type="string" calcext:value-type="string">
            <text:p>[ INFO] [1525326465.756943541]:</text:p>
          </table:table-cell>
          <table:table-cell office:value-type="float" office:value="0.395863" calcext:value-type="float">
            <text:p>0.395863</text:p>
          </table:table-cell>
          <table:table-cell office:value-type="float" office:value="0.142118" calcext:value-type="float">
            <text:p>0.142118</text:p>
          </table:table-cell>
        </table:table-row>
        <table:table-row table:style-name="ro1">
          <table:table-cell office:value-type="string" calcext:value-type="string">
            <text:p>[ INFO] [1525326465.776370281]:</text:p>
          </table:table-cell>
          <table:table-cell office:value-type="float" office:value="0.40005" calcext:value-type="float">
            <text:p>0.40005</text:p>
          </table:table-cell>
          <table:table-cell office:value-type="float" office:value="0.178866" calcext:value-type="float">
            <text:p>0.178866</text:p>
          </table:table-cell>
        </table:table-row>
        <table:table-row table:style-name="ro1">
          <table:table-cell office:value-type="string" calcext:value-type="string">
            <text:p>[ INFO] [1525326465.796882187]:</text:p>
          </table:table-cell>
          <table:table-cell office:value-type="float" office:value="0.402928" calcext:value-type="float">
            <text:p>0.402928</text:p>
          </table:table-cell>
          <table:table-cell office:value-type="float" office:value="0.159569" calcext:value-type="float">
            <text:p>0.159569</text:p>
          </table:table-cell>
        </table:table-row>
        <table:table-row table:style-name="ro1">
          <table:table-cell office:value-type="string" calcext:value-type="string">
            <text:p>[ INFO] [1525326465.816396804]:</text:p>
          </table:table-cell>
          <table:table-cell office:value-type="float" office:value="0.405853" calcext:value-type="float">
            <text:p>0.405853</text:p>
          </table:table-cell>
          <table:table-cell office:value-type="float" office:value="0.154726" calcext:value-type="float">
            <text:p>0.154726</text:p>
          </table:table-cell>
        </table:table-row>
        <table:table-row table:style-name="ro1">
          <table:table-cell office:value-type="string" calcext:value-type="string">
            <text:p>[ INFO] [1525326465.836914556]:</text:p>
          </table:table-cell>
          <table:table-cell office:value-type="float" office:value="0.410288" calcext:value-type="float">
            <text:p>0.410288</text:p>
          </table:table-cell>
          <table:table-cell office:value-type="float" office:value="0.18545" calcext:value-type="float">
            <text:p>0.18545</text:p>
          </table:table-cell>
        </table:table-row>
        <table:table-row table:style-name="ro1">
          <table:table-cell office:value-type="string" calcext:value-type="string">
            <text:p>[ INFO] [1525326465.856431474]:</text:p>
          </table:table-cell>
          <table:table-cell office:value-type="float" office:value="0.413257" calcext:value-type="float">
            <text:p>0.413257</text:p>
          </table:table-cell>
          <table:table-cell office:value-type="float" office:value="0.168822" calcext:value-type="float">
            <text:p>0.168822</text:p>
          </table:table-cell>
        </table:table-row>
        <table:table-row table:style-name="ro1">
          <table:table-cell office:value-type="string" calcext:value-type="string">
            <text:p>[ INFO] [1525326465.876958765]:</text:p>
          </table:table-cell>
          <table:table-cell office:value-type="float" office:value="0.417571" calcext:value-type="float">
            <text:p>0.417571</text:p>
          </table:table-cell>
          <table:table-cell office:value-type="float" office:value="0.189535" calcext:value-type="float">
            <text:p>0.189535</text:p>
          </table:table-cell>
        </table:table-row>
        <table:table-row table:style-name="ro1">
          <table:table-cell office:value-type="string" calcext:value-type="string">
            <text:p>[ INFO] [1525326465.896456643]:</text:p>
          </table:table-cell>
          <table:table-cell office:value-type="float" office:value="0.420449" calcext:value-type="float">
            <text:p>0.420449</text:p>
          </table:table-cell>
          <table:table-cell office:value-type="float" office:value="0.168538" calcext:value-type="float">
            <text:p>0.168538</text:p>
          </table:table-cell>
        </table:table-row>
        <table:table-row table:style-name="ro1">
          <table:table-cell office:value-type="string" calcext:value-type="string">
            <text:p>[ INFO] [1525326465.916993075]:</text:p>
          </table:table-cell>
          <table:table-cell office:value-type="float" office:value="0.423348" calcext:value-type="float">
            <text:p>0.423348</text:p>
          </table:table-cell>
          <table:table-cell office:value-type="float" office:value="0.154822" calcext:value-type="float">
            <text:p>0.154822</text:p>
          </table:table-cell>
        </table:table-row>
        <table:table-row table:style-name="ro1">
          <table:table-cell office:value-type="string" calcext:value-type="string">
            <text:p>[ INFO] [1525326465.936560789]:</text:p>
          </table:table-cell>
          <table:table-cell office:value-type="float" office:value="0.427458" calcext:value-type="float">
            <text:p>0.427458</text:p>
          </table:table-cell>
          <table:table-cell office:value-type="float" office:value="0.18243" calcext:value-type="float">
            <text:p>0.18243</text:p>
          </table:table-cell>
        </table:table-row>
        <table:table-row table:style-name="ro1">
          <table:table-cell office:value-type="string" calcext:value-type="string">
            <text:p>[ INFO] [1525326465.957078119]:</text:p>
          </table:table-cell>
          <table:table-cell office:value-type="float" office:value="0.430206" calcext:value-type="float">
            <text:p>0.430206</text:p>
          </table:table-cell>
          <table:table-cell office:value-type="float" office:value="0.158163" calcext:value-type="float">
            <text:p>0.158163</text:p>
          </table:table-cell>
        </table:table-row>
        <table:table-row table:style-name="ro1">
          <table:table-cell office:value-type="string" calcext:value-type="string">
            <text:p>[ INFO] [1525326465.976578231]:</text:p>
          </table:table-cell>
          <table:table-cell office:value-type="float" office:value="0.434181" calcext:value-type="float">
            <text:p>0.434181</text:p>
          </table:table-cell>
          <table:table-cell office:value-type="float" office:value="0.181057" calcext:value-type="float">
            <text:p>0.181057</text:p>
          </table:table-cell>
        </table:table-row>
        <table:table-row table:style-name="ro1">
          <table:table-cell office:value-type="string" calcext:value-type="string">
            <text:p>[ INFO] [1525326465.997095585]:</text:p>
          </table:table-cell>
          <table:table-cell office:value-type="float" office:value="0.436851" calcext:value-type="float">
            <text:p>0.436851</text:p>
          </table:table-cell>
          <table:table-cell office:value-type="float" office:value="0.155633" calcext:value-type="float">
            <text:p>0.155633</text:p>
          </table:table-cell>
        </table:table-row>
        <table:table-row table:style-name="ro1">
          <table:table-cell office:value-type="string" calcext:value-type="string">
            <text:p>[ INFO] [1525326466.016585282]:</text:p>
          </table:table-cell>
          <table:table-cell office:value-type="float" office:value="0.439481" calcext:value-type="float">
            <text:p>0.439481</text:p>
          </table:table-cell>
          <table:table-cell office:value-type="float" office:value="0.145175" calcext:value-type="float">
            <text:p>0.145175</text:p>
          </table:table-cell>
        </table:table-row>
        <table:table-row table:style-name="ro1">
          <table:table-cell office:value-type="string" calcext:value-type="string">
            <text:p>[ INFO] [1525326466.036222290]:</text:p>
          </table:table-cell>
          <table:table-cell office:value-type="float" office:value="0.443381" calcext:value-type="float">
            <text:p>0.443381</text:p>
          </table:table-cell>
          <table:table-cell office:value-type="float" office:value="0.171944" calcext:value-type="float">
            <text:p>0.171944</text:p>
          </table:table-cell>
        </table:table-row>
        <table:table-row table:style-name="ro1">
          <table:table-cell office:value-type="string" calcext:value-type="string">
            <text:p>[ INFO] [1525326466.056747343]:</text:p>
          </table:table-cell>
          <table:table-cell office:value-type="float" office:value="0.446003" calcext:value-type="float">
            <text:p>0.446003</text:p>
          </table:table-cell>
          <table:table-cell office:value-type="float" office:value="0.149883" calcext:value-type="float">
            <text:p>0.149883</text:p>
          </table:table-cell>
        </table:table-row>
        <table:table-row table:style-name="ro1">
          <table:table-cell office:value-type="string" calcext:value-type="string">
            <text:p>[ INFO] [1525326466.076265017]:</text:p>
          </table:table-cell>
          <table:table-cell office:value-type="float" office:value="0.450019" calcext:value-type="float">
            <text:p>0.450019</text:p>
          </table:table-cell>
          <table:table-cell office:value-type="float" office:value="0.177847" calcext:value-type="float">
            <text:p>0.177847</text:p>
          </table:table-cell>
        </table:table-row>
        <table:table-row table:style-name="ro1">
          <table:table-cell office:value-type="string" calcext:value-type="string">
            <text:p>[ INFO] [1525326466.096746296]:</text:p>
          </table:table-cell>
          <table:table-cell office:value-type="float" office:value="0.452712" calcext:value-type="float">
            <text:p>0.452712</text:p>
          </table:table-cell>
          <table:table-cell office:value-type="float" office:value="0.154712" calcext:value-type="float">
            <text:p>0.154712</text:p>
          </table:table-cell>
        </table:table-row>
        <table:table-row table:style-name="ro1">
          <table:table-cell office:value-type="string" calcext:value-type="string">
            <text:p>[ INFO] [1525326466.116243969]:</text:p>
          </table:table-cell>
          <table:table-cell office:value-type="float" office:value="0.456928" calcext:value-type="float">
            <text:p>0.456928</text:p>
          </table:table-cell>
          <table:table-cell office:value-type="float" office:value="0.185327" calcext:value-type="float">
            <text:p>0.185327</text:p>
          </table:table-cell>
        </table:table-row>
        <table:table-row table:style-name="ro1">
          <table:table-cell office:value-type="string" calcext:value-type="string">
            <text:p>[ INFO] [1525326466.136724464]:</text:p>
          </table:table-cell>
          <table:table-cell office:value-type="float" office:value="0.459911" calcext:value-type="float">
            <text:p>0.459911</text:p>
          </table:table-cell>
          <table:table-cell office:value-type="float" office:value="0.165501" calcext:value-type="float">
            <text:p>0.165501</text:p>
          </table:table-cell>
        </table:table-row>
        <table:table-row table:style-name="ro1">
          <table:table-cell office:value-type="string" calcext:value-type="string">
            <text:p>[ INFO] [1525326466.156160682]:</text:p>
          </table:table-cell>
          <table:table-cell office:value-type="float" office:value="0.462959" calcext:value-type="float">
            <text:p>0.462959</text:p>
          </table:table-cell>
          <table:table-cell office:value-type="float" office:value="0.16118" calcext:value-type="float">
            <text:p>0.16118</text:p>
          </table:table-cell>
        </table:table-row>
        <table:table-row table:style-name="ro1">
          <table:table-cell office:value-type="string" calcext:value-type="string">
            <text:p>[ INFO] [1525326466.176701955]:</text:p>
          </table:table-cell>
          <table:table-cell office:value-type="float" office:value="0.467677" calcext:value-type="float">
            <text:p>0.467677</text:p>
          </table:table-cell>
          <table:table-cell office:value-type="float" office:value="0.195594" calcext:value-type="float">
            <text:p>0.195594</text:p>
          </table:table-cell>
        </table:table-row>
        <table:table-row table:style-name="ro1">
          <table:table-cell office:value-type="string" calcext:value-type="string">
            <text:p>[ INFO] [1525326466.196242656]:</text:p>
          </table:table-cell>
          <table:table-cell office:value-type="float" office:value="0.470905" calcext:value-type="float">
            <text:p>0.470905</text:p>
          </table:table-cell>
          <table:table-cell office:value-type="float" office:value="0.180302" calcext:value-type="float">
            <text:p>0.180302</text:p>
          </table:table-cell>
        </table:table-row>
        <table:table-row table:style-name="ro1">
          <table:table-cell office:value-type="string" calcext:value-type="string">
            <text:p>[ INFO] [1525326466.216958315]:</text:p>
          </table:table-cell>
          <table:table-cell office:value-type="float" office:value="0.474202" calcext:value-type="float">
            <text:p>0.474202</text:p>
          </table:table-cell>
          <table:table-cell office:value-type="float" office:value="0.169856" calcext:value-type="float">
            <text:p>0.169856</text:p>
          </table:table-cell>
        </table:table-row>
        <table:table-row table:style-name="ro1">
          <table:table-cell office:value-type="string" calcext:value-type="string">
            <text:p>[ INFO] [1525326466.236356096]:</text:p>
          </table:table-cell>
          <table:table-cell office:value-type="float" office:value="0.479284" calcext:value-type="float">
            <text:p>0.479284</text:p>
          </table:table-cell>
          <table:table-cell office:value-type="float" office:value="0.215427" calcext:value-type="float">
            <text:p>0.215427</text:p>
          </table:table-cell>
        </table:table-row>
        <table:table-row table:style-name="ro1">
          <table:table-cell office:value-type="string" calcext:value-type="string">
            <text:p>[ INFO] [1525326466.256820769]:</text:p>
          </table:table-cell>
          <table:table-cell office:value-type="float" office:value="0.482714" calcext:value-type="float">
            <text:p>0.482714</text:p>
          </table:table-cell>
          <table:table-cell office:value-type="float" office:value="0.191446" calcext:value-type="float">
            <text:p>0.191446</text:p>
          </table:table-cell>
        </table:table-row>
        <table:table-row table:style-name="ro1">
          <table:table-cell office:value-type="string" calcext:value-type="string">
            <text:p>[ INFO] [1525326466.276113613]:</text:p>
          </table:table-cell>
          <table:table-cell office:value-type="float" office:value="0.487793" calcext:value-type="float">
            <text:p>0.487793</text:p>
          </table:table-cell>
          <table:table-cell office:value-type="float" office:value="0.227358" calcext:value-type="float">
            <text:p>0.227358</text:p>
          </table:table-cell>
        </table:table-row>
        <table:table-row table:style-name="ro1">
          <table:table-cell office:value-type="string" calcext:value-type="string">
            <text:p>[ INFO] [1525326466.296556798]:</text:p>
          </table:table-cell>
          <table:table-cell office:value-type="float" office:value="0.491188" calcext:value-type="float">
            <text:p>0.491188</text:p>
          </table:table-cell>
          <table:table-cell office:value-type="float" office:value="0.196927" calcext:value-type="float">
            <text:p>0.196927</text:p>
          </table:table-cell>
        </table:table-row>
        <table:table-row table:style-name="ro1">
          <table:table-cell office:value-type="string" calcext:value-type="string">
            <text:p>[ INFO] [1525326466.317170864]:</text:p>
          </table:table-cell>
          <table:table-cell office:value-type="float" office:value="0.49467" calcext:value-type="float">
            <text:p>0.49467</text:p>
          </table:table-cell>
          <table:table-cell office:value-type="float" office:value="0.182957" calcext:value-type="float">
            <text:p>0.182957</text:p>
          </table:table-cell>
        </table:table-row>
        <table:table-row table:style-name="ro1">
          <table:table-cell office:value-type="string" calcext:value-type="string">
            <text:p>[ INFO] [1525326466.336714177]:</text:p>
          </table:table-cell>
          <table:table-cell office:value-type="float" office:value="0.499942" calcext:value-type="float">
            <text:p>0.499942</text:p>
          </table:table-cell>
          <table:table-cell office:value-type="float" office:value="0.22634" calcext:value-type="float">
            <text:p>0.22634</text:p>
          </table:table-cell>
        </table:table-row>
        <table:table-row table:style-name="ro1">
          <table:table-cell office:value-type="string" calcext:value-type="string">
            <text:p>[ INFO] [1525326466.356269850]:</text:p>
          </table:table-cell>
          <table:table-cell office:value-type="float" office:value="0.503497" calcext:value-type="float">
            <text:p>0.503497</text:p>
          </table:table-cell>
          <table:table-cell office:value-type="float" office:value="0.204119" calcext:value-type="float">
            <text:p>0.204119</text:p>
          </table:table-cell>
        </table:table-row>
        <table:table-row table:style-name="ro1">
          <table:table-cell office:value-type="string" calcext:value-type="string">
            <text:p>[ INFO] [1525326466.376801075]:</text:p>
          </table:table-cell>
          <table:table-cell office:value-type="float" office:value="0.508651" calcext:value-type="float">
            <text:p>0.508651</text:p>
          </table:table-cell>
          <table:table-cell office:value-type="float" office:value="0.227381" calcext:value-type="float">
            <text:p>0.227381</text:p>
          </table:table-cell>
        </table:table-row>
        <table:table-row table:style-name="ro1">
          <table:table-cell office:value-type="string" calcext:value-type="string">
            <text:p>[ INFO] [1525326466.396245515]:</text:p>
          </table:table-cell>
          <table:table-cell office:value-type="float" office:value="0.512082" calcext:value-type="float">
            <text:p>0.512082</text:p>
          </table:table-cell>
          <table:table-cell office:value-type="float" office:value="0.201949" calcext:value-type="float">
            <text:p>0.201949</text:p>
          </table:table-cell>
        </table:table-row>
        <table:table-row table:style-name="ro1">
          <table:table-cell office:value-type="string" calcext:value-type="string">
            <text:p>[ INFO] [1525326466.416692860]:</text:p>
          </table:table-cell>
          <table:table-cell office:value-type="float" office:value="0.515693" calcext:value-type="float">
            <text:p>0.515693</text:p>
          </table:table-cell>
          <table:table-cell office:value-type="float" office:value="0.189272" calcext:value-type="float">
            <text:p>0.189272</text:p>
          </table:table-cell>
        </table:table-row>
        <table:table-row table:style-name="ro1">
          <table:table-cell office:value-type="string" calcext:value-type="string">
            <text:p>[ INFO] [1525326466.436026697]:</text:p>
          </table:table-cell>
          <table:table-cell office:value-type="float" office:value="0.520902" calcext:value-type="float">
            <text:p>0.520902</text:p>
          </table:table-cell>
          <table:table-cell office:value-type="float" office:value="0.229294" calcext:value-type="float">
            <text:p>0.229294</text:p>
          </table:table-cell>
        </table:table-row>
        <table:table-row table:style-name="ro1">
          <table:table-cell office:value-type="string" calcext:value-type="string">
            <text:p>[ INFO] [1525326466.456485767]:</text:p>
          </table:table-cell>
          <table:table-cell office:value-type="float" office:value="0.52428" calcext:value-type="float">
            <text:p>0.52428</text:p>
          </table:table-cell>
          <table:table-cell office:value-type="float" office:value="0.19725" calcext:value-type="float">
            <text:p>0.19725</text:p>
          </table:table-cell>
        </table:table-row>
        <table:table-row table:style-name="ro1">
          <table:table-cell office:value-type="string" calcext:value-type="string">
            <text:p>[ INFO] [1525326466.476943670]:</text:p>
          </table:table-cell>
          <table:table-cell office:value-type="float" office:value="0.529381" calcext:value-type="float">
            <text:p>0.529381</text:p>
          </table:table-cell>
          <table:table-cell office:value-type="float" office:value="0.223285" calcext:value-type="float">
            <text:p>0.223285</text:p>
          </table:table-cell>
        </table:table-row>
        <table:table-row table:style-name="ro1">
          <table:table-cell office:value-type="string" calcext:value-type="string">
            <text:p>[ INFO] [1525326466.496401261]:</text:p>
          </table:table-cell>
          <table:table-cell office:value-type="float" office:value="0.532805" calcext:value-type="float">
            <text:p>0.532805</text:p>
          </table:table-cell>
          <table:table-cell office:value-type="float" office:value="0.199604" calcext:value-type="float">
            <text:p>0.199604</text:p>
          </table:table-cell>
        </table:table-row>
        <table:table-row table:style-name="ro1">
          <table:table-cell office:value-type="string" calcext:value-type="string">
            <text:p>[ INFO] [1525326466.516905490]:</text:p>
          </table:table-cell>
          <table:table-cell office:value-type="float" office:value="0.536167" calcext:value-type="float">
            <text:p>0.536167</text:p>
          </table:table-cell>
          <table:table-cell office:value-type="float" office:value="0.181795" calcext:value-type="float">
            <text:p>0.181795</text:p>
          </table:table-cell>
        </table:table-row>
        <table:table-row table:style-name="ro1">
          <table:table-cell office:value-type="string" calcext:value-type="string">
            <text:p>[ INFO] [1525326466.536363936]:</text:p>
          </table:table-cell>
          <table:table-cell office:value-type="float" office:value="0.541108" calcext:value-type="float">
            <text:p>0.541108</text:p>
          </table:table-cell>
          <table:table-cell office:value-type="float" office:value="0.217849" calcext:value-type="float">
            <text:p>0.217849</text:p>
          </table:table-cell>
        </table:table-row>
        <table:table-row table:style-name="ro1">
          <table:table-cell office:value-type="string" calcext:value-type="string">
            <text:p>[ INFO] [1525326466.556874659]:</text:p>
          </table:table-cell>
          <table:table-cell office:value-type="float" office:value="0.544409" calcext:value-type="float">
            <text:p>0.544409</text:p>
          </table:table-cell>
          <table:table-cell office:value-type="float" office:value="0.189467" calcext:value-type="float">
            <text:p>0.189467</text:p>
          </table:table-cell>
        </table:table-row>
        <table:table-row table:style-name="ro1">
          <table:table-cell office:value-type="string" calcext:value-type="string">
            <text:p>[ INFO] [1525326466.576392430]:</text:p>
          </table:table-cell>
          <table:table-cell office:value-type="float" office:value="0.549309" calcext:value-type="float">
            <text:p>0.549309</text:p>
          </table:table-cell>
          <table:table-cell office:value-type="float" office:value="0.220168" calcext:value-type="float">
            <text:p>0.220168</text:p>
          </table:table-cell>
        </table:table-row>
        <table:table-row table:style-name="ro1">
          <table:table-cell office:value-type="string" calcext:value-type="string">
            <text:p>[ INFO] [1525326466.596913158]:</text:p>
          </table:table-cell>
          <table:table-cell office:value-type="float" office:value="0.552576" calcext:value-type="float">
            <text:p>0.552576</text:p>
          </table:table-cell>
          <table:table-cell office:value-type="float" office:value="0.189648" calcext:value-type="float">
            <text:p>0.189648</text:p>
          </table:table-cell>
        </table:table-row>
        <table:table-row table:style-name="ro1">
          <table:table-cell office:value-type="string" calcext:value-type="string">
            <text:p>[ INFO] [1525326466.616409174]: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0.178019" calcext:value-type="float">
            <text:p>0.178019</text:p>
          </table:table-cell>
        </table:table-row>
        <table:table-row table:style-name="ro1">
          <table:table-cell office:value-type="string" calcext:value-type="string">
            <text:p>[ INFO] [1525326466.636858962]:</text:p>
          </table:table-cell>
          <table:table-cell office:value-type="float" office:value="0.56086" calcext:value-type="float">
            <text:p>0.56086</text:p>
          </table:table-cell>
          <table:table-cell office:value-type="float" office:value="0.212269" calcext:value-type="float">
            <text:p>0.212269</text:p>
          </table:table-cell>
        </table:table-row>
        <table:table-row table:style-name="ro1">
          <table:table-cell office:value-type="string" calcext:value-type="string">
            <text:p>[ INFO] [1525326466.656363126]:</text:p>
          </table:table-cell>
          <table:table-cell office:value-type="float" office:value="0.564197" calcext:value-type="float">
            <text:p>0.564197</text:p>
          </table:table-cell>
          <table:table-cell office:value-type="float" office:value="0.191663" calcext:value-type="float">
            <text:p>0.191663</text:p>
          </table:table-cell>
        </table:table-row>
        <table:table-row table:style-name="ro1">
          <table:table-cell office:value-type="string" calcext:value-type="string">
            <text:p>[ INFO] [1525326466.676934069]:</text:p>
          </table:table-cell>
          <table:table-cell office:value-type="float" office:value="0.569336" calcext:value-type="float">
            <text:p>0.569336</text:p>
          </table:table-cell>
          <table:table-cell office:value-type="float" office:value="0.220765" calcext:value-type="float">
            <text:p>0.220765</text:p>
          </table:table-cell>
        </table:table-row>
        <table:table-row table:style-name="ro1">
          <table:table-cell office:value-type="string" calcext:value-type="string">
            <text:p>[ INFO] [1525326466.696431196]:</text:p>
          </table:table-cell>
          <table:table-cell office:value-type="float" office:value="0.572793" calcext:value-type="float">
            <text:p>0.572793</text:p>
          </table:table-cell>
          <table:table-cell office:value-type="float" office:value="0.198955" calcext:value-type="float">
            <text:p>0.198955</text:p>
          </table:table-cell>
        </table:table-row>
        <table:table-row table:style-name="ro1">
          <table:table-cell office:value-type="string" calcext:value-type="string">
            <text:p>[ INFO] [1525326466.716923379]: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182653" calcext:value-type="float">
            <text:p>0.182653</text:p>
          </table:table-cell>
        </table:table-row>
        <table:table-row table:style-name="ro1">
          <table:table-cell office:value-type="string" calcext:value-type="string">
            <text:p>[ INFO] [1525326466.736376929]:</text:p>
          </table:table-cell>
          <table:table-cell office:value-type="float" office:value="0.581373" calcext:value-type="float">
            <text:p>0.581373</text:p>
          </table:table-cell>
          <table:table-cell office:value-type="float" office:value="0.224452" calcext:value-type="float">
            <text:p>0.224452</text:p>
          </table:table-cell>
        </table:table-row>
        <table:table-row table:style-name="ro1">
          <table:table-cell office:value-type="string" calcext:value-type="string">
            <text:p>[ INFO] [1525326466.756905143]:</text:p>
          </table:table-cell>
          <table:table-cell office:value-type="float" office:value="0.58482" calcext:value-type="float">
            <text:p>0.58482</text:p>
          </table:table-cell>
          <table:table-cell office:value-type="float" office:value="0.196089" calcext:value-type="float">
            <text:p>0.196089</text:p>
          </table:table-cell>
        </table:table-row>
        <table:table-row table:style-name="ro1">
          <table:table-cell office:value-type="string" calcext:value-type="string">
            <text:p>[ INFO] [1525326466.776421589]:</text:p>
          </table:table-cell>
          <table:table-cell office:value-type="float" office:value="0.590057" calcext:value-type="float">
            <text:p>0.590057</text:p>
          </table:table-cell>
          <table:table-cell office:value-type="float" office:value="0.232308" calcext:value-type="float">
            <text:p>0.232308</text:p>
          </table:table-cell>
        </table:table-row>
        <table:table-row table:style-name="ro1">
          <table:table-cell office:value-type="string" calcext:value-type="string">
            <text:p>[ INFO] [1525326466.796915051]:</text:p>
          </table:table-cell>
          <table:table-cell office:value-type="float" office:value="0.593649" calcext:value-type="float">
            <text:p>0.593649</text:p>
          </table:table-cell>
          <table:table-cell office:value-type="float" office:value="0.20373" calcext:value-type="float">
            <text:p>0.20373</text:p>
          </table:table-cell>
        </table:table-row>
        <table:table-row table:style-name="ro1">
          <table:table-cell office:value-type="string" calcext:value-type="string">
            <text:p>[ INFO] [1525326466.816405970]:</text:p>
          </table:table-cell>
          <table:table-cell office:value-type="float" office:value="0.597308" calcext:value-type="float">
            <text:p>0.597308</text:p>
          </table:table-cell>
          <table:table-cell office:value-type="float" office:value="0.195755" calcext:value-type="float">
            <text:p>0.195755</text:p>
          </table:table-cell>
        </table:table-row>
        <table:table-row table:style-name="ro1">
          <table:table-cell office:value-type="string" calcext:value-type="string">
            <text:p>[ INFO] [1525326466.836932631]:</text:p>
          </table:table-cell>
          <table:table-cell office:value-type="float" office:value="0.602926" calcext:value-type="float">
            <text:p>0.602926</text:p>
          </table:table-cell>
          <table:table-cell office:value-type="float" office:value="0.23473" calcext:value-type="float">
            <text:p>0.23473</text:p>
          </table:table-cell>
        </table:table-row>
        <table:table-row table:style-name="ro1">
          <table:table-cell office:value-type="string" calcext:value-type="string">
            <text:p>[ INFO] [1525326466.856489439]:</text:p>
          </table:table-cell>
          <table:table-cell office:value-type="float" office:value="0.606767" calcext:value-type="float">
            <text:p>0.606767</text:p>
          </table:table-cell>
          <table:table-cell office:value-type="float" office:value="0.215591" calcext:value-type="float">
            <text:p>0.215591</text:p>
          </table:table-cell>
        </table:table-row>
        <table:table-row table:style-name="ro1">
          <table:table-cell office:value-type="string" calcext:value-type="string">
            <text:p>[ INFO] [1525326466.876976468]:</text:p>
          </table:table-cell>
          <table:table-cell office:value-type="float" office:value="0.612499" calcext:value-type="float">
            <text:p>0.612499</text:p>
          </table:table-cell>
          <table:table-cell office:value-type="float" office:value="0.247691" calcext:value-type="float">
            <text:p>0.247691</text:p>
          </table:table-cell>
        </table:table-row>
        <table:table-row table:style-name="ro1">
          <table:table-cell office:value-type="string" calcext:value-type="string">
            <text:p>[ INFO] [1525326466.896492816]:</text:p>
          </table:table-cell>
          <table:table-cell office:value-type="float" office:value="0.616408" calcext:value-type="float">
            <text:p>0.616408</text:p>
          </table:table-cell>
          <table:table-cell office:value-type="float" office:value="0.223972" calcext:value-type="float">
            <text:p>0.223972</text:p>
          </table:table-cell>
        </table:table-row>
        <table:table-row table:style-name="ro1">
          <table:table-cell office:value-type="string" calcext:value-type="string">
            <text:p>[ INFO] [1525326466.917002341]:</text:p>
          </table:table-cell>
          <table:table-cell office:value-type="float" office:value="0.622402" calcext:value-type="float">
            <text:p>0.622402</text:p>
          </table:table-cell>
          <table:table-cell office:value-type="float" office:value="0.2581" calcext:value-type="float">
            <text:p>0.2581</text:p>
          </table:table-cell>
        </table:table-row>
        <table:table-row table:style-name="ro1">
          <table:table-cell office:value-type="string" calcext:value-type="string">
            <text:p>[ INFO] [1525326466.936415162]:</text:p>
          </table:table-cell>
          <table:table-cell office:value-type="float" office:value="0.626568" calcext:value-type="float">
            <text:p>0.626568</text:p>
          </table:table-cell>
          <table:table-cell office:value-type="float" office:value="0.236322" calcext:value-type="float">
            <text:p>0.236322</text:p>
          </table:table-cell>
        </table:table-row>
        <table:table-row table:style-name="ro1">
          <table:table-cell office:value-type="string" calcext:value-type="string">
            <text:p>[ INFO] [1525326466.956933386]:</text:p>
          </table:table-cell>
          <table:table-cell office:value-type="float" office:value="0.630694" calcext:value-type="float">
            <text:p>0.630694</text:p>
          </table:table-cell>
          <table:table-cell office:value-type="float" office:value="0.218747" calcext:value-type="float">
            <text:p>0.218747</text:p>
          </table:table-cell>
        </table:table-row>
        <table:table-row table:style-name="ro1">
          <table:table-cell office:value-type="string" calcext:value-type="string">
            <text:p>[ INFO] [1525326466.976416468]:</text:p>
          </table:table-cell>
          <table:table-cell office:value-type="float" office:value="0.636974" calcext:value-type="float">
            <text:p>0.636974</text:p>
          </table:table-cell>
          <table:table-cell office:value-type="float" office:value="0.270439" calcext:value-type="float">
            <text:p>0.270439</text:p>
          </table:table-cell>
        </table:table-row>
        <table:table-row table:style-name="ro1">
          <table:table-cell office:value-type="string" calcext:value-type="string">
            <text:p>[ INFO] [1525326466.996935717]:</text:p>
          </table:table-cell>
          <table:table-cell office:value-type="float" office:value="0.641337" calcext:value-type="float">
            <text:p>0.641337</text:p>
          </table:table-cell>
          <table:table-cell office:value-type="float" office:value="0.241638" calcext:value-type="float">
            <text:p>0.241638</text:p>
          </table:table-cell>
        </table:table-row>
        <table:table-row table:style-name="ro1">
          <table:table-cell office:value-type="string" calcext:value-type="string">
            <text:p>[ INFO] [1525326467.016371443]:</text:p>
          </table:table-cell>
          <table:table-cell office:value-type="float" office:value="0.645785" calcext:value-type="float">
            <text:p>0.645785</text:p>
          </table:table-cell>
          <table:table-cell office:value-type="float" office:value="0.235112" calcext:value-type="float">
            <text:p>0.235112</text:p>
          </table:table-cell>
        </table:table-row>
        <table:table-row table:style-name="ro1">
          <table:table-cell office:value-type="string" calcext:value-type="string">
            <text:p>[ INFO] [1525326467.036875246]:</text:p>
          </table:table-cell>
          <table:table-cell office:value-type="float" office:value="0.652479" calcext:value-type="float">
            <text:p>0.652479</text:p>
          </table:table-cell>
          <table:table-cell office:value-type="float" office:value="0.280862" calcext:value-type="float">
            <text:p>0.280862</text:p>
          </table:table-cell>
        </table:table-row>
        <table:table-row table:style-name="ro1">
          <table:table-cell office:value-type="string" calcext:value-type="string">
            <text:p>[ INFO] [1525326467.056376540]: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254132" calcext:value-type="float">
            <text:p>0.254132</text:p>
          </table:table-cell>
        </table:table-row>
        <table:table-row table:style-name="ro1">
          <table:table-cell office:value-type="string" calcext:value-type="string">
            <text:p>[ INFO] [1525326467.076844652]:</text:p>
          </table:table-cell>
          <table:table-cell office:value-type="float" office:value="0.663602" calcext:value-type="float">
            <text:p>0.663602</text:p>
          </table:table-cell>
          <table:table-cell office:value-type="float" office:value="0.290456" calcext:value-type="float">
            <text:p>0.290456</text:p>
          </table:table-cell>
        </table:table-row>
        <table:table-row table:style-name="ro1">
          <table:table-cell office:value-type="string" calcext:value-type="string">
            <text:p>[ INFO] [1525326467.096357205]:</text:p>
          </table:table-cell>
          <table:table-cell office:value-type="float" office:value="0.668065" calcext:value-type="float">
            <text:p>0.668065</text:p>
          </table:table-cell>
          <table:table-cell office:value-type="float" office:value="0.259617" calcext:value-type="float">
            <text:p>0.259617</text:p>
          </table:table-cell>
        </table:table-row>
        <table:table-row table:style-name="ro1">
          <table:table-cell office:value-type="string" calcext:value-type="string">
            <text:p>[ INFO] [1525326467.116864063]:</text:p>
          </table:table-cell>
          <table:table-cell office:value-type="float" office:value="0.675051" calcext:value-type="float">
            <text:p>0.675051</text:p>
          </table:table-cell>
          <table:table-cell office:value-type="float" office:value="0.300129" calcext:value-type="float">
            <text:p>0.300129</text:p>
          </table:table-cell>
        </table:table-row>
        <table:table-row table:style-name="ro1">
          <table:table-cell office:value-type="string" calcext:value-type="string">
            <text:p>[ INFO] [1525326467.136336972]:</text:p>
          </table:table-cell>
          <table:table-cell office:value-type="float" office:value="0.679733" calcext:value-type="float">
            <text:p>0.679733</text:p>
          </table:table-cell>
          <table:table-cell office:value-type="float" office:value="0.270443" calcext:value-type="float">
            <text:p>0.270443</text:p>
          </table:table-cell>
        </table:table-row>
        <table:table-row table:style-name="ro1">
          <table:table-cell office:value-type="string" calcext:value-type="string">
            <text:p>[ INFO] [1525326467.156914748]:</text:p>
          </table:table-cell>
          <table:table-cell office:value-type="float" office:value="0.684385" calcext:value-type="float">
            <text:p>0.684385</text:p>
          </table:table-cell>
          <table:table-cell office:value-type="float" office:value="0.248127" calcext:value-type="float">
            <text:p>0.248127</text:p>
          </table:table-cell>
        </table:table-row>
        <table:table-row table:style-name="ro1">
          <table:table-cell office:value-type="string" calcext:value-type="string">
            <text:p>[ INFO] [1525326467.176410850]:</text:p>
          </table:table-cell>
          <table:table-cell office:value-type="float" office:value="0.691402" calcext:value-type="float">
            <text:p>0.691402</text:p>
          </table:table-cell>
          <table:table-cell office:value-type="float" office:value="0.304006" calcext:value-type="float">
            <text:p>0.304006</text:p>
          </table:table-cell>
        </table:table-row>
        <table:table-row table:style-name="ro1">
          <table:table-cell office:value-type="string" calcext:value-type="string">
            <text:p>[ INFO] [1525326467.196891019]:</text:p>
          </table:table-cell>
          <table:table-cell office:value-type="float" office:value="0.696187" calcext:value-type="float">
            <text:p>0.696187</text:p>
          </table:table-cell>
          <table:table-cell office:value-type="float" office:value="0.268955" calcext:value-type="float">
            <text:p>0.268955</text:p>
          </table:table-cell>
        </table:table-row>
        <table:table-row table:style-name="ro1">
          <table:table-cell office:value-type="string" calcext:value-type="string">
            <text:p>[ INFO] [1525326467.216421852]:</text:p>
          </table:table-cell>
          <table:table-cell office:value-type="float" office:value="0.701042" calcext:value-type="float">
            <text:p>0.701042</text:p>
          </table:table-cell>
          <table:table-cell office:value-type="float" office:value="0.25853" calcext:value-type="float">
            <text:p>0.25853</text:p>
          </table:table-cell>
        </table:table-row>
        <table:table-row table:style-name="ro1">
          <table:table-cell office:value-type="string" calcext:value-type="string">
            <text:p>[ INFO] [1525326467.236799832]:</text:p>
          </table:table-cell>
          <table:table-cell office:value-type="float" office:value="0.708169" calcext:value-type="float">
            <text:p>0.708169</text:p>
          </table:table-cell>
          <table:table-cell office:value-type="float" office:value="0.303912" calcext:value-type="float">
            <text:p>0.303912</text:p>
          </table:table-cell>
        </table:table-row>
        <table:table-row table:style-name="ro1">
          <table:table-cell office:value-type="string" calcext:value-type="string">
            <text:p>[ INFO] [1525326467.256115764]:</text:p>
          </table:table-cell>
          <table:table-cell office:value-type="float" office:value="0.712922" calcext:value-type="float">
            <text:p>0.712922</text:p>
          </table:table-cell>
          <table:table-cell office:value-type="float" office:value="0.274966" calcext:value-type="float">
            <text:p>0.274966</text:p>
          </table:table-cell>
        </table:table-row>
        <table:table-row table:style-name="ro1">
          <table:table-cell office:value-type="string" calcext:value-type="string">
            <text:p>[ INFO] [1525326467.276568225]:</text:p>
          </table:table-cell>
          <table:table-cell office:value-type="float" office:value="0.720045" calcext:value-type="float">
            <text:p>0.720045</text:p>
          </table:table-cell>
          <table:table-cell office:value-type="float" office:value="0.311946" calcext:value-type="float">
            <text:p>0.311946</text:p>
          </table:table-cell>
        </table:table-row>
        <table:table-row table:style-name="ro1">
          <table:table-cell office:value-type="string" calcext:value-type="string">
            <text:p>[ INFO] [1525326467.297074796]:</text:p>
          </table:table-cell>
          <table:table-cell office:value-type="float" office:value="0.724784" calcext:value-type="float">
            <text:p>0.724784</text:p>
          </table:table-cell>
          <table:table-cell office:value-type="float" office:value="0.271582" calcext:value-type="float">
            <text:p>0.271582</text:p>
          </table:table-cell>
        </table:table-row>
        <table:table-row table:style-name="ro1">
          <table:table-cell office:value-type="string" calcext:value-type="string">
            <text:p>[ INFO] [1525326467.316610927]:</text:p>
          </table:table-cell>
          <table:table-cell office:value-type="float" office:value="0.729541" calcext:value-type="float">
            <text:p>0.729541</text:p>
          </table:table-cell>
          <table:table-cell office:value-type="float" office:value="0.257608" calcext:value-type="float">
            <text:p>0.257608</text:p>
          </table:table-cell>
        </table:table-row>
        <table:table-row table:style-name="ro1">
          <table:table-cell office:value-type="string" calcext:value-type="string">
            <text:p>[ INFO] [1525326467.336009507]:</text:p>
          </table:table-cell>
          <table:table-cell office:value-type="float" office:value="0.736733" calcext:value-type="float">
            <text:p>0.736733</text:p>
          </table:table-cell>
          <table:table-cell office:value-type="float" office:value="0.313946" calcext:value-type="float">
            <text:p>0.313946</text:p>
          </table:table-cell>
        </table:table-row>
        <table:table-row table:style-name="ro1">
          <table:table-cell office:value-type="string" calcext:value-type="string">
            <text:p>[ INFO] [1525326467.356493787]:</text:p>
          </table:table-cell>
          <table:table-cell office:value-type="float" office:value="0.741642" calcext:value-type="float">
            <text:p>0.741642</text:p>
          </table:table-cell>
          <table:table-cell office:value-type="float" office:value="0.276838" calcext:value-type="float">
            <text:p>0.276838</text:p>
          </table:table-cell>
        </table:table-row>
        <table:table-row table:style-name="ro1">
          <table:table-cell office:value-type="string" calcext:value-type="string">
            <text:p>[ INFO] [1525326467.376978664]:</text:p>
          </table:table-cell>
          <table:table-cell office:value-type="float" office:value="0.748882" calcext:value-type="float">
            <text:p>0.748882</text:p>
          </table:table-cell>
          <table:table-cell office:value-type="float" office:value="0.315108" calcext:value-type="float">
            <text:p>0.315108</text:p>
          </table:table-cell>
        </table:table-row>
        <table:table-row table:style-name="ro1">
          <table:table-cell office:value-type="string" calcext:value-type="string">
            <text:p>[ INFO] [1525326467.396485473]:</text:p>
          </table:table-cell>
          <table:table-cell office:value-type="float" office:value="0.753625" calcext:value-type="float">
            <text:p>0.753625</text:p>
          </table:table-cell>
          <table:table-cell office:value-type="float" office:value="0.279126" calcext:value-type="float">
            <text:p>0.279126</text:p>
          </table:table-cell>
        </table:table-row>
        <table:table-row table:style-name="ro1">
          <table:table-cell office:value-type="string" calcext:value-type="string">
            <text:p>[ INFO] [1525326467.417049749]:</text:p>
          </table:table-cell>
          <table:table-cell office:value-type="float" office:value="0.75829" calcext:value-type="float">
            <text:p>0.75829</text:p>
          </table:table-cell>
          <table:table-cell office:value-type="float" office:value="0.253011" calcext:value-type="float">
            <text:p>0.253011</text:p>
          </table:table-cell>
        </table:table-row>
        <table:table-row table:style-name="ro1">
          <table:table-cell office:value-type="string" calcext:value-type="string">
            <text:p>[ INFO] [1525326467.436561226]:</text:p>
          </table:table-cell>
          <table:table-cell office:value-type="float" office:value="0.765353" calcext:value-type="float">
            <text:p>0.765353</text:p>
          </table:table-cell>
          <table:table-cell office:value-type="float" office:value="0.307566" calcext:value-type="float">
            <text:p>0.307566</text:p>
          </table:table-cell>
        </table:table-row>
        <table:table-row table:style-name="ro1">
          <table:table-cell office:value-type="string" calcext:value-type="string">
            <text:p>[ INFO] [1525326467.455987469]: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271365" calcext:value-type="float">
            <text:p>0.271365</text:p>
          </table:table-cell>
        </table:table-row>
        <table:table-row table:style-name="ro1">
          <table:table-cell office:value-type="string" calcext:value-type="string">
            <text:p>[ INFO] [1525326467.476469720]:</text:p>
          </table:table-cell>
          <table:table-cell office:value-type="float" office:value="0.776697" calcext:value-type="float">
            <text:p>0.776697</text:p>
          </table:table-cell>
          <table:table-cell office:value-type="float" office:value="0.30099" calcext:value-type="float">
            <text:p>0.30099</text:p>
          </table:table-cell>
        </table:table-row>
        <table:table-row table:style-name="ro1">
          <table:table-cell office:value-type="string" calcext:value-type="string">
            <text:p>[ INFO] [1525326467.496966578]:</text:p>
          </table:table-cell>
          <table:table-cell office:value-type="float" office:value="0.78124" calcext:value-type="float">
            <text:p>0.78124</text:p>
          </table:table-cell>
          <table:table-cell office:value-type="float" office:value="0.261389" calcext:value-type="float">
            <text:p>0.261389</text:p>
          </table:table-cell>
        </table:table-row>
        <table:table-row table:style-name="ro1">
          <table:table-cell office:value-type="string" calcext:value-type="string">
            <text:p>[ INFO] [1525326467.516496107]:</text:p>
          </table:table-cell>
          <table:table-cell office:value-type="float" office:value="0.78565" calcext:value-type="float">
            <text:p>0.78565</text:p>
          </table:table-cell>
          <table:table-cell office:value-type="float" office:value="0.243524" calcext:value-type="float">
            <text:p>0.243524</text:p>
          </table:table-cell>
        </table:table-row>
        <table:table-row table:style-name="ro1">
          <table:table-cell office:value-type="string" calcext:value-type="string">
            <text:p>[ INFO] [1525326467.537022822]:</text:p>
          </table:table-cell>
          <table:table-cell office:value-type="float" office:value="0.792305" calcext:value-type="float">
            <text:p>0.792305</text:p>
          </table:table-cell>
          <table:table-cell office:value-type="float" office:value="0.2843" calcext:value-type="float">
            <text:p>0.2843</text:p>
          </table:table-cell>
        </table:table-row>
        <table:table-row table:style-name="ro1">
          <table:table-cell office:value-type="string" calcext:value-type="string">
            <text:p>[ INFO] [1525326467.556734192]:</text:p>
          </table:table-cell>
          <table:table-cell office:value-type="float" office:value="0.79665" calcext:value-type="float">
            <text:p>0.79665</text:p>
          </table:table-cell>
          <table:table-cell office:value-type="float" office:value="0.252175" calcext:value-type="float">
            <text:p>0.252175</text:p>
          </table:table-cell>
        </table:table-row>
        <table:table-row table:style-name="ro1">
          <table:table-cell office:value-type="string" calcext:value-type="string">
            <text:p>[ INFO] [1525326467.576263483]:</text:p>
          </table:table-cell>
          <table:table-cell office:value-type="float" office:value="0.803159" calcext:value-type="float">
            <text:p>0.803159</text:p>
          </table:table-cell>
          <table:table-cell office:value-type="float" office:value="0.292632" calcext:value-type="float">
            <text:p>0.292632</text:p>
          </table:table-cell>
        </table:table-row>
        <table:table-row table:style-name="ro1">
          <table:table-cell office:value-type="string" calcext:value-type="string">
            <text:p>[ INFO] [1525326467.596860133]:</text:p>
          </table:table-cell>
          <table:table-cell office:value-type="float" office:value="0.807517" calcext:value-type="float">
            <text:p>0.807517</text:p>
          </table:table-cell>
          <table:table-cell office:value-type="float" office:value="0.252189" calcext:value-type="float">
            <text:p>0.252189</text:p>
          </table:table-cell>
        </table:table-row>
        <table:table-row table:style-name="ro1">
          <table:table-cell office:value-type="string" calcext:value-type="string">
            <text:p>[ INFO] [1525326467.616347684]:</text:p>
          </table:table-cell>
          <table:table-cell office:value-type="float" office:value="0.811812" calcext:value-type="float">
            <text:p>0.811812</text:p>
          </table:table-cell>
          <table:table-cell office:value-type="float" office:value="0.236151" calcext:value-type="float">
            <text:p>0.236151</text:p>
          </table:table-cell>
        </table:table-row>
        <table:table-row table:style-name="ro1">
          <table:table-cell office:value-type="string" calcext:value-type="string">
            <text:p>[ INFO] [1525326467.636859727]:</text:p>
          </table:table-cell>
          <table:table-cell office:value-type="float" office:value="0.818148" calcext:value-type="float">
            <text:p>0.818148</text:p>
          </table:table-cell>
          <table:table-cell office:value-type="float" office:value="0.272518" calcext:value-type="float">
            <text:p>0.272518</text:p>
          </table:table-cell>
        </table:table-row>
        <table:table-row table:style-name="ro1">
          <table:table-cell office:value-type="string" calcext:value-type="string">
            <text:p>[ INFO] [1525326467.656377180]:</text:p>
          </table:table-cell>
          <table:table-cell office:value-type="float" office:value="0.822246" calcext:value-type="float">
            <text:p>0.822246</text:p>
          </table:table-cell>
          <table:table-cell office:value-type="float" office:value="0.241337" calcext:value-type="float">
            <text:p>0.241337</text:p>
          </table:table-cell>
        </table:table-row>
        <table:table-row table:style-name="ro1">
          <table:table-cell office:value-type="string" calcext:value-type="string">
            <text:p>[ INFO] [1525326467.676855086]:</text:p>
          </table:table-cell>
          <table:table-cell office:value-type="float" office:value="0.828028" calcext:value-type="float">
            <text:p>0.828028</text:p>
          </table:table-cell>
          <table:table-cell office:value-type="float" office:value="0.261877" calcext:value-type="float">
            <text:p>0.261877</text:p>
          </table:table-cell>
        </table:table-row>
        <table:table-row table:style-name="ro1">
          <table:table-cell office:value-type="string" calcext:value-type="string">
            <text:p>[ INFO] [1525326467.696380022]:</text:p>
          </table:table-cell>
          <table:table-cell office:value-type="float" office:value="0.831579" calcext:value-type="float">
            <text:p>0.831579</text:p>
          </table:table-cell>
          <table:table-cell office:value-type="float" office:value="0.221796" calcext:value-type="float">
            <text:p>0.221796</text:p>
          </table:table-cell>
        </table:table-row>
        <table:table-row table:style-name="ro1">
          <table:table-cell office:value-type="string" calcext:value-type="string">
            <text:p>[ INFO] [1525326467.716926197]:</text:p>
          </table:table-cell>
          <table:table-cell office:value-type="float" office:value="0.834904" calcext:value-type="float">
            <text:p>0.834904</text:p>
          </table:table-cell>
          <table:table-cell office:value-type="float" office:value="0.191849" calcext:value-type="float">
            <text:p>0.191849</text:p>
          </table:table-cell>
        </table:table-row>
        <table:table-row table:style-name="ro1">
          <table:table-cell office:value-type="string" calcext:value-type="string">
            <text:p>[ INFO] [1525326467.736428449]:</text:p>
          </table:table-cell>
          <table:table-cell office:value-type="float" office:value="0.839567" calcext:value-type="float">
            <text:p>0.839567</text:p>
          </table:table-cell>
          <table:table-cell office:value-type="float" office:value="0.215405" calcext:value-type="float">
            <text:p>0.215405</text:p>
          </table:table-cell>
        </table:table-row>
        <table:table-row table:style-name="ro1">
          <table:table-cell office:value-type="string" calcext:value-type="string">
            <text:p>[ INFO] [1525326467.757137540]:</text:p>
          </table:table-cell>
          <table:table-cell office:value-type="float" office:value="0.842496" calcext:value-type="float">
            <text:p>0.842496</text:p>
          </table:table-cell>
          <table:table-cell office:value-type="float" office:value="0.178505" calcext:value-type="float">
            <text:p>0.178505</text:p>
          </table:table-cell>
        </table:table-row>
        <table:table-row table:style-name="ro1">
          <table:table-cell office:value-type="string" calcext:value-type="string">
            <text:p>[ INFO] [1525326467.776764112]:</text:p>
          </table:table-cell>
          <table:table-cell office:value-type="float" office:value="0.846747" calcext:value-type="float">
            <text:p>0.846747</text:p>
          </table:table-cell>
          <table:table-cell office:value-type="float" office:value="0.197428" calcext:value-type="float">
            <text:p>0.197428</text:p>
          </table:table-cell>
        </table:table-row>
        <table:table-row table:style-name="ro1">
          <table:table-cell office:value-type="string" calcext:value-type="string">
            <text:p>[ INFO] [1525326467.796240276]:</text:p>
          </table:table-cell>
          <table:table-cell office:value-type="float" office:value="0.849433" calcext:value-type="float">
            <text:p>0.849433</text:p>
          </table:table-cell>
          <table:table-cell office:value-type="float" office:value="0.167664" calcext:value-type="float">
            <text:p>0.167664</text:p>
          </table:table-cell>
        </table:table-row>
        <table:table-row table:style-name="ro1">
          <table:table-cell office:value-type="string" calcext:value-type="string">
            <text:p>[ INFO] [1525326467.816696151]:</text:p>
          </table:table-cell>
          <table:table-cell office:value-type="float" office:value="0.852146" calcext:value-type="float">
            <text:p>0.852146</text:p>
          </table:table-cell>
          <table:table-cell office:value-type="float" office:value="0.150196" calcext:value-type="float">
            <text:p>0.150196</text:p>
          </table:table-cell>
        </table:table-row>
        <table:table-row table:style-name="ro1">
          <table:table-cell office:value-type="string" calcext:value-type="string">
            <text:p>[ INFO] [1525326467.836061868]:</text:p>
          </table:table-cell>
          <table:table-cell office:value-type="float" office:value="0.856167" calcext:value-type="float">
            <text:p>0.856167</text:p>
          </table:table-cell>
          <table:table-cell office:value-type="float" office:value="0.178852" calcext:value-type="float">
            <text:p>0.178852</text:p>
          </table:table-cell>
        </table:table-row>
        <table:table-row table:style-name="ro1">
          <table:table-cell office:value-type="string" calcext:value-type="string">
            <text:p>[ INFO] [1525326467.856605693]:</text:p>
          </table:table-cell>
          <table:table-cell office:value-type="float" office:value="0.858708" calcext:value-type="float">
            <text:p>0.858708</text:p>
          </table:table-cell>
          <table:table-cell office:value-type="float" office:value="0.151249" calcext:value-type="float">
            <text:p>0.151249</text:p>
          </table:table-cell>
        </table:table-row>
        <table:table-row table:style-name="ro1">
          <table:table-cell office:value-type="string" calcext:value-type="string">
            <text:p>[ INFO] [1525326467.876011772]:</text:p>
          </table:table-cell>
          <table:table-cell office:value-type="float" office:value="0.862504" calcext:value-type="float">
            <text:p>0.862504</text:p>
          </table:table-cell>
          <table:table-cell office:value-type="float" office:value="0.173488" calcext:value-type="float">
            <text:p>0.173488</text:p>
          </table:table-cell>
        </table:table-row>
        <table:table-row table:style-name="ro1">
          <table:table-cell office:value-type="string" calcext:value-type="string">
            <text:p>[ INFO] [1525326467.896580939]:</text:p>
          </table:table-cell>
          <table:table-cell office:value-type="float" office:value="0.864931" calcext:value-type="float">
            <text:p>0.864931</text:p>
          </table:table-cell>
          <table:table-cell office:value-type="float" office:value="0.145778" calcext:value-type="float">
            <text:p>0.145778</text:p>
          </table:table-cell>
        </table:table-row>
        <table:table-row table:style-name="ro1">
          <table:table-cell office:value-type="string" calcext:value-type="string">
            <text:p>[ INFO] [1525326467.916002618]:</text:p>
          </table:table-cell>
          <table:table-cell office:value-type="float" office:value="0.867126" calcext:value-type="float">
            <text:p>0.867126</text:p>
          </table:table-cell>
          <table:table-cell office:value-type="float" office:value="0.129362" calcext:value-type="float">
            <text:p>0.129362</text:p>
          </table:table-cell>
        </table:table-row>
        <table:table-row table:style-name="ro1">
          <table:table-cell office:value-type="string" calcext:value-type="string">
            <text:p>[ INFO] [1525326467.936500946]:</text:p>
          </table:table-cell>
          <table:table-cell office:value-type="float" office:value="0.870119" calcext:value-type="float">
            <text:p>0.870119</text:p>
          </table:table-cell>
          <table:table-cell office:value-type="float" office:value="0.137646" calcext:value-type="float">
            <text:p>0.137646</text:p>
          </table:table-cell>
        </table:table-row>
        <table:table-row table:style-name="ro1">
          <table:table-cell office:value-type="string" calcext:value-type="string">
            <text:p>[ INFO] [1525326467.957046229]:</text:p>
          </table:table-cell>
          <table:table-cell office:value-type="float" office:value="0.872019" calcext:value-type="float">
            <text:p>0.872019</text:p>
          </table:table-cell>
          <table:table-cell office:value-type="float" office:value="0.115069" calcext:value-type="float">
            <text:p>0.115069</text:p>
          </table:table-cell>
        </table:table-row>
        <table:table-row table:style-name="ro1">
          <table:table-cell office:value-type="string" calcext:value-type="string">
            <text:p>[ INFO] [1525326467.976575172]:</text:p>
          </table:table-cell>
          <table:table-cell office:value-type="float" office:value="0.874629" calcext:value-type="float">
            <text:p>0.874629</text:p>
          </table:table-cell>
          <table:table-cell office:value-type="float" office:value="0.124311" calcext:value-type="float">
            <text:p>0.124311</text:p>
          </table:table-cell>
        </table:table-row>
        <table:table-row table:style-name="ro1">
          <table:table-cell office:value-type="string" calcext:value-type="string">
            <text:p>[ INFO] [1525326467.997103913]:</text:p>
          </table:table-cell>
          <table:table-cell office:value-type="float" office:value="0.876378" calcext:value-type="float">
            <text:p>0.876378</text:p>
          </table:table-cell>
          <table:table-cell office:value-type="float" office:value="0.104792" calcext:value-type="float">
            <text:p>0.104792</text:p>
          </table:table-cell>
        </table:table-row>
        <table:table-row table:style-name="ro1">
          <table:table-cell office:value-type="string" calcext:value-type="string">
            <text:p>[ INFO] [1525326468.016676013]:</text:p>
          </table:table-cell>
          <table:table-cell office:value-type="float" office:value="0.87789" calcext:value-type="float">
            <text:p>0.87789</text:p>
          </table:table-cell>
          <table:table-cell office:value-type="float" office:value="0.091037" calcext:value-type="float">
            <text:p>0.091037</text:p>
          </table:table-cell>
        </table:table-row>
        <table:table-row table:style-name="ro1">
          <table:table-cell office:value-type="string" calcext:value-type="string">
            <text:p>[ INFO] [1525326468.036200444]:</text:p>
          </table:table-cell>
          <table:table-cell office:value-type="float" office:value="0.880305" calcext:value-type="float">
            <text:p>0.880305</text:p>
          </table:table-cell>
          <table:table-cell office:value-type="float" office:value="0.107302" calcext:value-type="float">
            <text:p>0.107302</text:p>
          </table:table-cell>
        </table:table-row>
        <table:table-row table:style-name="ro1">
          <table:table-cell office:value-type="string" calcext:value-type="string">
            <text:p>[ INFO] [1525326468.056693281]:</text:p>
          </table:table-cell>
          <table:table-cell office:value-type="float" office:value="0.882056" calcext:value-type="float">
            <text:p>0.882056</text:p>
          </table:table-cell>
          <table:table-cell office:value-type="float" office:value="0.096397" calcext:value-type="float">
            <text:p>0.096397</text:p>
          </table:table-cell>
        </table:table-row>
        <table:table-row table:style-name="ro1">
          <table:table-cell office:value-type="string" calcext:value-type="string">
            <text:p>[ INFO] [1525326468.076214269]:</text:p>
          </table:table-cell>
          <table:table-cell office:value-type="float" office:value="0.884971" calcext:value-type="float">
            <text:p>0.884971</text:p>
          </table:table-cell>
          <table:table-cell office:value-type="float" office:value="0.122767" calcext:value-type="float">
            <text:p>0.122767</text:p>
          </table:table-cell>
        </table:table-row>
        <table:table-row table:style-name="ro1">
          <table:table-cell office:value-type="string" calcext:value-type="string">
            <text:p>[ INFO] [1525326468.096712094]:</text:p>
          </table:table-cell>
          <table:table-cell office:value-type="float" office:value="0.886845" calcext:value-type="float">
            <text:p>0.886845</text:p>
          </table:table-cell>
          <table:table-cell office:value-type="float" office:value="0.107181" calcext:value-type="float">
            <text:p>0.107181</text:p>
          </table:table-cell>
        </table:table-row>
        <table:table-row table:style-name="ro1">
          <table:table-cell office:value-type="string" calcext:value-type="string">
            <text:p>[ INFO] [1525326468.116244745]:</text:p>
          </table:table-cell>
          <table:table-cell office:value-type="float" office:value="0.888811" calcext:value-type="float">
            <text:p>0.888811</text:p>
          </table:table-cell>
          <table:table-cell office:value-type="float" office:value="0.10389" calcext:value-type="float">
            <text:p>0.10389</text:p>
          </table:table-cell>
        </table:table-row>
        <table:table-row table:style-name="ro1">
          <table:table-cell office:value-type="string" calcext:value-type="string">
            <text:p>[ INFO] [1525326468.136766712]:</text:p>
          </table:table-cell>
          <table:table-cell office:value-type="float" office:value="0.891463" calcext:value-type="float">
            <text:p>0.891463</text:p>
          </table:table-cell>
          <table:table-cell office:value-type="float" office:value="0.116587" calcext:value-type="float">
            <text:p>0.116587</text:p>
          </table:table-cell>
        </table:table-row>
        <table:table-row table:style-name="ro1">
          <table:table-cell office:value-type="string" calcext:value-type="string">
            <text:p>[ INFO] [1525326468.156297932]:</text:p>
          </table:table-cell>
          <table:table-cell office:value-type="float" office:value="0.892974" calcext:value-type="float">
            <text:p>0.892974</text:p>
          </table:table-cell>
          <table:table-cell office:value-type="float" office:value="0.096939" calcext:value-type="float">
            <text:p>0.096939</text:p>
          </table:table-cell>
        </table:table-row>
        <table:table-row table:style-name="ro1">
          <table:table-cell office:value-type="string" calcext:value-type="string">
            <text:p>[ INFO] [1525326468.176840843]:</text:p>
          </table:table-cell>
          <table:table-cell office:value-type="float" office:value="0.895101" calcext:value-type="float">
            <text:p>0.895101</text:p>
          </table:table-cell>
          <table:table-cell office:value-type="float" office:value="0.100213" calcext:value-type="float">
            <text:p>0.100213</text:p>
          </table:table-cell>
        </table:table-row>
        <table:table-row table:style-name="ro1">
          <table:table-cell office:value-type="string" calcext:value-type="string">
            <text:p>[ INFO] [1525326468.196486715]:</text:p>
          </table:table-cell>
          <table:table-cell office:value-type="float" office:value="0.896588" calcext:value-type="float">
            <text:p>0.896588</text:p>
          </table:table-cell>
          <table:table-cell office:value-type="float" office:value="0.088001" calcext:value-type="float">
            <text:p>0.088001</text:p>
          </table:table-cell>
        </table:table-row>
        <table:table-row table:style-name="ro1">
          <table:table-cell office:value-type="string" calcext:value-type="string">
            <text:p>[ INFO] [1525326468.216949166]:</text:p>
          </table:table-cell>
          <table:table-cell office:value-type="float" office:value="0.897874" calcext:value-type="float">
            <text:p>0.897874</text:p>
          </table:table-cell>
          <table:table-cell office:value-type="float" office:value="0.07541" calcext:value-type="float">
            <text:p>0.07541</text:p>
          </table:table-cell>
        </table:table-row>
        <table:table-row table:style-name="ro1">
          <table:table-cell office:value-type="string" calcext:value-type="string">
            <text:p>[ INFO] [1525326468.236274130]:</text:p>
          </table:table-cell>
          <table:table-cell office:value-type="float" office:value="0.899555" calcext:value-type="float">
            <text:p>0.899555</text:p>
          </table:table-cell>
          <table:table-cell office:value-type="float" office:value="0.081124" calcext:value-type="float">
            <text:p>0.081124</text:p>
          </table:table-cell>
        </table:table-row>
        <table:table-row table:style-name="ro1">
          <table:table-cell office:value-type="string" calcext:value-type="string">
            <text:p>[ INFO] [1525326468.256659201]:</text:p>
          </table:table-cell>
          <table:table-cell office:value-type="float" office:value="0.900786" calcext:value-type="float">
            <text:p>0.900786</text:p>
          </table:table-cell>
          <table:table-cell office:value-type="float" office:value="0.070709" calcext:value-type="float">
            <text:p>0.070709</text:p>
          </table:table-cell>
        </table:table-row>
        <table:table-row table:style-name="ro1">
          <table:table-cell office:value-type="string" calcext:value-type="string">
            <text:p>[ INFO] [1525326468.275960559]:</text:p>
          </table:table-cell>
          <table:table-cell office:value-type="float" office:value="0.902636" calcext:value-type="float">
            <text:p>0.902636</text:p>
          </table:table-cell>
          <table:table-cell office:value-type="float" office:value="0.083387" calcext:value-type="float">
            <text:p>0.083387</text:p>
          </table:table-cell>
        </table:table-row>
        <table:table-row table:style-name="ro1">
          <table:table-cell office:value-type="string" calcext:value-type="string">
            <text:p>[ INFO] [1525326468.296397413]:</text:p>
          </table:table-cell>
          <table:table-cell office:value-type="float" office:value="0.903968" calcext:value-type="float">
            <text:p>0.903968</text:p>
          </table:table-cell>
          <table:table-cell office:value-type="float" office:value="0.07431" calcext:value-type="float">
            <text:p>0.07431</text:p>
          </table:table-cell>
        </table:table-row>
        <table:table-row table:style-name="ro1">
          <table:table-cell office:value-type="string" calcext:value-type="string">
            <text:p>[ INFO] [1525326468.316847843]:</text:p>
          </table:table-cell>
          <table:table-cell office:value-type="float" office:value="0.905014" calcext:value-type="float">
            <text:p>0.905014</text:p>
          </table:table-cell>
          <table:table-cell office:value-type="float" office:value="0.062719" calcext:value-type="float">
            <text:p>0.062719</text:p>
          </table:table-cell>
        </table:table-row>
        <table:table-row table:style-name="ro1">
          <table:table-cell office:value-type="string" calcext:value-type="string">
            <text:p>[ INFO] [1525326468.336319223]:</text:p>
          </table:table-cell>
          <table:table-cell office:value-type="float" office:value="0.905731" calcext:value-type="float">
            <text:p>0.905731</text:p>
          </table:table-cell>
          <table:table-cell office:value-type="float" office:value="0.049776" calcext:value-type="float">
            <text:p>0.049776</text:p>
          </table:table-cell>
        </table:table-row>
        <table:table-row table:style-name="ro1">
          <table:table-cell office:value-type="string" calcext:value-type="string">
            <text:p>[ INFO] [1525326468.356841752]:</text:p>
          </table:table-cell>
          <table:table-cell office:value-type="float" office:value="0.905996" calcext:value-type="float">
            <text:p>0.905996</text:p>
          </table:table-cell>
          <table:table-cell office:value-type="float" office:value="0.031345" calcext:value-type="float">
            <text:p>0.031345</text:p>
          </table:table-cell>
        </table:table-row>
        <table:table-row table:style-name="ro1">
          <table:table-cell office:value-type="string" calcext:value-type="string">
            <text:p>[ INFO] [1525326468.376589484]:</text:p>
          </table:table-cell>
          <table:table-cell office:value-type="float" office:value="0.90629" calcext:value-type="float">
            <text:p>0.90629</text:p>
          </table:table-cell>
          <table:table-cell office:value-type="float" office:value="0.023122" calcext:value-type="float">
            <text:p>0.023122</text:p>
          </table:table-cell>
        </table:table-row>
        <table:table-row table:style-name="ro1">
          <table:table-cell office:value-type="string" calcext:value-type="string">
            <text:p>[ INFO] [1525326468.395960422]:</text:p>
          </table:table-cell>
          <table:table-cell office:value-type="float" office:value="0.906355" calcext:value-type="float">
            <text:p>0.906355</text:p>
          </table:table-cell>
          <table:table-cell office:value-type="float" office:value="0.013241" calcext:value-type="float">
            <text:p>0.013241</text:p>
          </table:table-cell>
        </table:table-row>
        <table:table-row table:style-name="ro1">
          <table:table-cell office:value-type="string" calcext:value-type="string">
            <text:p>[ INFO] [1525326468.416365694]:</text:p>
          </table:table-cell>
          <table:table-cell office:value-type="float" office:value="0.906345" calcext:value-type="float">
            <text:p>0.906345</text:p>
          </table:table-cell>
          <table:table-cell office:value-type="float" office:value="0.006358" calcext:value-type="float">
            <text:p>0.006358</text:p>
          </table:table-cell>
        </table:table-row>
        <table:table-row table:style-name="ro1">
          <table:table-cell office:value-type="string" calcext:value-type="string">
            <text:p>[ INFO] [1525326468.436925077]:</text:p>
          </table:table-cell>
          <table:table-cell office:value-type="float" office:value="0.90645" calcext:value-type="float">
            <text:p>0.90645</text:p>
          </table:table-cell>
          <table:table-cell office:value-type="float" office:value="0.005748" calcext:value-type="float">
            <text:p>0.005748</text:p>
          </table:table-cell>
        </table:table-row>
        <table:table-row table:style-name="ro1">
          <table:table-cell office:value-type="string" calcext:value-type="string">
            <text:p>[ INFO] [1525326468.456506593]:</text:p>
          </table:table-cell>
          <table:table-cell office:value-type="float" office:value="0.906729" calcext:value-type="float">
            <text:p>0.906729</text:p>
          </table:table-cell>
          <table:table-cell office:value-type="float" office:value="0.009969" calcext:value-type="float">
            <text:p>0.009969</text:p>
          </table:table-cell>
        </table:table-row>
        <table:table-row table:style-name="ro1">
          <table:table-cell office:value-type="string" calcext:value-type="string">
            <text:p>[ INFO] [1525326468.477102964]:</text:p>
          </table:table-cell>
          <table:table-cell office:value-type="float" office:value="0.907528" calcext:value-type="float">
            <text:p>0.907528</text:p>
          </table:table-cell>
          <table:table-cell office:value-type="float" office:value="0.024423" calcext:value-type="float">
            <text:p>0.024423</text:p>
          </table:table-cell>
        </table:table-row>
        <table:table-row table:style-name="ro1">
          <table:table-cell office:value-type="string" calcext:value-type="string">
            <text:p>[ INFO] [1525326468.496623705]:</text:p>
          </table:table-cell>
          <table:table-cell office:value-type="float" office:value="0.908112" calcext:value-type="float">
            <text:p>0.908112</text:p>
          </table:table-cell>
          <table:table-cell office:value-type="float" office:value="0.027147" calcext:value-type="float">
            <text:p>0.027147</text:p>
          </table:table-cell>
        </table:table-row>
        <table:table-row table:style-name="ro1">
          <table:table-cell office:value-type="string" calcext:value-type="string">
            <text:p>[ INFO] [1525326468.516001631]:</text:p>
          </table:table-cell>
          <table:table-cell office:value-type="float" office:value="0.908657" calcext:value-type="float">
            <text:p>0.908657</text:p>
          </table:table-cell>
          <table:table-cell office:value-type="float" office:value="0.027643" calcext:value-type="float">
            <text:p>0.027643</text:p>
          </table:table-cell>
        </table:table-row>
        <table:table-row table:style-name="ro1">
          <table:table-cell office:value-type="string" calcext:value-type="string">
            <text:p>[ INFO] [1525326468.536535300]:</text:p>
          </table:table-cell>
          <table:table-cell office:value-type="float" office:value="0.909123" calcext:value-type="float">
            <text:p>0.909123</text:p>
          </table:table-cell>
          <table:table-cell office:value-type="float" office:value="0.025165" calcext:value-type="float">
            <text:p>0.025165</text:p>
          </table:table-cell>
        </table:table-row>
        <table:table-row table:style-name="ro1">
          <table:table-cell office:value-type="string" calcext:value-type="string">
            <text:p>[ INFO] [1525326468.557061706]:</text:p>
          </table:table-cell>
          <table:table-cell office:value-type="float" office:value="0.909136" calcext:value-type="float">
            <text:p>0.909136</text:p>
          </table:table-cell>
          <table:table-cell office:value-type="float" office:value="0.012908" calcext:value-type="float">
            <text:p>0.012908</text:p>
          </table:table-cell>
        </table:table-row>
        <table:table-row table:style-name="ro1">
          <table:table-cell office:value-type="string" calcext:value-type="string">
            <text:p>[ INFO] [1525326468.576589498]:</text:p>
          </table:table-cell>
          <table:table-cell office:value-type="float" office:value="0.90903" calcext:value-type="float">
            <text:p>0.90903</text:p>
          </table:table-cell>
          <table:table-cell office:value-type="float" office:value="0.003718" calcext:value-type="float">
            <text:p>0.003718</text:p>
          </table:table-cell>
        </table:table-row>
        <table:table-row table:style-name="ro1">
          <table:table-cell office:value-type="string" calcext:value-type="string">
            <text:p>[ INFO] [1525326468.596060547]:</text:p>
          </table:table-cell>
          <table:table-cell office:value-type="float" office:value="0.908983" calcext:value-type="float">
            <text:p>0.908983</text:p>
          </table:table-cell>
          <table:table-cell office:value-type="float" office:value="0.000671" calcext:value-type="float">
            <text:p>0.000671</text:p>
          </table:table-cell>
        </table:table-row>
        <table:table-row table:style-name="ro1">
          <table:table-cell office:value-type="string" calcext:value-type="string">
            <text:p>[ INFO] [1525326468.616571784]:</text:p>
          </table:table-cell>
          <table:table-cell office:value-type="float" office:value="0.90909" calcext:value-type="float">
            <text:p>0.90909</text:p>
          </table:table-cell>
          <table:table-cell office:value-type="float" office:value="0.00293" calcext:value-type="float">
            <text:p>0.00293</text:p>
          </table:table-cell>
        </table:table-row>
        <table:table-row table:style-name="ro1">
          <table:table-cell office:value-type="string" calcext:value-type="string">
            <text:p>[ INFO] [1525326468.636010304]:</text:p>
          </table:table-cell>
          <table:table-cell office:value-type="float" office:value="0.909668" calcext:value-type="float">
            <text:p>0.909668</text:p>
          </table:table-cell>
          <table:table-cell office:value-type="float" office:value="0.016337" calcext:value-type="float">
            <text:p>0.016337</text:p>
          </table:table-cell>
        </table:table-row>
        <table:table-row table:style-name="ro1">
          <table:table-cell office:value-type="string" calcext:value-type="string">
            <text:p>[ INFO] [1525326468.656516992]:</text:p>
          </table:table-cell>
          <table:table-cell office:value-type="float" office:value="0.910646" calcext:value-type="float">
            <text:p>0.910646</text:p>
          </table:table-cell>
          <table:table-cell office:value-type="float" office:value="0.032013" calcext:value-type="float">
            <text:p>0.032013</text:p>
          </table:table-cell>
        </table:table-row>
        <table:table-row table:style-name="ro1">
          <table:table-cell office:value-type="string" calcext:value-type="string">
            <text:p>[ INFO] [1525326468.676075330]:</text:p>
          </table:table-cell>
          <table:table-cell office:value-type="float" office:value="0.913041" calcext:value-type="float">
            <text:p>0.913041</text:p>
          </table:table-cell>
          <table:table-cell office:value-type="float" office:value="0.077282" calcext:value-type="float">
            <text:p>0.077282</text:p>
          </table:table-cell>
        </table:table-row>
        <table:table-row table:style-name="ro1">
          <table:table-cell office:value-type="string" calcext:value-type="string">
            <text:p>[ INFO] [1525326468.696590054]:</text:p>
          </table:table-cell>
          <table:table-cell office:value-type="float" office:value="0.915052" calcext:value-type="float">
            <text:p>0.915052</text:p>
          </table:table-cell>
          <table:table-cell office:value-type="float" office:value="0.087619" calcext:value-type="float">
            <text:p>0.087619</text:p>
          </table:table-cell>
        </table:table-row>
        <table:table-row table:style-name="ro1">
          <table:table-cell office:value-type="string" calcext:value-type="string">
            <text:p>[ INFO] [1525326468.715978147]:</text:p>
          </table:table-cell>
          <table:table-cell office:value-type="float" office:value="0.91743" calcext:value-type="float">
            <text:p>0.91743</text:p>
          </table:table-cell>
          <table:table-cell office:value-type="float" office:value="0.105119" calcext:value-type="float">
            <text:p>0.105119</text:p>
          </table:table-cell>
        </table:table-row>
        <table:table-row table:style-name="ro1">
          <table:table-cell office:value-type="string" calcext:value-type="string">
            <text:p>[ INFO] [1525326468.736485818]:</text:p>
          </table:table-cell>
          <table:table-cell office:value-type="float" office:value="0.921281" calcext:value-type="float">
            <text:p>0.921281</text:p>
          </table:table-cell>
          <table:table-cell office:value-type="float" office:value="0.146469" calcext:value-type="float">
            <text:p>0.146469</text:p>
          </table:table-cell>
        </table:table-row>
        <table:table-row table:style-name="ro1">
          <table:table-cell office:value-type="string" calcext:value-type="string">
            <text:p>[ INFO] [1525326468.757019356]:</text:p>
          </table:table-cell>
          <table:table-cell office:value-type="float" office:value="0.923836" calcext:value-type="float">
            <text:p>0.923836</text:p>
          </table:table-cell>
          <table:table-cell office:value-type="float" office:value="0.135536" calcext:value-type="float">
            <text:p>0.135536</text:p>
          </table:table-cell>
        </table:table-row>
        <table:table-row table:style-name="ro1">
          <table:table-cell office:value-type="string" calcext:value-type="string">
            <text:p>[ INFO] [1525326468.776601601]: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1619" calcext:value-type="float">
            <text:p>0.1619</text:p>
          </table:table-cell>
        </table:table-row>
        <table:table-row table:style-name="ro1">
          <table:table-cell office:value-type="string" calcext:value-type="string">
            <text:p>[ INFO] [1525326468.796097331]:</text:p>
          </table:table-cell>
          <table:table-cell office:value-type="float" office:value="0.929845" calcext:value-type="float">
            <text:p>0.929845</text:p>
          </table:table-cell>
          <table:table-cell office:value-type="float" office:value="0.140416" calcext:value-type="float">
            <text:p>0.140416</text:p>
          </table:table-cell>
        </table:table-row>
        <table:table-row table:style-name="ro1">
          <table:table-cell office:value-type="string" calcext:value-type="string">
            <text:p>[ INFO] [1525326468.818669247]:</text:p>
          </table:table-cell>
          <table:table-cell office:value-type="float" office:value="0.932106" calcext:value-type="float">
            <text:p>0.932106</text:p>
          </table:table-cell>
          <table:table-cell office:value-type="float" office:value="0.120284" calcext:value-type="float">
            <text:p>0.120284</text:p>
          </table:table-cell>
        </table:table-row>
        <table:table-row table:style-name="ro1">
          <table:table-cell office:value-type="string" calcext:value-type="string">
            <text:p>[ INFO] [1525326468.836015618]:</text:p>
          </table:table-cell>
          <table:table-cell office:value-type="float" office:value="0.935206" calcext:value-type="float">
            <text:p>0.935206</text:p>
          </table:table-cell>
          <table:table-cell office:value-type="float" office:value="0.149458" calcext:value-type="float">
            <text:p>0.149458</text:p>
          </table:table-cell>
        </table:table-row>
        <table:table-row table:style-name="ro1">
          <table:table-cell office:value-type="string" calcext:value-type="string">
            <text:p>[ INFO] [1525326468.856522299]:</text:p>
          </table:table-cell>
          <table:table-cell office:value-type="float" office:value="0.936953" calcext:value-type="float">
            <text:p>0.936953</text:p>
          </table:table-cell>
          <table:table-cell office:value-type="float" office:value="0.117349" calcext:value-type="float">
            <text:p>0.117349</text:p>
          </table:table-cell>
        </table:table-row>
        <table:table-row table:style-name="ro1">
          <table:table-cell office:value-type="string" calcext:value-type="string">
            <text:p>[ INFO] [1525326468.877099872]:</text:p>
          </table:table-cell>
          <table:table-cell office:value-type="float" office:value="0.93879" calcext:value-type="float">
            <text:p>0.93879</text:p>
          </table:table-cell>
          <table:table-cell office:value-type="float" office:value="0.103346" calcext:value-type="float">
            <text:p>0.103346</text:p>
          </table:table-cell>
        </table:table-row>
        <table:table-row table:style-name="ro1">
          <table:table-cell office:value-type="string" calcext:value-type="string">
            <text:p>[ INFO] [1525326468.896668932]:</text:p>
          </table:table-cell>
          <table:table-cell office:value-type="float" office:value="0.93956" calcext:value-type="float">
            <text:p>0.93956</text:p>
          </table:table-cell>
          <table:table-cell office:value-type="float" office:value="0.07133" calcext:value-type="float">
            <text:p>0.07133</text:p>
          </table:table-cell>
        </table:table-row>
        <table:table-row table:style-name="ro1">
          <table:table-cell office:value-type="string" calcext:value-type="string">
            <text:p>[ INFO] [1525326468.916044178]:</text:p>
          </table:table-cell>
          <table:table-cell office:value-type="float" office:value="0.94084" calcext:value-type="float">
            <text:p>0.94084</text:p>
          </table:table-cell>
          <table:table-cell office:value-type="float" office:value="0.068684" calcext:value-type="float">
            <text:p>0.068684</text:p>
          </table:table-cell>
        </table:table-row>
        <table:table-row table:style-name="ro1">
          <table:table-cell office:value-type="string" calcext:value-type="string">
            <text:p>[ INFO] [1525326468.936510700]:</text:p>
          </table:table-cell>
          <table:table-cell office:value-type="float" office:value="0.94199" calcext:value-type="float">
            <text:p>0.94199</text:p>
          </table:table-cell>
          <table:table-cell office:value-type="float" office:value="0.062451" calcext:value-type="float">
            <text:p>0.062451</text:p>
          </table:table-cell>
        </table:table-row>
        <table:table-row table:style-name="ro1">
          <table:table-cell office:value-type="string" calcext:value-type="string">
            <text:p>[ INFO] [1525326468.956963596]:</text:p>
          </table:table-cell>
          <table:table-cell office:value-type="float" office:value="0.943285" calcext:value-type="float">
            <text:p>0.943285</text:p>
          </table:table-cell>
          <table:table-cell office:value-type="float" office:value="0.062886" calcext:value-type="float">
            <text:p>0.062886</text:p>
          </table:table-cell>
        </table:table-row>
        <table:table-row table:style-name="ro1">
          <table:table-cell office:value-type="string" calcext:value-type="string">
            <text:p>[ INFO] [1525326468.976466197]:</text:p>
          </table:table-cell>
          <table:table-cell office:value-type="float" office:value="0.944934" calcext:value-type="float">
            <text:p>0.944934</text:p>
          </table:table-cell>
          <table:table-cell office:value-type="float" office:value="0.073742" calcext:value-type="float">
            <text:p>0.073742</text:p>
          </table:table-cell>
        </table:table-row>
        <table:table-row table:style-name="ro1">
          <table:table-cell office:value-type="string" calcext:value-type="string">
            <text:p>[ INFO] [1525326468.997034010]:</text:p>
          </table:table-cell>
          <table:table-cell office:value-type="float" office:value="0.945744" calcext:value-type="float">
            <text:p>0.945744</text:p>
          </table:table-cell>
          <table:table-cell office:value-type="float" office:value="0.056548" calcext:value-type="float">
            <text:p>0.056548</text:p>
          </table:table-cell>
        </table:table-row>
        <table:table-row table:style-name="ro1">
          <table:table-cell office:value-type="string" calcext:value-type="string">
            <text:p>[ INFO] [1525326469.016663732]:</text:p>
          </table:table-cell>
          <table:table-cell office:value-type="float" office:value="0.946568" calcext:value-type="float">
            <text:p>0.946568</text:p>
          </table:table-cell>
          <table:table-cell office:value-type="float" office:value="0.049249" calcext:value-type="float">
            <text:p>0.049249</text:p>
          </table:table-cell>
        </table:table-row>
        <table:table-row table:style-name="ro1">
          <table:table-cell office:value-type="string" calcext:value-type="string">
            <text:p>[ INFO] [1525326469.036010344]:</text:p>
          </table:table-cell>
          <table:table-cell office:value-type="float" office:value="0.947929" calcext:value-type="float">
            <text:p>0.947929</text:p>
          </table:table-cell>
          <table:table-cell office:value-type="float" office:value="0.059804" calcext:value-type="float">
            <text:p>0.059804</text:p>
          </table:table-cell>
        </table:table-row>
        <table:table-row table:style-name="ro1">
          <table:table-cell office:value-type="string" calcext:value-type="string">
            <text:p>[ INFO] [1525326469.056466285]:</text:p>
          </table:table-cell>
          <table:table-cell office:value-type="float" office:value="0.948864" calcext:value-type="float">
            <text:p>0.948864</text:p>
          </table:table-cell>
          <table:table-cell office:value-type="float" office:value="0.052752" calcext:value-type="float">
            <text:p>0.052752</text:p>
          </table:table-cell>
        </table:table-row>
        <table:table-row table:style-name="ro1">
          <table:table-cell office:value-type="string" calcext:value-type="string">
            <text:p>[ INFO] [1525326469.076907743]:</text:p>
          </table:table-cell>
          <table:table-cell office:value-type="float" office:value="0.950093" calcext:value-type="float">
            <text:p>0.950093</text:p>
          </table:table-cell>
          <table:table-cell office:value-type="float" office:value="0.056438" calcext:value-type="float">
            <text:p>0.056438</text:p>
          </table:table-cell>
        </table:table-row>
        <table:table-row table:style-name="ro1">
          <table:table-cell office:value-type="string" calcext:value-type="string">
            <text:p>[ INFO] [1525326469.096488470]: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052827" calcext:value-type="float">
            <text:p>0.052827</text:p>
          </table:table-cell>
        </table:table-row>
        <table:table-row table:style-name="ro1">
          <table:table-cell office:value-type="string" calcext:value-type="string">
            <text:p>[ INFO] [1525326469.116929970]:</text:p>
          </table:table-cell>
          <table:table-cell office:value-type="float" office:value="0.952656" calcext:value-type="float">
            <text:p>0.952656</text:p>
          </table:table-cell>
          <table:table-cell office:value-type="float" office:value="0.065524" calcext:value-type="float">
            <text:p>0.065524</text:p>
          </table:table-cell>
        </table:table-row>
        <table:table-row table:style-name="ro1">
          <table:table-cell office:value-type="string" calcext:value-type="string">
            <text:p>[ INFO] [1525326469.136390475]:</text:p>
          </table:table-cell>
          <table:table-cell office:value-type="float" office:value="0.953826" calcext:value-type="float">
            <text:p>0.953826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string" calcext:value-type="string">
            <text:p>[ INFO] [1525326469.156800186]:</text:p>
          </table:table-cell>
          <table:table-cell office:value-type="float" office:value="0.954967" calcext:value-type="float">
            <text:p>0.954967</text:p>
          </table:table-cell>
          <table:table-cell office:value-type="float" office:value="0.059393" calcext:value-type="float">
            <text:p>0.059393</text:p>
          </table:table-cell>
        </table:table-row>
        <table:table-row table:style-name="ro1">
          <table:table-cell office:value-type="string" calcext:value-type="string">
            <text:p>[ INFO] [1525326469.176328911]:</text:p>
          </table:table-cell>
          <table:table-cell office:value-type="float" office:value="0.956686" calcext:value-type="float">
            <text:p>0.956686</text:p>
          </table:table-cell>
          <table:table-cell office:value-type="float" office:value="0.073721" calcext:value-type="float">
            <text:p>0.073721</text:p>
          </table:table-cell>
        </table:table-row>
        <table:table-row table:style-name="ro1">
          <table:table-cell office:value-type="string" calcext:value-type="string">
            <text:p>[ INFO] [1525326469.196819031]:</text:p>
          </table:table-cell>
          <table:table-cell office:value-type="float" office:value="0.957798" calcext:value-type="float">
            <text:p>0.957798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[ INFO] [1525326469.216405561]:</text:p>
          </table:table-cell>
          <table:table-cell office:value-type="float" office:value="0.958533" calcext:value-type="float">
            <text:p>0.958533</text:p>
          </table:table-cell>
          <table:table-cell office:value-type="float" office:value="0.050757" calcext:value-type="float">
            <text:p>0.050757</text:p>
          </table:table-cell>
        </table:table-row>
        <table:table-row table:style-name="ro1">
          <table:table-cell office:value-type="string" calcext:value-type="string">
            <text:p>[ INFO] [1525326469.236811190]:</text:p>
          </table:table-cell>
          <table:table-cell office:value-type="float" office:value="0.959535" calcext:value-type="float">
            <text:p>0.959535</text:p>
          </table:table-cell>
          <table:table-cell office:value-type="float" office:value="0.049867" calcext:value-type="float">
            <text:p>0.049867</text:p>
          </table:table-cell>
        </table:table-row>
        <table:table-row table:style-name="ro1">
          <table:table-cell office:value-type="string" calcext:value-type="string">
            <text:p>[ INFO] [1525326469.256355504]:</text:p>
          </table:table-cell>
          <table:table-cell office:value-type="float" office:value="0.959897" calcext:value-type="float">
            <text:p>0.959897</text:p>
          </table:table-cell>
          <table:table-cell office:value-type="float" office:value="0.034194" calcext:value-type="float">
            <text:p>0.034194</text:p>
          </table:table-cell>
        </table:table-row>
        <table:table-row table:style-name="ro1">
          <table:table-cell office:value-type="string" calcext:value-type="string">
            <text:p>[ INFO] [1525326469.276800479]:</text:p>
          </table:table-cell>
          <table:table-cell office:value-type="float" office:value="0.96048" calcext:value-type="float">
            <text:p>0.96048</text:p>
          </table:table-cell>
          <table:table-cell office:value-type="float" office:value="0.03137" calcext:value-type="float">
            <text:p>0.03137</text:p>
          </table:table-cell>
        </table:table-row>
        <table:table-row table:style-name="ro1">
          <table:table-cell office:value-type="string" calcext:value-type="string">
            <text:p>[ INFO] [1525326469.296215300]:</text:p>
          </table:table-cell>
          <table:table-cell office:value-type="float" office:value="0.960551" calcext:value-type="float">
            <text:p>0.960551</text:p>
          </table:table-cell>
          <table:table-cell office:value-type="float" office:value="0.017498" calcext:value-type="float">
            <text:p>0.017498</text:p>
          </table:table-cell>
        </table:table-row>
        <table:table-row table:style-name="ro1">
          <table:table-cell office:value-type="string" calcext:value-type="string">
            <text:p>[ INFO] [1525326469.316655862]:</text:p>
          </table:table-cell>
          <table:table-cell office:value-type="float" office:value="0.961026" calcext:value-type="float">
            <text:p>0.961026</text:p>
          </table:table-cell>
          <table:table-cell office:value-type="float" office:value="0.020377" calcext:value-type="float">
            <text:p>0.020377</text:p>
          </table:table-cell>
        </table:table-row>
        <table:table-row table:style-name="ro1">
          <table:table-cell office:value-type="string" calcext:value-type="string">
            <text:p>[ INFO] [1525326469.336319849]:</text:p>
          </table:table-cell>
          <table:table-cell office:value-type="float" office:value="0.96144" calcext:value-type="float">
            <text:p>0.96144</text:p>
          </table:table-cell>
          <table:table-cell office:value-type="float" office:value="0.020733" calcext:value-type="float">
            <text:p>0.020733</text:p>
          </table:table-cell>
        </table:table-row>
        <table:table-row table:style-name="ro1">
          <table:table-cell office:value-type="string" calcext:value-type="string">
            <text:p>[ INFO] [1525326469.356933887]:</text:p>
          </table:table-cell>
          <table:table-cell office:value-type="float" office:value="0.961577" calcext:value-type="float">
            <text:p>0.961577</text:p>
          </table:table-cell>
          <table:table-cell office:value-type="float" office:value="0.01368" calcext:value-type="float">
            <text:p>0.01368</text:p>
          </table:table-cell>
        </table:table-row>
        <table:table-row table:style-name="ro1">
          <table:table-cell office:value-type="string" calcext:value-type="string">
            <text:p>[ INFO] [1525326469.376500258]:</text:p>
          </table:table-cell>
          <table:table-cell office:value-type="float" office:value="0.96185" calcext:value-type="float">
            <text:p>0.96185</text:p>
          </table:table-cell>
          <table:table-cell office:value-type="float" office:value="0.013811" calcext:value-type="float">
            <text:p>0.013811</text:p>
          </table:table-cell>
        </table:table-row>
        <table:table-row table:style-name="ro1">
          <table:table-cell office:value-type="string" calcext:value-type="string">
            <text:p>[ INFO] [1525326469.397138203]:</text:p>
          </table:table-cell>
          <table:table-cell office:value-type="float" office:value="0.962087" calcext:value-type="float">
            <text:p>0.962087</text:p>
          </table:table-cell>
          <table:table-cell office:value-type="float" office:value="0.012664" calcext:value-type="float">
            <text:p>0.012664</text:p>
          </table:table-cell>
        </table:table-row>
        <table:table-row table:style-name="ro1">
          <table:table-cell office:value-type="string" calcext:value-type="string">
            <text:p>[ INFO] [1525326469.416656354]:</text:p>
          </table:table-cell>
          <table:table-cell office:value-type="float" office:value="0.962204" calcext:value-type="float">
            <text:p>0.962204</text:p>
          </table:table-cell>
          <table:table-cell office:value-type="float" office:value="0.009309" calcext:value-type="float">
            <text:p>0.009309</text:p>
          </table:table-cell>
        </table:table-row>
        <table:table-row table:style-name="ro1">
          <table:table-cell office:value-type="string" calcext:value-type="string">
            <text:p>[ INFO] [1525326469.436066892]:</text:p>
          </table:table-cell>
          <table:table-cell office:value-type="float" office:value="0.962608" calcext:value-type="float">
            <text:p>0.962608</text:p>
          </table:table-cell>
          <table:table-cell office:value-type="float" office:value="0.015078" calcext:value-type="float">
            <text:p>0.015078</text:p>
          </table:table-cell>
        </table:table-row>
        <table:table-row table:style-name="ro1">
          <table:table-cell office:value-type="string" calcext:value-type="string">
            <text:p>[ INFO] [1525326469.456539006]:</text:p>
          </table:table-cell>
          <table:table-cell office:value-type="float" office:value="0.96279" calcext:value-type="float">
            <text:p>0.96279</text:p>
          </table:table-cell>
          <table:table-cell office:value-type="float" office:value="0.011979" calcext:value-type="float">
            <text:p>0.011979</text:p>
          </table:table-cell>
        </table:table-row>
        <table:table-row table:style-name="ro1">
          <table:table-cell office:value-type="string" calcext:value-type="string">
            <text:p>[ INFO] [1525326469.476467245]:</text:p>
          </table:table-cell>
          <table:table-cell office:value-type="float" office:value="0.963287" calcext:value-type="float">
            <text:p>0.963287</text:p>
          </table:table-cell>
          <table:table-cell office:value-type="float" office:value="0.018459" calcext:value-type="float">
            <text:p>0.018459</text:p>
          </table:table-cell>
        </table:table-row>
        <table:table-row table:style-name="ro1">
          <table:table-cell office:value-type="string" calcext:value-type="string">
            <text:p>[ INFO] [1525326469.496952980]:</text:p>
          </table:table-cell>
          <table:table-cell office:value-type="float" office:value="0.963639" calcext:value-type="float">
            <text:p>0.963639</text:p>
          </table:table-cell>
          <table:table-cell office:value-type="float" office:value="0.017838" calcext:value-type="float">
            <text:p>0.017838</text:p>
          </table:table-cell>
        </table:table-row>
        <table:table-row table:style-name="ro1">
          <table:table-cell office:value-type="string" calcext:value-type="string">
            <text:p>[ INFO] [1525326469.516443604]:</text:p>
          </table:table-cell>
          <table:table-cell office:value-type="float" office:value="0.964161" calcext:value-type="float">
            <text:p>0.964161</text:p>
          </table:table-cell>
          <table:table-cell office:value-type="float" office:value="0.022274" calcext:value-type="float">
            <text:p>0.022274</text:p>
          </table:table-cell>
        </table:table-row>
        <table:table-row table:style-name="ro1">
          <table:table-cell office:value-type="string" calcext:value-type="string">
            <text:p>[ INFO] [1525326469.536977855]:</text:p>
          </table:table-cell>
          <table:table-cell office:value-type="float" office:value="0.964389" calcext:value-type="float">
            <text:p>0.964389</text:p>
          </table:table-cell>
          <table:table-cell office:value-type="float" office:value="0.016702" calcext:value-type="float">
            <text:p>0.016702</text:p>
          </table:table-cell>
        </table:table-row>
        <table:table-row table:style-name="ro1">
          <table:table-cell office:value-type="string" calcext:value-type="string">
            <text:p>[ INFO] [1525326469.556494837]: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0.014625" calcext:value-type="float">
            <text:p>0.014625</text:p>
          </table:table-cell>
        </table:table-row>
        <table:table-row table:style-name="ro1">
          <table:table-cell office:value-type="string" calcext:value-type="string">
            <text:p>[ INFO] [1525326469.576956455]:</text:p>
          </table:table-cell>
          <table:table-cell office:value-type="float" office:value="0.965261" calcext:value-type="float">
            <text:p>0.965261</text:p>
          </table:table-cell>
          <table:table-cell office:value-type="float" office:value="0.022627" calcext:value-type="float">
            <text:p>0.022627</text:p>
          </table:table-cell>
        </table:table-row>
        <table:table-row table:style-name="ro1">
          <table:table-cell office:value-type="string" calcext:value-type="string">
            <text:p>[ INFO] [1525326469.596421981]:</text:p>
          </table:table-cell>
          <table:table-cell office:value-type="float" office:value="0.965714" calcext:value-type="float">
            <text:p>0.965714</text:p>
          </table:table-cell>
          <table:table-cell office:value-type="float" office:value="0.022965" calcext:value-type="float">
            <text:p>0.022965</text:p>
          </table:table-cell>
        </table:table-row>
        <table:table-row table:style-name="ro1">
          <table:table-cell office:value-type="string" calcext:value-type="string">
            <text:p>[ INFO] [1525326469.616942334]:</text:p>
          </table:table-cell>
          <table:table-cell office:value-type="float" office:value="0.965874" calcext:value-type="float">
            <text:p>0.965874</text:p>
          </table:table-cell>
          <table:table-cell office:value-type="float" office:value="0.015372" calcext:value-type="float">
            <text:p>0.015372</text:p>
          </table:table-cell>
        </table:table-row>
        <table:table-row table:style-name="ro1">
          <table:table-cell office:value-type="string" calcext:value-type="string">
            <text:p>[ INFO] [1525326469.636503271]:</text:p>
          </table:table-cell>
          <table:table-cell office:value-type="float" office:value="0.965537" calcext:value-type="float">
            <text:p>0.965537</text:p>
          </table:table-cell>
          <table:table-cell office:value-type="float" office:value="-0.000908" calcext:value-type="float">
            <text:p>-0.000908</text:p>
          </table:table-cell>
        </table:table-row>
        <table:table-row table:style-name="ro1">
          <table:table-cell office:value-type="string" calcext:value-type="string">
            <text:p>[ INFO] [1525326469.656962724]:</text:p>
          </table:table-cell>
          <table:table-cell office:value-type="float" office:value="0.965601" calcext:value-type="float">
            <text:p>0.965601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string" calcext:value-type="string">
            <text:p>[ INFO] [1525326469.676572899]:</text:p>
          </table:table-cell>
          <table:table-cell office:value-type="float" office:value="0.965552" calcext:value-type="float">
            <text:p>0.965552</text:p>
          </table:table-cell>
          <table:table-cell office:value-type="float" office:value="-0.000682" calcext:value-type="float">
            <text:p>-0.000682</text:p>
          </table:table-cell>
        </table:table-row>
        <table:table-row table:style-name="ro1">
          <table:table-cell office:value-type="string" calcext:value-type="string">
            <text:p>[ INFO] [1525326469.696012905]:</text:p>
          </table:table-cell>
          <table:table-cell office:value-type="float" office:value="0.966128" calcext:value-type="float">
            <text:p>0.966128</text:p>
          </table:table-cell>
          <table:table-cell office:value-type="float" office:value="0.014443" calcext:value-type="float">
            <text:p>0.014443</text:p>
          </table:table-cell>
        </table:table-row>
        <table:table-row table:style-name="ro1">
          <table:table-cell office:value-type="string" calcext:value-type="string">
            <text:p>[ INFO] [1525326469.716488833]:</text:p>
          </table:table-cell>
          <table:table-cell office:value-type="float" office:value="0.96761" calcext:value-type="float">
            <text:p>0.96761</text:p>
          </table:table-cell>
          <table:table-cell office:value-type="float" office:value="0.043388" calcext:value-type="float">
            <text:p>0.043388</text:p>
          </table:table-cell>
        </table:table-row>
        <table:table-row table:style-name="ro1">
          <table:table-cell office:value-type="string" calcext:value-type="string">
            <text:p>[ INFO] [1525326469.737030959]:</text:p>
          </table:table-cell>
          <table:table-cell office:value-type="float" office:value="0.96895" calcext:value-type="float">
            <text:p>0.96895</text:p>
          </table:table-cell>
          <table:table-cell office:value-type="float" office:value="0.054301" calcext:value-type="float">
            <text:p>0.054301</text:p>
          </table:table-cell>
        </table:table-row>
        <table:table-row table:style-name="ro1">
          <table:table-cell office:value-type="string" calcext:value-type="string">
            <text:p>[ INFO] [1525326469.756561047]:</text:p>
          </table:table-cell>
          <table:table-cell office:value-type="float" office:value="0.970567" calcext:value-type="float">
            <text:p>0.970567</text:p>
          </table:table-cell>
          <table:table-cell office:value-type="float" office:value="0.068542" calcext:value-type="float">
            <text:p>0.068542</text:p>
          </table:table-cell>
        </table:table-row>
        <table:table-row table:style-name="ro1">
          <table:table-cell office:value-type="string" calcext:value-type="string">
            <text:p>[ INFO] [1525326469.777033655]:</text:p>
          </table:table-cell>
          <table:table-cell office:value-type="float" office:value="0.973127" calcext:value-type="float">
            <text:p>0.973127</text:p>
          </table:table-cell>
          <table:table-cell office:value-type="float" office:value="0.096832" calcext:value-type="float">
            <text:p>0.096832</text:p>
          </table:table-cell>
        </table:table-row>
        <table:table-row table:style-name="ro1">
          <table:table-cell office:value-type="string" calcext:value-type="string">
            <text:p>[ INFO] [1525326469.796606089]:</text:p>
          </table:table-cell>
          <table:table-cell office:value-type="float" office:value="0.975061" calcext:value-type="float">
            <text:p>0.975061</text:p>
          </table:table-cell>
          <table:table-cell office:value-type="float" office:value="0.097853" calcext:value-type="float">
            <text:p>0.097853</text:p>
          </table:table-cell>
        </table:table-row>
        <table:table-row table:style-name="ro1">
          <table:table-cell office:value-type="string" calcext:value-type="string">
            <text:p>[ INFO] [1525326469.816045166]:</text:p>
          </table:table-cell>
          <table:table-cell office:value-type="float" office:value="0.977541" calcext:value-type="float">
            <text:p>0.977541</text:p>
          </table:table-cell>
          <table:table-cell office:value-type="float" office:value="0.11263" calcext:value-type="float">
            <text:p>0.11263</text:p>
          </table:table-cell>
        </table:table-row>
        <table:table-row table:style-name="ro1">
          <table:table-cell office:value-type="string" calcext:value-type="string">
            <text:p>[ INFO] [1525326469.836565248]: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082495" calcext:value-type="float">
            <text:p>0.082495</text:p>
          </table:table-cell>
        </table:table-row>
        <table:table-row table:style-name="ro1">
          <table:table-cell office:value-type="string" calcext:value-type="string">
            <text:p>[ INFO] [1525326469.857025507]:</text:p>
          </table:table-cell>
          <table:table-cell office:value-type="float" office:value="0.979121" calcext:value-type="float">
            <text:p>0.979121</text:p>
          </table:table-cell>
          <table:table-cell office:value-type="float" office:value="0.053608" calcext:value-type="float">
            <text:p>0.053608</text:p>
          </table:table-cell>
        </table:table-row>
        <table:table-row table:style-name="ro1">
          <table:table-cell office:value-type="string" calcext:value-type="string">
            <text:p>[ INFO] [1525326469.876516309]:</text:p>
          </table:table-cell>
          <table:table-cell office:value-type="float" office:value="0.979833" calcext:value-type="float">
            <text:p>0.979833</text:p>
          </table:table-cell>
          <table:table-cell office:value-type="float" office:value="0.045081" calcext:value-type="float">
            <text:p>0.045081</text:p>
          </table:table-cell>
        </table:table-row>
        <table:table-row table:style-name="ro1">
          <table:table-cell office:value-type="string" calcext:value-type="string">
            <text:p>[ INFO] [1525326469.896029906]:</text:p>
          </table:table-cell>
          <table:table-cell office:value-type="float" office:value="0.980532" calcext:value-type="float">
            <text:p>0.980532</text:p>
          </table:table-cell>
          <table:table-cell office:value-type="float" office:value="0.040466" calcext:value-type="float">
            <text:p>0.040466</text:p>
          </table:table-cell>
        </table:table-row>
        <table:table-row table:style-name="ro1">
          <table:table-cell office:value-type="string" calcext:value-type="string">
            <text:p>[ INFO] [1525326469.916498213]:</text:p>
          </table:table-cell>
          <table:table-cell office:value-type="float" office:value="0.981174" calcext:value-type="float">
            <text:p>0.981174</text:p>
          </table:table-cell>
          <table:table-cell office:value-type="float" office:value="0.035892" calcext:value-type="float">
            <text:p>0.035892</text:p>
          </table:table-cell>
        </table:table-row>
        <table:table-row table:style-name="ro1">
          <table:table-cell office:value-type="string" calcext:value-type="string">
            <text:p>[ INFO] [1525326469.936907858]:</text:p>
          </table:table-cell>
          <table:table-cell office:value-type="float" office:value="0.981199" calcext:value-type="float">
            <text:p>0.981199</text:p>
          </table:table-cell>
          <table:table-cell office:value-type="float" office:value="0.018559" calcext:value-type="float">
            <text:p>0.018559</text:p>
          </table:table-cell>
        </table:table-row>
        <table:table-row table:style-name="ro1">
          <table:table-cell office:value-type="string" calcext:value-type="string">
            <text:p>[ INFO] [1525326469.956466886]:</text:p>
          </table:table-cell>
          <table:table-cell office:value-type="float" office:value="0.980856" calcext:value-type="float">
            <text:p>0.980856</text:p>
          </table:table-cell>
          <table:table-cell office:value-type="float" office:value="0.000511" calcext:value-type="float">
            <text:p>0.000511</text:p>
          </table:table-cell>
        </table:table-row>
        <table:table-row table:style-name="ro1">
          <table:table-cell office:value-type="string" calcext:value-type="string">
            <text:p>[ INFO] [1525326469.976963384]:</text:p>
          </table:table-cell>
          <table:table-cell office:value-type="float" office:value="0.980668" calcext:value-type="float">
            <text:p>0.980668</text:p>
          </table:table-cell>
          <table:table-cell office:value-type="float" office:value="-0.004337" calcext:value-type="float">
            <text:p>-0.004337</text:p>
          </table:table-cell>
        </table:table-row>
        <table:table-row table:style-name="ro1">
          <table:table-cell office:value-type="string" calcext:value-type="string">
            <text:p>[ INFO] [1525326469.996506602]:</text:p>
          </table:table-cell>
          <table:table-cell office:value-type="float" office:value="0.980733" calcext:value-type="float">
            <text:p>0.980733</text:p>
          </table:table-cell>
          <table:table-cell office:value-type="float" office:value="-0.000498" calcext:value-type="float">
            <text:p>-0.000498</text:p>
          </table:table-cell>
        </table:table-row>
        <table:table-row table:style-name="ro1">
          <table:table-cell office:value-type="string" calcext:value-type="string">
            <text:p>[ INFO] [1525326470.017026459]:</text:p>
          </table:table-cell>
          <table:table-cell office:value-type="float" office:value="0.980863" calcext:value-type="float">
            <text:p>0.980863</text:p>
          </table:table-cell>
          <table:table-cell office:value-type="float" office:value="0.002912" calcext:value-type="float">
            <text:p>0.002912</text:p>
          </table:table-cell>
        </table:table-row>
        <table:table-row table:style-name="ro1">
          <table:table-cell office:value-type="string" calcext:value-type="string">
            <text:p>[ INFO] [1525326470.036566961]:</text:p>
          </table:table-cell>
          <table:table-cell office:value-type="float" office:value="0.980779" calcext:value-type="float">
            <text:p>0.980779</text:p>
          </table:table-cell>
          <table:table-cell office:value-type="float" office:value="-0.00069" calcext:value-type="float">
            <text:p>-0.00069</text:p>
          </table:table-cell>
        </table:table-row>
        <table:table-row table:style-name="ro1">
          <table:table-cell office:value-type="string" calcext:value-type="string">
            <text:p>[ INFO] [1525326470.057084863]:</text:p>
          </table:table-cell>
          <table:table-cell office:value-type="float" office:value="0.980834" calcext:value-type="float">
            <text:p>0.980834</text:p>
          </table:table-cell>
          <table:table-cell office:value-type="float" office:value="0.001005" calcext:value-type="float">
            <text:p>0.001005</text:p>
          </table:table-cell>
        </table:table-row>
        <table:table-row table:style-name="ro1">
          <table:table-cell office:value-type="string" calcext:value-type="string">
            <text:p>[ INFO] [1525326470.076585746]:</text:p>
          </table:table-cell>
          <table:table-cell office:value-type="float" office:value="0.981233" calcext:value-type="float">
            <text:p>0.981233</text:p>
          </table:table-cell>
          <table:table-cell office:value-type="float" office:value="0.010727" calcext:value-type="float">
            <text:p>0.010727</text:p>
          </table:table-cell>
        </table:table-row>
        <table:table-row table:style-name="ro1">
          <table:table-cell office:value-type="string" calcext:value-type="string">
            <text:p>[ INFO] [1525326470.096013676]:</text:p>
          </table:table-cell>
          <table:table-cell office:value-type="float" office:value="0.982116" calcext:value-type="float">
            <text:p>0.982116</text:p>
          </table:table-cell>
          <table:table-cell office:value-type="float" office:value="0.028074" calcext:value-type="float">
            <text:p>0.028074</text:p>
          </table:table-cell>
        </table:table-row>
        <table:table-row table:style-name="ro1">
          <table:table-cell office:value-type="string" calcext:value-type="string">
            <text:p>[ INFO] [1525326470.116525939]:</text:p>
          </table:table-cell>
          <table:table-cell office:value-type="float" office:value="0.98351" calcext:value-type="float">
            <text:p>0.98351</text:p>
          </table:table-cell>
          <table:table-cell office:value-type="float" office:value="0.048027" calcext:value-type="float">
            <text:p>0.048027</text:p>
          </table:table-cell>
        </table:table-row>
        <table:table-row table:style-name="ro1">
          <table:table-cell office:value-type="string" calcext:value-type="string">
            <text:p>[ INFO] [1525326470.137123893]:</text:p>
          </table:table-cell>
          <table:table-cell office:value-type="float" office:value="0.985757" calcext:value-type="float">
            <text:p>0.985757</text:p>
          </table:table-cell>
          <table:table-cell office:value-type="float" office:value="0.078581" calcext:value-type="float">
            <text:p>0.078581</text:p>
          </table:table-cell>
        </table:table-row>
        <table:table-row table:style-name="ro1">
          <table:table-cell office:value-type="string" calcext:value-type="string">
            <text:p>[ INFO] [1525326470.156630709]:</text:p>
          </table:table-cell>
          <table:table-cell office:value-type="float" office:value="0.987364" calcext:value-type="float">
            <text:p>0.987364</text:p>
          </table:table-cell>
          <table:table-cell office:value-type="float" office:value="0.080448" calcext:value-type="float">
            <text:p>0.080448</text:p>
          </table:table-cell>
        </table:table-row>
        <table:table-row table:style-name="ro1">
          <table:table-cell office:value-type="string" calcext:value-type="string">
            <text:p>[ INFO] [1525326470.175998904]:</text:p>
          </table:table-cell>
          <table:table-cell office:value-type="float" office:value="0.990196" calcext:value-type="float">
            <text:p>0.990196</text:p>
          </table:table-cell>
          <table:table-cell office:value-type="float" office:value="0.113321" calcext:value-type="float">
            <text:p>0.113321</text:p>
          </table:table-cell>
        </table:table-row>
        <table:table-row table:style-name="ro1">
          <table:table-cell office:value-type="string" calcext:value-type="string">
            <text:p>[ INFO] [1525326470.196464325]:</text:p>
          </table:table-cell>
          <table:table-cell office:value-type="float" office:value="0.992603" calcext:value-type="float">
            <text:p>0.992603</text:p>
          </table:table-cell>
          <table:table-cell office:value-type="float" office:value="0.115485" calcext:value-type="float">
            <text:p>0.115485</text:p>
          </table:table-cell>
        </table:table-row>
        <table:table-row table:style-name="ro1">
          <table:table-cell office:value-type="string" calcext:value-type="string">
            <text:p>[ INFO] [1525326470.216925221]:</text:p>
          </table:table-cell>
          <table:table-cell office:value-type="float" office:value="0.996533" calcext:value-type="float">
            <text:p>0.996533</text:p>
          </table:table-cell>
          <table:table-cell office:value-type="float" office:value="0.153839" calcext:value-type="float">
            <text:p>0.153839</text:p>
          </table:table-cell>
        </table:table-row>
        <table:table-row table:style-name="ro1">
          <table:table-cell office:value-type="string" calcext:value-type="string">
            <text:p>[ INFO] [1525326470.236286422]: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136985" calcext:value-type="float">
            <text:p>0.136985</text:p>
          </table:table-cell>
        </table:table-row>
        <table:table-row table:style-name="ro1">
          <table:table-cell office:value-type="string" calcext:value-type="string">
            <text:p>[ INFO] [1525326470.256710044]:</text:p>
          </table:table-cell>
          <table:table-cell office:value-type="float" office:value="1.000897" calcext:value-type="float">
            <text:p>1.000897</text:p>
          </table:table-cell>
          <table:table-cell office:value-type="float" office:value="0.118229" calcext:value-type="float">
            <text:p>0.118229</text:p>
          </table:table-cell>
        </table:table-row>
        <table:table-row table:style-name="ro1">
          <table:table-cell office:value-type="string" calcext:value-type="string">
            <text:p>[ INFO] [1525326470.276025115]:</text:p>
          </table:table-cell>
          <table:table-cell office:value-type="float" office:value="1.003479" calcext:value-type="float">
            <text:p>1.003479</text:p>
          </table:table-cell>
          <table:table-cell office:value-type="float" office:value="0.126184" calcext:value-type="float">
            <text:p>0.126184</text:p>
          </table:table-cell>
        </table:table-row>
        <table:table-row table:style-name="ro1">
          <table:table-cell office:value-type="string" calcext:value-type="string">
            <text:p>[ INFO] [1525326470.296569130]:</text:p>
          </table:table-cell>
          <table:table-cell office:value-type="float" office:value="1.005312" calcext:value-type="float">
            <text:p>1.005312</text:p>
          </table:table-cell>
          <table:table-cell office:value-type="float" office:value="0.107673" calcext:value-type="float">
            <text:p>0.107673</text:p>
          </table:table-cell>
        </table:table-row>
        <table:table-row table:style-name="ro1">
          <table:table-cell office:value-type="string" calcext:value-type="string">
            <text:p>[ INFO] [1525326470.316312995]:</text:p>
          </table:table-cell>
          <table:table-cell office:value-type="float" office:value="1.007966" calcext:value-type="float">
            <text:p>1.007966</text:p>
          </table:table-cell>
          <table:table-cell office:value-type="float" office:value="0.121059" calcext:value-type="float">
            <text:p>0.121059</text:p>
          </table:table-cell>
        </table:table-row>
        <table:table-row table:style-name="ro1">
          <table:table-cell office:value-type="string" calcext:value-type="string">
            <text:p>[ INFO] [1525326470.336832590]:</text:p>
          </table:table-cell>
          <table:table-cell office:value-type="float" office:value="1.009443" calcext:value-type="float">
            <text:p>1.009443</text:p>
          </table:table-cell>
          <table:table-cell office:value-type="float" office:value="0.096494" calcext:value-type="float">
            <text:p>0.096494</text:p>
          </table:table-cell>
        </table:table-row>
        <table:table-row table:style-name="ro1">
          <table:table-cell office:value-type="string" calcext:value-type="string">
            <text:p>[ INFO] [1525326470.356334689]:</text:p>
          </table:table-cell>
          <table:table-cell office:value-type="float" office:value="1.010506" calcext:value-type="float">
            <text:p>1.010506</text:p>
          </table:table-cell>
          <table:table-cell office:value-type="float" office:value="0.075511" calcext:value-type="float">
            <text:p>0.075511</text:p>
          </table:table-cell>
        </table:table-row>
        <table:table-row table:style-name="ro1">
          <table:table-cell office:value-type="string" calcext:value-type="string">
            <text:p>[ INFO] [1525326470.376865542]:</text:p>
          </table:table-cell>
          <table:table-cell office:value-type="float" office:value="1.011754" calcext:value-type="float">
            <text:p>1.011754</text:p>
          </table:table-cell>
          <table:table-cell office:value-type="float" office:value="0.068138" calcext:value-type="float">
            <text:p>0.068138</text:p>
          </table:table-cell>
        </table:table-row>
        <table:table-row table:style-name="ro1">
          <table:table-cell office:value-type="string" calcext:value-type="string">
            <text:p>[ INFO] [1525326470.396372046]:</text:p>
          </table:table-cell>
          <table:table-cell office:value-type="float" office:value="1.01266" calcext:value-type="float">
            <text:p>1.01266</text:p>
          </table:table-cell>
          <table:table-cell office:value-type="float" office:value="0.057299" calcext:value-type="float">
            <text:p>0.057299</text:p>
          </table:table-cell>
        </table:table-row>
        <table:table-row table:style-name="ro1">
          <table:table-cell office:value-type="string" calcext:value-type="string">
            <text:p>[ INFO] [1525326470.416848695]:</text:p>
          </table:table-cell>
          <table:table-cell office:value-type="float" office:value="1.013803" calcext:value-type="float">
            <text:p>1.013803</text:p>
          </table:table-cell>
          <table:table-cell office:value-type="float" office:value="0.056566" calcext:value-type="float">
            <text:p>0.056566</text:p>
          </table:table-cell>
        </table:table-row>
        <table:table-row table:style-name="ro1">
          <table:table-cell office:value-type="string" calcext:value-type="string">
            <text:p>[ INFO] [1525326470.436345574]:</text:p>
          </table:table-cell>
          <table:table-cell office:value-type="float" office:value="1.015138" calcext:value-type="float">
            <text:p>1.015138</text:p>
          </table:table-cell>
          <table:table-cell office:value-type="float" office:value="0.062506" calcext:value-type="float">
            <text:p>0.062506</text:p>
          </table:table-cell>
        </table:table-row>
        <table:table-row table:style-name="ro1">
          <table:table-cell office:value-type="string" calcext:value-type="string">
            <text:p>[ INFO] [1525326470.456760422]:</text:p>
          </table:table-cell>
          <table:table-cell office:value-type="float" office:value="1.016431" calcext:value-type="float">
            <text:p>1.016431</text:p>
          </table:table-cell>
          <table:table-cell office:value-type="float" office:value="0.062954" calcext:value-type="float">
            <text:p>0.062954</text:p>
          </table:table-cell>
        </table:table-row>
        <table:table-row table:style-name="ro1">
          <table:table-cell office:value-type="string" calcext:value-type="string">
            <text:p>[ INFO] [1525326470.476274773]:</text:p>
          </table:table-cell>
          <table:table-cell office:value-type="float" office:value="1.017227" calcext:value-type="float">
            <text:p>1.017227</text:p>
          </table:table-cell>
          <table:table-cell office:value-type="float" office:value="0.051876" calcext:value-type="float">
            <text:p>0.051876</text:p>
          </table:table-cell>
        </table:table-row>
        <table:table-row table:style-name="ro1">
          <table:table-cell office:value-type="string" calcext:value-type="string">
            <text:p>[ INFO] [1525326470.496834739]:</text:p>
          </table:table-cell>
          <table:table-cell office:value-type="float" office:value="1.017626" calcext:value-type="float">
            <text:p>1.017626</text:p>
          </table:table-cell>
          <table:table-cell office:value-type="float" office:value="0.035628" calcext:value-type="float">
            <text:p>0.035628</text:p>
          </table:table-cell>
        </table:table-row>
        <table:table-row table:style-name="ro1">
          <table:table-cell office:value-type="string" calcext:value-type="string">
            <text:p>[ INFO] [1525326470.516339964]: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027574" calcext:value-type="float">
            <text:p>0.027574</text:p>
          </table:table-cell>
        </table:table-row>
        <table:table-row table:style-name="ro1">
          <table:table-cell office:value-type="string" calcext:value-type="string">
            <text:p>[ INFO] [1525326470.536849733]:</text:p>
          </table:table-cell>
          <table:table-cell office:value-type="float" office:value="1.018471" calcext:value-type="float">
            <text:p>1.018471</text:p>
          </table:table-cell>
          <table:table-cell office:value-type="float" office:value="0.025116" calcext:value-type="float">
            <text:p>0.025116</text:p>
          </table:table-cell>
        </table:table-row>
        <table:table-row table:style-name="ro1">
          <table:table-cell office:value-type="string" calcext:value-type="string">
            <text:p>[ INFO] [1525326470.556340785]:</text:p>
          </table:table-cell>
          <table:table-cell office:value-type="float" office:value="1.018537" calcext:value-type="float">
            <text:p>1.018537</text:p>
          </table:table-cell>
          <table:table-cell office:value-type="float" office:value="0.014238" calcext:value-type="float">
            <text:p>0.014238</text:p>
          </table:table-cell>
        </table:table-row>
        <table:table-row table:style-name="ro1">
          <table:table-cell office:value-type="string" calcext:value-type="string">
            <text:p>[ INFO] [1525326470.576832852]:</text:p>
          </table:table-cell>
          <table:table-cell office:value-type="float" office:value="1.019514" calcext:value-type="float">
            <text:p>1.019514</text:p>
          </table:table-cell>
          <table:table-cell office:value-type="float" office:value="0.030948" calcext:value-type="float">
            <text:p>0.030948</text:p>
          </table:table-cell>
        </table:table-row>
        <table:table-row table:style-name="ro1">
          <table:table-cell office:value-type="string" calcext:value-type="string">
            <text:p>[ INFO] [1525326470.596233007]:</text:p>
          </table:table-cell>
          <table:table-cell office:value-type="float" office:value="1.020205" calcext:value-type="float">
            <text:p>1.020205</text:p>
          </table:table-cell>
          <table:table-cell office:value-type="float" office:value="0.033289" calcext:value-type="float">
            <text:p>0.033289</text:p>
          </table:table-cell>
        </table:table-row>
        <table:table-row table:style-name="ro1">
          <table:table-cell office:value-type="string" calcext:value-type="string">
            <text:p>[ INFO] [1525326470.616743465]:</text:p>
          </table:table-cell>
          <table:table-cell office:value-type="float" office:value="1.021068" calcext:value-type="float">
            <text:p>1.021068</text:p>
          </table:table-cell>
          <table:table-cell office:value-type="float" office:value="0.037697" calcext:value-type="float">
            <text:p>0.037697</text:p>
          </table:table-cell>
        </table:table-row>
        <table:table-row table:style-name="ro1">
          <table:table-cell office:value-type="string" calcext:value-type="string">
            <text:p>[ INFO] [1525326470.636264262]:</text:p>
          </table:table-cell>
          <table:table-cell office:value-type="float" office:value="1.021675" calcext:value-type="float">
            <text:p>1.021675</text:p>
          </table:table-cell>
          <table:table-cell office:value-type="float" office:value="0.034401" calcext:value-type="float">
            <text:p>0.034401</text:p>
          </table:table-cell>
        </table:table-row>
        <table:table-row table:style-name="ro1">
          <table:table-cell office:value-type="string" calcext:value-type="string">
            <text:p>[ INFO] [1525326470.656786900]:</text:p>
          </table:table-cell>
          <table:table-cell office:value-type="float" office:value="1.021722" calcext:value-type="float">
            <text:p>1.021722</text:p>
          </table:table-cell>
          <table:table-cell office:value-type="float" office:value="0.018333" calcext:value-type="float">
            <text:p>0.018333</text:p>
          </table:table-cell>
        </table:table-row>
        <table:table-row table:style-name="ro1">
          <table:table-cell office:value-type="string" calcext:value-type="string">
            <text:p>[ INFO] [1525326470.676306784]:</text:p>
          </table:table-cell>
          <table:table-cell office:value-type="float" office:value="1.021532" calcext:value-type="float">
            <text:p>1.021532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[ INFO] [1525326470.696790099]:</text:p>
          </table:table-cell>
          <table:table-cell office:value-type="float" office:value="1.021321" calcext:value-type="float">
            <text:p>1.021321</text:p>
          </table:table-cell>
          <table:table-cell office:value-type="float" office:value="-0.002995" calcext:value-type="float">
            <text:p>-0.002995</text:p>
          </table:table-cell>
        </table:table-row>
        <table:table-row table:style-name="ro1">
          <table:table-cell office:value-type="string" calcext:value-type="string">
            <text:p>[ INFO] [1525326470.716345027]:</text:p>
          </table:table-cell>
          <table:table-cell office:value-type="float" office:value="1.020891" calcext:value-type="float">
            <text:p>1.020891</text:p>
          </table:table-cell>
          <table:table-cell office:value-type="float" office:value="-0.012513" calcext:value-type="float">
            <text:p>-0.012513</text:p>
          </table:table-cell>
        </table:table-row>
        <table:table-row table:style-name="ro1">
          <table:table-cell office:value-type="string" calcext:value-type="string">
            <text:p>[ INFO] [1525326470.736893820]:</text:p>
          </table:table-cell>
          <table:table-cell office:value-type="float" office:value="1.020271" calcext:value-type="float">
            <text:p>1.020271</text:p>
          </table:table-cell>
          <table:table-cell office:value-type="float" office:value="-0.021315" calcext:value-type="float">
            <text:p>-0.021315</text:p>
          </table:table-cell>
        </table:table-row>
        <table:table-row table:style-name="ro1">
          <table:table-cell office:value-type="string" calcext:value-type="string">
            <text:p>[ INFO] [1525326470.756372931]:</text:p>
          </table:table-cell>
          <table:table-cell office:value-type="float" office:value="1.019789" calcext:value-type="float">
            <text:p>1.019789</text:p>
          </table:table-cell>
          <table:table-cell office:value-type="float" office:value="-0.023022" calcext:value-type="float">
            <text:p>-0.023022</text:p>
          </table:table-cell>
        </table:table-row>
        <table:table-row table:style-name="ro1">
          <table:table-cell office:value-type="string" calcext:value-type="string">
            <text:p>[ INFO] [1525326470.776790715]:</text:p>
          </table:table-cell>
          <table:table-cell office:value-type="float" office:value="1.019246" calcext:value-type="float">
            <text:p>1.019246</text:p>
          </table:table-cell>
          <table:table-cell office:value-type="float" office:value="-0.024829" calcext:value-type="float">
            <text:p>-0.024829</text:p>
          </table:table-cell>
        </table:table-row>
        <table:table-row table:style-name="ro1">
          <table:table-cell office:value-type="string" calcext:value-type="string">
            <text:p>[ INFO] [1525326470.796247560]:</text:p>
          </table:table-cell>
          <table:table-cell office:value-type="float" office:value="1.01901" calcext:value-type="float">
            <text:p>1.01901</text:p>
          </table:table-cell>
          <table:table-cell office:value-type="float" office:value="-0.018467" calcext:value-type="float">
            <text:p>-0.018467</text:p>
          </table:table-cell>
        </table:table-row>
        <table:table-row table:style-name="ro1">
          <table:table-cell office:value-type="string" calcext:value-type="string">
            <text:p>[ INFO] [1525326470.816722475]:</text:p>
          </table:table-cell>
          <table:table-cell office:value-type="float" office:value="1.01865" calcext:value-type="float">
            <text:p>1.01865</text:p>
          </table:table-cell>
          <table:table-cell office:value-type="float" office:value="-0.018027" calcext:value-type="float">
            <text:p>-0.018027</text:p>
          </table:table-cell>
        </table:table-row>
        <table:table-row table:style-name="ro1">
          <table:table-cell office:value-type="string" calcext:value-type="string">
            <text:p>[ INFO] [1525326470.836062113]:</text:p>
          </table:table-cell>
          <table:table-cell office:value-type="float" office:value="1.01765" calcext:value-type="float">
            <text:p>1.01765</text:p>
          </table:table-cell>
          <table:table-cell office:value-type="float" office:value="-0.034867" calcext:value-type="float">
            <text:p>-0.034867</text:p>
          </table:table-cell>
        </table:table-row>
        <table:table-row table:style-name="ro1">
          <table:table-cell office:value-type="string" calcext:value-type="string">
            <text:p>[ INFO] [1525326470.856585281]:</text:p>
          </table:table-cell>
          <table:table-cell office:value-type="float" office:value="1.016796" calcext:value-type="float">
            <text:p>1.016796</text:p>
          </table:table-cell>
          <table:table-cell office:value-type="float" office:value="-0.038254" calcext:value-type="float">
            <text:p>-0.038254</text:p>
          </table:table-cell>
        </table:table-row>
        <table:table-row table:style-name="ro1">
          <table:table-cell office:value-type="string" calcext:value-type="string">
            <text:p>[ INFO] [1525326470.876033717]:</text:p>
          </table:table-cell>
          <table:table-cell office:value-type="float" office:value="1.01557" calcext:value-type="float">
            <text:p>1.01557</text:p>
          </table:table-cell>
          <table:table-cell office:value-type="float" office:value="-0.050623" calcext:value-type="float">
            <text:p>-0.050623</text:p>
          </table:table-cell>
        </table:table-row>
        <table:table-row table:style-name="ro1">
          <table:table-cell office:value-type="string" calcext:value-type="string">
            <text:p>[ INFO] [1525326470.896546133]:</text:p>
          </table:table-cell>
          <table:table-cell office:value-type="float" office:value="1.014691" calcext:value-type="float">
            <text:p>1.014691</text:p>
          </table:table-cell>
          <table:table-cell office:value-type="float" office:value="-0.046746" calcext:value-type="float">
            <text:p>-0.046746</text:p>
          </table:table-cell>
        </table:table-row>
        <table:table-row table:style-name="ro1">
          <table:table-cell office:value-type="string" calcext:value-type="string">
            <text:p>[ INFO] [1525326470.917078513]:</text:p>
          </table:table-cell>
          <table:table-cell office:value-type="float" office:value="1.013503" calcext:value-type="float">
            <text:p>1.013503</text:p>
          </table:table-cell>
          <table:table-cell office:value-type="float" office:value="-0.052304" calcext:value-type="float">
            <text:p>-0.052304</text:p>
          </table:table-cell>
        </table:table-row>
        <table:table-row table:style-name="ro1">
          <table:table-cell office:value-type="string" calcext:value-type="string">
            <text:p>[ INFO] [1525326470.936602232]:</text:p>
          </table:table-cell>
          <table:table-cell office:value-type="float" office:value="1.012484" calcext:value-type="float">
            <text:p>1.012484</text:p>
          </table:table-cell>
          <table:table-cell office:value-type="float" office:value="-0.052263" calcext:value-type="float">
            <text:p>-0.052263</text:p>
          </table:table-cell>
        </table:table-row>
        <table:table-row table:style-name="ro1">
          <table:table-cell office:value-type="string" calcext:value-type="string">
            <text:p>[ INFO] [1525326470.955997882]:</text:p>
          </table:table-cell>
          <table:table-cell office:value-type="float" office:value="1.011588" calcext:value-type="float">
            <text:p>1.011588</text:p>
          </table:table-cell>
          <table:table-cell office:value-type="float" office:value="-0.049217" calcext:value-type="float">
            <text:p>-0.049217</text:p>
          </table:table-cell>
        </table:table-row>
        <table:table-row table:style-name="ro1">
          <table:table-cell office:value-type="string" calcext:value-type="string">
            <text:p>[ INFO] [1525326470.976479031]:</text:p>
          </table:table-cell>
          <table:table-cell office:value-type="float" office:value="1.010529" calcext:value-type="float">
            <text:p>1.010529</text:p>
          </table:table-cell>
          <table:table-cell office:value-type="float" office:value="-0.050449" calcext:value-type="float">
            <text:p>-0.050449</text:p>
          </table:table-cell>
        </table:table-row>
        <table:table-row table:style-name="ro1">
          <table:table-cell office:value-type="string" calcext:value-type="string">
            <text:p>[ INFO] [1525326470.996959885]:</text:p>
          </table:table-cell>
          <table:table-cell office:value-type="float" office:value="1.010108" calcext:value-type="float">
            <text:p>1.010108</text:p>
          </table:table-cell>
          <table:table-cell office:value-type="float" office:value="-0.035528" calcext:value-type="float">
            <text:p>-0.035528</text:p>
          </table:table-cell>
        </table:table-row>
        <table:table-row table:style-name="ro1">
          <table:table-cell office:value-type="string" calcext:value-type="string">
            <text:p>[ INFO] [1525326471.016453315]:</text:p>
          </table:table-cell>
          <table:table-cell office:value-type="float" office:value="1.009763" calcext:value-type="float">
            <text:p>1.009763</text:p>
          </table:table-cell>
          <table:table-cell office:value-type="float" office:value="-0.026605" calcext:value-type="float">
            <text:p>-0.026605</text:p>
          </table:table-cell>
        </table:table-row>
        <table:table-row table:style-name="ro1">
          <table:table-cell office:value-type="string" calcext:value-type="string">
            <text:p>[ INFO] [1525326471.037051273]:</text:p>
          </table:table-cell>
          <table:table-cell office:value-type="float" office:value="1.009713" calcext:value-type="float">
            <text:p>1.009713</text:p>
          </table:table-cell>
          <table:table-cell office:value-type="float" office:value="-0.014512" calcext:value-type="float">
            <text:p>-0.014512</text:p>
          </table:table-cell>
        </table:table-row>
        <table:table-row table:style-name="ro1">
          <table:table-cell office:value-type="string" calcext:value-type="string">
            <text:p>[ INFO] [1525326471.056566172]:</text:p>
          </table:table-cell>
          <table:table-cell office:value-type="float" office:value="1.009484" calcext:value-type="float">
            <text:p>1.009484</text:p>
          </table:table-cell>
          <table:table-cell office:value-type="float" office:value="-0.013118" calcext:value-type="float">
            <text:p>-0.013118</text:p>
          </table:table-cell>
        </table:table-row>
        <table:table-row table:style-name="ro1">
          <table:table-cell office:value-type="string" calcext:value-type="string">
            <text:p>[ INFO] [1525326471.076003565]:</text:p>
          </table:table-cell>
          <table:table-cell office:value-type="float" office:value="1.009277" calcext:value-type="float">
            <text:p>1.009277</text:p>
          </table:table-cell>
          <table:table-cell office:value-type="float" office:value="-0.01189" calcext:value-type="float">
            <text:p>-0.01189</text:p>
          </table:table-cell>
        </table:table-row>
        <table:table-row table:style-name="ro1">
          <table:table-cell office:value-type="string" calcext:value-type="string">
            <text:p>[ INFO] [1525326471.096555929]:</text:p>
          </table:table-cell>
          <table:table-cell office:value-type="float" office:value="1.009055" calcext:value-type="float">
            <text:p>1.009055</text:p>
          </table:table-cell>
          <table:table-cell office:value-type="float" office:value="-0.011344" calcext:value-type="float">
            <text:p>-0.011344</text:p>
          </table:table-cell>
        </table:table-row>
        <table:table-row table:style-name="ro1">
          <table:table-cell office:value-type="string" calcext:value-type="string">
            <text:p>[ INFO] [1525326471.117020477]:</text:p>
          </table:table-cell>
          <table:table-cell office:value-type="float" office:value="1.008696" calcext:value-type="float">
            <text:p>1.008696</text:p>
          </table:table-cell>
          <table:table-cell office:value-type="float" office:value="-0.014435" calcext:value-type="float">
            <text:p>-0.014435</text:p>
          </table:table-cell>
        </table:table-row>
        <table:table-row table:style-name="ro1">
          <table:table-cell office:value-type="string" calcext:value-type="string">
            <text:p>[ INFO] [1525326471.136487480]:</text:p>
          </table:table-cell>
          <table:table-cell office:value-type="float" office:value="1.00858" calcext:value-type="float">
            <text:p>1.00858</text:p>
          </table:table-cell>
          <table:table-cell office:value-type="float" office:value="-0.010213" calcext:value-type="float">
            <text:p>-0.010213</text:p>
          </table:table-cell>
        </table:table-row>
        <table:table-row table:style-name="ro1">
          <table:table-cell office:value-type="string" calcext:value-type="string">
            <text:p>[ INFO] [1525326471.157047829]:</text:p>
          </table:table-cell>
          <table:table-cell office:value-type="float" office:value="1.00877" calcext:value-type="float">
            <text:p>1.00877</text:p>
          </table:table-cell>
          <table:table-cell office:value-type="float" office:value="-0.000475" calcext:value-type="float">
            <text:p>-0.000475</text:p>
          </table:table-cell>
        </table:table-row>
        <table:table-row table:style-name="ro1">
          <table:table-cell office:value-type="string" calcext:value-type="string">
            <text:p>[ INFO] [1525326471.176585630]:</text:p>
          </table:table-cell>
          <table:table-cell office:value-type="float" office:value="1.009219" calcext:value-type="float">
            <text:p>1.009219</text:p>
          </table:table-cell>
          <table:table-cell office:value-type="float" office:value="0.011249" calcext:value-type="float">
            <text:p>0.011249</text:p>
          </table:table-cell>
        </table:table-row>
        <table:table-row table:style-name="ro1">
          <table:table-cell office:value-type="string" calcext:value-type="string">
            <text:p>[ INFO] [1525326471.196016643]:</text:p>
          </table:table-cell>
          <table:table-cell office:value-type="float" office:value="1.009416" calcext:value-type="float">
            <text:p>1.009416</text:p>
          </table:table-cell>
          <table:table-cell office:value-type="float" office:value="0.010687" calcext:value-type="float">
            <text:p>0.010687</text:p>
          </table:table-cell>
        </table:table-row>
        <table:table-row table:style-name="ro1">
          <table:table-cell office:value-type="string" calcext:value-type="string">
            <text:p>[ INFO] [1525326471.216553177]:</text:p>
          </table:table-cell>
          <table:table-cell office:value-type="float" office:value="1.009828" calcext:value-type="float">
            <text:p>1.009828</text:p>
          </table:table-cell>
          <table:table-cell office:value-type="float" office:value="0.015382" calcext:value-type="float">
            <text:p>0.015382</text:p>
          </table:table-cell>
        </table:table-row>
        <table:table-row table:style-name="ro1">
          <table:table-cell office:value-type="string" calcext:value-type="string">
            <text:p>[ INFO] [1525326471.237060990]:</text:p>
          </table:table-cell>
          <table:table-cell office:value-type="float" office:value="1.010512" calcext:value-type="float">
            <text:p>1.010512</text:p>
          </table:table-cell>
          <table:table-cell office:value-type="float" office:value="0.024349" calcext:value-type="float">
            <text:p>0.024349</text:p>
          </table:table-cell>
        </table:table-row>
        <table:table-row table:style-name="ro1">
          <table:table-cell office:value-type="string" calcext:value-type="string">
            <text:p>[ INFO] [1525326471.256366760]:</text:p>
          </table:table-cell>
          <table:table-cell office:value-type="float" office:value="1.010636" calcext:value-type="float">
            <text:p>1.010636</text:p>
          </table:table-cell>
          <table:table-cell office:value-type="float" office:value="0.015376" calcext:value-type="float">
            <text:p>0.015376</text:p>
          </table:table-cell>
        </table:table-row>
        <table:table-row table:style-name="ro1">
          <table:table-cell office:value-type="string" calcext:value-type="string">
            <text:p>[ INFO] [1525326471.276742755]:</text:p>
          </table:table-cell>
          <table:table-cell office:value-type="float" office:value="1.011356" calcext:value-type="float">
            <text:p>1.011356</text:p>
          </table:table-cell>
          <table:table-cell office:value-type="float" office:value="0.025393" calcext:value-type="float">
            <text:p>0.025393</text:p>
          </table:table-cell>
        </table:table-row>
        <table:table-row table:style-name="ro1">
          <table:table-cell office:value-type="string" calcext:value-type="string">
            <text:p>[ INFO] [1525326471.296227361]:</text:p>
          </table:table-cell>
          <table:table-cell office:value-type="float" office:value="1.012277" calcext:value-type="float">
            <text:p>1.012277</text:p>
          </table:table-cell>
          <table:table-cell office:value-type="float" office:value="0.03635" calcext:value-type="float">
            <text:p>0.03635</text:p>
          </table:table-cell>
        </table:table-row>
        <table:table-row table:style-name="ro1">
          <table:table-cell office:value-type="string" calcext:value-type="string">
            <text:p>[ INFO] [1525326471.316729867]:</text:p>
          </table:table-cell>
          <table:table-cell office:value-type="float" office:value="1.013224" calcext:value-type="float">
            <text:p>1.013224</text:p>
          </table:table-cell>
          <table:table-cell office:value-type="float" office:value="0.04126" calcext:value-type="float">
            <text:p>0.04126</text:p>
          </table:table-cell>
        </table:table-row>
        <table:table-row table:style-name="ro1">
          <table:table-cell office:value-type="string" calcext:value-type="string">
            <text:p>[ INFO] [1525326471.336148875]:</text:p>
          </table:table-cell>
          <table:table-cell office:value-type="float" office:value="1.01405" calcext:value-type="float">
            <text:p>1.01405</text:p>
          </table:table-cell>
          <table:table-cell office:value-type="float" office:value="0.041851" calcext:value-type="float">
            <text:p>0.041851</text:p>
          </table:table-cell>
        </table:table-row>
        <table:table-row table:style-name="ro1">
          <table:table-cell office:value-type="string" calcext:value-type="string">
            <text:p>[ INFO] [1525326471.356550132]:</text:p>
          </table:table-cell>
          <table:table-cell office:value-type="float" office:value="1.014646" calcext:value-type="float">
            <text:p>1.014646</text:p>
          </table:table-cell>
          <table:table-cell office:value-type="float" office:value="0.035558" calcext:value-type="float">
            <text:p>0.035558</text:p>
          </table:table-cell>
        </table:table-row>
        <table:table-row table:style-name="ro1">
          <table:table-cell office:value-type="string" calcext:value-type="string">
            <text:p>[ INFO] [1525326471.377096058]:</text:p>
          </table:table-cell>
          <table:table-cell office:value-type="float" office:value="1.015152" calcext:value-type="float">
            <text:p>1.015152</text:p>
          </table:table-cell>
          <table:table-cell office:value-type="float" office:value="0.030098" calcext:value-type="float">
            <text:p>0.030098</text:p>
          </table:table-cell>
        </table:table-row>
        <table:table-row table:style-name="ro1">
          <table:table-cell office:value-type="string" calcext:value-type="string">
            <text:p>[ INFO] [1525326471.396563876]:</text:p>
          </table:table-cell>
          <table:table-cell office:value-type="float" office:value="1.015681" calcext:value-type="float">
            <text:p>1.015681</text:p>
          </table:table-cell>
          <table:table-cell office:value-type="float" office:value="0.028648" calcext:value-type="float">
            <text:p>0.028648</text:p>
          </table:table-cell>
        </table:table-row>
        <table:table-row table:style-name="ro1">
          <table:table-cell office:value-type="string" calcext:value-type="string">
            <text:p>[ INFO] [1525326471.417086150]:</text:p>
          </table:table-cell>
          <table:table-cell office:value-type="float" office:value="1.01703" calcext:value-type="float">
            <text:p>1.01703</text:p>
          </table:table-cell>
          <table:table-cell office:value-type="float" office:value="0.047173" calcext:value-type="float">
            <text:p>0.047173</text:p>
          </table:table-cell>
        </table:table-row>
        <table:table-row table:style-name="ro1">
          <table:table-cell office:value-type="string" calcext:value-type="string">
            <text:p>[ INFO] [1525326471.436558805]:</text:p>
          </table:table-cell>
          <table:table-cell office:value-type="float" office:value="1.017574" calcext:value-type="float">
            <text:p>1.017574</text:p>
          </table:table-cell>
          <table:table-cell office:value-type="float" office:value="0.037554" calcext:value-type="float">
            <text:p>0.037554</text:p>
          </table:table-cell>
        </table:table-row>
        <table:table-row table:style-name="ro1">
          <table:table-cell office:value-type="string" calcext:value-type="string">
            <text:p>[ INFO] [1525326471.457052844]:</text:p>
          </table:table-cell>
          <table:table-cell office:value-type="float" office:value="1.017837" calcext:value-type="float">
            <text:p>1.017837</text:p>
          </table:table-cell>
          <table:table-cell office:value-type="float" office:value="0.025214" calcext:value-type="float">
            <text:p>0.025214</text:p>
          </table:table-cell>
        </table:table-row>
        <table:table-row table:style-name="ro1">
          <table:table-cell office:value-type="string" calcext:value-type="string">
            <text:p>[ INFO] [1525326471.476602761]:</text:p>
          </table:table-cell>
          <table:table-cell office:value-type="float" office:value="1.018268" calcext:value-type="float">
            <text:p>1.018268</text:p>
          </table:table-cell>
          <table:table-cell office:value-type="float" office:value="0.023614" calcext:value-type="float">
            <text:p>0.023614</text:p>
          </table:table-cell>
        </table:table-row>
        <table:table-row table:style-name="ro1">
          <table:table-cell office:value-type="string" calcext:value-type="string">
            <text:p>[ INFO] [1525326471.495989206]:</text:p>
          </table:table-cell>
          <table:table-cell office:value-type="float" office:value="1.018928" calcext:value-type="float">
            <text:p>1.018928</text:p>
          </table:table-cell>
          <table:table-cell office:value-type="float" office:value="0.02883" calcext:value-type="float">
            <text:p>0.02883</text:p>
          </table:table-cell>
        </table:table-row>
        <table:table-row table:style-name="ro1">
          <table:table-cell office:value-type="string" calcext:value-type="string">
            <text:p>[ INFO] [1525326471.516484318]:</text:p>
          </table:table-cell>
          <table:table-cell office:value-type="float" office:value="1.019166" calcext:value-type="float">
            <text:p>1.019166</text:p>
          </table:table-cell>
          <table:table-cell office:value-type="float" office:value="0.020229" calcext:value-type="float">
            <text:p>0.020229</text:p>
          </table:table-cell>
        </table:table-row>
        <table:table-row table:style-name="ro1">
          <table:table-cell office:value-type="string" calcext:value-type="string">
            <text:p>[ INFO] [1525326471.536277618]:</text:p>
          </table:table-cell>
          <table:table-cell office:value-type="float" office:value="1.019211" calcext:value-type="float">
            <text:p>1.019211</text:p>
          </table:table-cell>
          <table:table-cell office:value-type="float" office:value="0.011252" calcext:value-type="float">
            <text:p>0.011252</text:p>
          </table:table-cell>
        </table:table-row>
        <table:table-row table:style-name="ro1">
          <table:table-cell office:value-type="string" calcext:value-type="string">
            <text:p>[ INFO] [1525326471.556819429]:</text:p>
          </table:table-cell>
          <table:table-cell office:value-type="float" office:value="1.020381" calcext:value-type="float">
            <text:p>1.020381</text:p>
          </table:table-cell>
          <table:table-cell office:value-type="float" office:value="0.034058" calcext:value-type="float">
            <text:p>0.034058</text:p>
          </table:table-cell>
        </table:table-row>
        <table:table-row table:style-name="ro1">
          <table:table-cell office:value-type="string" calcext:value-type="string">
            <text:p>[ INFO] [1525326471.576252368]:</text:p>
          </table:table-cell>
          <table:table-cell office:value-type="float" office:value="1.021161" calcext:value-type="float">
            <text:p>1.021161</text:p>
          </table:table-cell>
          <table:table-cell office:value-type="float" office:value="0.03708" calcext:value-type="float">
            <text:p>0.03708</text:p>
          </table:table-cell>
        </table:table-row>
        <table:table-row table:style-name="ro1">
          <table:table-cell office:value-type="string" calcext:value-type="string">
            <text:p>[ INFO] [1525326471.596759742]:</text:p>
          </table:table-cell>
          <table:table-cell office:value-type="float" office:value="1.022332" calcext:value-type="float">
            <text:p>1.022332</text:p>
          </table:table-cell>
          <table:table-cell office:value-type="float" office:value="0.047095" calcext:value-type="float">
            <text:p>0.047095</text:p>
          </table:table-cell>
        </table:table-row>
        <table:table-row table:style-name="ro1">
          <table:table-cell office:value-type="string" calcext:value-type="string">
            <text:p>[ INFO] [1525326471.616228513]:</text:p>
          </table:table-cell>
          <table:table-cell office:value-type="float" office:value="1.024424" calcext:value-type="float">
            <text:p>1.024424</text:p>
          </table:table-cell>
          <table:table-cell office:value-type="float" office:value="0.077275" calcext:value-type="float">
            <text:p>0.077275</text:p>
          </table:table-cell>
        </table:table-row>
        <table:table-row table:style-name="ro1">
          <table:table-cell office:value-type="string" calcext:value-type="string">
            <text:p>[ INFO] [1525326471.636867730]:</text:p>
          </table:table-cell>
          <table:table-cell office:value-type="float" office:value="1.025854" calcext:value-type="float">
            <text:p>1.025854</text:p>
          </table:table-cell>
          <table:table-cell office:value-type="float" office:value="0.073281" calcext:value-type="float">
            <text:p>0.073281</text:p>
          </table:table-cell>
        </table:table-row>
        <table:table-row table:style-name="ro1">
          <table:table-cell office:value-type="string" calcext:value-type="string">
            <text:p>[ INFO] [1525326471.656391381]:</text:p>
          </table:table-cell>
          <table:table-cell office:value-type="float" office:value="1.027222" calcext:value-type="float">
            <text:p>1.027222</text:p>
          </table:table-cell>
          <table:table-cell office:value-type="float" office:value="0.071727" calcext:value-type="float">
            <text:p>0.071727</text:p>
          </table:table-cell>
        </table:table-row>
        <table:table-row table:style-name="ro1">
          <table:table-cell office:value-type="string" calcext:value-type="string">
            <text:p>[ INFO] [1525326471.676884348]:</text:p>
          </table:table-cell>
          <table:table-cell office:value-type="float" office:value="1.029253" calcext:value-type="float">
            <text:p>1.029253</text:p>
          </table:table-cell>
          <table:table-cell office:value-type="float" office:value="0.085334" calcext:value-type="float">
            <text:p>0.085334</text:p>
          </table:table-cell>
        </table:table-row>
        <table:table-row table:style-name="ro1">
          <table:table-cell office:value-type="string" calcext:value-type="string">
            <text:p>[ INFO] [1525326471.696385407]:</text:p>
          </table:table-cell>
          <table:table-cell office:value-type="float" office:value="1.030836" calcext:value-type="float">
            <text:p>1.030836</text:p>
          </table:table-cell>
          <table:table-cell office:value-type="float" office:value="0.083264" calcext:value-type="float">
            <text:p>0.083264</text:p>
          </table:table-cell>
        </table:table-row>
        <table:table-row table:style-name="ro1">
          <table:table-cell office:value-type="string" calcext:value-type="string">
            <text:p>[ INFO] [1525326471.716896269]:</text:p>
          </table:table-cell>
          <table:table-cell office:value-type="float" office:value="1.032395" calcext:value-type="float">
            <text:p>1.032395</text:p>
          </table:table-cell>
          <table:table-cell office:value-type="float" office:value="0.07964" calcext:value-type="float">
            <text:p>0.07964</text:p>
          </table:table-cell>
        </table:table-row>
        <table:table-row table:style-name="ro1">
          <table:table-cell office:value-type="string" calcext:value-type="string">
            <text:p>[ INFO] [1525326471.736423734]:</text:p>
          </table:table-cell>
          <table:table-cell office:value-type="float" office:value="1.034074" calcext:value-type="float">
            <text:p>1.034074</text:p>
          </table:table-cell>
          <table:table-cell office:value-type="float" office:value="0.082822" calcext:value-type="float">
            <text:p>0.082822</text:p>
          </table:table-cell>
        </table:table-row>
        <table:table-row table:style-name="ro1">
          <table:table-cell office:value-type="string" calcext:value-type="string">
            <text:p>[ INFO] [1525326471.756918855]:</text:p>
          </table:table-cell>
          <table:table-cell office:value-type="float" office:value="1.035079" calcext:value-type="float">
            <text:p>1.035079</text:p>
          </table:table-cell>
          <table:table-cell office:value-type="float" office:value="0.06595" calcext:value-type="float">
            <text:p>0.06595</text:p>
          </table:table-cell>
        </table:table-row>
        <table:table-row table:style-name="ro1">
          <table:table-cell office:value-type="string" calcext:value-type="string">
            <text:p>[ INFO] [1525326471.776441117]:</text:p>
          </table:table-cell>
          <table:table-cell office:value-type="float" office:value="1.036811" calcext:value-type="float">
            <text:p>1.036811</text:p>
          </table:table-cell>
          <table:table-cell office:value-type="float" office:value="0.077259" calcext:value-type="float">
            <text:p>0.077259</text:p>
          </table:table-cell>
        </table:table-row>
        <table:table-row table:style-name="ro1">
          <table:table-cell office:value-type="string" calcext:value-type="string">
            <text:p>[ INFO] [1525326471.796951111]:</text:p>
          </table:table-cell>
          <table:table-cell office:value-type="float" office:value="1.036736" calcext:value-type="float">
            <text:p>1.036736</text:p>
          </table:table-cell>
          <table:table-cell office:value-type="float" office:value="0.036821" calcext:value-type="float">
            <text:p>0.036821</text:p>
          </table:table-cell>
        </table:table-row>
        <table:table-row table:style-name="ro1">
          <table:table-cell office:value-type="string" calcext:value-type="string">
            <text:p>[ INFO] [1525326471.816489874]:</text:p>
          </table:table-cell>
          <table:table-cell office:value-type="float" office:value="1.037484" calcext:value-type="float">
            <text:p>1.037484</text:p>
          </table:table-cell>
          <table:table-cell office:value-type="float" office:value="0.037544" calcext:value-type="float">
            <text:p>0.037544</text:p>
          </table:table-cell>
        </table:table-row>
        <table:table-row table:style-name="ro1">
          <table:table-cell office:value-type="string" calcext:value-type="string">
            <text:p>[ INFO] [1525326471.837026253]:</text:p>
          </table:table-cell>
          <table:table-cell office:value-type="float" office:value="1.037382" calcext:value-type="float">
            <text:p>1.037382</text:p>
          </table:table-cell>
          <table:table-cell office:value-type="float" office:value="0.016292" calcext:value-type="float">
            <text:p>0.016292</text:p>
          </table:table-cell>
        </table:table-row>
        <table:table-row table:style-name="ro1">
          <table:table-cell office:value-type="string" calcext:value-type="string">
            <text:p>[ INFO] [1525326471.856489321]:</text:p>
          </table:table-cell>
          <table:table-cell office:value-type="float" office:value="1.036938" calcext:value-type="float">
            <text:p>1.036938</text:p>
          </table:table-cell>
          <table:table-cell office:value-type="float" office:value="-0.003264" calcext:value-type="float">
            <text:p>-0.003264</text:p>
          </table:table-cell>
        </table:table-row>
        <table:table-row table:style-name="ro1">
          <table:table-cell office:value-type="string" calcext:value-type="string">
            <text:p>[ INFO] [1525326471.876926749]:</text:p>
          </table:table-cell>
          <table:table-cell office:value-type="float" office:value="1.036055" calcext:value-type="float">
            <text:p>1.036055</text:p>
          </table:table-cell>
          <table:table-cell office:value-type="float" office:value="-0.023231" calcext:value-type="float">
            <text:p>-0.023231</text:p>
          </table:table-cell>
        </table:table-row>
        <table:table-row table:style-name="ro1">
          <table:table-cell office:value-type="string" calcext:value-type="string">
            <text:p>[ INFO] [1525326471.896363718]:</text:p>
          </table:table-cell>
          <table:table-cell office:value-type="float" office:value="1.034611" calcext:value-type="float">
            <text:p>1.034611</text:p>
          </table:table-cell>
          <table:table-cell office:value-type="float" office:value="-0.048769" calcext:value-type="float">
            <text:p>-0.048769</text:p>
          </table:table-cell>
        </table:table-row>
        <table:table-row table:style-name="ro1">
          <table:table-cell office:value-type="string" calcext:value-type="string">
            <text:p>[ INFO] [1525326471.916869802]:</text:p>
          </table:table-cell>
          <table:table-cell office:value-type="float" office:value="1.032674" calcext:value-type="float">
            <text:p>1.032674</text:p>
          </table:table-cell>
          <table:table-cell office:value-type="float" office:value="-0.07161" calcext:value-type="float">
            <text:p>-0.07161</text:p>
          </table:table-cell>
        </table:table-row>
        <table:table-row table:style-name="ro1">
          <table:table-cell office:value-type="string" calcext:value-type="string">
            <text:p>[ INFO] [1525326471.936387219]:</text:p>
          </table:table-cell>
          <table:table-cell office:value-type="float" office:value="1.031043" calcext:value-type="float">
            <text:p>1.031043</text:p>
          </table:table-cell>
          <table:table-cell office:value-type="float" office:value="-0.077587" calcext:value-type="float">
            <text:p>-0.077587</text:p>
          </table:table-cell>
        </table:table-row>
        <table:table-row table:style-name="ro1">
          <table:table-cell office:value-type="string" calcext:value-type="string">
            <text:p>[ INFO] [1525326471.956882715]:</text:p>
          </table:table-cell>
          <table:table-cell office:value-type="float" office:value="1.029928" calcext:value-type="float">
            <text:p>1.029928</text:p>
          </table:table-cell>
          <table:table-cell office:value-type="float" office:value="-0.066001" calcext:value-type="float">
            <text:p>-0.066001</text:p>
          </table:table-cell>
        </table:table-row>
        <table:table-row table:style-name="ro1">
          <table:table-cell office:value-type="string" calcext:value-type="string">
            <text:p>[ INFO] [1525326471.976385939]:</text:p>
          </table:table-cell>
          <table:table-cell office:value-type="float" office:value="1.027283" calcext:value-type="float">
            <text:p>1.027283</text:p>
          </table:table-cell>
          <table:table-cell office:value-type="float" office:value="-0.100807" calcext:value-type="float">
            <text:p>-0.100807</text:p>
          </table:table-cell>
        </table:table-row>
        <table:table-row table:style-name="ro1">
          <table:table-cell office:value-type="string" calcext:value-type="string">
            <text:p>[ INFO] [1525326471.996964748]:</text:p>
          </table:table-cell>
          <table:table-cell office:value-type="float" office:value="1.025274" calcext:value-type="float">
            <text:p>1.025274</text:p>
          </table:table-cell>
          <table:table-cell office:value-type="float" office:value="-0.099319" calcext:value-type="float">
            <text:p>-0.099319</text:p>
          </table:table-cell>
        </table:table-row>
        <table:table-row table:style-name="ro1">
          <table:table-cell office:value-type="string" calcext:value-type="string">
            <text:p>[ INFO] [1525326472.016469123]:</text:p>
          </table:table-cell>
          <table:table-cell office:value-type="float" office:value="1.021909" calcext:value-type="float">
            <text:p>1.021909</text:p>
          </table:table-cell>
          <table:table-cell office:value-type="float" office:value="-0.135748" calcext:value-type="float">
            <text:p>-0.135748</text:p>
          </table:table-cell>
        </table:table-row>
        <table:table-row table:style-name="ro1">
          <table:table-cell office:value-type="string" calcext:value-type="string">
            <text:p>[ INFO] [1525326472.036943906]:</text:p>
          </table:table-cell>
          <table:table-cell office:value-type="float" office:value="1.019476" calcext:value-type="float">
            <text:p>1.019476</text:p>
          </table:table-cell>
          <table:table-cell office:value-type="float" office:value="-0.127303" calcext:value-type="float">
            <text:p>-0.127303</text:p>
          </table:table-cell>
        </table:table-row>
        <table:table-row table:style-name="ro1">
          <table:table-cell office:value-type="string" calcext:value-type="string">
            <text:p>[ INFO] [1525326472.056556166]:</text:p>
          </table:table-cell>
          <table:table-cell office:value-type="float" office:value="1.018247" calcext:value-type="float">
            <text:p>1.018247</text:p>
          </table:table-cell>
          <table:table-cell office:value-type="float" office:value="-0.09504" calcext:value-type="float">
            <text:p>-0.09504</text:p>
          </table:table-cell>
        </table:table-row>
        <table:table-row table:style-name="ro1">
          <table:table-cell office:value-type="string" calcext:value-type="string">
            <text:p>[ INFO] [1525326472.075954692]:</text:p>
          </table:table-cell>
          <table:table-cell office:value-type="float" office:value="1.015476" calcext:value-type="float">
            <text:p>1.015476</text:p>
          </table:table-cell>
          <table:table-cell office:value-type="float" office:value="-0.118784" calcext:value-type="float">
            <text:p>-0.118784</text:p>
          </table:table-cell>
        </table:table-row>
        <table:table-row table:style-name="ro1">
          <table:table-cell office:value-type="string" calcext:value-type="string">
            <text:p>[ INFO] [1525326472.096413102]:</text:p>
          </table:table-cell>
          <table:table-cell office:value-type="float" office:value="1.01439" calcext:value-type="float">
            <text:p>1.01439</text:p>
          </table:table-cell>
          <table:table-cell office:value-type="float" office:value="-0.085944" calcext:value-type="float">
            <text:p>-0.085944</text:p>
          </table:table-cell>
        </table:table-row>
        <table:table-row table:style-name="ro1">
          <table:table-cell office:value-type="string" calcext:value-type="string">
            <text:p>[ INFO] [1525326472.116878085]:</text:p>
          </table:table-cell>
          <table:table-cell office:value-type="float" office:value="1.013113" calcext:value-type="float">
            <text:p>1.013113</text:p>
          </table:table-cell>
          <table:table-cell office:value-type="float" office:value="-0.074172" calcext:value-type="float">
            <text:p>-0.074172</text:p>
          </table:table-cell>
        </table:table-row>
        <table:table-row table:style-name="ro1">
          <table:table-cell office:value-type="string" calcext:value-type="string">
            <text:p>[ INFO] [1525326472.136337865]:</text:p>
          </table:table-cell>
          <table:table-cell office:value-type="float" office:value="1.011075" calcext:value-type="float">
            <text:p>1.011075</text:p>
          </table:table-cell>
          <table:table-cell office:value-type="float" office:value="-0.089439" calcext:value-type="float">
            <text:p>-0.089439</text:p>
          </table:table-cell>
        </table:table-row>
        <table:table-row table:style-name="ro1">
          <table:table-cell office:value-type="string" calcext:value-type="string">
            <text:p>[ INFO] [1525326472.156818008]:</text:p>
          </table:table-cell>
          <table:table-cell office:value-type="float" office:value="1.010119" calcext:value-type="float">
            <text:p>1.010119</text:p>
          </table:table-cell>
          <table:table-cell office:value-type="float" office:value="-0.068063" calcext:value-type="float">
            <text:p>-0.068063</text:p>
          </table:table-cell>
        </table:table-row>
        <table:table-row table:style-name="ro1">
          <table:table-cell office:value-type="string" calcext:value-type="string">
            <text:p>[ INFO] [1525326472.176317077]:</text:p>
          </table:table-cell>
          <table:table-cell office:value-type="float" office:value="1.008506" calcext:value-type="float">
            <text:p>1.008506</text:p>
          </table:table-cell>
          <table:table-cell office:value-type="float" office:value="-0.075408" calcext:value-type="float">
            <text:p>-0.075408</text:p>
          </table:table-cell>
        </table:table-row>
        <table:table-row table:style-name="ro1">
          <table:table-cell office:value-type="string" calcext:value-type="string">
            <text:p>[ INFO] [1525326472.196815695]:</text:p>
          </table:table-cell>
          <table:table-cell office:value-type="float" office:value="1.007151" calcext:value-type="float">
            <text:p>1.007151</text:p>
          </table:table-cell>
          <table:table-cell office:value-type="float" office:value="-0.070729" calcext:value-type="float">
            <text:p>-0.070729</text:p>
          </table:table-cell>
        </table:table-row>
        <table:table-row table:style-name="ro1">
          <table:table-cell office:value-type="string" calcext:value-type="string">
            <text:p>[ INFO] [1525326472.216347371]:</text:p>
          </table:table-cell>
          <table:table-cell office:value-type="float" office:value="1.005604" calcext:value-type="float">
            <text:p>1.005604</text:p>
          </table:table-cell>
          <table:table-cell office:value-type="float" office:value="-0.074974" calcext:value-type="float">
            <text:p>-0.074974</text:p>
          </table:table-cell>
        </table:table-row>
        <table:table-row table:style-name="ro1">
          <table:table-cell office:value-type="string" calcext:value-type="string">
            <text:p>[ INFO] [1525326472.236775340]:</text:p>
          </table:table-cell>
          <table:table-cell office:value-type="float" office:value="1.003879" calcext:value-type="float">
            <text:p>1.003879</text:p>
          </table:table-cell>
          <table:table-cell office:value-type="float" office:value="-0.079674" calcext:value-type="float">
            <text:p>-0.079674</text:p>
          </table:table-cell>
        </table:table-row>
        <table:table-row table:style-name="ro1">
          <table:table-cell office:value-type="string" calcext:value-type="string">
            <text:p>[ INFO] [1525326472.256275672]:</text:p>
          </table:table-cell>
          <table:table-cell office:value-type="float" office:value="1.002285" calcext:value-type="float">
            <text:p>1.002285</text:p>
          </table:table-cell>
          <table:table-cell office:value-type="float" office:value="-0.080683" calcext:value-type="float">
            <text:p>-0.080683</text:p>
          </table:table-cell>
        </table:table-row>
        <table:table-row table:style-name="ro1">
          <table:table-cell office:value-type="string" calcext:value-type="string">
            <text:p>[ INFO] [1525326472.276568606]: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-0.098489" calcext:value-type="float">
            <text:p>-0.098489</text:p>
          </table:table-cell>
        </table:table-row>
        <table:table-row table:style-name="ro1">
          <table:table-cell office:value-type="string" calcext:value-type="string">
            <text:p>[ INFO] [1525326472.297022629]:</text:p>
          </table:table-cell>
          <table:table-cell office:value-type="float" office:value="0.998013" calcext:value-type="float">
            <text:p>0.998013</text:p>
          </table:table-cell>
          <table:table-cell office:value-type="float" office:value="-0.096061" calcext:value-type="float">
            <text:p>-0.096061</text:p>
          </table:table-cell>
        </table:table-row>
        <table:table-row table:style-name="ro1">
          <table:table-cell office:value-type="string" calcext:value-type="string">
            <text:p>[ INFO] [1525326472.316481387]:</text:p>
          </table:table-cell>
          <table:table-cell office:value-type="float" office:value="0.996207" calcext:value-type="float">
            <text:p>0.996207</text:p>
          </table:table-cell>
          <table:table-cell office:value-type="float" office:value="-0.094435" calcext:value-type="float">
            <text:p>-0.094435</text:p>
          </table:table-cell>
        </table:table-row>
        <table:table-row table:style-name="ro1">
          <table:table-cell office:value-type="string" calcext:value-type="string">
            <text:p>[ INFO] [1525326472.337019920]:</text:p>
          </table:table-cell>
          <table:table-cell office:value-type="float" office:value="0.99435" calcext:value-type="float">
            <text:p>0.99435</text:p>
          </table:table-cell>
          <table:table-cell office:value-type="float" office:value="-0.092414" calcext:value-type="float">
            <text:p>-0.092414</text:p>
          </table:table-cell>
        </table:table-row>
        <table:table-row table:style-name="ro1">
          <table:table-cell office:value-type="string" calcext:value-type="string">
            <text:p>[ INFO] [1525326472.356616813]:</text:p>
          </table:table-cell>
          <table:table-cell office:value-type="float" office:value="0.993523" calcext:value-type="float">
            <text:p>0.993523</text:p>
          </table:table-cell>
          <table:table-cell office:value-type="float" office:value="-0.067302" calcext:value-type="float">
            <text:p>-0.067302</text:p>
          </table:table-cell>
        </table:table-row>
        <table:table-row table:style-name="ro1">
          <table:table-cell office:value-type="string" calcext:value-type="string">
            <text:p>[ INFO] [1525326472.376041244]:</text:p>
          </table:table-cell>
          <table:table-cell office:value-type="float" office:value="0.992532" calcext:value-type="float">
            <text:p>0.992532</text:p>
          </table:table-cell>
          <table:table-cell office:value-type="float" office:value="-0.05916" calcext:value-type="float">
            <text:p>-0.05916</text:p>
          </table:table-cell>
        </table:table-row>
        <table:table-row table:style-name="ro1">
          <table:table-cell office:value-type="string" calcext:value-type="string">
            <text:p>[ INFO] [1525326472.396547672]:</text:p>
          </table:table-cell>
          <table:table-cell office:value-type="float" office:value="0.991706" calcext:value-type="float">
            <text:p>0.991706</text:p>
          </table:table-cell>
          <table:table-cell office:value-type="float" office:value="-0.049717" calcext:value-type="float">
            <text:p>-0.049717</text:p>
          </table:table-cell>
        </table:table-row>
        <table:table-row table:style-name="ro1">
          <table:table-cell office:value-type="string" calcext:value-type="string">
            <text:p>[ INFO] [1525326472.417226295]:</text:p>
          </table:table-cell>
          <table:table-cell office:value-type="float" office:value="0.990962" calcext:value-type="float">
            <text:p>0.990962</text:p>
          </table:table-cell>
          <table:table-cell office:value-type="float" office:value="-0.043017" calcext:value-type="float">
            <text:p>-0.043017</text:p>
          </table:table-cell>
        </table:table-row>
        <table:table-row table:style-name="ro1">
          <table:table-cell office:value-type="string" calcext:value-type="string">
            <text:p>[ INFO] [1525326472.436774861]:</text:p>
          </table:table-cell>
          <table:table-cell office:value-type="float" office:value="0.990166" calcext:value-type="float">
            <text:p>0.990166</text:p>
          </table:table-cell>
          <table:table-cell office:value-type="float" office:value="-0.041671" calcext:value-type="float">
            <text:p>-0.041671</text:p>
          </table:table-cell>
        </table:table-row>
        <table:table-row table:style-name="ro1">
          <table:table-cell office:value-type="string" calcext:value-type="string">
            <text:p>[ INFO] [1525326472.456272517]:</text:p>
          </table:table-cell>
          <table:table-cell office:value-type="float" office:value="0.989986" calcext:value-type="float">
            <text:p>0.989986</text:p>
          </table:table-cell>
          <table:table-cell office:value-type="float" office:value="-0.025475" calcext:value-type="float">
            <text:p>-0.025475</text:p>
          </table:table-cell>
        </table:table-row>
        <table:table-row table:style-name="ro1">
          <table:table-cell office:value-type="string" calcext:value-type="string">
            <text:p>[ INFO] [1525326472.476738345]:</text:p>
          </table:table-cell>
          <table:table-cell office:value-type="float" office:value="0.989566" calcext:value-type="float">
            <text:p>0.989566</text:p>
          </table:table-cell>
          <table:table-cell office:value-type="float" office:value="-0.022974" calcext:value-type="float">
            <text:p>-0.022974</text:p>
          </table:table-cell>
        </table:table-row>
        <table:table-row table:style-name="ro1">
          <table:table-cell office:value-type="string" calcext:value-type="string">
            <text:p>[ INFO] [1525326472.496252293]:</text:p>
          </table:table-cell>
          <table:table-cell office:value-type="float" office:value="0.98922" calcext:value-type="float">
            <text:p>0.98922</text:p>
          </table:table-cell>
          <table:table-cell office:value-type="float" office:value="-0.020376" calcext:value-type="float">
            <text:p>-0.020376</text:p>
          </table:table-cell>
        </table:table-row>
        <table:table-row table:style-name="ro1">
          <table:table-cell office:value-type="string" calcext:value-type="string">
            <text:p>[ INFO] [1525326472.516945246]: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25159" calcext:value-type="float">
            <text:p>-0.025159</text:p>
          </table:table-cell>
        </table:table-row>
        <table:table-row table:style-name="ro1">
          <table:table-cell office:value-type="string" calcext:value-type="string">
            <text:p>[ INFO] [1525326472.536437045]:</text:p>
          </table:table-cell>
          <table:table-cell office:value-type="float" office:value="0.988164" calcext:value-type="float">
            <text:p>0.988164</text:p>
          </table:table-cell>
          <table:table-cell office:value-type="float" office:value="-0.023746" calcext:value-type="float">
            <text:p>-0.023746</text:p>
          </table:table-cell>
        </table:table-row>
        <table:table-row table:style-name="ro1">
          <table:table-cell office:value-type="string" calcext:value-type="string">
            <text:p>[ INFO] [1525326472.556909054]:</text:p>
          </table:table-cell>
          <table:table-cell office:value-type="float" office:value="0.988082" calcext:value-type="float">
            <text:p>0.988082</text:p>
          </table:table-cell>
          <table:table-cell office:value-type="float" office:value="-0.013877" calcext:value-type="float">
            <text:p>-0.013877</text:p>
          </table:table-cell>
        </table:table-row>
        <table:table-row table:style-name="ro1">
          <table:table-cell office:value-type="string" calcext:value-type="string">
            <text:p>[ INFO] [1525326472.576418551]:</text:p>
          </table:table-cell>
          <table:table-cell office:value-type="float" office:value="0.987937" calcext:value-type="float">
            <text:p>0.987937</text:p>
          </table:table-cell>
          <table:table-cell office:value-type="float" office:value="-0.010667" calcext:value-type="float">
            <text:p>-0.010667</text:p>
          </table:table-cell>
        </table:table-row>
        <table:table-row table:style-name="ro1">
          <table:table-cell office:value-type="string" calcext:value-type="string">
            <text:p>[ INFO] [1525326472.596942374]:</text:p>
          </table:table-cell>
          <table:table-cell office:value-type="float" office:value="0.98807" calcext:value-type="float">
            <text:p>0.98807</text:p>
          </table:table-cell>
          <table:table-cell office:value-type="float" office:value="-0.002102" calcext:value-type="float">
            <text:p>-0.002102</text:p>
          </table:table-cell>
        </table:table-row>
        <table:table-row table:style-name="ro1">
          <table:table-cell office:value-type="string" calcext:value-type="string">
            <text:p>[ INFO] [1525326472.616464219]:</text:p>
          </table:table-cell>
          <table:table-cell office:value-type="float" office:value="0.988109" calcext:value-type="float">
            <text:p>0.988109</text:p>
          </table:table-cell>
          <table:table-cell office:value-type="float" office:value="-0.000046" calcext:value-type="float">
            <text:p>-0.000046</text:p>
          </table:table-cell>
        </table:table-row>
        <table:table-row table:style-name="ro1">
          <table:table-cell office:value-type="string" calcext:value-type="string">
            <text:p>[ INFO] [1525326472.637049817]:</text:p>
          </table:table-cell>
          <table:table-cell office:value-type="float" office:value="0.988467" calcext:value-type="float">
            <text:p>0.988467</text:p>
          </table:table-cell>
          <table:table-cell office:value-type="float" office:value="0.008663" calcext:value-type="float">
            <text:p>0.008663</text:p>
          </table:table-cell>
        </table:table-row>
        <table:table-row table:style-name="ro1">
          <table:table-cell office:value-type="string" calcext:value-type="string">
            <text:p>[ INFO] [1525326472.656602650]:</text:p>
          </table:table-cell>
          <table:table-cell office:value-type="float" office:value="0.988729" calcext:value-type="float">
            <text:p>0.988729</text:p>
          </table:table-cell>
          <table:table-cell office:value-type="float" office:value="0.011028" calcext:value-type="float">
            <text:p>0.011028</text:p>
          </table:table-cell>
        </table:table-row>
        <table:table-row table:style-name="ro1">
          <table:table-cell office:value-type="string" calcext:value-type="string">
            <text:p>[ INFO] [1525326472.677087749]:</text:p>
          </table:table-cell>
          <table:table-cell office:value-type="float" office:value="0.989223" calcext:value-type="float">
            <text:p>0.989223</text:p>
          </table:table-cell>
          <table:table-cell office:value-type="float" office:value="0.017593" calcext:value-type="float">
            <text:p>0.017593</text:p>
          </table:table-cell>
        </table:table-row>
        <table:table-row table:style-name="ro1">
          <table:table-cell office:value-type="string" calcext:value-type="string">
            <text:p>[ INFO] [1525326472.696630738]:</text:p>
          </table:table-cell>
          <table:table-cell office:value-type="float" office:value="0.989499" calcext:value-type="float">
            <text:p>0.989499</text:p>
          </table:table-cell>
          <table:table-cell office:value-type="float" office:value="0.015866" calcext:value-type="float">
            <text:p>0.015866</text:p>
          </table:table-cell>
        </table:table-row>
        <table:table-row table:style-name="ro1">
          <table:table-cell office:value-type="string" calcext:value-type="string">
            <text:p>[ INFO] [1525326472.716012914]:</text:p>
          </table:table-cell>
          <table:table-cell office:value-type="float" office:value="0.989557" calcext:value-type="float">
            <text:p>0.989557</text:p>
          </table:table-cell>
          <table:table-cell office:value-type="float" office:value="0.009405" calcext:value-type="float">
            <text:p>0.009405</text:p>
          </table:table-cell>
        </table:table-row>
        <table:table-row table:style-name="ro1">
          <table:table-cell office:value-type="string" calcext:value-type="string">
            <text:p>[ INFO] [1525326472.736656272]:</text:p>
          </table:table-cell>
          <table:table-cell office:value-type="float" office:value="0.989458" calcext:value-type="float">
            <text:p>0.989458</text:p>
          </table:table-cell>
          <table:table-cell office:value-type="float" office:value="0.002316" calcext:value-type="float">
            <text:p>0.002316</text:p>
          </table:table-cell>
        </table:table-row>
        <table:table-row table:style-name="ro1">
          <table:table-cell office:value-type="string" calcext:value-type="string">
            <text:p>[ INFO] [1525326472.756042891]:</text:p>
          </table:table-cell>
          <table:table-cell office:value-type="float" office:value="0.989406" calcext:value-type="float">
            <text:p>0.989406</text:p>
          </table:table-cell>
          <table:table-cell office:value-type="float" office:value="-0.000195" calcext:value-type="float">
            <text:p>-0.000195</text:p>
          </table:table-cell>
        </table:table-row>
        <table:table-row table:style-name="ro1">
          <table:table-cell office:value-type="string" calcext:value-type="string">
            <text:p>[ INFO] [1525326472.776403309]:</text:p>
          </table:table-cell>
          <table:table-cell office:value-type="float" office:value="0.989101" calcext:value-type="float">
            <text:p>0.989101</text:p>
          </table:table-cell>
          <table:table-cell office:value-type="float" office:value="-0.007579" calcext:value-type="float">
            <text:p>-0.007579</text:p>
          </table:table-cell>
        </table:table-row>
        <table:table-row table:style-name="ro1">
          <table:table-cell office:value-type="string" calcext:value-type="string">
            <text:p>[ INFO] [1525326472.796897468]:</text:p>
          </table:table-cell>
          <table:table-cell office:value-type="float" office:value="0.988929" calcext:value-type="float">
            <text:p>0.988929</text:p>
          </table:table-cell>
          <table:table-cell office:value-type="float" office:value="-0.007984" calcext:value-type="float">
            <text:p>-0.007984</text:p>
          </table:table-cell>
        </table:table-row>
        <table:table-row table:style-name="ro1">
          <table:table-cell office:value-type="string" calcext:value-type="string">
            <text:p>[ INFO] [1525326472.816413638]:</text:p>
          </table:table-cell>
          <table:table-cell office:value-type="float" office:value="0.98859" calcext:value-type="float">
            <text:p>0.98859</text:p>
          </table:table-cell>
          <table:table-cell office:value-type="float" office:value="-0.012671" calcext:value-type="float">
            <text:p>-0.012671</text:p>
          </table:table-cell>
        </table:table-row>
        <table:table-row table:style-name="ro1">
          <table:table-cell office:value-type="string" calcext:value-type="string">
            <text:p>[ INFO] [1525326472.836947901]:</text:p>
          </table:table-cell>
          <table:table-cell office:value-type="float" office:value="0.988449" calcext:value-type="float">
            <text:p>0.988449</text:p>
          </table:table-cell>
          <table:table-cell office:value-type="float" office:value="-0.009773" calcext:value-type="float">
            <text:p>-0.009773</text:p>
          </table:table-cell>
        </table:table-row>
        <table:table-row table:style-name="ro1">
          <table:table-cell office:value-type="string" calcext:value-type="string">
            <text:p>[ INFO] [1525326472.856473830]:</text:p>
          </table:table-cell>
          <table:table-cell office:value-type="float" office:value="0.98823" calcext:value-type="float">
            <text:p>0.98823</text:p>
          </table:table-cell>
          <table:table-cell office:value-type="float" office:value="-0.01049" calcext:value-type="float">
            <text:p>-0.01049</text:p>
          </table:table-cell>
        </table:table-row>
        <table:table-row table:style-name="ro1">
          <table:table-cell office:value-type="string" calcext:value-type="string">
            <text:p>[ INFO] [1525326472.877043654]:</text:p>
          </table:table-cell>
          <table:table-cell office:value-type="float" office:value="0.988109" calcext:value-type="float">
            <text:p>0.988109</text:p>
          </table:table-cell>
          <table:table-cell office:value-type="float" office:value="-0.008203" calcext:value-type="float">
            <text:p>-0.008203</text:p>
          </table:table-cell>
        </table:table-row>
        <table:table-row table:style-name="ro1">
          <table:table-cell office:value-type="string" calcext:value-type="string">
            <text:p>[ INFO] [1525326472.896476790]:</text:p>
          </table:table-cell>
          <table:table-cell office:value-type="float" office:value="0.988102" calcext:value-type="float">
            <text:p>0.988102</text:p>
          </table:table-cell>
          <table:table-cell office:value-type="float" office:value="-0.004261" calcext:value-type="float">
            <text:p>-0.004261</text:p>
          </table:table-cell>
        </table:table-row>
        <table:table-row table:style-name="ro1">
          <table:table-cell office:value-type="string" calcext:value-type="string">
            <text:p>[ INFO] [1525326472.917057167]:</text:p>
          </table:table-cell>
          <table:table-cell office:value-type="float" office:value="0.987989" calcext:value-type="float">
            <text:p>0.987989</text:p>
          </table:table-cell>
          <table:table-cell office:value-type="float" office:value="-0.004891" calcext:value-type="float">
            <text:p>-0.004891</text:p>
          </table:table-cell>
        </table:table-row>
        <table:table-row table:style-name="ro1">
          <table:table-cell office:value-type="string" calcext:value-type="string">
            <text:p>[ INFO] [1525326472.936579483]:</text:p>
          </table:table-cell>
          <table:table-cell office:value-type="float" office:value="0.987755" calcext:value-type="float">
            <text:p>0.987755</text:p>
          </table:table-cell>
          <table:table-cell office:value-type="float" office:value="-0.008416" calcext:value-type="float">
            <text:p>-0.008416</text:p>
          </table:table-cell>
        </table:table-row>
        <table:table-row table:style-name="ro1">
          <table:table-cell office:value-type="string" calcext:value-type="string">
            <text:p>[ INFO] [1525326472.955968519]:</text:p>
          </table:table-cell>
          <table:table-cell office:value-type="float" office:value="0.987452" calcext:value-type="float">
            <text:p>0.987452</text:p>
          </table:table-cell>
          <table:table-cell office:value-type="float" office:value="-0.012026" calcext:value-type="float">
            <text:p>-0.012026</text:p>
          </table:table-cell>
        </table:table-row>
        <table:table-row table:style-name="ro1">
          <table:table-cell office:value-type="string" calcext:value-type="string">
            <text:p>[ INFO] [1525326472.976448248]:</text:p>
          </table:table-cell>
          <table:table-cell office:value-type="float" office:value="0.986751" calcext:value-type="float">
            <text:p>0.986751</text:p>
          </table:table-cell>
          <table:table-cell office:value-type="float" office:value="-0.02316" calcext:value-type="float">
            <text:p>-0.02316</text:p>
          </table:table-cell>
        </table:table-row>
        <table:table-row table:style-name="ro1">
          <table:table-cell office:value-type="string" calcext:value-type="string">
            <text:p>[ INFO] [1525326472.996944396]:</text:p>
          </table:table-cell>
          <table:table-cell office:value-type="float" office:value="0.986307" calcext:value-type="float">
            <text:p>0.986307</text:p>
          </table:table-cell>
          <table:table-cell office:value-type="float" office:value="-0.022382" calcext:value-type="float">
            <text:p>-0.022382</text:p>
          </table:table-cell>
        </table:table-row>
        <table:table-row table:style-name="ro1">
          <table:table-cell office:value-type="string" calcext:value-type="string">
            <text:p>[ INFO] [1525326473.016435431]:</text:p>
          </table:table-cell>
          <table:table-cell office:value-type="float" office:value="0.985551" calcext:value-type="float">
            <text:p>0.985551</text:p>
          </table:table-cell>
          <table:table-cell office:value-type="float" office:value="-0.030593" calcext:value-type="float">
            <text:p>-0.030593</text:p>
          </table:table-cell>
        </table:table-row>
        <table:table-row table:style-name="ro1">
          <table:table-cell office:value-type="string" calcext:value-type="string">
            <text:p>[ INFO] [1525326473.037011222]:</text:p>
          </table:table-cell>
          <table:table-cell office:value-type="float" office:value="0.985059" calcext:value-type="float">
            <text:p>0.985059</text:p>
          </table:table-cell>
          <table:table-cell office:value-type="float" office:value="-0.02727" calcext:value-type="float">
            <text:p>-0.02727</text:p>
          </table:table-cell>
        </table:table-row>
        <table:table-row table:style-name="ro1">
          <table:table-cell office:value-type="string" calcext:value-type="string">
            <text:p>[ INFO] [1525326473.056510228]: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-0.029237" calcext:value-type="float">
            <text:p>-0.029237</text:p>
          </table:table-cell>
        </table:table-row>
        <table:table-row table:style-name="ro1">
          <table:table-cell office:value-type="string" calcext:value-type="string">
            <text:p>[ INFO] [1525326473.077012468]:</text:p>
          </table:table-cell>
          <table:table-cell office:value-type="float" office:value="0.98385" calcext:value-type="float">
            <text:p>0.98385</text:p>
          </table:table-cell>
          <table:table-cell office:value-type="float" office:value="-0.02926" calcext:value-type="float">
            <text:p>-0.02926</text:p>
          </table:table-cell>
        </table:table-row>
        <table:table-row table:style-name="ro1">
          <table:table-cell office:value-type="string" calcext:value-type="string">
            <text:p>[ INFO] [1525326473.096560384]:</text:p>
          </table:table-cell>
          <table:table-cell office:value-type="float" office:value="0.983557" calcext:value-type="float">
            <text:p>0.983557</text:p>
          </table:table-cell>
          <table:table-cell office:value-type="float" office:value="-0.02212" calcext:value-type="float">
            <text:p>-0.02212</text:p>
          </table:table-cell>
        </table:table-row>
        <table:table-row table:style-name="ro1">
          <table:table-cell office:value-type="string" calcext:value-type="string">
            <text:p>[ INFO] [1525326473.115988986]:</text:p>
          </table:table-cell>
          <table:table-cell office:value-type="float" office:value="0.983088" calcext:value-type="float">
            <text:p>0.983088</text:p>
          </table:table-cell>
          <table:table-cell office:value-type="float" office:value="-0.02313" calcext:value-type="float">
            <text:p>-0.02313</text:p>
          </table:table-cell>
        </table:table-row>
        <table:table-row table:style-name="ro1">
          <table:table-cell office:value-type="string" calcext:value-type="string">
            <text:p>[ INFO] [1525326473.136562769]:</text:p>
          </table:table-cell>
          <table:table-cell office:value-type="float" office:value="0.982812" calcext:value-type="float">
            <text:p>0.982812</text:p>
          </table:table-cell>
          <table:table-cell office:value-type="float" office:value="-0.018282" calcext:value-type="float">
            <text:p>-0.018282</text:p>
          </table:table-cell>
        </table:table-row>
        <table:table-row table:style-name="ro1">
          <table:table-cell office:value-type="string" calcext:value-type="string">
            <text:p>[ INFO] [1525326473.156006648]:</text:p>
          </table:table-cell>
          <table:table-cell office:value-type="float" office:value="0.982581" calcext:value-type="float">
            <text:p>0.982581</text:p>
          </table:table-cell>
          <table:table-cell office:value-type="float" office:value="-0.01506" calcext:value-type="float">
            <text:p>-0.01506</text:p>
          </table:table-cell>
        </table:table-row>
        <table:table-row table:style-name="ro1">
          <table:table-cell office:value-type="string" calcext:value-type="string">
            <text:p>[ INFO] [1525326473.176437957]:</text:p>
          </table:table-cell>
          <table:table-cell office:value-type="float" office:value="0.982229" calcext:value-type="float">
            <text:p>0.982229</text:p>
          </table:table-cell>
          <table:table-cell office:value-type="float" office:value="-0.01616" calcext:value-type="float">
            <text:p>-0.01616</text:p>
          </table:table-cell>
        </table:table-row>
        <table:table-row table:style-name="ro1">
          <table:table-cell office:value-type="string" calcext:value-type="string">
            <text:p>[ INFO] [1525326473.196901274]:</text:p>
          </table:table-cell>
          <table:table-cell office:value-type="float" office:value="0.982148" calcext:value-type="float">
            <text:p>0.982148</text:p>
          </table:table-cell>
          <table:table-cell office:value-type="float" office:value="-0.010039" calcext:value-type="float">
            <text:p>-0.010039</text:p>
          </table:table-cell>
        </table:table-row>
        <table:table-row table:style-name="ro1">
          <table:table-cell office:value-type="string" calcext:value-type="string">
            <text:p>[ INFO] [1525326473.216475405]:</text:p>
          </table:table-cell>
          <table:table-cell office:value-type="float" office:value="0.982048" calcext:value-type="float">
            <text:p>0.982048</text:p>
          </table:table-cell>
          <table:table-cell office:value-type="float" office:value="-0.007596" calcext:value-type="float">
            <text:p>-0.007596</text:p>
          </table:table-cell>
        </table:table-row>
        <table:table-row table:style-name="ro1">
          <table:table-cell office:value-type="string" calcext:value-type="string">
            <text:p>[ INFO] [1525326473.236978888]:</text:p>
          </table:table-cell>
          <table:table-cell office:value-type="float" office:value="0.98201" calcext:value-type="float">
            <text:p>0.98201</text:p>
          </table:table-cell>
          <table:table-cell office:value-type="float" office:value="-0.004722" calcext:value-type="float">
            <text:p>-0.004722</text:p>
          </table:table-cell>
        </table:table-row>
        <table:table-row table:style-name="ro1">
          <table:table-cell office:value-type="string" calcext:value-type="string">
            <text:p>[ INFO] [1525326473.256243081]:</text:p>
          </table:table-cell>
          <table:table-cell office:value-type="float" office:value="0.982023" calcext:value-type="float">
            <text:p>0.982023</text:p>
          </table:table-cell>
          <table:table-cell office:value-type="float" office:value="-0.00203" calcext:value-type="float">
            <text:p>-0.00203</text:p>
          </table:table-cell>
        </table:table-row>
        <table:table-row table:style-name="ro1">
          <table:table-cell office:value-type="string" calcext:value-type="string">
            <text:p>[ INFO] [1525326473.276636029]:</text:p>
          </table:table-cell>
          <table:table-cell office:value-type="float" office:value="0.982127" calcext:value-type="float">
            <text:p>0.982127</text:p>
          </table:table-cell>
          <table:table-cell office:value-type="float" office:value="0.001561" calcext:value-type="float">
            <text:p>0.001561</text:p>
          </table:table-cell>
        </table:table-row>
        <table:table-row table:style-name="ro1">
          <table:table-cell office:value-type="string" calcext:value-type="string">
            <text:p>[ INFO] [1525326473.297097208]:</text:p>
          </table:table-cell>
          <table:table-cell office:value-type="float" office:value="0.982251" calcext:value-type="float">
            <text:p>0.982251</text:p>
          </table:table-cell>
          <table:table-cell office:value-type="float" office:value="0.003802" calcext:value-type="float">
            <text:p>0.003802</text:p>
          </table:table-cell>
        </table:table-row>
        <table:table-row table:style-name="ro1">
          <table:table-cell office:value-type="string" calcext:value-type="string">
            <text:p>[ INFO] [1525326473.316438404]:</text:p>
          </table:table-cell>
          <table:table-cell office:value-type="float" office:value="0.982416" calcext:value-type="float">
            <text:p>0.982416</text:p>
          </table:table-cell>
          <table:table-cell office:value-type="float" office:value="0.006151" calcext:value-type="float">
            <text:p>0.006151</text:p>
          </table:table-cell>
        </table:table-row>
        <table:table-row table:style-name="ro1">
          <table:table-cell office:value-type="string" calcext:value-type="string">
            <text:p>[ INFO] [1525326473.336854055]:</text:p>
          </table:table-cell>
          <table:table-cell office:value-type="float" office:value="0.982673" calcext:value-type="float">
            <text:p>0.982673</text:p>
          </table:table-cell>
          <table:table-cell office:value-type="float" office:value="0.00939" calcext:value-type="float">
            <text:p>0.00939</text:p>
          </table:table-cell>
        </table:table-row>
        <table:table-row table:style-name="ro1">
          <table:table-cell office:value-type="string" calcext:value-type="string">
            <text:p>[ INFO] [1525326473.356284942]:</text:p>
          </table:table-cell>
          <table:table-cell office:value-type="float" office:value="0.982827" calcext:value-type="float">
            <text:p>0.982827</text:p>
          </table:table-cell>
          <table:table-cell office:value-type="float" office:value="0.008647" calcext:value-type="float">
            <text:p>0.008647</text:p>
          </table:table-cell>
        </table:table-row>
        <table:table-row table:style-name="ro1">
          <table:table-cell office:value-type="string" calcext:value-type="string">
            <text:p>[ INFO] [1525326473.376825044]:</text:p>
          </table:table-cell>
          <table:table-cell office:value-type="float" office:value="0.982917" calcext:value-type="float">
            <text:p>0.982917</text:p>
          </table:table-cell>
          <table:table-cell office:value-type="float" office:value="0.006534" calcext:value-type="float">
            <text:p>0.006534</text:p>
          </table:table-cell>
        </table:table-row>
        <table:table-row table:style-name="ro1">
          <table:table-cell office:value-type="string" calcext:value-type="string">
            <text:p>[ INFO] [1525326473.396266033]:</text:p>
          </table:table-cell>
          <table:table-cell office:value-type="float" office:value="0.983112" calcext:value-type="float">
            <text:p>0.983112</text:p>
          </table:table-cell>
          <table:table-cell office:value-type="float" office:value="0.008283" calcext:value-type="float">
            <text:p>0.008283</text:p>
          </table:table-cell>
        </table:table-row>
        <table:table-row table:style-name="ro1">
          <table:table-cell office:value-type="string" calcext:value-type="string">
            <text:p>[ INFO] [1525326473.416758220]:</text:p>
          </table:table-cell>
          <table:table-cell office:value-type="float" office:value="0.983285" calcext:value-type="float">
            <text:p>0.983285</text:p>
          </table:table-cell>
          <table:table-cell office:value-type="float" office:value="0.00835" calcext:value-type="float">
            <text:p>0.00835</text:p>
          </table:table-cell>
        </table:table-row>
        <table:table-row table:style-name="ro1">
          <table:table-cell office:value-type="string" calcext:value-type="string">
            <text:p>[ INFO] [1525326473.436260504]:</text:p>
          </table:table-cell>
          <table:table-cell office:value-type="float" office:value="0.983456" calcext:value-type="float">
            <text:p>0.983456</text:p>
          </table:table-cell>
          <table:table-cell office:value-type="float" office:value="0.008561" calcext:value-type="float">
            <text:p>0.008561</text:p>
          </table:table-cell>
        </table:table-row>
        <table:table-row table:style-name="ro1">
          <table:table-cell office:value-type="string" calcext:value-type="string">
            <text:p>[ INFO] [1525326473.456731539]:</text:p>
          </table:table-cell>
          <table:table-cell office:value-type="float" office:value="0.983675" calcext:value-type="float">
            <text:p>0.983675</text:p>
          </table:table-cell>
          <table:table-cell office:value-type="float" office:value="0.009632" calcext:value-type="float">
            <text:p>0.009632</text:p>
          </table:table-cell>
        </table:table-row>
        <table:table-row table:style-name="ro1">
          <table:table-cell office:value-type="string" calcext:value-type="string">
            <text:p>[ INFO] [1525326473.476261572]:</text:p>
          </table:table-cell>
          <table:table-cell office:value-type="float" office:value="0.984128" calcext:value-type="float">
            <text:p>0.984128</text:p>
          </table:table-cell>
          <table:table-cell office:value-type="float" office:value="0.016406" calcext:value-type="float">
            <text:p>0.016406</text:p>
          </table:table-cell>
        </table:table-row>
        <table:table-row table:style-name="ro1">
          <table:table-cell office:value-type="string" calcext:value-type="string">
            <text:p>[ INFO] [1525326473.496681334]:</text:p>
          </table:table-cell>
          <table:table-cell office:value-type="float" office:value="0.984499" calcext:value-type="float">
            <text:p>0.984499</text:p>
          </table:table-cell>
          <table:table-cell office:value-type="float" office:value="0.017302" calcext:value-type="float">
            <text:p>0.017302</text:p>
          </table:table-cell>
        </table:table-row>
        <table:table-row table:style-name="ro1">
          <table:table-cell office:value-type="string" calcext:value-type="string">
            <text:p>[ INFO] [1525326473.516063467]:</text:p>
          </table:table-cell>
          <table:table-cell office:value-type="float" office:value="0.985059" calcext:value-type="float">
            <text:p>0.985059</text:p>
          </table:table-cell>
          <table:table-cell office:value-type="float" office:value="0.023091" calcext:value-type="float">
            <text:p>0.023091</text:p>
          </table:table-cell>
        </table:table-row>
        <table:table-row table:style-name="ro1">
          <table:table-cell office:value-type="string" calcext:value-type="string">
            <text:p>[ INFO] [1525326473.536562121]:</text:p>
          </table:table-cell>
          <table:table-cell office:value-type="float" office:value="0.985362" calcext:value-type="float">
            <text:p>0.985362</text:p>
          </table:table-cell>
          <table:table-cell office:value-type="float" office:value="0.018936" calcext:value-type="float">
            <text:p>0.018936</text:p>
          </table:table-cell>
        </table:table-row>
        <table:table-row table:style-name="ro1">
          <table:table-cell office:value-type="string" calcext:value-type="string">
            <text:p>[ INFO] [1525326473.555990403]:</text:p>
          </table:table-cell>
          <table:table-cell office:value-type="float" office:value="0.985689" calcext:value-type="float">
            <text:p>0.985689</text:p>
          </table:table-cell>
          <table:table-cell office:value-type="float" office:value="0.017893" calcext:value-type="float">
            <text:p>0.017893</text:p>
          </table:table-cell>
        </table:table-row>
        <table:table-row table:style-name="ro1">
          <table:table-cell office:value-type="string" calcext:value-type="string">
            <text:p>[ INFO] [1525326473.576460182]:</text:p>
          </table:table-cell>
          <table:table-cell office:value-type="float" office:value="0.985959" calcext:value-type="float">
            <text:p>0.985959</text:p>
          </table:table-cell>
          <table:table-cell office:value-type="float" office:value="0.015538" calcext:value-type="float">
            <text:p>0.015538</text:p>
          </table:table-cell>
        </table:table-row>
        <table:table-row table:style-name="ro1">
          <table:table-cell office:value-type="string" calcext:value-type="string">
            <text:p>[ INFO] [1525326473.596909064]:</text:p>
          </table:table-cell>
          <table:table-cell office:value-type="float" office:value="0.986159" calcext:value-type="float">
            <text:p>0.986159</text:p>
          </table:table-cell>
          <table:table-cell office:value-type="float" office:value="0.012651" calcext:value-type="float">
            <text:p>0.012651</text:p>
          </table:table-cell>
        </table:table-row>
        <table:table-row table:style-name="ro1">
          <table:table-cell office:value-type="string" calcext:value-type="string">
            <text:p>[ INFO] [1525326473.616375886]:</text:p>
          </table:table-cell>
          <table:table-cell office:value-type="float" office:value="0.986331" calcext:value-type="float">
            <text:p>0.986331</text:p>
          </table:table-cell>
          <table:table-cell office:value-type="float" office:value="0.010754" calcext:value-type="float">
            <text:p>0.010754</text:p>
          </table:table-cell>
        </table:table-row>
        <table:table-row table:style-name="ro1">
          <table:table-cell office:value-type="string" calcext:value-type="string">
            <text:p>[ INFO] [1525326473.636857976]:</text:p>
          </table:table-cell>
          <table:table-cell office:value-type="float" office:value="0.986678" calcext:value-type="float">
            <text:p>0.986678</text:p>
          </table:table-cell>
          <table:table-cell office:value-type="float" office:value="0.013848" calcext:value-type="float">
            <text:p>0.013848</text:p>
          </table:table-cell>
        </table:table-row>
        <table:table-row table:style-name="ro1">
          <table:table-cell office:value-type="string" calcext:value-type="string">
            <text:p>[ INFO] [1525326473.656310154]:</text:p>
          </table:table-cell>
          <table:table-cell office:value-type="float" office:value="0.986924" calcext:value-type="float">
            <text:p>0.986924</text:p>
          </table:table-cell>
          <table:table-cell office:value-type="float" office:value="0.013237" calcext:value-type="float">
            <text:p>0.013237</text:p>
          </table:table-cell>
        </table:table-row>
      </table:table>
      <table:table table:name="Sheet2" table:style-name="ta1">
        <table:shapes>
          <draw:frame draw:z-index="0" draw:style-name="gr1" draw:text-style-name="P1" svg:width="15.997cm" svg:height="9.004cm" svg:x="18.64cm" svg:y="159.582cm">
            <draw:object draw:notify-on-update-of-ranges="Sheet2.C1:Sheet2.C37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5cm" svg:x="18.668cm" svg:y="169.436cm">
            <draw:object draw:notify-on-update-of-ranges="Sheet2.E1:Sheet2.E37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[ INFO] [1525326882.661208388]:</text:p>
          </table:table-cell>
          <table:table-cell office:value-type="string" calcext:value-type="string">
            <text:p><text:s/>x =</text:p>
          </table:table-cell>
          <table:table-cell office:value-type="float" office:value="0.011184" calcext:value-type="float">
            <text:p>0.011184</text:p>
          </table:table-cell>
          <table:table-cell office:value-type="string" calcext:value-type="string">
            <text:p>, vel_x 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 INFO] [1525326882.680887503]:</text:p>
          </table:table-cell>
          <table:table-cell office:value-type="string" calcext:value-type="string">
            <text:p><text:s/>x =</text:p>
          </table:table-cell>
          <table:table-cell office:value-type="float" office:value="0.011025" calcext:value-type="float">
            <text:p>0.011025</text:p>
          </table:table-cell>
          <table:table-cell office:value-type="string" calcext:value-type="string">
            <text:p>, vel_x =</text:p>
          </table:table-cell>
          <table:table-cell office:value-type="float" office:value="-0.004004" calcext:value-type="float">
            <text:p>-0.004004</text:p>
          </table:table-cell>
        </table:table-row>
        <table:table-row table:style-name="ro1">
          <table:table-cell office:value-type="string" calcext:value-type="string">
            <text:p>[ INFO] [1525326882.701349714]:</text:p>
          </table:table-cell>
          <table:table-cell office:value-type="string" calcext:value-type="string">
            <text:p><text:s/>x =</text:p>
          </table:table-cell>
          <table:table-cell office:value-type="float" office:value="0.011071" calcext:value-type="float">
            <text:p>0.011071</text:p>
          </table:table-cell>
          <table:table-cell office:value-type="string" calcext:value-type="string">
            <text:p>, vel_x =</text:p>
          </table:table-cell>
          <table:table-cell office:value-type="float" office:value="-0.000888" calcext:value-type="float">
            <text:p>-0.000888</text:p>
          </table:table-cell>
        </table:table-row>
        <table:table-row table:style-name="ro1">
          <table:table-cell office:value-type="string" calcext:value-type="string">
            <text:p>[ INFO] [1525326882.720903495]:</text:p>
          </table:table-cell>
          <table:table-cell office:value-type="string" calcext:value-type="string">
            <text:p><text:s/>x =</text:p>
          </table:table-cell>
          <table:table-cell office:value-type="float" office:value="0.011086" calcext:value-type="float">
            <text:p>0.011086</text:p>
          </table:table-cell>
          <table:table-cell office:value-type="string" calcext:value-type="string">
            <text:p>, vel_x =</text:p>
          </table:table-cell>
          <table:table-cell office:value-type="float" office:value="-0.00006" calcext:value-type="float">
            <text:p>-0.00006</text:p>
          </table:table-cell>
        </table:table-row>
        <table:table-row table:style-name="ro1">
          <table:table-cell office:value-type="string" calcext:value-type="string">
            <text:p>[ INFO] [1525326882.741463616]:</text:p>
          </table:table-cell>
          <table:table-cell office:value-type="string" calcext:value-type="string">
            <text:p><text:s/>x =</text:p>
          </table:table-cell>
          <table:table-cell office:value-type="float" office:value="0.011129" calcext:value-type="float">
            <text:p>0.011129</text:p>
          </table:table-cell>
          <table:table-cell office:value-type="string" calcext:value-type="string">
            <text:p>, vel_x =</text:p>
          </table:table-cell>
          <table:table-cell office:value-type="float" office:value="0.001023" calcext:value-type="float">
            <text:p>0.001023</text:p>
          </table:table-cell>
        </table:table-row>
        <table:table-row table:style-name="ro1">
          <table:table-cell office:value-type="string" calcext:value-type="string">
            <text:p>[ INFO] [1525326882.761007644]:</text:p>
          </table:table-cell>
          <table:table-cell office:value-type="string" calcext:value-type="string">
            <text:p><text:s/>x =</text:p>
          </table:table-cell>
          <table:table-cell office:value-type="float" office:value="0.011154" calcext:value-type="float">
            <text:p>0.011154</text:p>
          </table:table-cell>
          <table:table-cell office:value-type="string" calcext:value-type="string">
            <text:p>, vel_x =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string" calcext:value-type="string">
            <text:p>[ INFO] [1525326882.781526818]:</text:p>
          </table:table-cell>
          <table:table-cell office:value-type="string" calcext:value-type="string">
            <text:p><text:s/>x =</text:p>
          </table:table-cell>
          <table:table-cell office:value-type="float" office:value="0.01113" calcext:value-type="float">
            <text:p>0.01113</text:p>
          </table:table-cell>
          <table:table-cell office:value-type="string" calcext:value-type="string">
            <text:p>, vel_x =</text:p>
          </table:table-cell>
          <table:table-cell office:value-type="float" office:value="-0.000005" calcext:value-type="float">
            <text:p>-0.000005</text:p>
          </table:table-cell>
        </table:table-row>
        <table:table-row table:style-name="ro1">
          <table:table-cell office:value-type="string" calcext:value-type="string">
            <text:p>[ INFO] [1525326882.801003785]:</text:p>
          </table:table-cell>
          <table:table-cell office:value-type="string" calcext:value-type="string">
            <text:p><text:s/>x =</text:p>
          </table:table-cell>
          <table:table-cell office:value-type="float" office:value="0.011254" calcext:value-type="float">
            <text:p>0.011254</text:p>
          </table:table-cell>
          <table:table-cell office:value-type="string" calcext:value-type="string">
            <text:p>, vel_x =</text:p>
          </table:table-cell>
          <table:table-cell office:value-type="float" office:value="0.003155" calcext:value-type="float">
            <text:p>0.003155</text:p>
          </table:table-cell>
        </table:table-row>
        <table:table-row table:style-name="ro1">
          <table:table-cell office:value-type="string" calcext:value-type="string">
            <text:p>[ INFO] [1525326882.821468646]:</text:p>
          </table:table-cell>
          <table:table-cell office:value-type="string" calcext:value-type="string">
            <text:p><text:s/>x =</text:p>
          </table:table-cell>
          <table:table-cell office:value-type="float" office:value="0.011299" calcext:value-type="float">
            <text:p>0.011299</text:p>
          </table:table-cell>
          <table:table-cell office:value-type="string" calcext:value-type="string">
            <text:p>, vel_x =</text:p>
          </table:table-cell>
          <table:table-cell office:value-type="float" office:value="0.002689" calcext:value-type="float">
            <text:p>0.002689</text:p>
          </table:table-cell>
        </table:table-row>
        <table:table-row table:style-name="ro1">
          <table:table-cell office:value-type="string" calcext:value-type="string">
            <text:p>[ INFO] [1525326882.840921408]:</text:p>
          </table:table-cell>
          <table:table-cell office:value-type="string" calcext:value-type="string">
            <text:p><text:s/>x =</text:p>
          </table:table-cell>
          <table:table-cell office:value-type="float" office:value="0.011272" calcext:value-type="float">
            <text:p>0.011272</text:p>
          </table:table-cell>
          <table:table-cell office:value-type="string" calcext:value-type="string">
            <text:p>, vel_x =</text:p>
          </table:table-cell>
          <table:table-cell office:value-type="float" office:value="0.000639" calcext:value-type="float">
            <text:p>0.000639</text:p>
          </table:table-cell>
        </table:table-row>
        <table:table-row table:style-name="ro1">
          <table:table-cell office:value-type="string" calcext:value-type="string">
            <text:p>[ INFO] [1525326882.861366214]:</text:p>
          </table:table-cell>
          <table:table-cell office:value-type="string" calcext:value-type="string">
            <text:p><text:s/>x =</text:p>
          </table:table-cell>
          <table:table-cell office:value-type="float" office:value="0.01125" calcext:value-type="float">
            <text:p>0.01125</text:p>
          </table:table-cell>
          <table:table-cell office:value-type="string" calcext:value-type="string">
            <text:p>, vel_x =</text:p>
          </table:table-cell>
          <table:table-cell office:value-type="float" office:value="-0.000199" calcext:value-type="float">
            <text:p>-0.000199</text:p>
          </table:table-cell>
        </table:table-row>
        <table:table-row table:style-name="ro1">
          <table:table-cell office:value-type="string" calcext:value-type="string">
            <text:p>[ INFO] [1525326882.880890197]:</text:p>
          </table:table-cell>
          <table:table-cell office:value-type="string" calcext:value-type="string">
            <text:p><text:s/>x =</text:p>
          </table:table-cell>
          <table:table-cell office:value-type="float" office:value="0.011244" calcext:value-type="float">
            <text:p>0.011244</text:p>
          </table:table-cell>
          <table:table-cell office:value-type="string" calcext:value-type="string">
            <text:p>, vel_x =</text:p>
          </table:table-cell>
          <table:table-cell office:value-type="float" office:value="-0.000265" calcext:value-type="float">
            <text:p>-0.000265</text:p>
          </table:table-cell>
        </table:table-row>
        <table:table-row table:style-name="ro1">
          <table:table-cell office:value-type="string" calcext:value-type="string">
            <text:p>[ INFO] [1525326882.901493876]:</text:p>
          </table:table-cell>
          <table:table-cell office:value-type="string" calcext:value-type="string">
            <text:p><text:s/>x =</text:p>
          </table:table-cell>
          <table:table-cell office:value-type="float" office:value="0.011243" calcext:value-type="float">
            <text:p>0.011243</text:p>
          </table:table-cell>
          <table:table-cell office:value-type="string" calcext:value-type="string">
            <text:p>, vel_x =</text:p>
          </table:table-cell>
          <table:table-cell office:value-type="float" office:value="-0.000153" calcext:value-type="float">
            <text:p>-0.000153</text:p>
          </table:table-cell>
        </table:table-row>
        <table:table-row table:style-name="ro1">
          <table:table-cell office:value-type="string" calcext:value-type="string">
            <text:p>[ INFO] [1525326882.921004453]:</text:p>
          </table:table-cell>
          <table:table-cell office:value-type="string" calcext:value-type="string">
            <text:p><text:s/>x =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, vel_x =</text:p>
          </table:table-cell>
          <table:table-cell office:value-type="float" office:value="-0.001191" calcext:value-type="float">
            <text:p>-0.001191</text:p>
          </table:table-cell>
        </table:table-row>
        <table:table-row table:style-name="ro1">
          <table:table-cell office:value-type="string" calcext:value-type="string">
            <text:p>[ INFO] [1525326882.941524671]:</text:p>
          </table:table-cell>
          <table:table-cell office:value-type="string" calcext:value-type="string">
            <text:p><text:s/>x =</text:p>
          </table:table-cell>
          <table:table-cell office:value-type="float" office:value="0.011137" calcext:value-type="float">
            <text:p>0.011137</text:p>
          </table:table-cell>
          <table:table-cell office:value-type="string" calcext:value-type="string">
            <text:p>, vel_x =</text:p>
          </table:table-cell>
          <table:table-cell office:value-type="float" office:value="-0.002109" calcext:value-type="float">
            <text:p>-0.002109</text:p>
          </table:table-cell>
        </table:table-row>
        <table:table-row table:style-name="ro1">
          <table:table-cell office:value-type="string" calcext:value-type="string">
            <text:p>[ INFO] [1525326882.961078494]:</text:p>
          </table:table-cell>
          <table:table-cell office:value-type="string" calcext:value-type="string">
            <text:p><text:s/>x =</text:p>
          </table:table-cell>
          <table:table-cell office:value-type="float" office:value="0.010982" calcext:value-type="float">
            <text:p>0.010982</text:p>
          </table:table-cell>
          <table:table-cell office:value-type="string" calcext:value-type="string">
            <text:p>, vel_x =</text:p>
          </table:table-cell>
          <table:table-cell office:value-type="float" office:value="-0.005031" calcext:value-type="float">
            <text:p>-0.005031</text:p>
          </table:table-cell>
        </table:table-row>
        <table:table-row table:style-name="ro1">
          <table:table-cell office:value-type="string" calcext:value-type="string">
            <text:p>[ INFO] [1525326882.981594713]:</text:p>
          </table:table-cell>
          <table:table-cell office:value-type="string" calcext:value-type="string">
            <text:p><text:s/>x =</text:p>
          </table:table-cell>
          <table:table-cell office:value-type="float" office:value="0.010856" calcext:value-type="float">
            <text:p>0.010856</text:p>
          </table:table-cell>
          <table:table-cell office:value-type="string" calcext:value-type="string">
            <text:p>, vel_x =</text:p>
          </table:table-cell>
          <table:table-cell office:value-type="float" office:value="-0.005576" calcext:value-type="float">
            <text:p>-0.005576</text:p>
          </table:table-cell>
        </table:table-row>
        <table:table-row table:style-name="ro1">
          <table:table-cell office:value-type="string" calcext:value-type="string">
            <text:p>[ INFO] [1525326883.001107102]:</text:p>
          </table:table-cell>
          <table:table-cell office:value-type="string" calcext:value-type="string">
            <text:p><text:s/>x =</text:p>
          </table:table-cell>
          <table:table-cell office:value-type="float" office:value="0.010737" calcext:value-type="float">
            <text:p>0.010737</text:p>
          </table:table-cell>
          <table:table-cell office:value-type="string" calcext:value-type="string">
            <text:p>, vel_x =</text:p>
          </table:table-cell>
          <table:table-cell office:value-type="float" office:value="-0.00586" calcext:value-type="float">
            <text:p>-0.00586</text:p>
          </table:table-cell>
        </table:table-row>
        <table:table-row table:style-name="ro1">
          <table:table-cell office:value-type="string" calcext:value-type="string">
            <text:p>[ INFO] [1525326883.021696395]:</text:p>
          </table:table-cell>
          <table:table-cell office:value-type="string" calcext:value-type="string">
            <text:p><text:s/>x =</text:p>
          </table:table-cell>
          <table:table-cell office:value-type="float" office:value="0.010559" calcext:value-type="float">
            <text:p>0.010559</text:p>
          </table:table-cell>
          <table:table-cell office:value-type="string" calcext:value-type="string">
            <text:p>, vel_x =</text:p>
          </table:table-cell>
          <table:table-cell office:value-type="float" office:value="-0.007252" calcext:value-type="float">
            <text:p>-0.007252</text:p>
          </table:table-cell>
        </table:table-row>
        <table:table-row table:style-name="ro1">
          <table:table-cell office:value-type="string" calcext:value-type="string">
            <text:p>[ INFO] [1525326883.041229647]:</text:p>
          </table:table-cell>
          <table:table-cell office:value-type="string" calcext:value-type="string">
            <text:p><text:s/>x =</text:p>
          </table:table-cell>
          <table:table-cell office:value-type="float" office:value="0.010446" calcext:value-type="float">
            <text:p>0.010446</text:p>
          </table:table-cell>
          <table:table-cell office:value-type="string" calcext:value-type="string">
            <text:p>, vel_x =</text:p>
          </table:table-cell>
          <table:table-cell office:value-type="float" office:value="-0.006499" calcext:value-type="float">
            <text:p>-0.006499</text:p>
          </table:table-cell>
        </table:table-row>
        <table:table-row table:style-name="ro1">
          <table:table-cell office:value-type="string" calcext:value-type="string">
            <text:p>[ INFO] [1525326883.060599098]:</text:p>
          </table:table-cell>
          <table:table-cell office:value-type="string" calcext:value-type="string">
            <text:p><text:s/>x =</text:p>
          </table:table-cell>
          <table:table-cell office:value-type="float" office:value="0.010312" calcext:value-type="float">
            <text:p>0.010312</text:p>
          </table:table-cell>
          <table:table-cell office:value-type="string" calcext:value-type="string">
            <text:p>, vel_x =</text:p>
          </table:table-cell>
          <table:table-cell office:value-type="float" office:value="-0.006728" calcext:value-type="float">
            <text:p>-0.006728</text:p>
          </table:table-cell>
        </table:table-row>
        <table:table-row table:style-name="ro1">
          <table:table-cell office:value-type="string" calcext:value-type="string">
            <text:p>[ INFO] [1525326883.081057691]:</text:p>
          </table:table-cell>
          <table:table-cell office:value-type="string" calcext:value-type="string">
            <text:p><text:s/>x =</text:p>
          </table:table-cell>
          <table:table-cell office:value-type="float" office:value="0.010123" calcext:value-type="float">
            <text:p>0.010123</text:p>
          </table:table-cell>
          <table:table-cell office:value-type="string" calcext:value-type="string">
            <text:p>, vel_x =</text:p>
          </table:table-cell>
          <table:table-cell office:value-type="float" office:value="-0.007963" calcext:value-type="float">
            <text:p>-0.007963</text:p>
          </table:table-cell>
        </table:table-row>
        <table:table-row table:style-name="ro1">
          <table:table-cell office:value-type="string" calcext:value-type="string">
            <text:p>[ INFO] [1525326883.101540527]:</text:p>
          </table:table-cell>
          <table:table-cell office:value-type="string" calcext:value-type="string">
            <text:p><text:s/>x =</text:p>
          </table:table-cell>
          <table:table-cell office:value-type="float" office:value="0.010055" calcext:value-type="float">
            <text:p>0.010055</text:p>
          </table:table-cell>
          <table:table-cell office:value-type="string" calcext:value-type="string">
            <text:p>, vel_x =</text:p>
          </table:table-cell>
          <table:table-cell office:value-type="float" office:value="-0.005661" calcext:value-type="float">
            <text:p>-0.005661</text:p>
          </table:table-cell>
        </table:table-row>
        <table:table-row table:style-name="ro1">
          <table:table-cell office:value-type="string" calcext:value-type="string">
            <text:p>[ INFO] [1525326883.121024345]:</text:p>
          </table:table-cell>
          <table:table-cell office:value-type="string" calcext:value-type="string">
            <text:p><text:s/>x =</text:p>
          </table:table-cell>
          <table:table-cell office:value-type="float" office:value="0.009962" calcext:value-type="float">
            <text:p>0.009962</text:p>
          </table:table-cell>
          <table:table-cell office:value-type="string" calcext:value-type="string">
            <text:p>, vel_x =</text:p>
          </table:table-cell>
          <table:table-cell office:value-type="float" office:value="-0.005198" calcext:value-type="float">
            <text:p>-0.005198</text:p>
          </table:table-cell>
        </table:table-row>
        <table:table-row table:style-name="ro1">
          <table:table-cell office:value-type="string" calcext:value-type="string">
            <text:p>[ INFO] [1525326883.141540256]:</text:p>
          </table:table-cell>
          <table:table-cell office:value-type="string" calcext:value-type="string">
            <text:p><text:s/>x =</text:p>
          </table:table-cell>
          <table:table-cell office:value-type="float" office:value="0.00988" calcext:value-type="float">
            <text:p>0.00988</text:p>
          </table:table-cell>
          <table:table-cell office:value-type="string" calcext:value-type="string">
            <text:p>, vel_x =</text:p>
          </table:table-cell>
          <table:table-cell office:value-type="float" office:value="-0.004597" calcext:value-type="float">
            <text:p>-0.004597</text:p>
          </table:table-cell>
        </table:table-row>
        <table:table-row table:style-name="ro1">
          <table:table-cell office:value-type="string" calcext:value-type="string">
            <text:p>[ INFO] [1525326883.161078248]:</text:p>
          </table:table-cell>
          <table:table-cell office:value-type="string" calcext:value-type="string">
            <text:p><text:s/>x =</text:p>
          </table:table-cell>
          <table:table-cell office:value-type="float" office:value="0.009776" calcext:value-type="float">
            <text:p>0.009776</text:p>
          </table:table-cell>
          <table:table-cell office:value-type="string" calcext:value-type="string">
            <text:p>, vel_x =</text:p>
          </table:table-cell>
          <table:table-cell office:value-type="float" office:value="-0.004975" calcext:value-type="float">
            <text:p>-0.004975</text:p>
          </table:table-cell>
        </table:table-row>
        <table:table-row table:style-name="ro1">
          <table:table-cell office:value-type="string" calcext:value-type="string">
            <text:p>[ INFO] [1525326883.181662217]:</text:p>
          </table:table-cell>
          <table:table-cell office:value-type="string" calcext:value-type="string">
            <text:p><text:s/>x =</text:p>
          </table:table-cell>
          <table:table-cell office:value-type="float" office:value="0.009652" calcext:value-type="float">
            <text:p>0.009652</text:p>
          </table:table-cell>
          <table:table-cell office:value-type="string" calcext:value-type="string">
            <text:p>, vel_x =</text:p>
          </table:table-cell>
          <table:table-cell office:value-type="float" office:value="-0.005494" calcext:value-type="float">
            <text:p>-0.005494</text:p>
          </table:table-cell>
        </table:table-row>
        <table:table-row table:style-name="ro1">
          <table:table-cell office:value-type="string" calcext:value-type="string">
            <text:p>[ INFO] [1525326883.201139475]:</text:p>
          </table:table-cell>
          <table:table-cell office:value-type="string" calcext:value-type="string">
            <text:p><text:s/>x =</text:p>
          </table:table-cell>
          <table:table-cell office:value-type="float" office:value="0.009635" calcext:value-type="float">
            <text:p>0.009635</text:p>
          </table:table-cell>
          <table:table-cell office:value-type="string" calcext:value-type="string">
            <text:p>, vel_x =</text:p>
          </table:table-cell>
          <table:table-cell office:value-type="float" office:value="-0.003178" calcext:value-type="float">
            <text:p>-0.003178</text:p>
          </table:table-cell>
        </table:table-row>
        <table:table-row table:style-name="ro1">
          <table:table-cell office:value-type="string" calcext:value-type="string">
            <text:p>[ INFO] [1525326883.221632604]:</text:p>
          </table:table-cell>
          <table:table-cell office:value-type="string" calcext:value-type="string">
            <text:p><text:s/>x =</text:p>
          </table:table-cell>
          <table:table-cell office:value-type="float" office:value="0.009658" calcext:value-type="float">
            <text:p>0.009658</text:p>
          </table:table-cell>
          <table:table-cell office:value-type="string" calcext:value-type="string">
            <text:p>, vel_x =</text:p>
          </table:table-cell>
          <table:table-cell office:value-type="float" office:value="-0.001027" calcext:value-type="float">
            <text:p>-0.001027</text:p>
          </table:table-cell>
        </table:table-row>
        <table:table-row table:style-name="ro1">
          <table:table-cell office:value-type="string" calcext:value-type="string">
            <text:p>[ INFO] [1525326883.241196524]:</text:p>
          </table:table-cell>
          <table:table-cell office:value-type="string" calcext:value-type="string">
            <text:p><text:s/>x =</text:p>
          </table:table-cell>
          <table:table-cell office:value-type="float" office:value="0.009687" calcext:value-type="float">
            <text:p>0.009687</text:p>
          </table:table-cell>
          <table:table-cell office:value-type="string" calcext:value-type="string">
            <text:p>, vel_x =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[ INFO] [1525326883.260629087]:</text:p>
          </table:table-cell>
          <table:table-cell office:value-type="string" calcext:value-type="string">
            <text:p><text:s/>x =</text:p>
          </table:table-cell>
          <table:table-cell office:value-type="float" office:value="0.009772" calcext:value-type="float">
            <text:p>0.009772</text:p>
          </table:table-cell>
          <table:table-cell office:value-type="string" calcext:value-type="string">
            <text:p>, vel_x =</text:p>
          </table:table-cell>
          <table:table-cell office:value-type="float" office:value="0.002294" calcext:value-type="float">
            <text:p>0.002294</text:p>
          </table:table-cell>
        </table:table-row>
        <table:table-row table:style-name="ro1">
          <table:table-cell office:value-type="string" calcext:value-type="string">
            <text:p>[ INFO] [1525326883.281177903]:</text:p>
          </table:table-cell>
          <table:table-cell office:value-type="string" calcext:value-type="string">
            <text:p><text:s/>x =</text:p>
          </table:table-cell>
          <table:table-cell office:value-type="float" office:value="0.009853" calcext:value-type="float">
            <text:p>0.009853</text:p>
          </table:table-cell>
          <table:table-cell office:value-type="string" calcext:value-type="string">
            <text:p>, vel_x =</text:p>
          </table:table-cell>
          <table:table-cell office:value-type="float" office:value="0.003118" calcext:value-type="float">
            <text:p>0.003118</text:p>
          </table:table-cell>
        </table:table-row>
        <table:table-row table:style-name="ro1">
          <table:table-cell office:value-type="string" calcext:value-type="string">
            <text:p>[ INFO] [1525326883.300564492]:</text:p>
          </table:table-cell>
          <table:table-cell office:value-type="string" calcext:value-type="string">
            <text:p><text:s/>x =</text:p>
          </table:table-cell>
          <table:table-cell office:value-type="float" office:value="0.009938" calcext:value-type="float">
            <text:p>0.009938</text:p>
          </table:table-cell>
          <table:table-cell office:value-type="string" calcext:value-type="string">
            <text:p>, vel_x =</text:p>
          </table:table-cell>
          <table:table-cell office:value-type="float" office:value="0.003734" calcext:value-type="float">
            <text:p>0.003734</text:p>
          </table:table-cell>
        </table:table-row>
        <table:table-row table:style-name="ro1">
          <table:table-cell office:value-type="string" calcext:value-type="string">
            <text:p>[ INFO] [1525326883.320994743]:</text:p>
          </table:table-cell>
          <table:table-cell office:value-type="string" calcext:value-type="string">
            <text:p><text:s/>x =</text:p>
          </table:table-cell>
          <table:table-cell office:value-type="float" office:value="0.010073" calcext:value-type="float">
            <text:p>0.010073</text:p>
          </table:table-cell>
          <table:table-cell office:value-type="string" calcext:value-type="string">
            <text:p>, vel_x =</text:p>
          </table:table-cell>
          <table:table-cell office:value-type="float" office:value="0.005196" calcext:value-type="float">
            <text:p>0.005196</text:p>
          </table:table-cell>
        </table:table-row>
        <table:table-row table:style-name="ro1">
          <table:table-cell office:value-type="string" calcext:value-type="string">
            <text:p>[ INFO] [1525326883.341545567]:</text:p>
          </table:table-cell>
          <table:table-cell office:value-type="string" calcext:value-type="string">
            <text:p><text:s/>x =</text:p>
          </table:table-cell>
          <table:table-cell office:value-type="float" office:value="0.010148" calcext:value-type="float">
            <text:p>0.010148</text:p>
          </table:table-cell>
          <table:table-cell office:value-type="string" calcext:value-type="string">
            <text:p>, vel_x =</text:p>
          </table:table-cell>
          <table:table-cell office:value-type="float" office:value="0.004411" calcext:value-type="float">
            <text:p>0.004411</text:p>
          </table:table-cell>
        </table:table-row>
        <table:table-row table:style-name="ro1">
          <table:table-cell office:value-type="string" calcext:value-type="string">
            <text:p>[ INFO] [1525326883.361061559]:</text:p>
          </table:table-cell>
          <table:table-cell office:value-type="string" calcext:value-type="string">
            <text:p><text:s/>x =</text:p>
          </table:table-cell>
          <table:table-cell office:value-type="float" office:value="0.010233" calcext:value-type="float">
            <text:p>0.010233</text:p>
          </table:table-cell>
          <table:table-cell office:value-type="string" calcext:value-type="string">
            <text:p>, vel_x =</text:p>
          </table:table-cell>
          <table:table-cell office:value-type="float" office:value="0.004391" calcext:value-type="float">
            <text:p>0.004391</text:p>
          </table:table-cell>
        </table:table-row>
        <table:table-row table:style-name="ro1">
          <table:table-cell office:value-type="string" calcext:value-type="string">
            <text:p>[ INFO] [1525326883.381574903]:</text:p>
          </table:table-cell>
          <table:table-cell office:value-type="string" calcext:value-type="string">
            <text:p><text:s/>x =</text:p>
          </table:table-cell>
          <table:table-cell office:value-type="float" office:value="0.010363" calcext:value-type="float">
            <text:p>0.010363</text:p>
          </table:table-cell>
          <table:table-cell office:value-type="string" calcext:value-type="string">
            <text:p>, vel_x =</text:p>
          </table:table-cell>
          <table:table-cell office:value-type="float" office:value="0.00536" calcext:value-type="float">
            <text:p>0.00536</text:p>
          </table:table-cell>
        </table:table-row>
        <table:table-row table:style-name="ro1">
          <table:table-cell office:value-type="string" calcext:value-type="string">
            <text:p>[ INFO] [1525326883.401373789]:</text:p>
          </table:table-cell>
          <table:table-cell office:value-type="string" calcext:value-type="string">
            <text:p><text:s/>x =</text:p>
          </table:table-cell>
          <table:table-cell office:value-type="float" office:value="0.010464" calcext:value-type="float">
            <text:p>0.010464</text:p>
          </table:table-cell>
          <table:table-cell office:value-type="string" calcext:value-type="string">
            <text:p>, vel_x =</text:p>
          </table:table-cell>
          <table:table-cell office:value-type="float" office:value="0.005243" calcext:value-type="float">
            <text:p>0.005243</text:p>
          </table:table-cell>
        </table:table-row>
        <table:table-row table:style-name="ro1">
          <table:table-cell office:value-type="string" calcext:value-type="string">
            <text:p>[ INFO] [1525326883.421272765]:</text:p>
          </table:table-cell>
          <table:table-cell office:value-type="string" calcext:value-type="string">
            <text:p><text:s/>x =</text:p>
          </table:table-cell>
          <table:table-cell office:value-type="float" office:value="0.010632" calcext:value-type="float">
            <text:p>0.010632</text:p>
          </table:table-cell>
          <table:table-cell office:value-type="string" calcext:value-type="string">
            <text:p>, vel_x =</text:p>
          </table:table-cell>
          <table:table-cell office:value-type="float" office:value="0.006833" calcext:value-type="float">
            <text:p>0.006833</text:p>
          </table:table-cell>
        </table:table-row>
        <table:table-row table:style-name="ro1">
          <table:table-cell office:value-type="string" calcext:value-type="string">
            <text:p>[ INFO] [1525326883.441603813]:</text:p>
          </table:table-cell>
          <table:table-cell office:value-type="string" calcext:value-type="string">
            <text:p><text:s/>x =</text:p>
          </table:table-cell>
          <table:table-cell office:value-type="float" office:value="0.010759" calcext:value-type="float">
            <text:p>0.010759</text:p>
          </table:table-cell>
          <table:table-cell office:value-type="string" calcext:value-type="string">
            <text:p>, vel_x =</text:p>
          </table:table-cell>
          <table:table-cell office:value-type="float" office:value="0.006532" calcext:value-type="float">
            <text:p>0.006532</text:p>
          </table:table-cell>
        </table:table-row>
        <table:table-row table:style-name="ro1">
          <table:table-cell office:value-type="string" calcext:value-type="string">
            <text:p>[ INFO] [1525326883.461069294]:</text:p>
          </table:table-cell>
          <table:table-cell office:value-type="string" calcext:value-type="string">
            <text:p><text:s/>x =</text:p>
          </table:table-cell>
          <table:table-cell office:value-type="float" office:value="0.01097" calcext:value-type="float">
            <text:p>0.01097</text:p>
          </table:table-cell>
          <table:table-cell office:value-type="string" calcext:value-type="string">
            <text:p>, vel_x =</text:p>
          </table:table-cell>
          <table:table-cell office:value-type="float" office:value="0.008692" calcext:value-type="float">
            <text:p>0.008692</text:p>
          </table:table-cell>
        </table:table-row>
        <table:table-row table:style-name="ro1">
          <table:table-cell office:value-type="string" calcext:value-type="string">
            <text:p>[ INFO] [1525326883.481673807]:</text:p>
          </table:table-cell>
          <table:table-cell office:value-type="string" calcext:value-type="string">
            <text:p><text:s/>x =</text:p>
          </table:table-cell>
          <table:table-cell office:value-type="float" office:value="0.011069" calcext:value-type="float">
            <text:p>0.011069</text:p>
          </table:table-cell>
          <table:table-cell office:value-type="string" calcext:value-type="string">
            <text:p>, vel_x =</text:p>
          </table:table-cell>
          <table:table-cell office:value-type="float" office:value="0.006749" calcext:value-type="float">
            <text:p>0.006749</text:p>
          </table:table-cell>
        </table:table-row>
        <table:table-row table:style-name="ro1">
          <table:table-cell office:value-type="string" calcext:value-type="string">
            <text:p>[ INFO] [1525326883.501261377]:</text:p>
          </table:table-cell>
          <table:table-cell office:value-type="string" calcext:value-type="string">
            <text:p><text:s/>x =</text:p>
          </table:table-cell>
          <table:table-cell office:value-type="float" office:value="0.011177" calcext:value-type="float">
            <text:p>0.011177</text:p>
          </table:table-cell>
          <table:table-cell office:value-type="string" calcext:value-type="string">
            <text:p>, vel_x =</text:p>
          </table:table-cell>
          <table:table-cell office:value-type="float" office:value="0.006141" calcext:value-type="float">
            <text:p>0.006141</text:p>
          </table:table-cell>
        </table:table-row>
        <table:table-row table:style-name="ro1">
          <table:table-cell office:value-type="string" calcext:value-type="string">
            <text:p>[ INFO] [1525326883.520700612]:</text:p>
          </table:table-cell>
          <table:table-cell office:value-type="string" calcext:value-type="string">
            <text:p><text:s/>x =</text:p>
          </table:table-cell>
          <table:table-cell office:value-type="float" office:value="0.011284" calcext:value-type="float">
            <text:p>0.011284</text:p>
          </table:table-cell>
          <table:table-cell office:value-type="string" calcext:value-type="string">
            <text:p>, vel_x =</text:p>
          </table:table-cell>
          <table:table-cell office:value-type="float" office:value="0.005804" calcext:value-type="float">
            <text:p>0.005804</text:p>
          </table:table-cell>
        </table:table-row>
        <table:table-row table:style-name="ro1">
          <table:table-cell office:value-type="string" calcext:value-type="string">
            <text:p>[ INFO] [1525326883.541235697]:</text:p>
          </table:table-cell>
          <table:table-cell office:value-type="string" calcext:value-type="string">
            <text:p><text:s/>x =</text:p>
          </table:table-cell>
          <table:table-cell office:value-type="float" office:value="0.011339" calcext:value-type="float">
            <text:p>0.011339</text:p>
          </table:table-cell>
          <table:table-cell office:value-type="string" calcext:value-type="string">
            <text:p>, vel_x =</text:p>
          </table:table-cell>
          <table:table-cell office:value-type="float" office:value="0.004247" calcext:value-type="float">
            <text:p>0.004247</text:p>
          </table:table-cell>
        </table:table-row>
        <table:table-row table:style-name="ro1">
          <table:table-cell office:value-type="string" calcext:value-type="string">
            <text:p>[ INFO] [1525326883.560570096]:</text:p>
          </table:table-cell>
          <table:table-cell office:value-type="string" calcext:value-type="string">
            <text:p><text:s/>x =</text:p>
          </table:table-cell>
          <table:table-cell office:value-type="float" office:value="0.011396" calcext:value-type="float">
            <text:p>0.011396</text:p>
          </table:table-cell>
          <table:table-cell office:value-type="string" calcext:value-type="string">
            <text:p>, vel_x =</text:p>
          </table:table-cell>
          <table:table-cell office:value-type="float" office:value="0.003608" calcext:value-type="float">
            <text:p>0.003608</text:p>
          </table:table-cell>
        </table:table-row>
        <table:table-row table:style-name="ro1">
          <table:table-cell office:value-type="string" calcext:value-type="string">
            <text:p>[ INFO] [1525326883.581001378]:</text:p>
          </table:table-cell>
          <table:table-cell office:value-type="string" calcext:value-type="string">
            <text:p><text:s/>x =</text:p>
          </table:table-cell>
          <table:table-cell office:value-type="float" office:value="0.011399" calcext:value-type="float">
            <text:p>0.011399</text:p>
          </table:table-cell>
          <table:table-cell office:value-type="string" calcext:value-type="string">
            <text:p>, vel_x =</text:p>
          </table:table-cell>
          <table:table-cell office:value-type="float" office:value="0.001858" calcext:value-type="float">
            <text:p>0.001858</text:p>
          </table:table-cell>
        </table:table-row>
        <table:table-row table:style-name="ro1">
          <table:table-cell office:value-type="string" calcext:value-type="string">
            <text:p>[ INFO] [1525326883.601090471]:</text:p>
          </table:table-cell>
          <table:table-cell office:value-type="string" calcext:value-type="string">
            <text:p><text:s/>x =</text:p>
          </table:table-cell>
          <table:table-cell office:value-type="float" office:value="0.011421" calcext:value-type="float">
            <text:p>0.011421</text:p>
          </table:table-cell>
          <table:table-cell office:value-type="string" calcext:value-type="string">
            <text:p>, vel_x =</text:p>
          </table:table-cell>
          <table:table-cell office:value-type="float" office:value="0.001491" calcext:value-type="float">
            <text:p>0.001491</text:p>
          </table:table-cell>
        </table:table-row>
        <table:table-row table:style-name="ro1">
          <table:table-cell office:value-type="string" calcext:value-type="string">
            <text:p>[ INFO] [1525326883.621557829]:</text:p>
          </table:table-cell>
          <table:table-cell office:value-type="string" calcext:value-type="string">
            <text:p><text:s/>x =</text:p>
          </table:table-cell>
          <table:table-cell office:value-type="float" office:value="0.011559" calcext:value-type="float">
            <text:p>0.011559</text:p>
          </table:table-cell>
          <table:table-cell office:value-type="string" calcext:value-type="string">
            <text:p>, vel_x =</text:p>
          </table:table-cell>
          <table:table-cell office:value-type="float" office:value="0.004106" calcext:value-type="float">
            <text:p>0.004106</text:p>
          </table:table-cell>
        </table:table-row>
        <table:table-row table:style-name="ro1">
          <table:table-cell office:value-type="string" calcext:value-type="string">
            <text:p>[ INFO] [1525326883.641037626]:</text:p>
          </table:table-cell>
          <table:table-cell office:value-type="string" calcext:value-type="string">
            <text:p><text:s/>x =</text:p>
          </table:table-cell>
          <table:table-cell office:value-type="float" office:value="0.011634" calcext:value-type="float">
            <text:p>0.011634</text:p>
          </table:table-cell>
          <table:table-cell office:value-type="string" calcext:value-type="string">
            <text:p>, vel_x =</text:p>
          </table:table-cell>
          <table:table-cell office:value-type="float" office:value="0.003972" calcext:value-type="float">
            <text:p>0.003972</text:p>
          </table:table-cell>
        </table:table-row>
        <table:table-row table:style-name="ro1">
          <table:table-cell office:value-type="string" calcext:value-type="string">
            <text:p>[ INFO] [1525326883.661594019]:</text:p>
          </table:table-cell>
          <table:table-cell office:value-type="string" calcext:value-type="string">
            <text:p><text:s/>x =</text:p>
          </table:table-cell>
          <table:table-cell office:value-type="float" office:value="0.011685" calcext:value-type="float">
            <text:p>0.011685</text:p>
          </table:table-cell>
          <table:table-cell office:value-type="string" calcext:value-type="string">
            <text:p>, vel_x =</text:p>
          </table:table-cell>
          <table:table-cell office:value-type="float" office:value="0.003228" calcext:value-type="float">
            <text:p>0.003228</text:p>
          </table:table-cell>
        </table:table-row>
        <table:table-row table:style-name="ro1">
          <table:table-cell office:value-type="string" calcext:value-type="string">
            <text:p>[ INFO] [1525326883.681038166]:</text:p>
          </table:table-cell>
          <table:table-cell office:value-type="string" calcext:value-type="string">
            <text:p><text:s/>x =</text:p>
          </table:table-cell>
          <table:table-cell office:value-type="float" office:value="0.011605" calcext:value-type="float">
            <text:p>0.011605</text:p>
          </table:table-cell>
          <table:table-cell office:value-type="string" calcext:value-type="string">
            <text:p>, vel_x =</text:p>
          </table:table-cell>
          <table:table-cell office:value-type="float" office:value="-0.000447" calcext:value-type="float">
            <text:p>-0.000447</text:p>
          </table:table-cell>
        </table:table-row>
        <table:table-row table:style-name="ro1">
          <table:table-cell office:value-type="string" calcext:value-type="string">
            <text:p>[ INFO] [1525326883.701509697]:</text:p>
          </table:table-cell>
          <table:table-cell office:value-type="string" calcext:value-type="string">
            <text:p><text:s/>x =</text:p>
          </table:table-cell>
          <table:table-cell office:value-type="float" office:value="0.011549" calcext:value-type="float">
            <text:p>0.011549</text:p>
          </table:table-cell>
          <table:table-cell office:value-type="string" calcext:value-type="string">
            <text:p>, vel_x =</text:p>
          </table:table-cell>
          <table:table-cell office:value-type="float" office:value="-0.001589" calcext:value-type="float">
            <text:p>-0.001589</text:p>
          </table:table-cell>
        </table:table-row>
        <table:table-row table:style-name="ro1">
          <table:table-cell office:value-type="string" calcext:value-type="string">
            <text:p>[ INFO] [1525326883.720946006]:</text:p>
          </table:table-cell>
          <table:table-cell office:value-type="string" calcext:value-type="string">
            <text:p><text:s/>x =</text:p>
          </table:table-cell>
          <table:table-cell office:value-type="float" office:value="0.011325" calcext:value-type="float">
            <text:p>0.011325</text:p>
          </table:table-cell>
          <table:table-cell office:value-type="string" calcext:value-type="string">
            <text:p>, vel_x =</text:p>
          </table:table-cell>
          <table:table-cell office:value-type="float" office:value="-0.006562" calcext:value-type="float">
            <text:p>-0.006562</text:p>
          </table:table-cell>
        </table:table-row>
        <table:table-row table:style-name="ro1">
          <table:table-cell office:value-type="string" calcext:value-type="string">
            <text:p>[ INFO] [1525326883.741455140]:</text:p>
          </table:table-cell>
          <table:table-cell office:value-type="string" calcext:value-type="string">
            <text:p><text:s/>x =</text:p>
          </table:table-cell>
          <table:table-cell office:value-type="float" office:value="0.011224" calcext:value-type="float">
            <text:p>0.011224</text:p>
          </table:table-cell>
          <table:table-cell office:value-type="string" calcext:value-type="string">
            <text:p>, vel_x =</text:p>
          </table:table-cell>
          <table:table-cell office:value-type="float" office:value="-0.005745" calcext:value-type="float">
            <text:p>-0.005745</text:p>
          </table:table-cell>
        </table:table-row>
        <table:table-row table:style-name="ro1">
          <table:table-cell office:value-type="string" calcext:value-type="string">
            <text:p>[ INFO] [1525326883.761054131]:</text:p>
          </table:table-cell>
          <table:table-cell office:value-type="string" calcext:value-type="string">
            <text:p><text:s/>x =</text:p>
          </table:table-cell>
          <table:table-cell office:value-type="float" office:value="0.011101" calcext:value-type="float">
            <text:p>0.011101</text:p>
          </table:table-cell>
          <table:table-cell office:value-type="string" calcext:value-type="string">
            <text:p>, vel_x =</text:p>
          </table:table-cell>
          <table:table-cell office:value-type="float" office:value="-0.005994" calcext:value-type="float">
            <text:p>-0.005994</text:p>
          </table:table-cell>
        </table:table-row>
        <table:table-row table:style-name="ro1">
          <table:table-cell office:value-type="string" calcext:value-type="string">
            <text:p>[ INFO] [1525326883.781531892]:</text:p>
          </table:table-cell>
          <table:table-cell office:value-type="string" calcext:value-type="string">
            <text:p><text:s/>x =</text:p>
          </table:table-cell>
          <table:table-cell office:value-type="float" office:value="0.010945" calcext:value-type="float">
            <text:p>0.010945</text:p>
          </table:table-cell>
          <table:table-cell office:value-type="string" calcext:value-type="string">
            <text:p>, vel_x =</text:p>
          </table:table-cell>
          <table:table-cell office:value-type="float" office:value="-0.006818" calcext:value-type="float">
            <text:p>-0.006818</text:p>
          </table:table-cell>
        </table:table-row>
        <table:table-row table:style-name="ro1">
          <table:table-cell office:value-type="string" calcext:value-type="string">
            <text:p>[ INFO] [1525326883.801064233]:</text:p>
          </table:table-cell>
          <table:table-cell office:value-type="string" calcext:value-type="string">
            <text:p><text:s/>x =</text:p>
          </table:table-cell>
          <table:table-cell office:value-type="float" office:value="0.010825" calcext:value-type="float">
            <text:p>0.010825</text:p>
          </table:table-cell>
          <table:table-cell office:value-type="string" calcext:value-type="string">
            <text:p>, vel_x =</text:p>
          </table:table-cell>
          <table:table-cell office:value-type="float" office:value="-0.006472" calcext:value-type="float">
            <text:p>-0.006472</text:p>
          </table:table-cell>
        </table:table-row>
        <table:table-row table:style-name="ro1">
          <table:table-cell office:value-type="string" calcext:value-type="string">
            <text:p>[ INFO] [1525326883.821592574]:</text:p>
          </table:table-cell>
          <table:table-cell office:value-type="string" calcext:value-type="string">
            <text:p><text:s/>x =</text:p>
          </table:table-cell>
          <table:table-cell office:value-type="float" office:value="0.010668" calcext:value-type="float">
            <text:p>0.010668</text:p>
          </table:table-cell>
          <table:table-cell office:value-type="string" calcext:value-type="string">
            <text:p>, vel_x =</text:p>
          </table:table-cell>
          <table:table-cell office:value-type="float" office:value="-0.007069" calcext:value-type="float">
            <text:p>-0.007069</text:p>
          </table:table-cell>
        </table:table-row>
        <table:table-row table:style-name="ro1">
          <table:table-cell office:value-type="string" calcext:value-type="string">
            <text:p>[ INFO] [1525326883.841053713]:</text:p>
          </table:table-cell>
          <table:table-cell office:value-type="string" calcext:value-type="string">
            <text:p><text:s/>x =</text:p>
          </table:table-cell>
          <table:table-cell office:value-type="float" office:value="0.010622" calcext:value-type="float">
            <text:p>0.010622</text:p>
          </table:table-cell>
          <table:table-cell office:value-type="string" calcext:value-type="string">
            <text:p>, vel_x =</text:p>
          </table:table-cell>
          <table:table-cell office:value-type="float" office:value="-0.004709" calcext:value-type="float">
            <text:p>-0.004709</text:p>
          </table:table-cell>
        </table:table-row>
        <table:table-row table:style-name="ro1">
          <table:table-cell office:value-type="string" calcext:value-type="string">
            <text:p>[ INFO] [1525326883.861496196]:</text:p>
          </table:table-cell>
          <table:table-cell office:value-type="string" calcext:value-type="string">
            <text:p><text:s/>x =</text:p>
          </table:table-cell>
          <table:table-cell office:value-type="float" office:value="0.010512" calcext:value-type="float">
            <text:p>0.010512</text:p>
          </table:table-cell>
          <table:table-cell office:value-type="string" calcext:value-type="string">
            <text:p>, vel_x =</text:p>
          </table:table-cell>
          <table:table-cell office:value-type="float" office:value="-0.00505" calcext:value-type="float">
            <text:p>-0.00505</text:p>
          </table:table-cell>
        </table:table-row>
        <table:table-row table:style-name="ro1">
          <table:table-cell office:value-type="string" calcext:value-type="string">
            <text:p>[ INFO] [1525326883.880974888]:</text:p>
          </table:table-cell>
          <table:table-cell office:value-type="string" calcext:value-type="string">
            <text:p><text:s/>x =</text:p>
          </table:table-cell>
          <table:table-cell office:value-type="float" office:value="0.010444" calcext:value-type="float">
            <text:p>0.010444</text:p>
          </table:table-cell>
          <table:table-cell office:value-type="string" calcext:value-type="string">
            <text:p>, vel_x =</text:p>
          </table:table-cell>
          <table:table-cell office:value-type="float" office:value="-0.004257" calcext:value-type="float">
            <text:p>-0.004257</text:p>
          </table:table-cell>
        </table:table-row>
        <table:table-row table:style-name="ro1">
          <table:table-cell office:value-type="string" calcext:value-type="string">
            <text:p>[ INFO] [1525326883.901470868]:</text:p>
          </table:table-cell>
          <table:table-cell office:value-type="string" calcext:value-type="string">
            <text:p><text:s/>x =</text:p>
          </table:table-cell>
          <table:table-cell office:value-type="float" office:value="0.010411" calcext:value-type="float">
            <text:p>0.010411</text:p>
          </table:table-cell>
          <table:table-cell office:value-type="string" calcext:value-type="string">
            <text:p>, vel_x =</text:p>
          </table:table-cell>
          <table:table-cell office:value-type="float" office:value="-0.002933" calcext:value-type="float">
            <text:p>-0.002933</text:p>
          </table:table-cell>
        </table:table-row>
        <table:table-row table:style-name="ro1">
          <table:table-cell office:value-type="string" calcext:value-type="string">
            <text:p>[ INFO] [1525326883.920996855]:</text:p>
          </table:table-cell>
          <table:table-cell office:value-type="string" calcext:value-type="string">
            <text:p><text:s/>x =</text:p>
          </table:table-cell>
          <table:table-cell office:value-type="float" office:value="0.010409" calcext:value-type="float">
            <text:p>0.010409</text:p>
          </table:table-cell>
          <table:table-cell office:value-type="string" calcext:value-type="string">
            <text:p>, vel_x =</text:p>
          </table:table-cell>
          <table:table-cell office:value-type="float" office:value="-0.001534" calcext:value-type="float">
            <text:p>-0.001534</text:p>
          </table:table-cell>
        </table:table-row>
        <table:table-row table:style-name="ro1">
          <table:table-cell office:value-type="string" calcext:value-type="string">
            <text:p>[ INFO] [1525326883.941457852]:</text:p>
          </table:table-cell>
          <table:table-cell office:value-type="string" calcext:value-type="string">
            <text:p><text:s/>x =</text:p>
          </table:table-cell>
          <table:table-cell office:value-type="float" office:value="0.010542" calcext:value-type="float">
            <text:p>0.010542</text:p>
          </table:table-cell>
          <table:table-cell office:value-type="string" calcext:value-type="string">
            <text:p>, vel_x =</text:p>
          </table:table-cell>
          <table:table-cell office:value-type="float" office:value="0.002484" calcext:value-type="float">
            <text:p>0.002484</text:p>
          </table:table-cell>
        </table:table-row>
        <table:table-row table:style-name="ro1">
          <table:table-cell office:value-type="string" calcext:value-type="string">
            <text:p>[ INFO] [1525326883.960904648]:</text:p>
          </table:table-cell>
          <table:table-cell office:value-type="string" calcext:value-type="string">
            <text:p><text:s/>x =</text:p>
          </table:table-cell>
          <table:table-cell office:value-type="float" office:value="0.010669" calcext:value-type="float">
            <text:p>0.010669</text:p>
          </table:table-cell>
          <table:table-cell office:value-type="string" calcext:value-type="string">
            <text:p>, vel_x =</text:p>
          </table:table-cell>
          <table:table-cell office:value-type="float" office:value="0.004518" calcext:value-type="float">
            <text:p>0.004518</text:p>
          </table:table-cell>
        </table:table-row>
        <table:table-row table:style-name="ro1">
          <table:table-cell office:value-type="string" calcext:value-type="string">
            <text:p>[ INFO] [1525326883.981401462]:</text:p>
          </table:table-cell>
          <table:table-cell office:value-type="string" calcext:value-type="string">
            <text:p><text:s/>x =</text:p>
          </table:table-cell>
          <table:table-cell office:value-type="float" office:value="0.01089" calcext:value-type="float">
            <text:p>0.01089</text:p>
          </table:table-cell>
          <table:table-cell office:value-type="string" calcext:value-type="string">
            <text:p>, vel_x =</text:p>
          </table:table-cell>
          <table:table-cell office:value-type="float" office:value="0.007654" calcext:value-type="float">
            <text:p>0.007654</text:p>
          </table:table-cell>
        </table:table-row>
        <table:table-row table:style-name="ro1">
          <table:table-cell office:value-type="string" calcext:value-type="string">
            <text:p>[ INFO] [1525326884.000944974]:</text:p>
          </table:table-cell>
          <table:table-cell office:value-type="string" calcext:value-type="string">
            <text:p><text:s/>x =</text:p>
          </table:table-cell>
          <table:table-cell office:value-type="float" office:value="0.010918" calcext:value-type="float">
            <text:p>0.010918</text:p>
          </table:table-cell>
          <table:table-cell office:value-type="string" calcext:value-type="string">
            <text:p>, vel_x =</text:p>
          </table:table-cell>
          <table:table-cell office:value-type="float" office:value="0.004527" calcext:value-type="float">
            <text:p>0.004527</text:p>
          </table:table-cell>
        </table:table-row>
        <table:table-row table:style-name="ro1">
          <table:table-cell office:value-type="string" calcext:value-type="string">
            <text:p>[ INFO] [1525326884.021444600]:</text:p>
          </table:table-cell>
          <table:table-cell office:value-type="string" calcext:value-type="string">
            <text:p><text:s/>x =</text:p>
          </table:table-cell>
          <table:table-cell office:value-type="float" office:value="0.011016" calcext:value-type="float">
            <text:p>0.011016</text:p>
          </table:table-cell>
          <table:table-cell office:value-type="string" calcext:value-type="string">
            <text:p>, vel_x =</text:p>
          </table:table-cell>
          <table:table-cell office:value-type="float" office:value="0.004655" calcext:value-type="float">
            <text:p>0.004655</text:p>
          </table:table-cell>
        </table:table-row>
        <table:table-row table:style-name="ro1">
          <table:table-cell office:value-type="string" calcext:value-type="string">
            <text:p>[ INFO] [1525326884.040970022]:</text:p>
          </table:table-cell>
          <table:table-cell office:value-type="string" calcext:value-type="string">
            <text:p><text:s/>x =</text:p>
          </table:table-cell>
          <table:table-cell office:value-type="float" office:value="0.010984" calcext:value-type="float">
            <text:p>0.010984</text:p>
          </table:table-cell>
          <table:table-cell office:value-type="string" calcext:value-type="string">
            <text:p>, vel_x =</text:p>
          </table:table-cell>
          <table:table-cell office:value-type="float" office:value="0.001501" calcext:value-type="float">
            <text:p>0.001501</text:p>
          </table:table-cell>
        </table:table-row>
        <table:table-row table:style-name="ro1">
          <table:table-cell office:value-type="string" calcext:value-type="string">
            <text:p>[ INFO] [1525326884.061475297]:</text:p>
          </table:table-cell>
          <table:table-cell office:value-type="string" calcext:value-type="string">
            <text:p><text:s/>x =</text:p>
          </table:table-cell>
          <table:table-cell office:value-type="float" office:value="0.011023" calcext:value-type="float">
            <text:p>0.011023</text:p>
          </table:table-cell>
          <table:table-cell office:value-type="string" calcext:value-type="string">
            <text:p>, vel_x =</text:p>
          </table:table-cell>
          <table:table-cell office:value-type="float" office:value="0.001704" calcext:value-type="float">
            <text:p>0.001704</text:p>
          </table:table-cell>
        </table:table-row>
        <table:table-row table:style-name="ro1">
          <table:table-cell office:value-type="string" calcext:value-type="string">
            <text:p>[ INFO] [1525326884.080990727]:</text:p>
          </table:table-cell>
          <table:table-cell office:value-type="string" calcext:value-type="string">
            <text:p><text:s/>x =</text:p>
          </table:table-cell>
          <table:table-cell office:value-type="float" office:value="0.011077" calcext:value-type="float">
            <text:p>0.011077</text:p>
          </table:table-cell>
          <table:table-cell office:value-type="string" calcext:value-type="string">
            <text:p>, vel_x =</text:p>
          </table:table-cell>
          <table:table-cell office:value-type="float" office:value="0.002248" calcext:value-type="float">
            <text:p>0.002248</text:p>
          </table:table-cell>
        </table:table-row>
        <table:table-row table:style-name="ro1">
          <table:table-cell office:value-type="string" calcext:value-type="string">
            <text:p>[ INFO] [1525326884.101472953]:</text:p>
          </table:table-cell>
          <table:table-cell office:value-type="string" calcext:value-type="string">
            <text:p><text:s/>x =</text:p>
          </table:table-cell>
          <table:table-cell office:value-type="float" office:value="0.01093" calcext:value-type="float">
            <text:p>0.01093</text:p>
          </table:table-cell>
          <table:table-cell office:value-type="string" calcext:value-type="string">
            <text:p>, vel_x =</text:p>
          </table:table-cell>
          <table:table-cell office:value-type="float" office:value="-0.002479" calcext:value-type="float">
            <text:p>-0.002479</text:p>
          </table:table-cell>
        </table:table-row>
        <table:table-row table:style-name="ro1">
          <table:table-cell office:value-type="string" calcext:value-type="string">
            <text:p>[ INFO] [1525326884.120992664]:</text:p>
          </table:table-cell>
          <table:table-cell office:value-type="string" calcext:value-type="string">
            <text:p><text:s/>x =</text:p>
          </table:table-cell>
          <table:table-cell office:value-type="float" office:value="0.010883" calcext:value-type="float">
            <text:p>0.010883</text:p>
          </table:table-cell>
          <table:table-cell office:value-type="string" calcext:value-type="string">
            <text:p>, vel_x =</text:p>
          </table:table-cell>
          <table:table-cell office:value-type="float" office:value="-0.002441" calcext:value-type="float">
            <text:p>-0.002441</text:p>
          </table:table-cell>
        </table:table-row>
        <table:table-row table:style-name="ro1">
          <table:table-cell office:value-type="string" calcext:value-type="string">
            <text:p>[ INFO] [1525326884.141499395]:</text:p>
          </table:table-cell>
          <table:table-cell office:value-type="string" calcext:value-type="string">
            <text:p><text:s/>x =</text:p>
          </table:table-cell>
          <table:table-cell office:value-type="float" office:value="0.010901" calcext:value-type="float">
            <text:p>0.010901</text:p>
          </table:table-cell>
          <table:table-cell office:value-type="string" calcext:value-type="string">
            <text:p>, vel_x =</text:p>
          </table:table-cell>
          <table:table-cell office:value-type="float" office:value="-0.000779" calcext:value-type="float">
            <text:p>-0.000779</text:p>
          </table:table-cell>
        </table:table-row>
        <table:table-row table:style-name="ro1">
          <table:table-cell office:value-type="string" calcext:value-type="string">
            <text:p>[ INFO] [1525326884.161007230]:</text:p>
          </table:table-cell>
          <table:table-cell office:value-type="string" calcext:value-type="string">
            <text:p><text:s/>x =</text:p>
          </table:table-cell>
          <table:table-cell office:value-type="float" office:value="0.01089" calcext:value-type="float">
            <text:p>0.01089</text:p>
          </table:table-cell>
          <table:table-cell office:value-type="string" calcext:value-type="string">
            <text:p>, vel_x =</text:p>
          </table:table-cell>
          <table:table-cell office:value-type="float" office:value="-0.000664" calcext:value-type="float">
            <text:p>-0.000664</text:p>
          </table:table-cell>
        </table:table-row>
        <table:table-row table:style-name="ro1">
          <table:table-cell office:value-type="string" calcext:value-type="string">
            <text:p>[ INFO] [1525326884.181469975]:</text:p>
          </table:table-cell>
          <table:table-cell office:value-type="string" calcext:value-type="string">
            <text:p><text:s/>x =</text:p>
          </table:table-cell>
          <table:table-cell office:value-type="float" office:value="0.011041" calcext:value-type="float">
            <text:p>0.011041</text:p>
          </table:table-cell>
          <table:table-cell office:value-type="string" calcext:value-type="string">
            <text:p>, vel_x =</text:p>
          </table:table-cell>
          <table:table-cell office:value-type="float" office:value="0.003336" calcext:value-type="float">
            <text:p>0.003336</text:p>
          </table:table-cell>
        </table:table-row>
        <table:table-row table:style-name="ro1">
          <table:table-cell office:value-type="string" calcext:value-type="string">
            <text:p>[ INFO] [1525326884.200946609]:</text:p>
          </table:table-cell>
          <table:table-cell office:value-type="string" calcext:value-type="string">
            <text:p><text:s/>x =</text:p>
          </table:table-cell>
          <table:table-cell office:value-type="float" office:value="0.011042" calcext:value-type="float">
            <text:p>0.011042</text:p>
          </table:table-cell>
          <table:table-cell office:value-type="string" calcext:value-type="string">
            <text:p>, vel_x =</text:p>
          </table:table-cell>
          <table:table-cell office:value-type="float" office:value="0.001697" calcext:value-type="float">
            <text:p>0.001697</text:p>
          </table:table-cell>
        </table:table-row>
        <table:table-row table:style-name="ro1">
          <table:table-cell office:value-type="string" calcext:value-type="string">
            <text:p>[ INFO] [1525326884.221443277]:</text:p>
          </table:table-cell>
          <table:table-cell office:value-type="string" calcext:value-type="string">
            <text:p><text:s/>x =</text:p>
          </table:table-cell>
          <table:table-cell office:value-type="float" office:value="0.010882" calcext:value-type="float">
            <text:p>0.010882</text:p>
          </table:table-cell>
          <table:table-cell office:value-type="string" calcext:value-type="string">
            <text:p>, vel_x =</text:p>
          </table:table-cell>
          <table:table-cell office:value-type="float" office:value="-0.003058" calcext:value-type="float">
            <text:p>-0.003058</text:p>
          </table:table-cell>
        </table:table-row>
        <table:table-row table:style-name="ro1">
          <table:table-cell office:value-type="string" calcext:value-type="string">
            <text:p>[ INFO] [1525326884.241054088]:</text:p>
          </table:table-cell>
          <table:table-cell office:value-type="string" calcext:value-type="string">
            <text:p><text:s/>x =</text:p>
          </table:table-cell>
          <table:table-cell office:value-type="float" office:value="0.010793" calcext:value-type="float">
            <text:p>0.010793</text:p>
          </table:table-cell>
          <table:table-cell office:value-type="string" calcext:value-type="string">
            <text:p>, vel_x =</text:p>
          </table:table-cell>
          <table:table-cell office:value-type="float" office:value="-0.003783" calcext:value-type="float">
            <text:p>-0.003783</text:p>
          </table:table-cell>
        </table:table-row>
        <table:table-row table:style-name="ro1">
          <table:table-cell office:value-type="string" calcext:value-type="string">
            <text:p>[ INFO] [1525326884.261594251]:</text:p>
          </table:table-cell>
          <table:table-cell office:value-type="string" calcext:value-type="string">
            <text:p><text:s/>x =</text:p>
          </table:table-cell>
          <table:table-cell office:value-type="float" office:value="0.010629" calcext:value-type="float">
            <text:p>0.010629</text:p>
          </table:table-cell>
          <table:table-cell office:value-type="string" calcext:value-type="string">
            <text:p>, vel_x =</text:p>
          </table:table-cell>
          <table:table-cell office:value-type="float" office:value="-0.0059" calcext:value-type="float">
            <text:p>-0.0059</text:p>
          </table:table-cell>
        </table:table-row>
        <table:table-row table:style-name="ro1">
          <table:table-cell office:value-type="string" calcext:value-type="string">
            <text:p>[ INFO] [1525326884.281100677]:</text:p>
          </table:table-cell>
          <table:table-cell office:value-type="string" calcext:value-type="string">
            <text:p><text:s/>x =</text:p>
          </table:table-cell>
          <table:table-cell office:value-type="float" office:value="0.010631" calcext:value-type="float">
            <text:p>0.010631</text:p>
          </table:table-cell>
          <table:table-cell office:value-type="string" calcext:value-type="string">
            <text:p>, vel_x =</text:p>
          </table:table-cell>
          <table:table-cell office:value-type="float" office:value="-0.002886" calcext:value-type="float">
            <text:p>-0.002886</text:p>
          </table:table-cell>
        </table:table-row>
        <table:table-row table:style-name="ro1">
          <table:table-cell office:value-type="string" calcext:value-type="string">
            <text:p>[ INFO] [1525326884.301622360]:</text:p>
          </table:table-cell>
          <table:table-cell office:value-type="string" calcext:value-type="string">
            <text:p><text:s/>x =</text:p>
          </table:table-cell>
          <table:table-cell office:value-type="float" office:value="0.010597" calcext:value-type="float">
            <text:p>0.010597</text:p>
          </table:table-cell>
          <table:table-cell office:value-type="string" calcext:value-type="string">
            <text:p>, vel_x =</text:p>
          </table:table-cell>
          <table:table-cell office:value-type="float" office:value="-0.002276" calcext:value-type="float">
            <text:p>-0.002276</text:p>
          </table:table-cell>
        </table:table-row>
        <table:table-row table:style-name="ro1">
          <table:table-cell office:value-type="string" calcext:value-type="string">
            <text:p>[ INFO] [1525326884.321150820]:</text:p>
          </table:table-cell>
          <table:table-cell office:value-type="string" calcext:value-type="string">
            <text:p><text:s/>x =</text:p>
          </table:table-cell>
          <table:table-cell office:value-type="float" office:value="0.010547" calcext:value-type="float">
            <text:p>0.010547</text:p>
          </table:table-cell>
          <table:table-cell office:value-type="string" calcext:value-type="string">
            <text:p>, vel_x =</text:p>
          </table:table-cell>
          <table:table-cell office:value-type="float" office:value="-0.002426" calcext:value-type="float">
            <text:p>-0.002426</text:p>
          </table:table-cell>
        </table:table-row>
        <table:table-row table:style-name="ro1">
          <table:table-cell office:value-type="string" calcext:value-type="string">
            <text:p>[ INFO] [1525326884.341648447]:</text:p>
          </table:table-cell>
          <table:table-cell office:value-type="string" calcext:value-type="string">
            <text:p><text:s/>x =</text:p>
          </table:table-cell>
          <table:table-cell office:value-type="float" office:value="0.010505" calcext:value-type="float">
            <text:p>0.010505</text:p>
          </table:table-cell>
          <table:table-cell office:value-type="string" calcext:value-type="string">
            <text:p>, vel_x =</text:p>
          </table:table-cell>
          <table:table-cell office:value-type="float" office:value="-0.002231" calcext:value-type="float">
            <text:p>-0.002231</text:p>
          </table:table-cell>
        </table:table-row>
        <table:table-row table:style-name="ro1">
          <table:table-cell office:value-type="string" calcext:value-type="string">
            <text:p>[ INFO] [1525326884.361182616]:</text:p>
          </table:table-cell>
          <table:table-cell office:value-type="string" calcext:value-type="string">
            <text:p><text:s/>x =</text:p>
          </table:table-cell>
          <table:table-cell office:value-type="float" office:value="0.01045" calcext:value-type="float">
            <text:p>0.01045</text:p>
          </table:table-cell>
          <table:table-cell office:value-type="string" calcext:value-type="string">
            <text:p>, vel_x =</text:p>
          </table:table-cell>
          <table:table-cell office:value-type="float" office:value="-0.002517" calcext:value-type="float">
            <text:p>-0.002517</text:p>
          </table:table-cell>
        </table:table-row>
        <table:table-row table:style-name="ro1">
          <table:table-cell office:value-type="string" calcext:value-type="string">
            <text:p>[ INFO] [1525326884.380617132]:</text:p>
          </table:table-cell>
          <table:table-cell office:value-type="string" calcext:value-type="string">
            <text:p><text:s/>x =</text:p>
          </table:table-cell>
          <table:table-cell office:value-type="float" office:value="0.010363" calcext:value-type="float">
            <text:p>0.010363</text:p>
          </table:table-cell>
          <table:table-cell office:value-type="string" calcext:value-type="string">
            <text:p>, vel_x =</text:p>
          </table:table-cell>
          <table:table-cell office:value-type="float" office:value="-0.003497" calcext:value-type="float">
            <text:p>-0.003497</text:p>
          </table:table-cell>
        </table:table-row>
        <table:table-row table:style-name="ro1">
          <table:table-cell office:value-type="string" calcext:value-type="string">
            <text:p>[ INFO] [1525326884.401138343]:</text:p>
          </table:table-cell>
          <table:table-cell office:value-type="string" calcext:value-type="string">
            <text:p><text:s/>x =</text:p>
          </table:table-cell>
          <table:table-cell office:value-type="float" office:value="0.010298" calcext:value-type="float">
            <text:p>0.010298</text:p>
          </table:table-cell>
          <table:table-cell office:value-type="string" calcext:value-type="string">
            <text:p>, vel_x =</text:p>
          </table:table-cell>
          <table:table-cell office:value-type="float" office:value="-0.003342" calcext:value-type="float">
            <text:p>-0.003342</text:p>
          </table:table-cell>
        </table:table-row>
        <table:table-row table:style-name="ro1">
          <table:table-cell office:value-type="string" calcext:value-type="string">
            <text:p>[ INFO] [1525326884.420735053]:</text:p>
          </table:table-cell>
          <table:table-cell office:value-type="string" calcext:value-type="string">
            <text:p><text:s/>x =</text:p>
          </table:table-cell>
          <table:table-cell office:value-type="float" office:value="0.010159" calcext:value-type="float">
            <text:p>0.010159</text:p>
          </table:table-cell>
          <table:table-cell office:value-type="string" calcext:value-type="string">
            <text:p>, vel_x =</text:p>
          </table:table-cell>
          <table:table-cell office:value-type="float" office:value="-0.005219" calcext:value-type="float">
            <text:p>-0.005219</text:p>
          </table:table-cell>
        </table:table-row>
        <table:table-row table:style-name="ro1">
          <table:table-cell office:value-type="string" calcext:value-type="string">
            <text:p>[ INFO] [1525326884.441303423]:</text:p>
          </table:table-cell>
          <table:table-cell office:value-type="string" calcext:value-type="string">
            <text:p><text:s/>x =</text:p>
          </table:table-cell>
          <table:table-cell office:value-type="float" office:value="0.009915" calcext:value-type="float">
            <text:p>0.009915</text:p>
          </table:table-cell>
          <table:table-cell office:value-type="string" calcext:value-type="string">
            <text:p>, vel_x =</text:p>
          </table:table-cell>
          <table:table-cell office:value-type="float" office:value="-0.008519" calcext:value-type="float">
            <text:p>-0.008519</text:p>
          </table:table-cell>
        </table:table-row>
        <table:table-row table:style-name="ro1">
          <table:table-cell office:value-type="string" calcext:value-type="string">
            <text:p>[ INFO] [1525326884.460515111]:</text:p>
          </table:table-cell>
          <table:table-cell office:value-type="string" calcext:value-type="string">
            <text:p><text:s/>x =</text:p>
          </table:table-cell>
          <table:table-cell office:value-type="float" office:value="0.009801" calcext:value-type="float">
            <text:p>0.009801</text:p>
          </table:table-cell>
          <table:table-cell office:value-type="string" calcext:value-type="string">
            <text:p>, vel_x =</text:p>
          </table:table-cell>
          <table:table-cell office:value-type="float" office:value="-0.007234" calcext:value-type="float">
            <text:p>-0.007234</text:p>
          </table:table-cell>
        </table:table-row>
        <table:table-row table:style-name="ro1">
          <table:table-cell office:value-type="string" calcext:value-type="string">
            <text:p>[ INFO] [1525326884.480853252]:</text:p>
          </table:table-cell>
          <table:table-cell office:value-type="string" calcext:value-type="string">
            <text:p><text:s/>x =</text:p>
          </table:table-cell>
          <table:table-cell office:value-type="float" office:value="0.009826" calcext:value-type="float">
            <text:p>0.009826</text:p>
          </table:table-cell>
          <table:table-cell office:value-type="string" calcext:value-type="string">
            <text:p>, vel_x =</text:p>
          </table:table-cell>
          <table:table-cell office:value-type="float" office:value="-0.002992" calcext:value-type="float">
            <text:p>-0.002992</text:p>
          </table:table-cell>
        </table:table-row>
        <table:table-row table:style-name="ro1">
          <table:table-cell office:value-type="string" calcext:value-type="string">
            <text:p>[ INFO] [1525326884.501244118]:</text:p>
          </table:table-cell>
          <table:table-cell office:value-type="string" calcext:value-type="string">
            <text:p><text:s/>x =</text:p>
          </table:table-cell>
          <table:table-cell office:value-type="float" office:value="0.009758" calcext:value-type="float">
            <text:p>0.009758</text:p>
          </table:table-cell>
          <table:table-cell office:value-type="string" calcext:value-type="string">
            <text:p>, vel_x =</text:p>
          </table:table-cell>
          <table:table-cell office:value-type="float" office:value="-0.003166" calcext:value-type="float">
            <text:p>-0.003166</text:p>
          </table:table-cell>
        </table:table-row>
        <table:table-row table:style-name="ro1">
          <table:table-cell office:value-type="string" calcext:value-type="string">
            <text:p>[ INFO] [1525326884.520645891]:</text:p>
          </table:table-cell>
          <table:table-cell office:value-type="string" calcext:value-type="string">
            <text:p><text:s/>x =</text:p>
          </table:table-cell>
          <table:table-cell office:value-type="float" office:value="0.009641" calcext:value-type="float">
            <text:p>0.009641</text:p>
          </table:table-cell>
          <table:table-cell office:value-type="string" calcext:value-type="string">
            <text:p>, vel_x =</text:p>
          </table:table-cell>
          <table:table-cell office:value-type="float" office:value="-0.004603" calcext:value-type="float">
            <text:p>-0.004603</text:p>
          </table:table-cell>
        </table:table-row>
        <table:table-row table:style-name="ro1">
          <table:table-cell office:value-type="string" calcext:value-type="string">
            <text:p>[ INFO] [1525326884.541164010]:</text:p>
          </table:table-cell>
          <table:table-cell office:value-type="string" calcext:value-type="string">
            <text:p><text:s/>x =</text:p>
          </table:table-cell>
          <table:table-cell office:value-type="float" office:value="0.009516" calcext:value-type="float">
            <text:p>0.009516</text:p>
          </table:table-cell>
          <table:table-cell office:value-type="string" calcext:value-type="string">
            <text:p>, vel_x =</text:p>
          </table:table-cell>
          <table:table-cell office:value-type="float" office:value="-0.005352" calcext:value-type="float">
            <text:p>-0.005352</text:p>
          </table:table-cell>
        </table:table-row>
        <table:table-row table:style-name="ro1">
          <table:table-cell office:value-type="string" calcext:value-type="string">
            <text:p>[ INFO] [1525326884.560660706]:</text:p>
          </table:table-cell>
          <table:table-cell office:value-type="string" calcext:value-type="string">
            <text:p><text:s/>x =</text:p>
          </table:table-cell>
          <table:table-cell office:value-type="float" office:value="0.009369" calcext:value-type="float">
            <text:p>0.009369</text:p>
          </table:table-cell>
          <table:table-cell office:value-type="string" calcext:value-type="string">
            <text:p>, vel_x =</text:p>
          </table:table-cell>
          <table:table-cell office:value-type="float" office:value="-0.006461" calcext:value-type="float">
            <text:p>-0.006461</text:p>
          </table:table-cell>
        </table:table-row>
        <table:table-row table:style-name="ro1">
          <table:table-cell office:value-type="string" calcext:value-type="string">
            <text:p>[ INFO] [1525326884.581210629]:</text:p>
          </table:table-cell>
          <table:table-cell office:value-type="string" calcext:value-type="string">
            <text:p><text:s/>x =</text:p>
          </table:table-cell>
          <table:table-cell office:value-type="float" office:value="0.009107" calcext:value-type="float">
            <text:p>0.009107</text:p>
          </table:table-cell>
          <table:table-cell office:value-type="string" calcext:value-type="string">
            <text:p>, vel_x =</text:p>
          </table:table-cell>
          <table:table-cell office:value-type="float" office:value="-0.009588" calcext:value-type="float">
            <text:p>-0.009588</text:p>
          </table:table-cell>
        </table:table-row>
        <table:table-row table:style-name="ro1">
          <table:table-cell office:value-type="string" calcext:value-type="string">
            <text:p>[ INFO] [1525326884.600579206]:</text:p>
          </table:table-cell>
          <table:table-cell office:value-type="string" calcext:value-type="string">
            <text:p><text:s/>x =</text:p>
          </table:table-cell>
          <table:table-cell office:value-type="float" office:value="0.008979" calcext:value-type="float">
            <text:p>0.008979</text:p>
          </table:table-cell>
          <table:table-cell office:value-type="string" calcext:value-type="string">
            <text:p>, vel_x =</text:p>
          </table:table-cell>
          <table:table-cell office:value-type="float" office:value="-0.008103" calcext:value-type="float">
            <text:p>-0.008103</text:p>
          </table:table-cell>
        </table:table-row>
        <table:table-row table:style-name="ro1">
          <table:table-cell office:value-type="string" calcext:value-type="string">
            <text:p>[ INFO] [1525326884.621121680]:</text:p>
          </table:table-cell>
          <table:table-cell office:value-type="string" calcext:value-type="string">
            <text:p><text:s/>x =</text:p>
          </table:table-cell>
          <table:table-cell office:value-type="float" office:value="0.008801" calcext:value-type="float">
            <text:p>0.008801</text:p>
          </table:table-cell>
          <table:table-cell office:value-type="string" calcext:value-type="string">
            <text:p>, vel_x =</text:p>
          </table:table-cell>
          <table:table-cell office:value-type="float" office:value="-0.008384" calcext:value-type="float">
            <text:p>-0.008384</text:p>
          </table:table-cell>
        </table:table-row>
        <table:table-row table:style-name="ro1">
          <table:table-cell office:value-type="string" calcext:value-type="string">
            <text:p>[ INFO] [1525326884.640719130]:</text:p>
          </table:table-cell>
          <table:table-cell office:value-type="string" calcext:value-type="string">
            <text:p><text:s/>x =</text:p>
          </table:table-cell>
          <table:table-cell office:value-type="float" office:value="0.008597" calcext:value-type="float">
            <text:p>0.008597</text:p>
          </table:table-cell>
          <table:table-cell office:value-type="string" calcext:value-type="string">
            <text:p>, vel_x =</text:p>
          </table:table-cell>
          <table:table-cell office:value-type="float" office:value="-0.009391" calcext:value-type="float">
            <text:p>-0.009391</text:p>
          </table:table-cell>
        </table:table-row>
        <table:table-row table:style-name="ro1">
          <table:table-cell office:value-type="string" calcext:value-type="string">
            <text:p>[ INFO] [1525326884.661275438]:</text:p>
          </table:table-cell>
          <table:table-cell office:value-type="string" calcext:value-type="string">
            <text:p><text:s/>x =</text:p>
          </table:table-cell>
          <table:table-cell office:value-type="float" office:value="0.008336" calcext:value-type="float">
            <text:p>0.008336</text:p>
          </table:table-cell>
          <table:table-cell office:value-type="string" calcext:value-type="string">
            <text:p>, vel_x =</text:p>
          </table:table-cell>
          <table:table-cell office:value-type="float" office:value="-0.011049" calcext:value-type="float">
            <text:p>-0.011049</text:p>
          </table:table-cell>
        </table:table-row>
        <table:table-row table:style-name="ro1">
          <table:table-cell office:value-type="string" calcext:value-type="string">
            <text:p>[ INFO] [1525326884.680655290]:</text:p>
          </table:table-cell>
          <table:table-cell office:value-type="string" calcext:value-type="string">
            <text:p><text:s/>x =</text:p>
          </table:table-cell>
          <table:table-cell office:value-type="float" office:value="0.007926" calcext:value-type="float">
            <text:p>0.007926</text:p>
          </table:table-cell>
          <table:table-cell office:value-type="string" calcext:value-type="string">
            <text:p>, vel_x =</text:p>
          </table:table-cell>
          <table:table-cell office:value-type="float" office:value="-0.016085" calcext:value-type="float">
            <text:p>-0.016085</text:p>
          </table:table-cell>
        </table:table-row>
        <table:table-row table:style-name="ro1">
          <table:table-cell office:value-type="string" calcext:value-type="string">
            <text:p>[ INFO] [1525326884.701184690]:</text:p>
          </table:table-cell>
          <table:table-cell office:value-type="string" calcext:value-type="string">
            <text:p><text:s/>x =</text:p>
          </table:table-cell>
          <table:table-cell office:value-type="float" office:value="0.007688" calcext:value-type="float">
            <text:p>0.007688</text:p>
          </table:table-cell>
          <table:table-cell office:value-type="string" calcext:value-type="string">
            <text:p>, vel_x =</text:p>
          </table:table-cell>
          <table:table-cell office:value-type="float" office:value="-0.013855" calcext:value-type="float">
            <text:p>-0.013855</text:p>
          </table:table-cell>
        </table:table-row>
        <table:table-row table:style-name="ro1">
          <table:table-cell office:value-type="string" calcext:value-type="string">
            <text:p>[ INFO] [1525326884.721667841]:</text:p>
          </table:table-cell>
          <table:table-cell office:value-type="string" calcext:value-type="string">
            <text:p><text:s/>x =</text:p>
          </table:table-cell>
          <table:table-cell office:value-type="float" office:value="0.007301" calcext:value-type="float">
            <text:p>0.007301</text:p>
          </table:table-cell>
          <table:table-cell office:value-type="string" calcext:value-type="string">
            <text:p>, vel_x =</text:p>
          </table:table-cell>
          <table:table-cell office:value-type="float" office:value="-0.016367" calcext:value-type="float">
            <text:p>-0.016367</text:p>
          </table:table-cell>
        </table:table-row>
        <table:table-row table:style-name="ro1">
          <table:table-cell office:value-type="string" calcext:value-type="string">
            <text:p>[ INFO] [1525326884.741216457]:</text:p>
          </table:table-cell>
          <table:table-cell office:value-type="string" calcext:value-type="string">
            <text:p><text:s/>x =</text:p>
          </table:table-cell>
          <table:table-cell office:value-type="float" office:value="0.00704" calcext:value-type="float">
            <text:p>0.00704</text:p>
          </table:table-cell>
          <table:table-cell office:value-type="string" calcext:value-type="string">
            <text:p>, vel_x =</text:p>
          </table:table-cell>
          <table:table-cell office:value-type="float" office:value="-0.014854" calcext:value-type="float">
            <text:p>-0.014854</text:p>
          </table:table-cell>
        </table:table-row>
        <table:table-row table:style-name="ro1">
          <table:table-cell office:value-type="string" calcext:value-type="string">
            <text:p>[ INFO] [1525326884.760619939]:</text:p>
          </table:table-cell>
          <table:table-cell office:value-type="string" calcext:value-type="string">
            <text:p><text:s/>x =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, vel_x =</text:p>
          </table:table-cell>
          <table:table-cell office:value-type="float" office:value="-0.01754" calcext:value-type="float">
            <text:p>-0.01754</text:p>
          </table:table-cell>
        </table:table-row>
        <table:table-row table:style-name="ro1">
          <table:table-cell office:value-type="string" calcext:value-type="string">
            <text:p>[ INFO] [1525326884.781120162]:</text:p>
          </table:table-cell>
          <table:table-cell office:value-type="string" calcext:value-type="string">
            <text:p><text:s/>x =</text:p>
          </table:table-cell>
          <table:table-cell office:value-type="float" office:value="0.006435" calcext:value-type="float">
            <text:p>0.006435</text:p>
          </table:table-cell>
          <table:table-cell office:value-type="string" calcext:value-type="string">
            <text:p>, vel_x =</text:p>
          </table:table-cell>
          <table:table-cell office:value-type="float" office:value="-0.013943" calcext:value-type="float">
            <text:p>-0.013943</text:p>
          </table:table-cell>
        </table:table-row>
        <table:table-row table:style-name="ro1">
          <table:table-cell office:value-type="string" calcext:value-type="string">
            <text:p>[ INFO] [1525326884.801658405]:</text:p>
          </table:table-cell>
          <table:table-cell office:value-type="string" calcext:value-type="string">
            <text:p><text:s/>x =</text:p>
          </table:table-cell>
          <table:table-cell office:value-type="float" office:value="0.006259" calcext:value-type="float">
            <text:p>0.006259</text:p>
          </table:table-cell>
          <table:table-cell office:value-type="string" calcext:value-type="string">
            <text:p>, vel_x =</text:p>
          </table:table-cell>
          <table:table-cell office:value-type="float" office:value="-0.011266" calcext:value-type="float">
            <text:p>-0.011266</text:p>
          </table:table-cell>
        </table:table-row>
        <table:table-row table:style-name="ro1">
          <table:table-cell office:value-type="string" calcext:value-type="string">
            <text:p>[ INFO] [1525326884.821159196]:</text:p>
          </table:table-cell>
          <table:table-cell office:value-type="string" calcext:value-type="string">
            <text:p><text:s/>x =</text:p>
          </table:table-cell>
          <table:table-cell office:value-type="float" office:value="0.005951" calcext:value-type="float">
            <text:p>0.005951</text:p>
          </table:table-cell>
          <table:table-cell office:value-type="string" calcext:value-type="string">
            <text:p>, vel_x =</text:p>
          </table:table-cell>
          <table:table-cell office:value-type="float" office:value="-0.013523" calcext:value-type="float">
            <text:p>-0.013523</text:p>
          </table:table-cell>
        </table:table-row>
        <table:table-row table:style-name="ro1">
          <table:table-cell office:value-type="string" calcext:value-type="string">
            <text:p>[ INFO] [1525326884.840572698]:</text:p>
          </table:table-cell>
          <table:table-cell office:value-type="string" calcext:value-type="string">
            <text:p><text:s/>x =</text:p>
          </table:table-cell>
          <table:table-cell office:value-type="float" office:value="0.005974" calcext:value-type="float">
            <text:p>0.005974</text:p>
          </table:table-cell>
          <table:table-cell office:value-type="string" calcext:value-type="string">
            <text:p>, vel_x =</text:p>
          </table:table-cell>
          <table:table-cell office:value-type="float" office:value="-0.006182" calcext:value-type="float">
            <text:p>-0.006182</text:p>
          </table:table-cell>
        </table:table-row>
        <table:table-row table:style-name="ro1">
          <table:table-cell office:value-type="string" calcext:value-type="string">
            <text:p>[ INFO] [1525326884.861120083]:</text:p>
          </table:table-cell>
          <table:table-cell office:value-type="string" calcext:value-type="string">
            <text:p><text:s/>x =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, vel_x =</text:p>
          </table:table-cell>
          <table:table-cell office:value-type="float" office:value="-0.007758" calcext:value-type="float">
            <text:p>-0.007758</text:p>
          </table:table-cell>
        </table:table-row>
        <table:table-row table:style-name="ro1">
          <table:table-cell office:value-type="string" calcext:value-type="string">
            <text:p>[ INFO] [1525326884.881644287]:</text:p>
          </table:table-cell>
          <table:table-cell office:value-type="string" calcext:value-type="string">
            <text:p><text:s/>x =</text:p>
          </table:table-cell>
          <table:table-cell office:value-type="float" office:value="0.006101" calcext:value-type="float">
            <text:p>0.006101</text:p>
          </table:table-cell>
          <table:table-cell office:value-type="string" calcext:value-type="string">
            <text:p>, vel_x =</text:p>
          </table:table-cell>
          <table:table-cell office:value-type="float" office:value="0.003897" calcext:value-type="float">
            <text:p>0.003897</text:p>
          </table:table-cell>
        </table:table-row>
        <table:table-row table:style-name="ro1">
          <table:table-cell office:value-type="string" calcext:value-type="string">
            <text:p>[ INFO] [1525326884.901143269]:</text:p>
          </table:table-cell>
          <table:table-cell office:value-type="string" calcext:value-type="string">
            <text:p><text:s/>x =</text:p>
          </table:table-cell>
          <table:table-cell office:value-type="float" office:value="0.005933" calcext:value-type="float">
            <text:p>0.005933</text:p>
          </table:table-cell>
          <table:table-cell office:value-type="string" calcext:value-type="string">
            <text:p>, vel_x =</text:p>
          </table:table-cell>
          <table:table-cell office:value-type="float" office:value="-0.002364" calcext:value-type="float">
            <text:p>-0.002364</text:p>
          </table:table-cell>
        </table:table-row>
        <table:table-row table:style-name="ro1">
          <table:table-cell office:value-type="string" calcext:value-type="string">
            <text:p>[ INFO] [1525326884.921552884]:</text:p>
          </table:table-cell>
          <table:table-cell office:value-type="string" calcext:value-type="string">
            <text:p><text:s/>x =</text:p>
          </table:table-cell>
          <table:table-cell office:value-type="float" office:value="0.006029" calcext:value-type="float">
            <text:p>0.006029</text:p>
          </table:table-cell>
          <table:table-cell office:value-type="string" calcext:value-type="string">
            <text:p>, vel_x =</text:p>
          </table:table-cell>
          <table:table-cell office:value-type="float" office:value="0.00118" calcext:value-type="float">
            <text:p>0.00118</text:p>
          </table:table-cell>
        </table:table-row>
        <table:table-row table:style-name="ro1">
          <table:table-cell office:value-type="string" calcext:value-type="string">
            <text:p>[ INFO] [1525326884.941025834]:</text:p>
          </table:table-cell>
          <table:table-cell office:value-type="string" calcext:value-type="string">
            <text:p><text:s/>x =</text:p>
          </table:table-cell>
          <table:table-cell office:value-type="float" office:value="0.006112" calcext:value-type="float">
            <text:p>0.006112</text:p>
          </table:table-cell>
          <table:table-cell office:value-type="string" calcext:value-type="string">
            <text:p>, vel_x =</text:p>
          </table:table-cell>
          <table:table-cell office:value-type="float" office:value="0.00273" calcext:value-type="float">
            <text:p>0.00273</text:p>
          </table:table-cell>
        </table:table-row>
        <table:table-row table:style-name="ro1">
          <table:table-cell office:value-type="string" calcext:value-type="string">
            <text:p>[ INFO] [1525326884.961502213]:</text:p>
          </table:table-cell>
          <table:table-cell office:value-type="string" calcext:value-type="string">
            <text:p><text:s/>x =</text:p>
          </table:table-cell>
          <table:table-cell office:value-type="float" office:value="0.006217" calcext:value-type="float">
            <text:p>0.006217</text:p>
          </table:table-cell>
          <table:table-cell office:value-type="string" calcext:value-type="string">
            <text:p>, vel_x =</text:p>
          </table:table-cell>
          <table:table-cell office:value-type="float" office:value="0.003913" calcext:value-type="float">
            <text:p>0.003913</text:p>
          </table:table-cell>
        </table:table-row>
        <table:table-row table:style-name="ro1">
          <table:table-cell office:value-type="string" calcext:value-type="string">
            <text:p>[ INFO] [1525326884.981025846]:</text:p>
          </table:table-cell>
          <table:table-cell office:value-type="string" calcext:value-type="string">
            <text:p><text:s/>x =</text:p>
          </table:table-cell>
          <table:table-cell office:value-type="float" office:value="0.00641" calcext:value-type="float">
            <text:p>0.00641</text:p>
          </table:table-cell>
          <table:table-cell office:value-type="string" calcext:value-type="string">
            <text:p>, vel_x =</text:p>
          </table:table-cell>
          <table:table-cell office:value-type="float" office:value="0.006918" calcext:value-type="float">
            <text:p>0.006918</text:p>
          </table:table-cell>
        </table:table-row>
        <table:table-row table:style-name="ro1">
          <table:table-cell office:value-type="string" calcext:value-type="string">
            <text:p>[ INFO] [1525326885.001482575]:</text:p>
          </table:table-cell>
          <table:table-cell office:value-type="string" calcext:value-type="string">
            <text:p><text:s/>x =</text:p>
          </table:table-cell>
          <table:table-cell office:value-type="float" office:value="0.006526" calcext:value-type="float">
            <text:p>0.006526</text:p>
          </table:table-cell>
          <table:table-cell office:value-type="string" calcext:value-type="string">
            <text:p>, vel_x =</text:p>
          </table:table-cell>
          <table:table-cell office:value-type="float" office:value="0.006287" calcext:value-type="float">
            <text:p>0.006287</text:p>
          </table:table-cell>
        </table:table-row>
        <table:table-row table:style-name="ro1">
          <table:table-cell office:value-type="string" calcext:value-type="string">
            <text:p>[ INFO] [1525326885.020994727]:</text:p>
          </table:table-cell>
          <table:table-cell office:value-type="string" calcext:value-type="string">
            <text:p><text:s/>x =</text:p>
          </table:table-cell>
          <table:table-cell office:value-type="float" office:value="0.006619" calcext:value-type="float">
            <text:p>0.006619</text:p>
          </table:table-cell>
          <table:table-cell office:value-type="string" calcext:value-type="string">
            <text:p>, vel_x =</text:p>
          </table:table-cell>
          <table:table-cell office:value-type="float" office:value="0.005518" calcext:value-type="float">
            <text:p>0.005518</text:p>
          </table:table-cell>
        </table:table-row>
        <table:table-row table:style-name="ro1">
          <table:table-cell office:value-type="string" calcext:value-type="string">
            <text:p>[ INFO] [1525326885.041508260]:</text:p>
          </table:table-cell>
          <table:table-cell office:value-type="string" calcext:value-type="string">
            <text:p><text:s/>x =</text:p>
          </table:table-cell>
          <table:table-cell office:value-type="float" office:value="0.006651" calcext:value-type="float">
            <text:p>0.006651</text:p>
          </table:table-cell>
          <table:table-cell office:value-type="string" calcext:value-type="string">
            <text:p>, vel_x =</text:p>
          </table:table-cell>
          <table:table-cell office:value-type="float" office:value="0.003555" calcext:value-type="float">
            <text:p>0.003555</text:p>
          </table:table-cell>
        </table:table-row>
        <table:table-row table:style-name="ro1">
          <table:table-cell office:value-type="string" calcext:value-type="string">
            <text:p>[ INFO] [1525326885.060996327]:</text:p>
          </table:table-cell>
          <table:table-cell office:value-type="string" calcext:value-type="string">
            <text:p><text:s/>x =</text:p>
          </table:table-cell>
          <table:table-cell office:value-type="float" office:value="0.006704" calcext:value-type="float">
            <text:p>0.006704</text:p>
          </table:table-cell>
          <table:table-cell office:value-type="string" calcext:value-type="string">
            <text:p>, vel_x =</text:p>
          </table:table-cell>
          <table:table-cell office:value-type="float" office:value="0.003118" calcext:value-type="float">
            <text:p>0.003118</text:p>
          </table:table-cell>
        </table:table-row>
        <table:table-row table:style-name="ro1">
          <table:table-cell office:value-type="string" calcext:value-type="string">
            <text:p>[ INFO] [1525326885.081496220]:</text:p>
          </table:table-cell>
          <table:table-cell office:value-type="string" calcext:value-type="string">
            <text:p><text:s/>x =</text:p>
          </table:table-cell>
          <table:table-cell office:value-type="float" office:value="0.006717" calcext:value-type="float">
            <text:p>0.006717</text:p>
          </table:table-cell>
          <table:table-cell office:value-type="string" calcext:value-type="string">
            <text:p>, vel_x =</text:p>
          </table:table-cell>
          <table:table-cell office:value-type="float" office:value="0.001888" calcext:value-type="float">
            <text:p>0.001888</text:p>
          </table:table-cell>
        </table:table-row>
        <table:table-row table:style-name="ro1">
          <table:table-cell office:value-type="string" calcext:value-type="string">
            <text:p>[ INFO] [1525326885.101009715]:</text:p>
          </table:table-cell>
          <table:table-cell office:value-type="string" calcext:value-type="string">
            <text:p><text:s/>x =</text:p>
          </table:table-cell>
          <table:table-cell office:value-type="float" office:value="0.006712" calcext:value-type="float">
            <text:p>0.006712</text:p>
          </table:table-cell>
          <table:table-cell office:value-type="string" calcext:value-type="string">
            <text:p>, vel_x =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string" calcext:value-type="string">
            <text:p>[ INFO] [1525326885.121587738]:</text:p>
          </table:table-cell>
          <table:table-cell office:value-type="string" calcext:value-type="string">
            <text:p><text:s/>x =</text:p>
          </table:table-cell>
          <table:table-cell office:value-type="float" office:value="0.006666" calcext:value-type="float">
            <text:p>0.006666</text:p>
          </table:table-cell>
          <table:table-cell office:value-type="string" calcext:value-type="string">
            <text:p>, vel_x =</text:p>
          </table:table-cell>
          <table:table-cell office:value-type="float" office:value="-0.000713" calcext:value-type="float">
            <text:p>-0.000713</text:p>
          </table:table-cell>
        </table:table-row>
        <table:table-row table:style-name="ro1">
          <table:table-cell office:value-type="string" calcext:value-type="string">
            <text:p>[ INFO] [1525326885.141211586]:</text:p>
          </table:table-cell>
          <table:table-cell office:value-type="string" calcext:value-type="string">
            <text:p><text:s/>x =</text:p>
          </table:table-cell>
          <table:table-cell office:value-type="float" office:value="0.006555" calcext:value-type="float">
            <text:p>0.006555</text:p>
          </table:table-cell>
          <table:table-cell office:value-type="string" calcext:value-type="string">
            <text:p>, vel_x =</text:p>
          </table:table-cell>
          <table:table-cell office:value-type="float" office:value="-0.003185" calcext:value-type="float">
            <text:p>-0.003185</text:p>
          </table:table-cell>
        </table:table-row>
        <table:table-row table:style-name="ro1">
          <table:table-cell office:value-type="string" calcext:value-type="string">
            <text:p>[ INFO] [1525326885.160624560]:</text:p>
          </table:table-cell>
          <table:table-cell office:value-type="string" calcext:value-type="string">
            <text:p><text:s/>x =</text:p>
          </table:table-cell>
          <table:table-cell office:value-type="float" office:value="0.006502" calcext:value-type="float">
            <text:p>0.006502</text:p>
          </table:table-cell>
          <table:table-cell office:value-type="string" calcext:value-type="string">
            <text:p>, vel_x =</text:p>
          </table:table-cell>
          <table:table-cell office:value-type="float" office:value="-0.002938" calcext:value-type="float">
            <text:p>-0.002938</text:p>
          </table:table-cell>
        </table:table-row>
        <table:table-row table:style-name="ro1">
          <table:table-cell office:value-type="string" calcext:value-type="string">
            <text:p>[ INFO] [1525326885.181164370]:</text:p>
          </table:table-cell>
          <table:table-cell office:value-type="string" calcext:value-type="string">
            <text:p><text:s/>x =</text:p>
          </table:table-cell>
          <table:table-cell office:value-type="float" office:value="0.006346" calcext:value-type="float">
            <text:p>0.006346</text:p>
          </table:table-cell>
          <table:table-cell office:value-type="string" calcext:value-type="string">
            <text:p>, vel_x =</text:p>
          </table:table-cell>
          <table:table-cell office:value-type="float" office:value="-0.005274" calcext:value-type="float">
            <text:p>-0.005274</text:p>
          </table:table-cell>
        </table:table-row>
        <table:table-row table:style-name="ro1">
          <table:table-cell office:value-type="string" calcext:value-type="string">
            <text:p>[ INFO] [1525326885.200653703]:</text:p>
          </table:table-cell>
          <table:table-cell office:value-type="string" calcext:value-type="string">
            <text:p><text:s/>x =</text:p>
          </table:table-cell>
          <table:table-cell office:value-type="float" office:value="0.006229" calcext:value-type="float">
            <text:p>0.006229</text:p>
          </table:table-cell>
          <table:table-cell office:value-type="string" calcext:value-type="string">
            <text:p>, vel_x =</text:p>
          </table:table-cell>
          <table:table-cell office:value-type="float" office:value="-0.005642" calcext:value-type="float">
            <text:p>-0.005642</text:p>
          </table:table-cell>
        </table:table-row>
        <table:table-row table:style-name="ro1">
          <table:table-cell office:value-type="string" calcext:value-type="string">
            <text:p>[ INFO] [1525326885.221233910]:</text:p>
          </table:table-cell>
          <table:table-cell office:value-type="string" calcext:value-type="string">
            <text:p><text:s/>x =</text:p>
          </table:table-cell>
          <table:table-cell office:value-type="float" office:value="0.00604" calcext:value-type="float">
            <text:p>0.00604</text:p>
          </table:table-cell>
          <table:table-cell office:value-type="string" calcext:value-type="string">
            <text:p>, vel_x =</text:p>
          </table:table-cell>
          <table:table-cell office:value-type="float" office:value="-0.007414" calcext:value-type="float">
            <text:p>-0.007414</text:p>
          </table:table-cell>
        </table:table-row>
        <table:table-row table:style-name="ro1">
          <table:table-cell office:value-type="string" calcext:value-type="string">
            <text:p>[ INFO] [1525326885.240691209]:</text:p>
          </table:table-cell>
          <table:table-cell office:value-type="string" calcext:value-type="string">
            <text:p><text:s/>x =</text:p>
          </table:table-cell>
          <table:table-cell office:value-type="float" office:value="0.005872" calcext:value-type="float">
            <text:p>0.005872</text:p>
          </table:table-cell>
          <table:table-cell office:value-type="string" calcext:value-type="string">
            <text:p>, vel_x =</text:p>
          </table:table-cell>
          <table:table-cell office:value-type="float" office:value="-0.008028" calcext:value-type="float">
            <text:p>-0.008028</text:p>
          </table:table-cell>
        </table:table-row>
        <table:table-row table:style-name="ro1">
          <table:table-cell office:value-type="string" calcext:value-type="string">
            <text:p>[ INFO] [1525326885.261266047]:</text:p>
          </table:table-cell>
          <table:table-cell office:value-type="string" calcext:value-type="string">
            <text:p><text:s/>x =</text:p>
          </table:table-cell>
          <table:table-cell office:value-type="float" office:value="0.005619" calcext:value-type="float">
            <text:p>0.005619</text:p>
          </table:table-cell>
          <table:table-cell office:value-type="string" calcext:value-type="string">
            <text:p>, vel_x =</text:p>
          </table:table-cell>
          <table:table-cell office:value-type="float" office:value="-0.010167" calcext:value-type="float">
            <text:p>-0.010167</text:p>
          </table:table-cell>
        </table:table-row>
        <table:table-row table:style-name="ro1">
          <table:table-cell office:value-type="string" calcext:value-type="string">
            <text:p>[ INFO] [1525326885.280820624]:</text:p>
          </table:table-cell>
          <table:table-cell office:value-type="string" calcext:value-type="string">
            <text:p><text:s/>x =</text:p>
          </table:table-cell>
          <table:table-cell office:value-type="float" office:value="0.00543" calcext:value-type="float">
            <text:p>0.00543</text:p>
          </table:table-cell>
          <table:table-cell office:value-type="string" calcext:value-type="string">
            <text:p>, vel_x =</text:p>
          </table:table-cell>
          <table:table-cell office:value-type="float" office:value="-0.009917" calcext:value-type="float">
            <text:p>-0.009917</text:p>
          </table:table-cell>
        </table:table-row>
        <table:table-row table:style-name="ro1">
          <table:table-cell office:value-type="string" calcext:value-type="string">
            <text:p>[ INFO] [1525326885.301356892]:</text:p>
          </table:table-cell>
          <table:table-cell office:value-type="string" calcext:value-type="string">
            <text:p><text:s/>x =</text:p>
          </table:table-cell>
          <table:table-cell office:value-type="float" office:value="0.005169" calcext:value-type="float">
            <text:p>0.005169</text:p>
          </table:table-cell>
          <table:table-cell office:value-type="string" calcext:value-type="string">
            <text:p>, vel_x =</text:p>
          </table:table-cell>
          <table:table-cell office:value-type="float" office:value="-0.011292" calcext:value-type="float">
            <text:p>-0.011292</text:p>
          </table:table-cell>
        </table:table-row>
        <table:table-row table:style-name="ro1">
          <table:table-cell office:value-type="string" calcext:value-type="string">
            <text:p>[ INFO] [1525326885.320911835]:</text:p>
          </table:table-cell>
          <table:table-cell office:value-type="string" calcext:value-type="string">
            <text:p><text:s/>x =</text:p>
          </table:table-cell>
          <table:table-cell office:value-type="float" office:value="0.004739" calcext:value-type="float">
            <text:p>0.004739</text:p>
          </table:table-cell>
          <table:table-cell office:value-type="string" calcext:value-type="string">
            <text:p>, vel_x =</text:p>
          </table:table-cell>
          <table:table-cell office:value-type="float" office:value="-0.016671" calcext:value-type="float">
            <text:p>-0.016671</text:p>
          </table:table-cell>
        </table:table-row>
        <table:table-row table:style-name="ro1">
          <table:table-cell office:value-type="string" calcext:value-type="string">
            <text:p>[ INFO] [1525326885.341457774]:</text:p>
          </table:table-cell>
          <table:table-cell office:value-type="string" calcext:value-type="string">
            <text:p><text:s/>x =</text:p>
          </table:table-cell>
          <table:table-cell office:value-type="float" office:value="0.004544" calcext:value-type="float">
            <text:p>0.004544</text:p>
          </table:table-cell>
          <table:table-cell office:value-type="string" calcext:value-type="string">
            <text:p>, vel_x =</text:p>
          </table:table-cell>
          <table:table-cell office:value-type="float" office:value="-0.013066" calcext:value-type="float">
            <text:p>-0.013066</text:p>
          </table:table-cell>
        </table:table-row>
        <table:table-row table:style-name="ro1">
          <table:table-cell office:value-type="string" calcext:value-type="string">
            <text:p>[ INFO] [1525326885.361010055]:</text:p>
          </table:table-cell>
          <table:table-cell office:value-type="string" calcext:value-type="string">
            <text:p><text:s/>x =</text:p>
          </table:table-cell>
          <table:table-cell office:value-type="float" office:value="0.004377" calcext:value-type="float">
            <text:p>0.004377</text:p>
          </table:table-cell>
          <table:table-cell office:value-type="string" calcext:value-type="string">
            <text:p>, vel_x =</text:p>
          </table:table-cell>
          <table:table-cell office:value-type="float" office:value="-0.0108" calcext:value-type="float">
            <text:p>-0.0108</text:p>
          </table:table-cell>
        </table:table-row>
        <table:table-row table:style-name="ro1">
          <table:table-cell office:value-type="string" calcext:value-type="string">
            <text:p>[ INFO] [1525326885.381524569]:</text:p>
          </table:table-cell>
          <table:table-cell office:value-type="string" calcext:value-type="string">
            <text:p><text:s/>x =</text:p>
          </table:table-cell>
          <table:table-cell office:value-type="float" office:value="0.004118" calcext:value-type="float">
            <text:p>0.004118</text:p>
          </table:table-cell>
          <table:table-cell office:value-type="string" calcext:value-type="string">
            <text:p>, vel_x =</text:p>
          </table:table-cell>
          <table:table-cell office:value-type="float" office:value="-0.011727" calcext:value-type="float">
            <text:p>-0.011727</text:p>
          </table:table-cell>
        </table:table-row>
        <table:table-row table:style-name="ro1">
          <table:table-cell office:value-type="string" calcext:value-type="string">
            <text:p>[ INFO] [1525326885.401079779]:</text:p>
          </table:table-cell>
          <table:table-cell office:value-type="string" calcext:value-type="string">
            <text:p><text:s/>x =</text:p>
          </table:table-cell>
          <table:table-cell office:value-type="float" office:value="0.003932" calcext:value-type="float">
            <text:p>0.003932</text:p>
          </table:table-cell>
          <table:table-cell office:value-type="string" calcext:value-type="string">
            <text:p>, vel_x =</text:p>
          </table:table-cell>
          <table:table-cell office:value-type="float" office:value="-0.010611" calcext:value-type="float">
            <text:p>-0.010611</text:p>
          </table:table-cell>
        </table:table-row>
        <table:table-row table:style-name="ro1">
          <table:table-cell office:value-type="string" calcext:value-type="string">
            <text:p>[ INFO] [1525326885.421468456]:</text:p>
          </table:table-cell>
          <table:table-cell office:value-type="string" calcext:value-type="string">
            <text:p><text:s/>x =</text:p>
          </table:table-cell>
          <table:table-cell office:value-type="float" office:value="0.003602" calcext:value-type="float">
            <text:p>0.003602</text:p>
          </table:table-cell>
          <table:table-cell office:value-type="string" calcext:value-type="string">
            <text:p>, vel_x =</text:p>
          </table:table-cell>
          <table:table-cell office:value-type="float" office:value="-0.013383" calcext:value-type="float">
            <text:p>-0.013383</text:p>
          </table:table-cell>
        </table:table-row>
        <table:table-row table:style-name="ro1">
          <table:table-cell office:value-type="string" calcext:value-type="string">
            <text:p>[ INFO] [1525326885.440822354]:</text:p>
          </table:table-cell>
          <table:table-cell office:value-type="string" calcext:value-type="string">
            <text:p><text:s/>x =</text:p>
          </table:table-cell>
          <table:table-cell office:value-type="float" office:value="0.003414" calcext:value-type="float">
            <text:p>0.003414</text:p>
          </table:table-cell>
          <table:table-cell office:value-type="string" calcext:value-type="string">
            <text:p>, vel_x =</text:p>
          </table:table-cell>
          <table:table-cell office:value-type="float" office:value="-0.011555" calcext:value-type="float">
            <text:p>-0.011555</text:p>
          </table:table-cell>
        </table:table-row>
        <table:table-row table:style-name="ro1">
          <table:table-cell office:value-type="string" calcext:value-type="string">
            <text:p>[ INFO] [1525326885.461196704]:</text:p>
          </table:table-cell>
          <table:table-cell office:value-type="string" calcext:value-type="string">
            <text:p><text:s/>x =</text:p>
          </table:table-cell>
          <table:table-cell office:value-type="float" office:value="0.003195" calcext:value-type="float">
            <text:p>0.003195</text:p>
          </table:table-cell>
          <table:table-cell office:value-type="string" calcext:value-type="string">
            <text:p>, vel_x =</text:p>
          </table:table-cell>
          <table:table-cell office:value-type="float" office:value="-0.011149" calcext:value-type="float">
            <text:p>-0.011149</text:p>
          </table:table-cell>
        </table:table-row>
        <table:table-row table:style-name="ro1">
          <table:table-cell office:value-type="string" calcext:value-type="string">
            <text:p>[ INFO] [1525326885.481652433]:</text:p>
          </table:table-cell>
          <table:table-cell office:value-type="string" calcext:value-type="string">
            <text:p><text:s/>x =</text:p>
          </table:table-cell>
          <table:table-cell office:value-type="float" office:value="0.002892" calcext:value-type="float">
            <text:p>0.002892</text:p>
          </table:table-cell>
          <table:table-cell office:value-type="string" calcext:value-type="string">
            <text:p>, vel_x =</text:p>
          </table:table-cell>
          <table:table-cell office:value-type="float" office:value="-0.012979" calcext:value-type="float">
            <text:p>-0.012979</text:p>
          </table:table-cell>
        </table:table-row>
        <table:table-row table:style-name="ro1">
          <table:table-cell office:value-type="string" calcext:value-type="string">
            <text:p>[ INFO] [1525326885.501118486]:</text:p>
          </table:table-cell>
          <table:table-cell office:value-type="string" calcext:value-type="string">
            <text:p><text:s/>x =</text:p>
          </table:table-cell>
          <table:table-cell office:value-type="float" office:value="0.002689" calcext:value-type="float">
            <text:p>0.002689</text:p>
          </table:table-cell>
          <table:table-cell office:value-type="string" calcext:value-type="string">
            <text:p>, vel_x =</text:p>
          </table:table-cell>
          <table:table-cell office:value-type="float" office:value="-0.011717" calcext:value-type="float">
            <text:p>-0.011717</text:p>
          </table:table-cell>
        </table:table-row>
        <table:table-row table:style-name="ro1">
          <table:table-cell office:value-type="string" calcext:value-type="string">
            <text:p>[ INFO] [1525326885.521616704]:</text:p>
          </table:table-cell>
          <table:table-cell office:value-type="string" calcext:value-type="string">
            <text:p><text:s/>x =</text:p>
          </table:table-cell>
          <table:table-cell office:value-type="float" office:value="0.00241" calcext:value-type="float">
            <text:p>0.00241</text:p>
          </table:table-cell>
          <table:table-cell office:value-type="string" calcext:value-type="string">
            <text:p>, vel_x =</text:p>
          </table:table-cell>
          <table:table-cell office:value-type="float" office:value="-0.012669" calcext:value-type="float">
            <text:p>-0.012669</text:p>
          </table:table-cell>
        </table:table-row>
        <table:table-row table:style-name="ro1">
          <table:table-cell office:value-type="string" calcext:value-type="string">
            <text:p>[ INFO] [1525326885.541065547]:</text:p>
          </table:table-cell>
          <table:table-cell office:value-type="string" calcext:value-type="string">
            <text:p><text:s/>x =</text:p>
          </table:table-cell>
          <table:table-cell office:value-type="float" office:value="0.002263" calcext:value-type="float">
            <text:p>0.002263</text:p>
          </table:table-cell>
          <table:table-cell office:value-type="string" calcext:value-type="string">
            <text:p>, vel_x =</text:p>
          </table:table-cell>
          <table:table-cell office:value-type="float" office:value="-0.010098" calcext:value-type="float">
            <text:p>-0.010098</text:p>
          </table:table-cell>
        </table:table-row>
        <table:table-row table:style-name="ro1">
          <table:table-cell office:value-type="string" calcext:value-type="string">
            <text:p>[ INFO] [1525326885.560573353]:</text:p>
          </table:table-cell>
          <table:table-cell office:value-type="string" calcext:value-type="string">
            <text:p><text:s/>x =</text:p>
          </table:table-cell>
          <table:table-cell office:value-type="float" office:value="0.00202" calcext:value-type="float">
            <text:p>0.00202</text:p>
          </table:table-cell>
          <table:table-cell office:value-type="string" calcext:value-type="string">
            <text:p>, vel_x =</text:p>
          </table:table-cell>
          <table:table-cell office:value-type="float" office:value="-0.011278" calcext:value-type="float">
            <text:p>-0.011278</text:p>
          </table:table-cell>
        </table:table-row>
        <table:table-row table:style-name="ro1">
          <table:table-cell office:value-type="string" calcext:value-type="string">
            <text:p>[ INFO] [1525326885.581043461]:</text:p>
          </table:table-cell>
          <table:table-cell office:value-type="string" calcext:value-type="string">
            <text:p><text:s/>x =</text:p>
          </table:table-cell>
          <table:table-cell office:value-type="float" office:value="0.001843" calcext:value-type="float">
            <text:p>0.001843</text:p>
          </table:table-cell>
          <table:table-cell office:value-type="string" calcext:value-type="string">
            <text:p>, vel_x =</text:p>
          </table:table-cell>
          <table:table-cell office:value-type="float" office:value="-0.00998" calcext:value-type="float">
            <text:p>-0.00998</text:p>
          </table:table-cell>
        </table:table-row>
        <table:table-row table:style-name="ro1">
          <table:table-cell office:value-type="string" calcext:value-type="string">
            <text:p>[ INFO] [1525326885.601615263]:</text:p>
          </table:table-cell>
          <table:table-cell office:value-type="string" calcext:value-type="string">
            <text:p><text:s/>x =</text:p>
          </table:table-cell>
          <table:table-cell office:value-type="float" office:value="0.001708" calcext:value-type="float">
            <text:p>0.001708</text:p>
          </table:table-cell>
          <table:table-cell office:value-type="string" calcext:value-type="string">
            <text:p>, vel_x =</text:p>
          </table:table-cell>
          <table:table-cell office:value-type="float" office:value="-0.00827" calcext:value-type="float">
            <text:p>-0.00827</text:p>
          </table:table-cell>
        </table:table-row>
        <table:table-row table:style-name="ro1">
          <table:table-cell office:value-type="string" calcext:value-type="string">
            <text:p>[ INFO] [1525326885.621116344]:</text:p>
          </table:table-cell>
          <table:table-cell office:value-type="string" calcext:value-type="string">
            <text:p><text:s/>x =</text:p>
          </table:table-cell>
          <table:table-cell office:value-type="float" office:value="0.001575" calcext:value-type="float">
            <text:p>0.001575</text:p>
          </table:table-cell>
          <table:table-cell office:value-type="string" calcext:value-type="string">
            <text:p>, vel_x =</text:p>
          </table:table-cell>
          <table:table-cell office:value-type="float" office:value="-0.00753" calcext:value-type="float">
            <text:p>-0.00753</text:p>
          </table:table-cell>
        </table:table-row>
        <table:table-row table:style-name="ro1">
          <table:table-cell office:value-type="string" calcext:value-type="string">
            <text:p>[ INFO] [1525326885.641592484]:</text:p>
          </table:table-cell>
          <table:table-cell office:value-type="string" calcext:value-type="string">
            <text:p><text:s/>x =</text:p>
          </table:table-cell>
          <table:table-cell office:value-type="float" office:value="0.001464" calcext:value-type="float">
            <text:p>0.001464</text:p>
          </table:table-cell>
          <table:table-cell office:value-type="string" calcext:value-type="string">
            <text:p>, vel_x =</text:p>
          </table:table-cell>
          <table:table-cell office:value-type="float" office:value="-0.006475" calcext:value-type="float">
            <text:p>-0.006475</text:p>
          </table:table-cell>
        </table:table-row>
        <table:table-row table:style-name="ro1">
          <table:table-cell office:value-type="string" calcext:value-type="string">
            <text:p>[ INFO] [1525326885.661144452]:</text:p>
          </table:table-cell>
          <table:table-cell office:value-type="string" calcext:value-type="string">
            <text:p><text:s/>x =</text:p>
          </table:table-cell>
          <table:table-cell office:value-type="float" office:value="0.00122" calcext:value-type="float">
            <text:p>0.00122</text:p>
          </table:table-cell>
          <table:table-cell office:value-type="string" calcext:value-type="string">
            <text:p>, vel_x =</text:p>
          </table:table-cell>
          <table:table-cell office:value-type="float" office:value="-0.009472" calcext:value-type="float">
            <text:p>-0.009472</text:p>
          </table:table-cell>
        </table:table-row>
        <table:table-row table:style-name="ro1">
          <table:table-cell office:value-type="string" calcext:value-type="string">
            <text:p>[ INFO] [1525326885.680584426]:</text:p>
          </table:table-cell>
          <table:table-cell office:value-type="string" calcext:value-type="string">
            <text:p><text:s/>x =</text:p>
          </table:table-cell>
          <table:table-cell office:value-type="float" office:value="0.001064" calcext:value-type="float">
            <text:p>0.001064</text:p>
          </table:table-cell>
          <table:table-cell office:value-type="string" calcext:value-type="string">
            <text:p>, vel_x =</text:p>
          </table:table-cell>
          <table:table-cell office:value-type="float" office:value="-0.008764" calcext:value-type="float">
            <text:p>-0.008764</text:p>
          </table:table-cell>
        </table:table-row>
        <table:table-row table:style-name="ro1">
          <table:table-cell office:value-type="string" calcext:value-type="string">
            <text:p>[ INFO] [1525326885.701186724]:</text:p>
          </table:table-cell>
          <table:table-cell office:value-type="string" calcext:value-type="string">
            <text:p><text:s/>x =</text:p>
          </table:table-cell>
          <table:table-cell office:value-type="float" office:value="0.001021" calcext:value-type="float">
            <text:p>0.001021</text:p>
          </table:table-cell>
          <table:table-cell office:value-type="string" calcext:value-type="string">
            <text:p>, vel_x =</text:p>
          </table:table-cell>
          <table:table-cell office:value-type="float" office:value="-0.00542" calcext:value-type="float">
            <text:p>-0.00542</text:p>
          </table:table-cell>
        </table:table-row>
        <table:table-row table:style-name="ro1">
          <table:table-cell office:value-type="string" calcext:value-type="string">
            <text:p>[ INFO] [1525326885.720618851]:</text:p>
          </table:table-cell>
          <table:table-cell office:value-type="string" calcext:value-type="string">
            <text:p><text:s/>x =</text:p>
          </table:table-cell>
          <table:table-cell office:value-type="float" office:value="0.000997" calcext:value-type="float">
            <text:p>0.000997</text:p>
          </table:table-cell>
          <table:table-cell office:value-type="string" calcext:value-type="string">
            <text:p>, vel_x =</text:p>
          </table:table-cell>
          <table:table-cell office:value-type="float" office:value="-0.003322" calcext:value-type="float">
            <text:p>-0.003322</text:p>
          </table:table-cell>
        </table:table-row>
        <table:table-row table:style-name="ro1">
          <table:table-cell office:value-type="string" calcext:value-type="string">
            <text:p>[ INFO] [1525326885.741101409]:</text:p>
          </table:table-cell>
          <table:table-cell office:value-type="string" calcext:value-type="string">
            <text:p><text:s/>x =</text:p>
          </table:table-cell>
          <table:table-cell office:value-type="float" office:value="0.000919" calcext:value-type="float">
            <text:p>0.000919</text:p>
          </table:table-cell>
          <table:table-cell office:value-type="string" calcext:value-type="string">
            <text:p>, vel_x =</text:p>
          </table:table-cell>
          <table:table-cell office:value-type="float" office:value="-0.003581" calcext:value-type="float">
            <text:p>-0.003581</text:p>
          </table:table-cell>
        </table:table-row>
        <table:table-row table:style-name="ro1">
          <table:table-cell office:value-type="string" calcext:value-type="string">
            <text:p>[ INFO] [1525326885.761666163]:</text:p>
          </table:table-cell>
          <table:table-cell office:value-type="string" calcext:value-type="string">
            <text:p><text:s/>x =</text:p>
          </table:table-cell>
          <table:table-cell office:value-type="float" office:value="0.000777" calcext:value-type="float">
            <text:p>0.000777</text:p>
          </table:table-cell>
          <table:table-cell office:value-type="string" calcext:value-type="string">
            <text:p>, vel_x =</text:p>
          </table:table-cell>
          <table:table-cell office:value-type="float" office:value="-0.005242" calcext:value-type="float">
            <text:p>-0.005242</text:p>
          </table:table-cell>
        </table:table-row>
        <table:table-row table:style-name="ro1">
          <table:table-cell office:value-type="string" calcext:value-type="string">
            <text:p>[ INFO] [1525326885.781189262]:</text:p>
          </table:table-cell>
          <table:table-cell office:value-type="string" calcext:value-type="string">
            <text:p><text:s/>x =</text:p>
          </table:table-cell>
          <table:table-cell office:value-type="float" office:value="0.000719" calcext:value-type="float">
            <text:p>0.000719</text:p>
          </table:table-cell>
          <table:table-cell office:value-type="string" calcext:value-type="string">
            <text:p>, vel_x =</text:p>
          </table:table-cell>
          <table:table-cell office:value-type="float" office:value="-0.004088" calcext:value-type="float">
            <text:p>-0.004088</text:p>
          </table:table-cell>
        </table:table-row>
        <table:table-row table:style-name="ro1">
          <table:table-cell office:value-type="string" calcext:value-type="string">
            <text:p>[ INFO] [1525326885.800599075]:</text:p>
          </table:table-cell>
          <table:table-cell office:value-type="string" calcext:value-type="string">
            <text:p><text:s/>x =</text:p>
          </table:table-cell>
          <table:table-cell office:value-type="float" office:value="0.000691" calcext:value-type="float">
            <text:p>0.000691</text:p>
          </table:table-cell>
          <table:table-cell office:value-type="string" calcext:value-type="string">
            <text:p>, vel_x =</text:p>
          </table:table-cell>
          <table:table-cell office:value-type="float" office:value="-0.002779" calcext:value-type="float">
            <text:p>-0.002779</text:p>
          </table:table-cell>
        </table:table-row>
        <table:table-row table:style-name="ro1">
          <table:table-cell office:value-type="string" calcext:value-type="string">
            <text:p>[ INFO] [1525326885.821106939]:</text:p>
          </table:table-cell>
          <table:table-cell office:value-type="string" calcext:value-type="string">
            <text:p><text:s/>x =</text:p>
          </table:table-cell>
          <table:table-cell office:value-type="float" office:value="0.000733" calcext:value-type="float">
            <text:p>0.000733</text:p>
          </table:table-cell>
          <table:table-cell office:value-type="string" calcext:value-type="string">
            <text:p>, vel_x =</text:p>
          </table:table-cell>
          <table:table-cell office:value-type="float" office:value="-0.000368" calcext:value-type="float">
            <text:p>-0.000368</text:p>
          </table:table-cell>
        </table:table-row>
        <table:table-row table:style-name="ro1">
          <table:table-cell office:value-type="string" calcext:value-type="string">
            <text:p>[ INFO] [1525326885.841619117]:</text:p>
          </table:table-cell>
          <table:table-cell office:value-type="string" calcext:value-type="string">
            <text:p><text:s/>x =</text:p>
          </table:table-cell>
          <table:table-cell office:value-type="float" office:value="0.000806" calcext:value-type="float">
            <text:p>0.000806</text:p>
          </table:table-cell>
          <table:table-cell office:value-type="string" calcext:value-type="string">
            <text:p>, vel_x =</text:p>
          </table:table-cell>
          <table:table-cell office:value-type="float" office:value="0.001603" calcext:value-type="float">
            <text:p>0.001603</text:p>
          </table:table-cell>
        </table:table-row>
        <table:table-row table:style-name="ro1">
          <table:table-cell office:value-type="string" calcext:value-type="string">
            <text:p>[ INFO] [1525326885.861085384]:</text:p>
          </table:table-cell>
          <table:table-cell office:value-type="string" calcext:value-type="string">
            <text:p><text:s/>x =</text:p>
          </table:table-cell>
          <table:table-cell office:value-type="float" office:value="0.001005" calcext:value-type="float">
            <text:p>0.001005</text:p>
          </table:table-cell>
          <table:table-cell office:value-type="string" calcext:value-type="string">
            <text:p>, vel_x =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[ INFO] [1525326885.881604915]:</text:p>
          </table:table-cell>
          <table:table-cell office:value-type="string" calcext:value-type="string">
            <text:p><text:s/>x =</text:p>
          </table:table-cell>
          <table:table-cell office:value-type="float" office:value="0.001099" calcext:value-type="float">
            <text:p>0.001099</text:p>
          </table:table-cell>
          <table:table-cell office:value-type="string" calcext:value-type="string">
            <text:p>, vel_x =</text:p>
          </table:table-cell>
          <table:table-cell office:value-type="float" office:value="0.005246" calcext:value-type="float">
            <text:p>0.005246</text:p>
          </table:table-cell>
        </table:table-row>
        <table:table-row table:style-name="ro1">
          <table:table-cell office:value-type="string" calcext:value-type="string">
            <text:p>[ INFO] [1525326885.901114728]:</text:p>
          </table:table-cell>
          <table:table-cell office:value-type="string" calcext:value-type="string">
            <text:p><text:s/>x =</text:p>
          </table:table-cell>
          <table:table-cell office:value-type="float" office:value="0.001187" calcext:value-type="float">
            <text:p>0.001187</text:p>
          </table:table-cell>
          <table:table-cell office:value-type="string" calcext:value-type="string">
            <text:p>, vel_x =</text:p>
          </table:table-cell>
          <table:table-cell office:value-type="float" office:value="0.004874" calcext:value-type="float">
            <text:p>0.004874</text:p>
          </table:table-cell>
        </table:table-row>
        <table:table-row table:style-name="ro1">
          <table:table-cell office:value-type="string" calcext:value-type="string">
            <text:p>[ INFO] [1525326885.921612117]:</text:p>
          </table:table-cell>
          <table:table-cell office:value-type="string" calcext:value-type="string">
            <text:p><text:s/>x =</text:p>
          </table:table-cell>
          <table:table-cell office:value-type="float" office:value="0.001362" calcext:value-type="float">
            <text:p>0.001362</text:p>
          </table:table-cell>
          <table:table-cell office:value-type="string" calcext:value-type="string">
            <text:p>, vel_x =</text:p>
          </table:table-cell>
          <table:table-cell office:value-type="float" office:value="0.006713" calcext:value-type="float">
            <text:p>0.006713</text:p>
          </table:table-cell>
        </table:table-row>
        <table:table-row table:style-name="ro1">
          <table:table-cell office:value-type="string" calcext:value-type="string">
            <text:p>[ INFO] [1525326885.941168736]:</text:p>
          </table:table-cell>
          <table:table-cell office:value-type="string" calcext:value-type="string">
            <text:p><text:s/>x =</text:p>
          </table:table-cell>
          <table:table-cell office:value-type="float" office:value="0.001472" calcext:value-type="float">
            <text:p>0.001472</text:p>
          </table:table-cell>
          <table:table-cell office:value-type="string" calcext:value-type="string">
            <text:p>, vel_x =</text:p>
          </table:table-cell>
          <table:table-cell office:value-type="float" office:value="0.006169" calcext:value-type="float">
            <text:p>0.006169</text:p>
          </table:table-cell>
        </table:table-row>
        <table:table-row table:style-name="ro1">
          <table:table-cell office:value-type="string" calcext:value-type="string">
            <text:p>[ INFO] [1525326885.961762338]:</text:p>
          </table:table-cell>
          <table:table-cell office:value-type="string" calcext:value-type="string">
            <text:p><text:s/>x =</text:p>
          </table:table-cell>
          <table:table-cell office:value-type="float" office:value="0.00162" calcext:value-type="float">
            <text:p>0.00162</text:p>
          </table:table-cell>
          <table:table-cell office:value-type="string" calcext:value-type="string">
            <text:p>, vel_x =</text:p>
          </table:table-cell>
          <table:table-cell office:value-type="float" office:value="0.006694" calcext:value-type="float">
            <text:p>0.006694</text:p>
          </table:table-cell>
        </table:table-row>
        <table:table-row table:style-name="ro1">
          <table:table-cell office:value-type="string" calcext:value-type="string">
            <text:p>[ INFO] [1525326885.981396172]:</text:p>
          </table:table-cell>
          <table:table-cell office:value-type="string" calcext:value-type="string">
            <text:p><text:s/>x =</text:p>
          </table:table-cell>
          <table:table-cell office:value-type="float" office:value="0.001738" calcext:value-type="float">
            <text:p>0.001738</text:p>
          </table:table-cell>
          <table:table-cell office:value-type="string" calcext:value-type="string">
            <text:p>, vel_x =</text:p>
          </table:table-cell>
          <table:table-cell office:value-type="float" office:value="0.006343" calcext:value-type="float">
            <text:p>0.006343</text:p>
          </table:table-cell>
        </table:table-row>
        <table:table-row table:style-name="ro1">
          <table:table-cell office:value-type="string" calcext:value-type="string">
            <text:p>[ INFO] [1525326886.000949521]:</text:p>
          </table:table-cell>
          <table:table-cell office:value-type="string" calcext:value-type="string">
            <text:p><text:s/>x =</text:p>
          </table:table-cell>
          <table:table-cell office:value-type="float" office:value="0.001839" calcext:value-type="float">
            <text:p>0.001839</text:p>
          </table:table-cell>
          <table:table-cell office:value-type="string" calcext:value-type="string">
            <text:p>, vel_x =</text:p>
          </table:table-cell>
          <table:table-cell office:value-type="float" office:value="0.005747" calcext:value-type="float">
            <text:p>0.005747</text:p>
          </table:table-cell>
        </table:table-row>
        <table:table-row table:style-name="ro1">
          <table:table-cell office:value-type="string" calcext:value-type="string">
            <text:p>[ INFO] [1525326886.021425697]:</text:p>
          </table:table-cell>
          <table:table-cell office:value-type="string" calcext:value-type="string">
            <text:p><text:s/>x =</text:p>
          </table:table-cell>
          <table:table-cell office:value-type="float" office:value="0.001916" calcext:value-type="float">
            <text:p>0.001916</text:p>
          </table:table-cell>
          <table:table-cell office:value-type="string" calcext:value-type="string">
            <text:p>, vel_x =</text:p>
          </table:table-cell>
          <table:table-cell office:value-type="float" office:value="0.004768" calcext:value-type="float">
            <text:p>0.004768</text:p>
          </table:table-cell>
        </table:table-row>
        <table:table-row table:style-name="ro1">
          <table:table-cell office:value-type="string" calcext:value-type="string">
            <text:p>[ INFO] [1525326886.040966504]:</text:p>
          </table:table-cell>
          <table:table-cell office:value-type="string" calcext:value-type="string">
            <text:p><text:s/>x =</text:p>
          </table:table-cell>
          <table:table-cell office:value-type="float" office:value="0.001887" calcext:value-type="float">
            <text:p>0.001887</text:p>
          </table:table-cell>
          <table:table-cell office:value-type="string" calcext:value-type="string">
            <text:p>, vel_x =</text:p>
          </table:table-cell>
          <table:table-cell office:value-type="float" office:value="0.001641" calcext:value-type="float">
            <text:p>0.001641</text:p>
          </table:table-cell>
        </table:table-row>
        <table:table-row table:style-name="ro1">
          <table:table-cell office:value-type="string" calcext:value-type="string">
            <text:p>[ INFO] [1525326886.061480191]:</text:p>
          </table:table-cell>
          <table:table-cell office:value-type="string" calcext:value-type="string">
            <text:p><text:s/>x =</text:p>
          </table:table-cell>
          <table:table-cell office:value-type="float" office:value="0.001785" calcext:value-type="float">
            <text:p>0.001785</text:p>
          </table:table-cell>
          <table:table-cell office:value-type="string" calcext:value-type="string">
            <text:p>, vel_x =</text:p>
          </table:table-cell>
          <table:table-cell office:value-type="float" office:value="-0.00167" calcext:value-type="float">
            <text:p>-0.00167</text:p>
          </table:table-cell>
        </table:table-row>
        <table:table-row table:style-name="ro1">
          <table:table-cell office:value-type="string" calcext:value-type="string">
            <text:p>[ INFO] [1525326886.081006170]:</text:p>
          </table:table-cell>
          <table:table-cell office:value-type="string" calcext:value-type="string">
            <text:p><text:s/>x =</text:p>
          </table:table-cell>
          <table:table-cell office:value-type="float" office:value="0.001646" calcext:value-type="float">
            <text:p>0.001646</text:p>
          </table:table-cell>
          <table:table-cell office:value-type="string" calcext:value-type="string">
            <text:p>, vel_x =</text:p>
          </table:table-cell>
          <table:table-cell office:value-type="float" office:value="-0.004387" calcext:value-type="float">
            <text:p>-0.004387</text:p>
          </table:table-cell>
        </table:table-row>
        <table:table-row table:style-name="ro1">
          <table:table-cell office:value-type="string" calcext:value-type="string">
            <text:p>[ INFO] [1525326886.101524618]:</text:p>
          </table:table-cell>
          <table:table-cell office:value-type="string" calcext:value-type="string">
            <text:p><text:s/>x =</text:p>
          </table:table-cell>
          <table:table-cell office:value-type="float" office:value="0.001582" calcext:value-type="float">
            <text:p>0.001582</text:p>
          </table:table-cell>
          <table:table-cell office:value-type="string" calcext:value-type="string">
            <text:p>, vel_x =</text:p>
          </table:table-cell>
          <table:table-cell office:value-type="float" office:value="-0.003754" calcext:value-type="float">
            <text:p>-0.003754</text:p>
          </table:table-cell>
        </table:table-row>
        <table:table-row table:style-name="ro1">
          <table:table-cell office:value-type="string" calcext:value-type="string">
            <text:p>[ INFO] [1525326886.121059921]:</text:p>
          </table:table-cell>
          <table:table-cell office:value-type="string" calcext:value-type="string">
            <text:p><text:s/>x =</text:p>
          </table:table-cell>
          <table:table-cell office:value-type="float" office:value="0.001689" calcext:value-type="float">
            <text:p>0.001689</text:p>
          </table:table-cell>
          <table:table-cell office:value-type="string" calcext:value-type="string">
            <text:p>, vel_x =</text:p>
          </table:table-cell>
          <table:table-cell office:value-type="float" office:value="0.000853" calcext:value-type="float">
            <text:p>0.000853</text:p>
          </table:table-cell>
        </table:table-row>
        <table:table-row table:style-name="ro1">
          <table:table-cell office:value-type="string" calcext:value-type="string">
            <text:p>[ INFO] [1525326886.141530308]:</text:p>
          </table:table-cell>
          <table:table-cell office:value-type="string" calcext:value-type="string">
            <text:p><text:s/>x =</text:p>
          </table:table-cell>
          <table:table-cell office:value-type="float" office:value="0.001778" calcext:value-type="float">
            <text:p>0.001778</text:p>
          </table:table-cell>
          <table:table-cell office:value-type="string" calcext:value-type="string">
            <text:p>, vel_x =</text:p>
          </table:table-cell>
          <table:table-cell office:value-type="float" office:value="0.002598" calcext:value-type="float">
            <text:p>0.002598</text:p>
          </table:table-cell>
        </table:table-row>
        <table:table-row table:style-name="ro1">
          <table:table-cell office:value-type="string" calcext:value-type="string">
            <text:p>[ INFO] [1525326886.161030122]:</text:p>
          </table:table-cell>
          <table:table-cell office:value-type="string" calcext:value-type="string">
            <text:p><text:s/>x =</text:p>
          </table:table-cell>
          <table:table-cell office:value-type="float" office:value="0.001755" calcext:value-type="float">
            <text:p>0.001755</text:p>
          </table:table-cell>
          <table:table-cell office:value-type="string" calcext:value-type="string">
            <text:p>, vel_x =</text:p>
          </table:table-cell>
          <table:table-cell office:value-type="float" office:value="0.000722" calcext:value-type="float">
            <text:p>0.000722</text:p>
          </table:table-cell>
        </table:table-row>
        <table:table-row table:style-name="ro1">
          <table:table-cell office:value-type="string" calcext:value-type="string">
            <text:p>[ INFO] [1525326886.181575952]:</text:p>
          </table:table-cell>
          <table:table-cell office:value-type="string" calcext:value-type="string">
            <text:p><text:s/>x =</text:p>
          </table:table-cell>
          <table:table-cell office:value-type="float" office:value="0.001949" calcext:value-type="float">
            <text:p>0.001949</text:p>
          </table:table-cell>
          <table:table-cell office:value-type="string" calcext:value-type="string">
            <text:p>, vel_x =</text:p>
          </table:table-cell>
          <table:table-cell office:value-type="float" office:value="0.005069" calcext:value-type="float">
            <text:p>0.005069</text:p>
          </table:table-cell>
        </table:table-row>
        <table:table-row table:style-name="ro1">
          <table:table-cell office:value-type="string" calcext:value-type="string">
            <text:p>[ INFO] [1525326886.201097191]:</text:p>
          </table:table-cell>
          <table:table-cell office:value-type="string" calcext:value-type="string">
            <text:p><text:s/>x =</text:p>
          </table:table-cell>
          <table:table-cell office:value-type="float" office:value="0.00214" calcext:value-type="float">
            <text:p>0.00214</text:p>
          </table:table-cell>
          <table:table-cell office:value-type="string" calcext:value-type="string">
            <text:p>, vel_x =</text:p>
          </table:table-cell>
          <table:table-cell office:value-type="float" office:value="0.007416" calcext:value-type="float">
            <text:p>0.007416</text:p>
          </table:table-cell>
        </table:table-row>
        <table:table-row table:style-name="ro1">
          <table:table-cell office:value-type="string" calcext:value-type="string">
            <text:p>[ INFO] [1525326886.221618816]:</text:p>
          </table:table-cell>
          <table:table-cell office:value-type="string" calcext:value-type="string">
            <text:p><text:s/>x =</text:p>
          </table:table-cell>
          <table:table-cell office:value-type="float" office:value="0.00223" calcext:value-type="float">
            <text:p>0.00223</text:p>
          </table:table-cell>
          <table:table-cell office:value-type="string" calcext:value-type="string">
            <text:p>, vel_x =</text:p>
          </table:table-cell>
          <table:table-cell office:value-type="float" office:value="0.005921" calcext:value-type="float">
            <text:p>0.005921</text:p>
          </table:table-cell>
        </table:table-row>
        <table:table-row table:style-name="ro1">
          <table:table-cell office:value-type="string" calcext:value-type="string">
            <text:p>[ INFO] [1525326886.241148699]:</text:p>
          </table:table-cell>
          <table:table-cell office:value-type="string" calcext:value-type="string">
            <text:p><text:s/>x =</text:p>
          </table:table-cell>
          <table:table-cell office:value-type="float" office:value="0.002111" calcext:value-type="float">
            <text:p>0.002111</text:p>
          </table:table-cell>
          <table:table-cell office:value-type="string" calcext:value-type="string">
            <text:p>, vel_x =</text:p>
          </table:table-cell>
          <table:table-cell office:value-type="float" office:value="-0.00009" calcext:value-type="float">
            <text:p>-0.00009</text:p>
          </table:table-cell>
        </table:table-row>
        <table:table-row table:style-name="ro1">
          <table:table-cell office:value-type="string" calcext:value-type="string">
            <text:p>[ INFO] [1525326886.261648169]:</text:p>
          </table:table-cell>
          <table:table-cell office:value-type="string" calcext:value-type="string">
            <text:p><text:s/>x =</text:p>
          </table:table-cell>
          <table:table-cell office:value-type="float" office:value="0.002008" calcext:value-type="float">
            <text:p>0.002008</text:p>
          </table:table-cell>
          <table:table-cell office:value-type="string" calcext:value-type="string">
            <text:p>, vel_x =</text:p>
          </table:table-cell>
          <table:table-cell office:value-type="float" office:value="-0.002575" calcext:value-type="float">
            <text:p>-0.002575</text:p>
          </table:table-cell>
        </table:table-row>
        <table:table-row table:style-name="ro1">
          <table:table-cell office:value-type="string" calcext:value-type="string">
            <text:p>[ INFO] [1525326886.281166893]:</text:p>
          </table:table-cell>
          <table:table-cell office:value-type="string" calcext:value-type="string">
            <text:p><text:s/>x =</text:p>
          </table:table-cell>
          <table:table-cell office:value-type="float" office:value="0.001852" calcext:value-type="float">
            <text:p>0.001852</text:p>
          </table:table-cell>
          <table:table-cell office:value-type="string" calcext:value-type="string">
            <text:p>, vel_x =</text:p>
          </table:table-cell>
          <table:table-cell office:value-type="float" office:value="-0.005266" calcext:value-type="float">
            <text:p>-0.005266</text:p>
          </table:table-cell>
        </table:table-row>
        <table:table-row table:style-name="ro1">
          <table:table-cell office:value-type="string" calcext:value-type="string">
            <text:p>[ INFO] [1525326886.301584945]:</text:p>
          </table:table-cell>
          <table:table-cell office:value-type="string" calcext:value-type="string">
            <text:p><text:s/>x =</text:p>
          </table:table-cell>
          <table:table-cell office:value-type="float" office:value="0.001862" calcext:value-type="float">
            <text:p>0.001862</text:p>
          </table:table-cell>
          <table:table-cell office:value-type="string" calcext:value-type="string">
            <text:p>, vel_x =</text:p>
          </table:table-cell>
          <table:table-cell office:value-type="float" office:value="-0.00239" calcext:value-type="float">
            <text:p>-0.00239</text:p>
          </table:table-cell>
        </table:table-row>
        <table:table-row table:style-name="ro1">
          <table:table-cell office:value-type="string" calcext:value-type="string">
            <text:p>[ INFO] [1525326886.321217196]:</text:p>
          </table:table-cell>
          <table:table-cell office:value-type="string" calcext:value-type="string">
            <text:p><text:s/>x =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, vel_x =</text:p>
          </table:table-cell>
          <table:table-cell office:value-type="float" office:value="-0.002776" calcext:value-type="float">
            <text:p>-0.002776</text:p>
          </table:table-cell>
        </table:table-row>
        <table:table-row table:style-name="ro1">
          <table:table-cell office:value-type="string" calcext:value-type="string">
            <text:p>[ INFO] [1525326886.340568168]:</text:p>
          </table:table-cell>
          <table:table-cell office:value-type="string" calcext:value-type="string">
            <text:p><text:s/>x =</text:p>
          </table:table-cell>
          <table:table-cell office:value-type="float" office:value="0.001865" calcext:value-type="float">
            <text:p>0.001865</text:p>
          </table:table-cell>
          <table:table-cell office:value-type="string" calcext:value-type="string">
            <text:p>, vel_x =</text:p>
          </table:table-cell>
          <table:table-cell office:value-type="float" office:value="0.000292" calcext:value-type="float">
            <text:p>0.000292</text:p>
          </table:table-cell>
        </table:table-row>
        <table:table-row table:style-name="ro1">
          <table:table-cell office:value-type="string" calcext:value-type="string">
            <text:p>[ INFO] [1525326886.361048726]:</text:p>
          </table:table-cell>
          <table:table-cell office:value-type="string" calcext:value-type="string">
            <text:p><text:s/>x =</text:p>
          </table:table-cell>
          <table:table-cell office:value-type="float" office:value="0.002225" calcext:value-type="float">
            <text:p>0.002225</text:p>
          </table:table-cell>
          <table:table-cell office:value-type="string" calcext:value-type="string">
            <text:p>, vel_x =</text:p>
          </table:table-cell>
          <table:table-cell office:value-type="float" office:value="0.008945" calcext:value-type="float">
            <text:p>0.008945</text:p>
          </table:table-cell>
        </table:table-row>
        <table:table-row table:style-name="ro1">
          <table:table-cell office:value-type="string" calcext:value-type="string">
            <text:p>[ INFO] [1525326886.381538742]:</text:p>
          </table:table-cell>
          <table:table-cell office:value-type="string" calcext:value-type="string">
            <text:p><text:s/>x =</text:p>
          </table:table-cell>
          <table:table-cell office:value-type="float" office:value="0.002574" calcext:value-type="float">
            <text:p>0.002574</text:p>
          </table:table-cell>
          <table:table-cell office:value-type="string" calcext:value-type="string">
            <text:p>, vel_x =</text:p>
          </table:table-cell>
          <table:table-cell office:value-type="float" office:value="0.012978" calcext:value-type="float">
            <text:p>0.012978</text:p>
          </table:table-cell>
        </table:table-row>
        <table:table-row table:style-name="ro1">
          <table:table-cell office:value-type="string" calcext:value-type="string">
            <text:p>[ INFO] [1525326886.401066593]:</text:p>
          </table:table-cell>
          <table:table-cell office:value-type="string" calcext:value-type="string">
            <text:p><text:s/>x =</text:p>
          </table:table-cell>
          <table:table-cell office:value-type="float" office:value="0.002863" calcext:value-type="float">
            <text:p>0.002863</text:p>
          </table:table-cell>
          <table:table-cell office:value-type="string" calcext:value-type="string">
            <text:p>, vel_x =</text:p>
          </table:table-cell>
          <table:table-cell office:value-type="float" office:value="0.013891" calcext:value-type="float">
            <text:p>0.013891</text:p>
          </table:table-cell>
        </table:table-row>
        <table:table-row table:style-name="ro1">
          <table:table-cell office:value-type="string" calcext:value-type="string">
            <text:p>[ INFO] [1525326886.421426612]:</text:p>
          </table:table-cell>
          <table:table-cell office:value-type="string" calcext:value-type="string">
            <text:p><text:s/>x =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, vel_x =</text:p>
          </table:table-cell>
          <table:table-cell office:value-type="float" office:value="0.021394" calcext:value-type="float">
            <text:p>0.021394</text:p>
          </table:table-cell>
        </table:table-row>
        <table:table-row table:style-name="ro1">
          <table:table-cell office:value-type="string" calcext:value-type="string">
            <text:p>[ INFO] [1525326886.440747213]:</text:p>
          </table:table-cell>
          <table:table-cell office:value-type="string" calcext:value-type="string">
            <text:p><text:s/>x =</text:p>
          </table:table-cell>
          <table:table-cell office:value-type="float" office:value="0.003922" calcext:value-type="float">
            <text:p>0.003922</text:p>
          </table:table-cell>
          <table:table-cell office:value-type="string" calcext:value-type="string">
            <text:p>, vel_x =</text:p>
          </table:table-cell>
          <table:table-cell office:value-type="float" office:value="0.022852" calcext:value-type="float">
            <text:p>0.022852</text:p>
          </table:table-cell>
        </table:table-row>
        <table:table-row table:style-name="ro1">
          <table:table-cell office:value-type="string" calcext:value-type="string">
            <text:p>[ INFO] [1525326886.461190422]:</text:p>
          </table:table-cell>
          <table:table-cell office:value-type="string" calcext:value-type="string">
            <text:p><text:s/>x =</text:p>
          </table:table-cell>
          <table:table-cell office:value-type="float" office:value="0.004539" calcext:value-type="float">
            <text:p>0.004539</text:p>
          </table:table-cell>
          <table:table-cell office:value-type="string" calcext:value-type="string">
            <text:p>, vel_x =</text:p>
          </table:table-cell>
          <table:table-cell office:value-type="float" office:value="0.026516" calcext:value-type="float">
            <text:p>0.026516</text:p>
          </table:table-cell>
        </table:table-row>
        <table:table-row table:style-name="ro1">
          <table:table-cell office:value-type="string" calcext:value-type="string">
            <text:p>[ INFO] [1525326886.481578366]:</text:p>
          </table:table-cell>
          <table:table-cell office:value-type="string" calcext:value-type="string">
            <text:p><text:s/>x =</text:p>
          </table:table-cell>
          <table:table-cell office:value-type="float" office:value="0.005941" calcext:value-type="float">
            <text:p>0.005941</text:p>
          </table:table-cell>
          <table:table-cell office:value-type="string" calcext:value-type="string">
            <text:p>, vel_x =</text:p>
          </table:table-cell>
          <table:table-cell office:value-type="float" office:value="0.047645" calcext:value-type="float">
            <text:p>0.047645</text:p>
          </table:table-cell>
        </table:table-row>
        <table:table-row table:style-name="ro1">
          <table:table-cell office:value-type="string" calcext:value-type="string">
            <text:p>[ INFO] [1525326886.501047206]:</text:p>
          </table:table-cell>
          <table:table-cell office:value-type="string" calcext:value-type="string">
            <text:p><text:s/>x =</text:p>
          </table:table-cell>
          <table:table-cell office:value-type="float" office:value="0.007161" calcext:value-type="float">
            <text:p>0.007161</text:p>
          </table:table-cell>
          <table:table-cell office:value-type="string" calcext:value-type="string">
            <text:p>, vel_x =</text:p>
          </table:table-cell>
          <table:table-cell office:value-type="float" office:value="0.055151" calcext:value-type="float">
            <text:p>0.055151</text:p>
          </table:table-cell>
        </table:table-row>
        <table:table-row table:style-name="ro1">
          <table:table-cell office:value-type="string" calcext:value-type="string">
            <text:p>[ INFO] [1525326886.521508432]:</text:p>
          </table:table-cell>
          <table:table-cell office:value-type="string" calcext:value-type="string">
            <text:p><text:s/>x =</text:p>
          </table:table-cell>
          <table:table-cell office:value-type="float" office:value="0.009078" calcext:value-type="float">
            <text:p>0.009078</text:p>
          </table:table-cell>
          <table:table-cell office:value-type="string" calcext:value-type="string">
            <text:p>, vel_x =</text:p>
          </table:table-cell>
          <table:table-cell office:value-type="float" office:value="0.074486" calcext:value-type="float">
            <text:p>0.074486</text:p>
          </table:table-cell>
        </table:table-row>
        <table:table-row table:style-name="ro1">
          <table:table-cell office:value-type="string" calcext:value-type="string">
            <text:p>[ INFO] [1525326886.541013336]:</text:p>
          </table:table-cell>
          <table:table-cell office:value-type="string" calcext:value-type="string">
            <text:p><text:s/>x =</text:p>
          </table:table-cell>
          <table:table-cell office:value-type="float" office:value="0.010422" calcext:value-type="float">
            <text:p>0.010422</text:p>
          </table:table-cell>
          <table:table-cell office:value-type="string" calcext:value-type="string">
            <text:p>, vel_x =</text:p>
          </table:table-cell>
          <table:table-cell office:value-type="float" office:value="0.071711" calcext:value-type="float">
            <text:p>0.071711</text:p>
          </table:table-cell>
        </table:table-row>
        <table:table-row table:style-name="ro1">
          <table:table-cell office:value-type="string" calcext:value-type="string">
            <text:p>[ INFO] [1525326886.561476443]:</text:p>
          </table:table-cell>
          <table:table-cell office:value-type="string" calcext:value-type="string">
            <text:p><text:s/>x =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, vel_x =</text:p>
          </table:table-cell>
          <table:table-cell office:value-type="float" office:value="0.071973" calcext:value-type="float">
            <text:p>0.071973</text:p>
          </table:table-cell>
        </table:table-row>
        <table:table-row table:style-name="ro1">
          <table:table-cell office:value-type="string" calcext:value-type="string">
            <text:p>[ INFO] [1525326886.580928085]:</text:p>
          </table:table-cell>
          <table:table-cell office:value-type="string" calcext:value-type="string">
            <text:p><text:s/>x =</text:p>
          </table:table-cell>
          <table:table-cell office:value-type="float" office:value="0.014869" calcext:value-type="float">
            <text:p>0.014869</text:p>
          </table:table-cell>
          <table:table-cell office:value-type="string" calcext:value-type="string">
            <text:p>, vel_x =</text:p>
          </table:table-cell>
          <table:table-cell office:value-type="float" office:value="0.112307" calcext:value-type="float">
            <text:p>0.112307</text:p>
          </table:table-cell>
        </table:table-row>
        <table:table-row table:style-name="ro1">
          <table:table-cell office:value-type="string" calcext:value-type="string">
            <text:p>[ INFO] [1525326886.601383263]:</text:p>
          </table:table-cell>
          <table:table-cell office:value-type="string" calcext:value-type="string">
            <text:p><text:s/>x =</text:p>
          </table:table-cell>
          <table:table-cell office:value-type="float" office:value="0.017505" calcext:value-type="float">
            <text:p>0.017505</text:p>
          </table:table-cell>
          <table:table-cell office:value-type="string" calcext:value-type="string">
            <text:p>, vel_x =</text:p>
          </table:table-cell>
          <table:table-cell office:value-type="float" office:value="0.120589" calcext:value-type="float">
            <text:p>0.120589</text:p>
          </table:table-cell>
        </table:table-row>
        <table:table-row table:style-name="ro1">
          <table:table-cell office:value-type="string" calcext:value-type="string">
            <text:p>[ INFO] [1525326886.620925664]:</text:p>
          </table:table-cell>
          <table:table-cell office:value-type="string" calcext:value-type="string">
            <text:p><text:s/>x =</text:p>
          </table:table-cell>
          <table:table-cell office:value-type="float" office:value="0.022407" calcext:value-type="float">
            <text:p>0.022407</text:p>
          </table:table-cell>
          <table:table-cell office:value-type="string" calcext:value-type="string">
            <text:p>, vel_x =</text:p>
          </table:table-cell>
          <table:table-cell office:value-type="float" office:value="0.185859" calcext:value-type="float">
            <text:p>0.185859</text:p>
          </table:table-cell>
        </table:table-row>
        <table:table-row table:style-name="ro1">
          <table:table-cell office:value-type="string" calcext:value-type="string">
            <text:p>[ INFO] [1525326886.641390837]:</text:p>
          </table:table-cell>
          <table:table-cell office:value-type="string" calcext:value-type="string">
            <text:p><text:s/>x =</text:p>
          </table:table-cell>
          <table:table-cell office:value-type="float" office:value="0.026243" calcext:value-type="float">
            <text:p>0.026243</text:p>
          </table:table-cell>
          <table:table-cell office:value-type="string" calcext:value-type="string">
            <text:p>, vel_x =</text:p>
          </table:table-cell>
          <table:table-cell office:value-type="float" office:value="0.186582" calcext:value-type="float">
            <text:p>0.186582</text:p>
          </table:table-cell>
        </table:table-row>
        <table:table-row table:style-name="ro1">
          <table:table-cell office:value-type="string" calcext:value-type="string">
            <text:p>[ INFO] [1525326886.660816225]:</text:p>
          </table:table-cell>
          <table:table-cell office:value-type="string" calcext:value-type="string">
            <text:p><text:s/>x =</text:p>
          </table:table-cell>
          <table:table-cell office:value-type="float" office:value="0.033164" calcext:value-type="float">
            <text:p>0.033164</text:p>
          </table:table-cell>
          <table:table-cell office:value-type="string" calcext:value-type="string">
            <text:p>, vel_x =</text:p>
          </table:table-cell>
          <table:table-cell office:value-type="float" office:value="0.271405" calcext:value-type="float">
            <text:p>0.271405</text:p>
          </table:table-cell>
        </table:table-row>
        <table:table-row table:style-name="ro1">
          <table:table-cell office:value-type="string" calcext:value-type="string">
            <text:p>[ INFO] [1525326886.681219443]:</text:p>
          </table:table-cell>
          <table:table-cell office:value-type="string" calcext:value-type="string">
            <text:p><text:s/>x =</text:p>
          </table:table-cell>
          <table:table-cell office:value-type="float" office:value="0.038292" calcext:value-type="float">
            <text:p>0.038292</text:p>
          </table:table-cell>
          <table:table-cell office:value-type="string" calcext:value-type="string">
            <text:p>, vel_x =</text:p>
          </table:table-cell>
          <table:table-cell office:value-type="float" office:value="0.261397" calcext:value-type="float">
            <text:p>0.261397</text:p>
          </table:table-cell>
        </table:table-row>
        <table:table-row table:style-name="ro1">
          <table:table-cell office:value-type="string" calcext:value-type="string">
            <text:p>[ INFO] [1525326886.701631019]:</text:p>
          </table:table-cell>
          <table:table-cell office:value-type="string" calcext:value-type="string">
            <text:p><text:s/>x =</text:p>
          </table:table-cell>
          <table:table-cell office:value-type="float" office:value="0.043858" calcext:value-type="float">
            <text:p>0.043858</text:p>
          </table:table-cell>
          <table:table-cell office:value-type="string" calcext:value-type="string">
            <text:p>, vel_x =</text:p>
          </table:table-cell>
          <table:table-cell office:value-type="float" office:value="0.266983" calcext:value-type="float">
            <text:p>0.266983</text:p>
          </table:table-cell>
        </table:table-row>
        <table:table-row table:style-name="ro1">
          <table:table-cell office:value-type="string" calcext:value-type="string">
            <text:p>[ INFO] [1525326886.721115605]:</text:p>
          </table:table-cell>
          <table:table-cell office:value-type="string" calcext:value-type="string">
            <text:p><text:s/>x =</text:p>
          </table:table-cell>
          <table:table-cell office:value-type="float" office:value="0.053034" calcext:value-type="float">
            <text:p>0.053034</text:p>
          </table:table-cell>
          <table:table-cell office:value-type="string" calcext:value-type="string">
            <text:p>, vel_x =</text:p>
          </table:table-cell>
          <table:table-cell office:value-type="float" office:value="0.36896" calcext:value-type="float">
            <text:p>0.36896</text:p>
          </table:table-cell>
        </table:table-row>
        <table:table-row table:style-name="ro1">
          <table:table-cell office:value-type="string" calcext:value-type="string">
            <text:p>[ INFO] [1525326886.741550278]:</text:p>
          </table:table-cell>
          <table:table-cell office:value-type="string" calcext:value-type="string">
            <text:p><text:s/>x =</text:p>
          </table:table-cell>
          <table:table-cell office:value-type="float" office:value="0.059638" calcext:value-type="float">
            <text:p>0.059638</text:p>
          </table:table-cell>
          <table:table-cell office:value-type="string" calcext:value-type="string">
            <text:p>, vel_x =</text:p>
          </table:table-cell>
          <table:table-cell office:value-type="float" office:value="0.346111" calcext:value-type="float">
            <text:p>0.346111</text:p>
          </table:table-cell>
        </table:table-row>
        <table:table-row table:style-name="ro1">
          <table:table-cell office:value-type="string" calcext:value-type="string">
            <text:p>[ INFO] [1525326886.761010007]:</text:p>
          </table:table-cell>
          <table:table-cell office:value-type="string" calcext:value-type="string">
            <text:p><text:s/>x =</text:p>
          </table:table-cell>
          <table:table-cell office:value-type="float" office:value="0.070564" calcext:value-type="float">
            <text:p>0.070564</text:p>
          </table:table-cell>
          <table:table-cell office:value-type="string" calcext:value-type="string">
            <text:p>, vel_x =</text:p>
          </table:table-cell>
          <table:table-cell office:value-type="float" office:value="0.453837" calcext:value-type="float">
            <text:p>0.453837</text:p>
          </table:table-cell>
        </table:table-row>
        <table:table-row table:style-name="ro1">
          <table:table-cell office:value-type="string" calcext:value-type="string">
            <text:p>[ INFO] [1525326886.781467132]:</text:p>
          </table:table-cell>
          <table:table-cell office:value-type="string" calcext:value-type="string">
            <text:p><text:s/>x =</text:p>
          </table:table-cell>
          <table:table-cell office:value-type="float" office:value="0.078451" calcext:value-type="float">
            <text:p>0.078451</text:p>
          </table:table-cell>
          <table:table-cell office:value-type="string" calcext:value-type="string">
            <text:p>, vel_x =</text:p>
          </table:table-cell>
          <table:table-cell office:value-type="float" office:value="0.419591" calcext:value-type="float">
            <text:p>0.419591</text:p>
          </table:table-cell>
        </table:table-row>
        <table:table-row table:style-name="ro1">
          <table:table-cell office:value-type="string" calcext:value-type="string">
            <text:p>[ INFO] [1525326886.801056167]:</text:p>
          </table:table-cell>
          <table:table-cell office:value-type="string" calcext:value-type="string">
            <text:p><text:s/>x =</text:p>
          </table:table-cell>
          <table:table-cell office:value-type="float" office:value="0.086775" calcext:value-type="float">
            <text:p>0.086775</text:p>
          </table:table-cell>
          <table:table-cell office:value-type="string" calcext:value-type="string">
            <text:p>, vel_x =</text:p>
          </table:table-cell>
          <table:table-cell office:value-type="float" office:value="0.422398" calcext:value-type="float">
            <text:p>0.422398</text:p>
          </table:table-cell>
        </table:table-row>
        <table:table-row table:style-name="ro1">
          <table:table-cell office:value-type="string" calcext:value-type="string">
            <text:p>[ INFO] [1525326886.821614750]:</text:p>
          </table:table-cell>
          <table:table-cell office:value-type="string" calcext:value-type="string">
            <text:p><text:s/>x =</text:p>
          </table:table-cell>
          <table:table-cell office:value-type="float" office:value="0.099827" calcext:value-type="float">
            <text:p>0.099827</text:p>
          </table:table-cell>
          <table:table-cell office:value-type="string" calcext:value-type="string">
            <text:p>, vel_x =</text:p>
          </table:table-cell>
          <table:table-cell office:value-type="float" office:value="0.528435" calcext:value-type="float">
            <text:p>0.528435</text:p>
          </table:table-cell>
        </table:table-row>
        <table:table-row table:style-name="ro1">
          <table:table-cell office:value-type="string" calcext:value-type="string">
            <text:p>[ INFO] [1525326886.841156618]:</text:p>
          </table:table-cell>
          <table:table-cell office:value-type="string" calcext:value-type="string">
            <text:p><text:s/>x =</text:p>
          </table:table-cell>
          <table:table-cell office:value-type="float" office:value="0.109084" calcext:value-type="float">
            <text:p>0.109084</text:p>
          </table:table-cell>
          <table:table-cell office:value-type="string" calcext:value-type="string">
            <text:p>, vel_x =</text:p>
          </table:table-cell>
          <table:table-cell office:value-type="float" office:value="0.501088" calcext:value-type="float">
            <text:p>0.501088</text:p>
          </table:table-cell>
        </table:table-row>
        <table:table-row table:style-name="ro1">
          <table:table-cell office:value-type="string" calcext:value-type="string">
            <text:p>[ INFO] [1525326886.861660761]:</text:p>
          </table:table-cell>
          <table:table-cell office:value-type="string" calcext:value-type="string">
            <text:p><text:s/>x =</text:p>
          </table:table-cell>
          <table:table-cell office:value-type="float" office:value="0.123324" calcext:value-type="float">
            <text:p>0.123324</text:p>
          </table:table-cell>
          <table:table-cell office:value-type="string" calcext:value-type="string">
            <text:p>, vel_x =</text:p>
          </table:table-cell>
          <table:table-cell office:value-type="float" office:value="0.59775" calcext:value-type="float">
            <text:p>0.59775</text:p>
          </table:table-cell>
        </table:table-row>
        <table:table-row table:style-name="ro1">
          <table:table-cell office:value-type="string" calcext:value-type="string">
            <text:p>[ INFO] [1525326886.881158353]:</text:p>
          </table:table-cell>
          <table:table-cell office:value-type="string" calcext:value-type="string">
            <text:p><text:s/>x =</text:p>
          </table:table-cell>
          <table:table-cell office:value-type="float" office:value="0.133221" calcext:value-type="float">
            <text:p>0.133221</text:p>
          </table:table-cell>
          <table:table-cell office:value-type="string" calcext:value-type="string">
            <text:p>, vel_x =</text:p>
          </table:table-cell>
          <table:table-cell office:value-type="float" office:value="0.552762" calcext:value-type="float">
            <text:p>0.552762</text:p>
          </table:table-cell>
        </table:table-row>
        <table:table-row table:style-name="ro1">
          <table:table-cell office:value-type="string" calcext:value-type="string">
            <text:p>[ INFO] [1525326886.901647748]:</text:p>
          </table:table-cell>
          <table:table-cell office:value-type="string" calcext:value-type="string">
            <text:p><text:s/>x =</text:p>
          </table:table-cell>
          <table:table-cell office:value-type="float" office:value="0.143538" calcext:value-type="float">
            <text:p>0.143538</text:p>
          </table:table-cell>
          <table:table-cell office:value-type="string" calcext:value-type="string">
            <text:p>, vel_x =</text:p>
          </table:table-cell>
          <table:table-cell office:value-type="float" office:value="0.528048" calcext:value-type="float">
            <text:p>0.528048</text:p>
          </table:table-cell>
        </table:table-row>
        <table:table-row table:style-name="ro1">
          <table:table-cell office:value-type="string" calcext:value-type="string">
            <text:p>[ INFO] [1525326886.921188981]:</text:p>
          </table:table-cell>
          <table:table-cell office:value-type="string" calcext:value-type="string">
            <text:p><text:s/>x =</text:p>
          </table:table-cell>
          <table:table-cell office:value-type="float" office:value="0.159403" calcext:value-type="float">
            <text:p>0.159403</text:p>
          </table:table-cell>
          <table:table-cell office:value-type="string" calcext:value-type="string">
            <text:p>, vel_x =</text:p>
          </table:table-cell>
          <table:table-cell office:value-type="float" office:value="0.670271" calcext:value-type="float">
            <text:p>0.670271</text:p>
          </table:table-cell>
        </table:table-row>
        <table:table-row table:style-name="ro1">
          <table:table-cell office:value-type="string" calcext:value-type="string">
            <text:p>[ INFO] [1525326886.940641577]:</text:p>
          </table:table-cell>
          <table:table-cell office:value-type="string" calcext:value-type="string">
            <text:p><text:s/>x =</text:p>
          </table:table-cell>
          <table:table-cell office:value-type="float" office:value="0.170197" calcext:value-type="float">
            <text:p>0.170197</text:p>
          </table:table-cell>
          <table:table-cell office:value-type="string" calcext:value-type="string">
            <text:p>, vel_x =</text:p>
          </table:table-cell>
          <table:table-cell office:value-type="float" office:value="0.612582" calcext:value-type="float">
            <text:p>0.612582</text:p>
          </table:table-cell>
        </table:table-row>
        <table:table-row table:style-name="ro1">
          <table:table-cell office:value-type="string" calcext:value-type="string">
            <text:p>[ INFO] [1525326886.961301611]:</text:p>
          </table:table-cell>
          <table:table-cell office:value-type="string" calcext:value-type="string">
            <text:p><text:s/>x =</text:p>
          </table:table-cell>
          <table:table-cell office:value-type="float" office:value="0.181039" calcext:value-type="float">
            <text:p>0.181039</text:p>
          </table:table-cell>
          <table:table-cell office:value-type="string" calcext:value-type="string">
            <text:p>, vel_x =</text:p>
          </table:table-cell>
          <table:table-cell office:value-type="float" office:value="0.568516" calcext:value-type="float">
            <text:p>0.568516</text:p>
          </table:table-cell>
        </table:table-row>
        <table:table-row table:style-name="ro1">
          <table:table-cell office:value-type="string" calcext:value-type="string">
            <text:p>[ INFO] [1525326886.980728523]:</text:p>
          </table:table-cell>
          <table:table-cell office:value-type="string" calcext:value-type="string">
            <text:p><text:s/>x =</text:p>
          </table:table-cell>
          <table:table-cell office:value-type="float" office:value="0.197795" calcext:value-type="float">
            <text:p>0.197795</text:p>
          </table:table-cell>
          <table:table-cell office:value-type="string" calcext:value-type="string">
            <text:p>, vel_x =</text:p>
          </table:table-cell>
          <table:table-cell office:value-type="float" office:value="0.715432" calcext:value-type="float">
            <text:p>0.715432</text:p>
          </table:table-cell>
        </table:table-row>
        <table:table-row table:style-name="ro1">
          <table:table-cell office:value-type="string" calcext:value-type="string">
            <text:p>[ INFO] [1525326887.001293385]:</text:p>
          </table:table-cell>
          <table:table-cell office:value-type="string" calcext:value-type="string">
            <text:p><text:s/>x =</text:p>
          </table:table-cell>
          <table:table-cell office:value-type="float" office:value="0.209183" calcext:value-type="float">
            <text:p>0.209183</text:p>
          </table:table-cell>
          <table:table-cell office:value-type="string" calcext:value-type="string">
            <text:p>, vel_x =</text:p>
          </table:table-cell>
          <table:table-cell office:value-type="float" office:value="0.634797" calcext:value-type="float">
            <text:p>0.634797</text:p>
          </table:table-cell>
        </table:table-row>
        <table:table-row table:style-name="ro1">
          <table:table-cell office:value-type="string" calcext:value-type="string">
            <text:p>[ INFO] [1525326887.020806210]:</text:p>
          </table:table-cell>
          <table:table-cell office:value-type="string" calcext:value-type="string">
            <text:p><text:s/>x =</text:p>
          </table:table-cell>
          <table:table-cell office:value-type="float" office:value="0.226902" calcext:value-type="float">
            <text:p>0.226902</text:p>
          </table:table-cell>
          <table:table-cell office:value-type="string" calcext:value-type="string">
            <text:p>, vel_x =</text:p>
          </table:table-cell>
          <table:table-cell office:value-type="float" office:value="0.771235" calcext:value-type="float">
            <text:p>0.771235</text:p>
          </table:table-cell>
        </table:table-row>
        <table:table-row table:style-name="ro1">
          <table:table-cell office:value-type="string" calcext:value-type="string">
            <text:p>[ INFO] [1525326887.040793105]:</text:p>
          </table:table-cell>
          <table:table-cell office:value-type="string" calcext:value-type="string">
            <text:p><text:s/>x =</text:p>
          </table:table-cell>
          <table:table-cell office:value-type="float" office:value="0.238707" calcext:value-type="float">
            <text:p>0.238707</text:p>
          </table:table-cell>
          <table:table-cell office:value-type="string" calcext:value-type="string">
            <text:p>, vel_x =</text:p>
          </table:table-cell>
          <table:table-cell office:value-type="float" office:value="0.680904" calcext:value-type="float">
            <text:p>0.680904</text:p>
          </table:table-cell>
        </table:table-row>
        <table:table-row table:style-name="ro1">
          <table:table-cell office:value-type="string" calcext:value-type="string">
            <text:p>[ INFO] [1525326887.061364398]:</text:p>
          </table:table-cell>
          <table:table-cell office:value-type="string" calcext:value-type="string">
            <text:p><text:s/>x =</text:p>
          </table:table-cell>
          <table:table-cell office:value-type="float" office:value="0.25088" calcext:value-type="float">
            <text:p>0.25088</text:p>
          </table:table-cell>
          <table:table-cell office:value-type="string" calcext:value-type="string">
            <text:p>, vel_x =</text:p>
          </table:table-cell>
          <table:table-cell office:value-type="float" office:value="0.636358" calcext:value-type="float">
            <text:p>0.636358</text:p>
          </table:table-cell>
        </table:table-row>
        <table:table-row table:style-name="ro1">
          <table:table-cell office:value-type="string" calcext:value-type="string">
            <text:p>[ INFO] [1525326887.080886730]:</text:p>
          </table:table-cell>
          <table:table-cell office:value-type="string" calcext:value-type="string">
            <text:p><text:s/>x =</text:p>
          </table:table-cell>
          <table:table-cell office:value-type="float" office:value="0.269931" calcext:value-type="float">
            <text:p>0.269931</text:p>
          </table:table-cell>
          <table:table-cell office:value-type="string" calcext:value-type="string">
            <text:p>, vel_x =</text:p>
          </table:table-cell>
          <table:table-cell office:value-type="float" office:value="0.806243" calcext:value-type="float">
            <text:p>0.806243</text:p>
          </table:table-cell>
        </table:table-row>
        <table:table-row table:style-name="ro1">
          <table:table-cell office:value-type="string" calcext:value-type="string">
            <text:p>[ INFO] [1525326887.101379312]:</text:p>
          </table:table-cell>
          <table:table-cell office:value-type="string" calcext:value-type="string">
            <text:p><text:s/>x =</text:p>
          </table:table-cell>
          <table:table-cell office:value-type="float" office:value="0.282884" calcext:value-type="float">
            <text:p>0.282884</text:p>
          </table:table-cell>
          <table:table-cell office:value-type="string" calcext:value-type="string">
            <text:p>, vel_x =</text:p>
          </table:table-cell>
          <table:table-cell office:value-type="float" office:value="0.719036" calcext:value-type="float">
            <text:p>0.719036</text:p>
          </table:table-cell>
        </table:table-row>
        <table:table-row table:style-name="ro1">
          <table:table-cell office:value-type="string" calcext:value-type="string">
            <text:p>[ INFO] [1525326887.120903805]:</text:p>
          </table:table-cell>
          <table:table-cell office:value-type="string" calcext:value-type="string">
            <text:p><text:s/>x =</text:p>
          </table:table-cell>
          <table:table-cell office:value-type="float" office:value="0.302548" calcext:value-type="float">
            <text:p>0.302548</text:p>
          </table:table-cell>
          <table:table-cell office:value-type="string" calcext:value-type="string">
            <text:p>, vel_x =</text:p>
          </table:table-cell>
          <table:table-cell office:value-type="float" office:value="0.863247" calcext:value-type="float">
            <text:p>0.863247</text:p>
          </table:table-cell>
        </table:table-row>
        <table:table-row table:style-name="ro1">
          <table:table-cell office:value-type="string" calcext:value-type="string">
            <text:p>[ INFO] [1525326887.141419429]:</text:p>
          </table:table-cell>
          <table:table-cell office:value-type="string" calcext:value-type="string">
            <text:p><text:s/>x =</text:p>
          </table:table-cell>
          <table:table-cell office:value-type="float" office:value="0.315893" calcext:value-type="float">
            <text:p>0.315893</text:p>
          </table:table-cell>
          <table:table-cell office:value-type="string" calcext:value-type="string">
            <text:p>, vel_x =</text:p>
          </table:table-cell>
          <table:table-cell office:value-type="float" office:value="0.756776" calcext:value-type="float">
            <text:p>0.756776</text:p>
          </table:table-cell>
        </table:table-row>
        <table:table-row table:style-name="ro1">
          <table:table-cell office:value-type="string" calcext:value-type="string">
            <text:p>[ INFO] [1525326887.160905919]:</text:p>
          </table:table-cell>
          <table:table-cell office:value-type="string" calcext:value-type="string">
            <text:p><text:s/>x =</text:p>
          </table:table-cell>
          <table:table-cell office:value-type="float" office:value="0.336101" calcext:value-type="float">
            <text:p>0.336101</text:p>
          </table:table-cell>
          <table:table-cell office:value-type="string" calcext:value-type="string">
            <text:p>, vel_x =</text:p>
          </table:table-cell>
          <table:table-cell office:value-type="float" office:value="0.896865" calcext:value-type="float">
            <text:p>0.896865</text:p>
          </table:table-cell>
        </table:table-row>
        <table:table-row table:style-name="ro1">
          <table:table-cell office:value-type="string" calcext:value-type="string">
            <text:p>[ INFO] [1525326887.181492500]:</text:p>
          </table:table-cell>
          <table:table-cell office:value-type="string" calcext:value-type="string">
            <text:p><text:s/>x =</text:p>
          </table:table-cell>
          <table:table-cell office:value-type="float" office:value="0.349747" calcext:value-type="float">
            <text:p>0.349747</text:p>
          </table:table-cell>
          <table:table-cell office:value-type="string" calcext:value-type="string">
            <text:p>, vel_x =</text:p>
          </table:table-cell>
          <table:table-cell office:value-type="float" office:value="0.780134" calcext:value-type="float">
            <text:p>0.780134</text:p>
          </table:table-cell>
        </table:table-row>
        <table:table-row table:style-name="ro1">
          <table:table-cell office:value-type="string" calcext:value-type="string">
            <text:p>[ INFO] [1525326887.201019948]:</text:p>
          </table:table-cell>
          <table:table-cell office:value-type="string" calcext:value-type="string">
            <text:p><text:s/>x =</text:p>
          </table:table-cell>
          <table:table-cell office:value-type="float" office:value="0.363923" calcext:value-type="float">
            <text:p>0.363923</text:p>
          </table:table-cell>
          <table:table-cell office:value-type="string" calcext:value-type="string">
            <text:p>, vel_x =</text:p>
          </table:table-cell>
          <table:table-cell office:value-type="float" office:value="0.752735" calcext:value-type="float">
            <text:p>0.752735</text:p>
          </table:table-cell>
        </table:table-row>
        <table:table-row table:style-name="ro1">
          <table:table-cell office:value-type="string" calcext:value-type="string">
            <text:p>[ INFO] [1525326887.221510426]:</text:p>
          </table:table-cell>
          <table:table-cell office:value-type="string" calcext:value-type="string">
            <text:p><text:s/>x =</text:p>
          </table:table-cell>
          <table:table-cell office:value-type="float" office:value="0.386091" calcext:value-type="float">
            <text:p>0.386091</text:p>
          </table:table-cell>
          <table:table-cell office:value-type="string" calcext:value-type="string">
            <text:p>, vel_x =</text:p>
          </table:table-cell>
          <table:table-cell office:value-type="float" office:value="0.917347" calcext:value-type="float">
            <text:p>0.917347</text:p>
          </table:table-cell>
        </table:table-row>
        <table:table-row table:style-name="ro1">
          <table:table-cell office:value-type="string" calcext:value-type="string">
            <text:p>[ INFO] [1525326887.241019852]:</text:p>
          </table:table-cell>
          <table:table-cell office:value-type="string" calcext:value-type="string">
            <text:p><text:s/>x =</text:p>
          </table:table-cell>
          <table:table-cell office:value-type="float" office:value="0.401602" calcext:value-type="float">
            <text:p>0.401602</text:p>
          </table:table-cell>
          <table:table-cell office:value-type="string" calcext:value-type="string">
            <text:p>, vel_x =</text:p>
          </table:table-cell>
          <table:table-cell office:value-type="float" office:value="0.856367" calcext:value-type="float">
            <text:p>0.856367</text:p>
          </table:table-cell>
        </table:table-row>
        <table:table-row table:style-name="ro1">
          <table:table-cell office:value-type="string" calcext:value-type="string">
            <text:p>[ INFO] [1525326887.261538284]:</text:p>
          </table:table-cell>
          <table:table-cell office:value-type="string" calcext:value-type="string">
            <text:p><text:s/>x =</text:p>
          </table:table-cell>
          <table:table-cell office:value-type="float" office:value="0.417798" calcext:value-type="float">
            <text:p>0.417798</text:p>
          </table:table-cell>
          <table:table-cell office:value-type="string" calcext:value-type="string">
            <text:p>, vel_x =</text:p>
          </table:table-cell>
          <table:table-cell office:value-type="float" office:value="0.822991" calcext:value-type="float">
            <text:p>0.822991</text:p>
          </table:table-cell>
        </table:table-row>
        <table:table-row table:style-name="ro1">
          <table:table-cell office:value-type="string" calcext:value-type="string">
            <text:p>[ INFO] [1525326887.281033862]:</text:p>
          </table:table-cell>
          <table:table-cell office:value-type="string" calcext:value-type="string">
            <text:p><text:s/>x =</text:p>
          </table:table-cell>
          <table:table-cell office:value-type="float" office:value="0.443296" calcext:value-type="float">
            <text:p>0.443296</text:p>
          </table:table-cell>
          <table:table-cell office:value-type="string" calcext:value-type="string">
            <text:p>, vel_x =</text:p>
          </table:table-cell>
          <table:table-cell office:value-type="float" office:value="1.065059" calcext:value-type="float">
            <text:p>1.065059</text:p>
          </table:table-cell>
        </table:table-row>
        <table:table-row table:style-name="ro1">
          <table:table-cell office:value-type="string" calcext:value-type="string">
            <text:p>[ INFO] [1525326887.301567547]:</text:p>
          </table:table-cell>
          <table:table-cell office:value-type="string" calcext:value-type="string">
            <text:p><text:s/>x =</text:p>
          </table:table-cell>
          <table:table-cell office:value-type="float" office:value="0.460628" calcext:value-type="float">
            <text:p>0.460628</text:p>
          </table:table-cell>
          <table:table-cell office:value-type="string" calcext:value-type="string">
            <text:p>, vel_x =</text:p>
          </table:table-cell>
          <table:table-cell office:value-type="float" office:value="0.954768" calcext:value-type="float">
            <text:p>0.954768</text:p>
          </table:table-cell>
        </table:table-row>
        <table:table-row table:style-name="ro1">
          <table:table-cell office:value-type="string" calcext:value-type="string">
            <text:p>[ INFO] [1525326887.321056677]:</text:p>
          </table:table-cell>
          <table:table-cell office:value-type="string" calcext:value-type="string">
            <text:p><text:s/>x =</text:p>
          </table:table-cell>
          <table:table-cell office:value-type="float" office:value="0.487619" calcext:value-type="float">
            <text:p>0.487619</text:p>
          </table:table-cell>
          <table:table-cell office:value-type="string" calcext:value-type="string">
            <text:p>, vel_x =</text:p>
          </table:table-cell>
          <table:table-cell office:value-type="float" office:value="1.169446" calcext:value-type="float">
            <text:p>1.169446</text:p>
          </table:table-cell>
        </table:table-row>
        <table:table-row table:style-name="ro1">
          <table:table-cell office:value-type="string" calcext:value-type="string">
            <text:p>[ INFO] [1525326887.341474675]:</text:p>
          </table:table-cell>
          <table:table-cell office:value-type="string" calcext:value-type="string">
            <text:p><text:s/>x =</text:p>
          </table:table-cell>
          <table:table-cell office:value-type="float" office:value="0.506227" calcext:value-type="float">
            <text:p>0.506227</text:p>
          </table:table-cell>
          <table:table-cell office:value-type="string" calcext:value-type="string">
            <text:p>, vel_x =</text:p>
          </table:table-cell>
          <table:table-cell office:value-type="float" office:value="1.040341" calcext:value-type="float">
            <text:p>1.040341</text:p>
          </table:table-cell>
        </table:table-row>
        <table:table-row table:style-name="ro1">
          <table:table-cell office:value-type="string" calcext:value-type="string">
            <text:p>[ INFO] [1525326887.361020364]:</text:p>
          </table:table-cell>
          <table:table-cell office:value-type="string" calcext:value-type="string">
            <text:p><text:s/>x =</text:p>
          </table:table-cell>
          <table:table-cell office:value-type="float" office:value="0.525287" calcext:value-type="float">
            <text:p>0.525287</text:p>
          </table:table-cell>
          <table:table-cell office:value-type="string" calcext:value-type="string">
            <text:p>, vel_x =</text:p>
          </table:table-cell>
          <table:table-cell office:value-type="float" office:value="1.008732" calcext:value-type="float">
            <text:p>1.008732</text:p>
          </table:table-cell>
        </table:table-row>
        <table:table-row table:style-name="ro1">
          <table:table-cell office:value-type="string" calcext:value-type="string">
            <text:p>[ INFO] [1525326887.381512100]:</text:p>
          </table:table-cell>
          <table:table-cell office:value-type="string" calcext:value-type="string">
            <text:p><text:s/>x =</text:p>
          </table:table-cell>
          <table:table-cell office:value-type="float" office:value="0.554552" calcext:value-type="float">
            <text:p>0.554552</text:p>
          </table:table-cell>
          <table:table-cell office:value-type="string" calcext:value-type="string">
            <text:p>, vel_x =</text:p>
          </table:table-cell>
          <table:table-cell office:value-type="float" office:value="1.217353" calcext:value-type="float">
            <text:p>1.217353</text:p>
          </table:table-cell>
        </table:table-row>
        <table:table-row table:style-name="ro1">
          <table:table-cell office:value-type="string" calcext:value-type="string">
            <text:p>[ INFO] [1525326887.401012655]:</text:p>
          </table:table-cell>
          <table:table-cell office:value-type="string" calcext:value-type="string">
            <text:p><text:s/>x =</text:p>
          </table:table-cell>
          <table:table-cell office:value-type="float" office:value="0.574309" calcext:value-type="float">
            <text:p>0.574309</text:p>
          </table:table-cell>
          <table:table-cell office:value-type="string" calcext:value-type="string">
            <text:p>, vel_x =</text:p>
          </table:table-cell>
          <table:table-cell office:value-type="float" office:value="1.115301" calcext:value-type="float">
            <text:p>1.115301</text:p>
          </table:table-cell>
        </table:table-row>
        <table:table-row table:style-name="ro1">
          <table:table-cell office:value-type="string" calcext:value-type="string">
            <text:p>[ INFO] [1525326887.421520606]:</text:p>
          </table:table-cell>
          <table:table-cell office:value-type="string" calcext:value-type="string">
            <text:p><text:s/>x =</text:p>
          </table:table-cell>
          <table:table-cell office:value-type="float" office:value="0.604096" calcext:value-type="float">
            <text:p>0.604096</text:p>
          </table:table-cell>
          <table:table-cell office:value-type="string" calcext:value-type="string">
            <text:p>, vel_x =</text:p>
          </table:table-cell>
          <table:table-cell office:value-type="float" office:value="1.284583" calcext:value-type="float">
            <text:p>1.284583</text:p>
          </table:table-cell>
        </table:table-row>
        <table:table-row table:style-name="ro1">
          <table:table-cell office:value-type="string" calcext:value-type="string">
            <text:p>[ INFO] [1525326887.440818606]:</text:p>
          </table:table-cell>
          <table:table-cell office:value-type="string" calcext:value-type="string">
            <text:p><text:s/>x =</text:p>
          </table:table-cell>
          <table:table-cell office:value-type="float" office:value="0.623931" calcext:value-type="float">
            <text:p>0.623931</text:p>
          </table:table-cell>
          <table:table-cell office:value-type="string" calcext:value-type="string">
            <text:p>, vel_x =</text:p>
          </table:table-cell>
          <table:table-cell office:value-type="float" office:value="1.154557" calcext:value-type="float">
            <text:p>1.154557</text:p>
          </table:table-cell>
        </table:table-row>
        <table:table-row table:style-name="ro1">
          <table:table-cell office:value-type="string" calcext:value-type="string">
            <text:p>[ INFO] [1525326887.461237382]:</text:p>
          </table:table-cell>
          <table:table-cell office:value-type="string" calcext:value-type="string">
            <text:p><text:s/>x =</text:p>
          </table:table-cell>
          <table:table-cell office:value-type="float" office:value="0.654333" calcext:value-type="float">
            <text:p>0.654333</text:p>
          </table:table-cell>
          <table:table-cell office:value-type="string" calcext:value-type="string">
            <text:p>, vel_x =</text:p>
          </table:table-cell>
          <table:table-cell office:value-type="float" office:value="1.321895" calcext:value-type="float">
            <text:p>1.321895</text:p>
          </table:table-cell>
        </table:table-row>
        <table:table-row table:style-name="ro1">
          <table:table-cell office:value-type="string" calcext:value-type="string">
            <text:p>[ INFO] [1525326887.481573552]:</text:p>
          </table:table-cell>
          <table:table-cell office:value-type="string" calcext:value-type="string">
            <text:p><text:s/>x =</text:p>
          </table:table-cell>
          <table:table-cell office:value-type="float" office:value="0.674698" calcext:value-type="float">
            <text:p>0.674698</text:p>
          </table:table-cell>
          <table:table-cell office:value-type="string" calcext:value-type="string">
            <text:p>, vel_x =</text:p>
          </table:table-cell>
          <table:table-cell office:value-type="float" office:value="1.161623" calcext:value-type="float">
            <text:p>1.161623</text:p>
          </table:table-cell>
        </table:table-row>
        <table:table-row table:style-name="ro1">
          <table:table-cell office:value-type="string" calcext:value-type="string">
            <text:p>[ INFO] [1525326887.500899713]:</text:p>
          </table:table-cell>
          <table:table-cell office:value-type="string" calcext:value-type="string">
            <text:p><text:s/>x =</text:p>
          </table:table-cell>
          <table:table-cell office:value-type="float" office:value="0.695146" calcext:value-type="float">
            <text:p>0.695146</text:p>
          </table:table-cell>
          <table:table-cell office:value-type="string" calcext:value-type="string">
            <text:p>, vel_x =</text:p>
          </table:table-cell>
          <table:table-cell office:value-type="float" office:value="1.109645" calcext:value-type="float">
            <text:p>1.109645</text:p>
          </table:table-cell>
        </table:table-row>
        <table:table-row table:style-name="ro1">
          <table:table-cell office:value-type="string" calcext:value-type="string">
            <text:p>[ INFO] [1525326887.521334755]:</text:p>
          </table:table-cell>
          <table:table-cell office:value-type="string" calcext:value-type="string">
            <text:p><text:s/>x =</text:p>
          </table:table-cell>
          <table:table-cell office:value-type="float" office:value="0.725684" calcext:value-type="float">
            <text:p>0.725684</text:p>
          </table:table-cell>
          <table:table-cell office:value-type="string" calcext:value-type="string">
            <text:p>, vel_x =</text:p>
          </table:table-cell>
          <table:table-cell office:value-type="float" office:value="1.30334" calcext:value-type="float">
            <text:p>1.30334</text:p>
          </table:table-cell>
        </table:table-row>
        <table:table-row table:style-name="ro1">
          <table:table-cell office:value-type="string" calcext:value-type="string">
            <text:p>[ INFO] [1525326887.540884458]:</text:p>
          </table:table-cell>
          <table:table-cell office:value-type="string" calcext:value-type="string">
            <text:p><text:s/>x =</text:p>
          </table:table-cell>
          <table:table-cell office:value-type="float" office:value="0.745559" calcext:value-type="float">
            <text:p>0.745559</text:p>
          </table:table-cell>
          <table:table-cell office:value-type="string" calcext:value-type="string">
            <text:p>, vel_x =</text:p>
          </table:table-cell>
          <table:table-cell office:value-type="float" office:value="1.160198" calcext:value-type="float">
            <text:p>1.160198</text:p>
          </table:table-cell>
        </table:table-row>
        <table:table-row table:style-name="ro1">
          <table:table-cell office:value-type="string" calcext:value-type="string">
            <text:p>[ INFO] [1525326887.561431306]:</text:p>
          </table:table-cell>
          <table:table-cell office:value-type="string" calcext:value-type="string">
            <text:p><text:s/>x =</text:p>
          </table:table-cell>
          <table:table-cell office:value-type="float" office:value="0.765095" calcext:value-type="float">
            <text:p>0.765095</text:p>
          </table:table-cell>
          <table:table-cell office:value-type="string" calcext:value-type="string">
            <text:p>, vel_x =</text:p>
          </table:table-cell>
          <table:table-cell office:value-type="float" office:value="1.055665" calcext:value-type="float">
            <text:p>1.055665</text:p>
          </table:table-cell>
        </table:table-row>
        <table:table-row table:style-name="ro1">
          <table:table-cell office:value-type="string" calcext:value-type="string">
            <text:p>[ INFO] [1525326887.580986367]:</text:p>
          </table:table-cell>
          <table:table-cell office:value-type="string" calcext:value-type="string">
            <text:p><text:s/>x =</text:p>
          </table:table-cell>
          <table:table-cell office:value-type="float" office:value="0.793277" calcext:value-type="float">
            <text:p>0.793277</text:p>
          </table:table-cell>
          <table:table-cell office:value-type="string" calcext:value-type="string">
            <text:p>, vel_x =</text:p>
          </table:table-cell>
          <table:table-cell office:value-type="float" office:value="1.247811" calcext:value-type="float">
            <text:p>1.247811</text:p>
          </table:table-cell>
        </table:table-row>
        <table:table-row table:style-name="ro1">
          <table:table-cell office:value-type="string" calcext:value-type="string">
            <text:p>[ INFO] [1525326887.601498150]:</text:p>
          </table:table-cell>
          <table:table-cell office:value-type="string" calcext:value-type="string">
            <text:p><text:s/>x =</text:p>
          </table:table-cell>
          <table:table-cell office:value-type="float" office:value="0.811764" calcext:value-type="float">
            <text:p>0.811764</text:p>
          </table:table-cell>
          <table:table-cell office:value-type="string" calcext:value-type="string">
            <text:p>, vel_x =</text:p>
          </table:table-cell>
          <table:table-cell office:value-type="float" office:value="1.074921" calcext:value-type="float">
            <text:p>1.074921</text:p>
          </table:table-cell>
        </table:table-row>
        <table:table-row table:style-name="ro1">
          <table:table-cell office:value-type="string" calcext:value-type="string">
            <text:p>[ INFO] [1525326887.620918806]:</text:p>
          </table:table-cell>
          <table:table-cell office:value-type="string" calcext:value-type="string">
            <text:p><text:s/>x =</text:p>
          </table:table-cell>
          <table:table-cell office:value-type="float" office:value="0.837995" calcext:value-type="float">
            <text:p>0.837995</text:p>
          </table:table-cell>
          <table:table-cell office:value-type="string" calcext:value-type="string">
            <text:p>, vel_x =</text:p>
          </table:table-cell>
          <table:table-cell office:value-type="float" office:value="1.21279" calcext:value-type="float">
            <text:p>1.21279</text:p>
          </table:table-cell>
        </table:table-row>
        <table:table-row table:style-name="ro1">
          <table:table-cell office:value-type="string" calcext:value-type="string">
            <text:p>[ INFO] [1525326887.641435204]:</text:p>
          </table:table-cell>
          <table:table-cell office:value-type="string" calcext:value-type="string">
            <text:p><text:s/>x =</text:p>
          </table:table-cell>
          <table:table-cell office:value-type="float" office:value="0.853492" calcext:value-type="float">
            <text:p>0.853492</text:p>
          </table:table-cell>
          <table:table-cell office:value-type="string" calcext:value-type="string">
            <text:p>, vel_x =</text:p>
          </table:table-cell>
          <table:table-cell office:value-type="float" office:value="0.983752" calcext:value-type="float">
            <text:p>0.983752</text:p>
          </table:table-cell>
        </table:table-row>
        <table:table-row table:style-name="ro1">
          <table:table-cell office:value-type="string" calcext:value-type="string">
            <text:p>[ INFO] [1525326887.660930488]:</text:p>
          </table:table-cell>
          <table:table-cell office:value-type="string" calcext:value-type="string">
            <text:p><text:s/>x =</text:p>
          </table:table-cell>
          <table:table-cell office:value-type="float" office:value="0.875394" calcext:value-type="float">
            <text:p>0.875394</text:p>
          </table:table-cell>
          <table:table-cell office:value-type="string" calcext:value-type="string">
            <text:p>, vel_x =</text:p>
          </table:table-cell>
          <table:table-cell office:value-type="float" office:value="1.053607" calcext:value-type="float">
            <text:p>1.053607</text:p>
          </table:table-cell>
        </table:table-row>
        <table:table-row table:style-name="ro1">
          <table:table-cell office:value-type="string" calcext:value-type="string">
            <text:p>[ INFO] [1525326887.681475540]:</text:p>
          </table:table-cell>
          <table:table-cell office:value-type="string" calcext:value-type="string">
            <text:p><text:s/>x =</text:p>
          </table:table-cell>
          <table:table-cell office:value-type="float" office:value="0.888408" calcext:value-type="float">
            <text:p>0.888408</text:p>
          </table:table-cell>
          <table:table-cell office:value-type="string" calcext:value-type="string">
            <text:p>, vel_x =</text:p>
          </table:table-cell>
          <table:table-cell office:value-type="float" office:value="0.843569" calcext:value-type="float">
            <text:p>0.843569</text:p>
          </table:table-cell>
        </table:table-row>
        <table:table-row table:style-name="ro1">
          <table:table-cell office:value-type="string" calcext:value-type="string">
            <text:p>[ INFO] [1525326887.701089532]:</text:p>
          </table:table-cell>
          <table:table-cell office:value-type="string" calcext:value-type="string">
            <text:p><text:s/>x =</text:p>
          </table:table-cell>
          <table:table-cell office:value-type="float" office:value="0.900265" calcext:value-type="float">
            <text:p>0.900265</text:p>
          </table:table-cell>
          <table:table-cell office:value-type="string" calcext:value-type="string">
            <text:p>, vel_x =</text:p>
          </table:table-cell>
          <table:table-cell office:value-type="float" office:value="0.724172" calcext:value-type="float">
            <text:p>0.724172</text:p>
          </table:table-cell>
        </table:table-row>
        <table:table-row table:style-name="ro1">
          <table:table-cell office:value-type="string" calcext:value-type="string">
            <text:p>[ INFO] [1525326887.721598964]:</text:p>
          </table:table-cell>
          <table:table-cell office:value-type="string" calcext:value-type="string">
            <text:p><text:s/>x =</text:p>
          </table:table-cell>
          <table:table-cell office:value-type="float" office:value="0.915599" calcext:value-type="float">
            <text:p>0.915599</text:p>
          </table:table-cell>
          <table:table-cell office:value-type="string" calcext:value-type="string">
            <text:p>, vel_x =</text:p>
          </table:table-cell>
          <table:table-cell office:value-type="float" office:value="0.73586" calcext:value-type="float">
            <text:p>0.73586</text:p>
          </table:table-cell>
        </table:table-row>
        <table:table-row table:style-name="ro1">
          <table:table-cell office:value-type="string" calcext:value-type="string">
            <text:p>[ INFO] [1525326887.741094390]:</text:p>
          </table:table-cell>
          <table:table-cell office:value-type="string" calcext:value-type="string">
            <text:p><text:s/>x =</text:p>
          </table:table-cell>
          <table:table-cell office:value-type="float" office:value="0.924135" calcext:value-type="float">
            <text:p>0.924135</text:p>
          </table:table-cell>
          <table:table-cell office:value-type="string" calcext:value-type="string">
            <text:p>, vel_x =</text:p>
          </table:table-cell>
          <table:table-cell office:value-type="float" office:value="0.586829" calcext:value-type="float">
            <text:p>0.586829</text:p>
          </table:table-cell>
        </table:table-row>
        <table:table-row table:style-name="ro1">
          <table:table-cell office:value-type="string" calcext:value-type="string">
            <text:p>[ INFO] [1525326887.761607332]:</text:p>
          </table:table-cell>
          <table:table-cell office:value-type="string" calcext:value-type="string">
            <text:p><text:s/>x =</text:p>
          </table:table-cell>
          <table:table-cell office:value-type="float" office:value="0.934172" calcext:value-type="float">
            <text:p>0.934172</text:p>
          </table:table-cell>
          <table:table-cell office:value-type="string" calcext:value-type="string">
            <text:p>, vel_x =</text:p>
          </table:table-cell>
          <table:table-cell office:value-type="float" office:value="0.538463" calcext:value-type="float">
            <text:p>0.538463</text:p>
          </table:table-cell>
        </table:table-row>
        <table:table-row table:style-name="ro1">
          <table:table-cell office:value-type="string" calcext:value-type="string">
            <text:p>[ INFO] [1525326887.781133162]:</text:p>
          </table:table-cell>
          <table:table-cell office:value-type="string" calcext:value-type="string">
            <text:p><text:s/>x =</text:p>
          </table:table-cell>
          <table:table-cell office:value-type="float" office:value="0.939213" calcext:value-type="float">
            <text:p>0.939213</text:p>
          </table:table-cell>
          <table:table-cell office:value-type="string" calcext:value-type="string">
            <text:p>, vel_x =</text:p>
          </table:table-cell>
          <table:table-cell office:value-type="float" office:value="0.398019" calcext:value-type="float">
            <text:p>0.398019</text:p>
          </table:table-cell>
        </table:table-row>
        <table:table-row table:style-name="ro1">
          <table:table-cell office:value-type="string" calcext:value-type="string">
            <text:p>[ INFO] [1525326887.801613603]:</text:p>
          </table:table-cell>
          <table:table-cell office:value-type="string" calcext:value-type="string">
            <text:p><text:s/>x =</text:p>
          </table:table-cell>
          <table:table-cell office:value-type="float" office:value="0.942557" calcext:value-type="float">
            <text:p>0.942557</text:p>
          </table:table-cell>
          <table:table-cell office:value-type="string" calcext:value-type="string">
            <text:p>, vel_x =</text:p>
          </table:table-cell>
          <table:table-cell office:value-type="float" office:value="0.280677" calcext:value-type="float">
            <text:p>0.280677</text:p>
          </table:table-cell>
        </table:table-row>
        <table:table-row table:style-name="ro1">
          <table:table-cell office:value-type="string" calcext:value-type="string">
            <text:p>[ INFO] [1525326887.821001850]:</text:p>
          </table:table-cell>
          <table:table-cell office:value-type="string" calcext:value-type="string">
            <text:p><text:s/>x =</text:p>
          </table:table-cell>
          <table:table-cell office:value-type="float" office:value="0.945649" calcext:value-type="float">
            <text:p>0.945649</text:p>
          </table:table-cell>
          <table:table-cell office:value-type="string" calcext:value-type="string">
            <text:p>, vel_x =</text:p>
          </table:table-cell>
          <table:table-cell office:value-type="float" office:value="0.220069" calcext:value-type="float">
            <text:p>0.220069</text:p>
          </table:table-cell>
        </table:table-row>
        <table:table-row table:style-name="ro1">
          <table:table-cell office:value-type="string" calcext:value-type="string">
            <text:p>[ INFO] [1525326887.841456982]:</text:p>
          </table:table-cell>
          <table:table-cell office:value-type="string" calcext:value-type="string">
            <text:p><text:s/>x =</text:p>
          </table:table-cell>
          <table:table-cell office:value-type="float" office:value="0.945966" calcext:value-type="float">
            <text:p>0.945966</text:p>
          </table:table-cell>
          <table:table-cell office:value-type="string" calcext:value-type="string">
            <text:p>, vel_x =</text:p>
          </table:table-cell>
          <table:table-cell office:value-type="float" office:value="0.117786" calcext:value-type="float">
            <text:p>0.117786</text:p>
          </table:table-cell>
        </table:table-row>
        <table:table-row table:style-name="ro1">
          <table:table-cell office:value-type="string" calcext:value-type="string">
            <text:p>[ INFO] [1525326887.860822208]:</text:p>
          </table:table-cell>
          <table:table-cell office:value-type="string" calcext:value-type="string">
            <text:p><text:s/>x =</text:p>
          </table:table-cell>
          <table:table-cell office:value-type="float" office:value="0.944341" calcext:value-type="float">
            <text:p>0.944341</text:p>
          </table:table-cell>
          <table:table-cell office:value-type="string" calcext:value-type="string">
            <text:p>, vel_x =</text:p>
          </table:table-cell>
          <table:table-cell office:value-type="float" office:value="0.016923" calcext:value-type="float">
            <text:p>0.016923</text:p>
          </table:table-cell>
        </table:table-row>
        <table:table-row table:style-name="ro1">
          <table:table-cell office:value-type="string" calcext:value-type="string">
            <text:p>[ INFO] [1525326887.881275878]:</text:p>
          </table:table-cell>
          <table:table-cell office:value-type="string" calcext:value-type="string">
            <text:p><text:s/>x =</text:p>
          </table:table-cell>
          <table:table-cell office:value-type="float" office:value="0.942004" calcext:value-type="float">
            <text:p>0.942004</text:p>
          </table:table-cell>
          <table:table-cell office:value-type="string" calcext:value-type="string">
            <text:p>, vel_x =</text:p>
          </table:table-cell>
          <table:table-cell office:value-type="float" office:value="-0.04862" calcext:value-type="float">
            <text:p>-0.04862</text:p>
          </table:table-cell>
        </table:table-row>
        <table:table-row table:style-name="ro1">
          <table:table-cell office:value-type="string" calcext:value-type="string">
            <text:p>[ INFO] [1525326887.900581640]:</text:p>
          </table:table-cell>
          <table:table-cell office:value-type="string" calcext:value-type="string">
            <text:p><text:s/>x =</text:p>
          </table:table-cell>
          <table:table-cell office:value-type="float" office:value="0.938801" calcext:value-type="float">
            <text:p>0.938801</text:p>
          </table:table-cell>
          <table:table-cell office:value-type="string" calcext:value-type="string">
            <text:p>, vel_x =</text:p>
          </table:table-cell>
          <table:table-cell office:value-type="float" office:value="-0.107292" calcext:value-type="float">
            <text:p>-0.107292</text:p>
          </table:table-cell>
        </table:table-row>
        <table:table-row table:style-name="ro1">
          <table:table-cell office:value-type="string" calcext:value-type="string">
            <text:p>[ INFO] [1525326887.921046406]:</text:p>
          </table:table-cell>
          <table:table-cell office:value-type="string" calcext:value-type="string">
            <text:p><text:s/>x =</text:p>
          </table:table-cell>
          <table:table-cell office:value-type="float" office:value="0.932581" calcext:value-type="float">
            <text:p>0.932581</text:p>
          </table:table-cell>
          <table:table-cell office:value-type="string" calcext:value-type="string">
            <text:p>, vel_x =</text:p>
          </table:table-cell>
          <table:table-cell office:value-type="float" office:value="-0.205671" calcext:value-type="float">
            <text:p>-0.205671</text:p>
          </table:table-cell>
        </table:table-row>
        <table:table-row table:style-name="ro1">
          <table:table-cell office:value-type="string" calcext:value-type="string">
            <text:p>[ INFO] [1525326887.941555293]:</text:p>
          </table:table-cell>
          <table:table-cell office:value-type="string" calcext:value-type="string">
            <text:p><text:s/>x =</text:p>
          </table:table-cell>
          <table:table-cell office:value-type="float" office:value="0.927322" calcext:value-type="float">
            <text:p>0.927322</text:p>
          </table:table-cell>
          <table:table-cell office:value-type="string" calcext:value-type="string">
            <text:p>, vel_x =</text:p>
          </table:table-cell>
          <table:table-cell office:value-type="float" office:value="-0.231021" calcext:value-type="float">
            <text:p>-0.231021</text:p>
          </table:table-cell>
        </table:table-row>
        <table:table-row table:style-name="ro1">
          <table:table-cell office:value-type="string" calcext:value-type="string">
            <text:p>[ INFO] [1525326887.961052454]:</text:p>
          </table:table-cell>
          <table:table-cell office:value-type="string" calcext:value-type="string">
            <text:p><text:s/>x =</text:p>
          </table:table-cell>
          <table:table-cell office:value-type="float" office:value="0.918297" calcext:value-type="float">
            <text:p>0.918297</text:p>
          </table:table-cell>
          <table:table-cell office:value-type="string" calcext:value-type="string">
            <text:p>, vel_x =</text:p>
          </table:table-cell>
          <table:table-cell office:value-type="float" office:value="-0.346665" calcext:value-type="float">
            <text:p>-0.346665</text:p>
          </table:table-cell>
        </table:table-row>
        <table:table-row table:style-name="ro1">
          <table:table-cell office:value-type="string" calcext:value-type="string">
            <text:p>[ INFO] [1525326887.981580575]:</text:p>
          </table:table-cell>
          <table:table-cell office:value-type="string" calcext:value-type="string">
            <text:p><text:s/>x =</text:p>
          </table:table-cell>
          <table:table-cell office:value-type="float" office:value="0.911612" calcext:value-type="float">
            <text:p>0.911612</text:p>
          </table:table-cell>
          <table:table-cell office:value-type="string" calcext:value-type="string">
            <text:p>, vel_x =</text:p>
          </table:table-cell>
          <table:table-cell office:value-type="float" office:value="-0.336328" calcext:value-type="float">
            <text:p>-0.336328</text:p>
          </table:table-cell>
        </table:table-row>
        <table:table-row table:style-name="ro1">
          <table:table-cell office:value-type="string" calcext:value-type="string">
            <text:p>[ INFO] [1525326888.001091430]:</text:p>
          </table:table-cell>
          <table:table-cell office:value-type="string" calcext:value-type="string">
            <text:p><text:s/>x =</text:p>
          </table:table-cell>
          <table:table-cell office:value-type="float" office:value="0.904128" calcext:value-type="float">
            <text:p>0.904128</text:p>
          </table:table-cell>
          <table:table-cell office:value-type="string" calcext:value-type="string">
            <text:p>, vel_x =</text:p>
          </table:table-cell>
          <table:table-cell office:value-type="float" office:value="-0.359791" calcext:value-type="float">
            <text:p>-0.359791</text:p>
          </table:table-cell>
        </table:table-row>
        <table:table-row table:style-name="ro1">
          <table:table-cell office:value-type="string" calcext:value-type="string">
            <text:p>[ INFO] [1525326888.021600877]:</text:p>
          </table:table-cell>
          <table:table-cell office:value-type="string" calcext:value-type="string">
            <text:p><text:s/>x =</text:p>
          </table:table-cell>
          <table:table-cell office:value-type="float" office:value="0.891575" calcext:value-type="float">
            <text:p>0.891575</text:p>
          </table:table-cell>
          <table:table-cell office:value-type="string" calcext:value-type="string">
            <text:p>, vel_x =</text:p>
          </table:table-cell>
          <table:table-cell office:value-type="float" office:value="-0.486203" calcext:value-type="float">
            <text:p>-0.486203</text:p>
          </table:table-cell>
        </table:table-row>
        <table:table-row table:style-name="ro1">
          <table:table-cell office:value-type="string" calcext:value-type="string">
            <text:p>[ INFO] [1525326888.041093879]:</text:p>
          </table:table-cell>
          <table:table-cell office:value-type="string" calcext:value-type="string">
            <text:p><text:s/>x =</text:p>
          </table:table-cell>
          <table:table-cell office:value-type="float" office:value="0.882239" calcext:value-type="float">
            <text:p>0.882239</text:p>
          </table:table-cell>
          <table:table-cell office:value-type="string" calcext:value-type="string">
            <text:p>, vel_x =</text:p>
          </table:table-cell>
          <table:table-cell office:value-type="float" office:value="-0.482494" calcext:value-type="float">
            <text:p>-0.482494</text:p>
          </table:table-cell>
        </table:table-row>
        <table:table-row table:style-name="ro1">
          <table:table-cell office:value-type="string" calcext:value-type="string">
            <text:p>[ INFO] [1525326888.061616698]:</text:p>
          </table:table-cell>
          <table:table-cell office:value-type="string" calcext:value-type="string">
            <text:p><text:s/>x =</text:p>
          </table:table-cell>
          <table:table-cell office:value-type="float" office:value="0.8672" calcext:value-type="float">
            <text:p>0.8672</text:p>
          </table:table-cell>
          <table:table-cell office:value-type="string" calcext:value-type="string">
            <text:p>, vel_x =</text:p>
          </table:table-cell>
          <table:table-cell office:value-type="float" office:value="-0.608163" calcext:value-type="float">
            <text:p>-0.608163</text:p>
          </table:table-cell>
        </table:table-row>
        <table:table-row table:style-name="ro1">
          <table:table-cell office:value-type="string" calcext:value-type="string">
            <text:p>[ INFO] [1525326888.081167992]:</text:p>
          </table:table-cell>
          <table:table-cell office:value-type="string" calcext:value-type="string">
            <text:p><text:s/>x =</text:p>
          </table:table-cell>
          <table:table-cell office:value-type="float" office:value="0.856289" calcext:value-type="float">
            <text:p>0.856289</text:p>
          </table:table-cell>
          <table:table-cell office:value-type="string" calcext:value-type="string">
            <text:p>, vel_x =</text:p>
          </table:table-cell>
          <table:table-cell office:value-type="float" office:value="-0.582748" calcext:value-type="float">
            <text:p>-0.582748</text:p>
          </table:table-cell>
        </table:table-row>
        <table:table-row table:style-name="ro1">
          <table:table-cell office:value-type="string" calcext:value-type="string">
            <text:p>[ INFO] [1525326888.101761840]:</text:p>
          </table:table-cell>
          <table:table-cell office:value-type="string" calcext:value-type="string">
            <text:p><text:s/>x =</text:p>
          </table:table-cell>
          <table:table-cell office:value-type="float" office:value="0.844749" calcext:value-type="float">
            <text:p>0.844749</text:p>
          </table:table-cell>
          <table:table-cell office:value-type="string" calcext:value-type="string">
            <text:p>, vel_x =</text:p>
          </table:table-cell>
          <table:table-cell office:value-type="float" office:value="-0.572929" calcext:value-type="float">
            <text:p>-0.572929</text:p>
          </table:table-cell>
        </table:table-row>
        <table:table-row table:style-name="ro1">
          <table:table-cell office:value-type="string" calcext:value-type="string">
            <text:p>[ INFO] [1525326888.121298485]:</text:p>
          </table:table-cell>
          <table:table-cell office:value-type="string" calcext:value-type="string">
            <text:p><text:s/>x =</text:p>
          </table:table-cell>
          <table:table-cell office:value-type="float" office:value="0.826112" calcext:value-type="float">
            <text:p>0.826112</text:p>
          </table:table-cell>
          <table:table-cell office:value-type="string" calcext:value-type="string">
            <text:p>, vel_x =</text:p>
          </table:table-cell>
          <table:table-cell office:value-type="float" office:value="-0.761022" calcext:value-type="float">
            <text:p>-0.761022</text:p>
          </table:table-cell>
        </table:table-row>
        <table:table-row table:style-name="ro1">
          <table:table-cell office:value-type="string" calcext:value-type="string">
            <text:p>[ INFO] [1525326888.140824694]:</text:p>
          </table:table-cell>
          <table:table-cell office:value-type="string" calcext:value-type="string">
            <text:p><text:s/>x =</text:p>
          </table:table-cell>
          <table:table-cell office:value-type="float" office:value="0.813004" calcext:value-type="float">
            <text:p>0.813004</text:p>
          </table:table-cell>
          <table:table-cell office:value-type="string" calcext:value-type="string">
            <text:p>, vel_x =</text:p>
          </table:table-cell>
          <table:table-cell office:value-type="float" office:value="-0.716223" calcext:value-type="float">
            <text:p>-0.716223</text:p>
          </table:table-cell>
        </table:table-row>
        <table:table-row table:style-name="ro1">
          <table:table-cell office:value-type="string" calcext:value-type="string">
            <text:p>[ INFO] [1525326888.161379494]:</text:p>
          </table:table-cell>
          <table:table-cell office:value-type="string" calcext:value-type="string">
            <text:p><text:s/>x =</text:p>
          </table:table-cell>
          <table:table-cell office:value-type="float" office:value="0.799326" calcext:value-type="float">
            <text:p>0.799326</text:p>
          </table:table-cell>
          <table:table-cell office:value-type="string" calcext:value-type="string">
            <text:p>, vel_x =</text:p>
          </table:table-cell>
          <table:table-cell office:value-type="float" office:value="-0.691339" calcext:value-type="float">
            <text:p>-0.691339</text:p>
          </table:table-cell>
        </table:table-row>
        <table:table-row table:style-name="ro1">
          <table:table-cell office:value-type="string" calcext:value-type="string">
            <text:p>[ INFO] [1525326888.180922211]:</text:p>
          </table:table-cell>
          <table:table-cell office:value-type="string" calcext:value-type="string">
            <text:p><text:s/>x =</text:p>
          </table:table-cell>
          <table:table-cell office:value-type="float" office:value="0.777954" calcext:value-type="float">
            <text:p>0.777954</text:p>
          </table:table-cell>
          <table:table-cell office:value-type="string" calcext:value-type="string">
            <text:p>, vel_x =</text:p>
          </table:table-cell>
          <table:table-cell office:value-type="float" office:value="-0.891398" calcext:value-type="float">
            <text:p>-0.891398</text:p>
          </table:table-cell>
        </table:table-row>
        <table:table-row table:style-name="ro1">
          <table:table-cell office:value-type="string" calcext:value-type="string">
            <text:p>[ INFO] [1525326888.201392162]:</text:p>
          </table:table-cell>
          <table:table-cell office:value-type="string" calcext:value-type="string">
            <text:p><text:s/>x =</text:p>
          </table:table-cell>
          <table:table-cell office:value-type="float" office:value="0.763194" calcext:value-type="float">
            <text:p>0.763194</text:p>
          </table:table-cell>
          <table:table-cell office:value-type="string" calcext:value-type="string">
            <text:p>, vel_x =</text:p>
          </table:table-cell>
          <table:table-cell office:value-type="float" office:value="-0.806363" calcext:value-type="float">
            <text:p>-0.806363</text:p>
          </table:table-cell>
        </table:table-row>
        <table:table-row table:style-name="ro1">
          <table:table-cell office:value-type="string" calcext:value-type="string">
            <text:p>[ INFO] [1525326888.220869039]:</text:p>
          </table:table-cell>
          <table:table-cell office:value-type="string" calcext:value-type="string">
            <text:p><text:s/>x =</text:p>
          </table:table-cell>
          <table:table-cell office:value-type="float" office:value="0.74002" calcext:value-type="float">
            <text:p>0.74002</text:p>
          </table:table-cell>
          <table:table-cell office:value-type="string" calcext:value-type="string">
            <text:p>, vel_x =</text:p>
          </table:table-cell>
          <table:table-cell office:value-type="float" office:value="-0.997302" calcext:value-type="float">
            <text:p>-0.997302</text:p>
          </table:table-cell>
        </table:table-row>
        <table:table-row table:style-name="ro1">
          <table:table-cell office:value-type="string" calcext:value-type="string">
            <text:p>[ INFO] [1525326888.241409222]:</text:p>
          </table:table-cell>
          <table:table-cell office:value-type="string" calcext:value-type="string">
            <text:p><text:s/>x =</text:p>
          </table:table-cell>
          <table:table-cell office:value-type="float" office:value="0.723481" calcext:value-type="float">
            <text:p>0.723481</text:p>
          </table:table-cell>
          <table:table-cell office:value-type="string" calcext:value-type="string">
            <text:p>, vel_x =</text:p>
          </table:table-cell>
          <table:table-cell office:value-type="float" office:value="-0.901843" calcext:value-type="float">
            <text:p>-0.901843</text:p>
          </table:table-cell>
        </table:table-row>
        <table:table-row table:style-name="ro1">
          <table:table-cell office:value-type="string" calcext:value-type="string">
            <text:p>[ INFO] [1525326888.260940439]:</text:p>
          </table:table-cell>
          <table:table-cell office:value-type="string" calcext:value-type="string">
            <text:p><text:s/>x =</text:p>
          </table:table-cell>
          <table:table-cell office:value-type="float" office:value="0.697375" calcext:value-type="float">
            <text:p>0.697375</text:p>
          </table:table-cell>
          <table:table-cell office:value-type="string" calcext:value-type="string">
            <text:p>, vel_x =</text:p>
          </table:table-cell>
          <table:table-cell office:value-type="float" office:value="-1.118956" calcext:value-type="float">
            <text:p>-1.118956</text:p>
          </table:table-cell>
        </table:table-row>
        <table:table-row table:style-name="ro1">
          <table:table-cell office:value-type="string" calcext:value-type="string">
            <text:p>[ INFO] [1525326888.281565582]:</text:p>
          </table:table-cell>
          <table:table-cell office:value-type="string" calcext:value-type="string">
            <text:p><text:s/>x =</text:p>
          </table:table-cell>
          <table:table-cell office:value-type="float" office:value="0.679383" calcext:value-type="float">
            <text:p>0.679383</text:p>
          </table:table-cell>
          <table:table-cell office:value-type="string" calcext:value-type="string">
            <text:p>, vel_x =</text:p>
          </table:table-cell>
          <table:table-cell office:value-type="float" office:value="-0.995902" calcext:value-type="float">
            <text:p>-0.995902</text:p>
          </table:table-cell>
        </table:table-row>
        <table:table-row table:style-name="ro1">
          <table:table-cell office:value-type="string" calcext:value-type="string">
            <text:p>[ INFO] [1525326888.301254225]:</text:p>
          </table:table-cell>
          <table:table-cell office:value-type="string" calcext:value-type="string">
            <text:p><text:s/>x =</text:p>
          </table:table-cell>
          <table:table-cell office:value-type="float" office:value="0.661093" calcext:value-type="float">
            <text:p>0.661093</text:p>
          </table:table-cell>
          <table:table-cell office:value-type="string" calcext:value-type="string">
            <text:p>, vel_x =</text:p>
          </table:table-cell>
          <table:table-cell office:value-type="float" office:value="-0.962564" calcext:value-type="float">
            <text:p>-0.962564</text:p>
          </table:table-cell>
        </table:table-row>
        <table:table-row table:style-name="ro1">
          <table:table-cell office:value-type="string" calcext:value-type="string">
            <text:p>[ INFO] [1525326888.320722580]:</text:p>
          </table:table-cell>
          <table:table-cell office:value-type="string" calcext:value-type="string">
            <text:p><text:s/>x =</text:p>
          </table:table-cell>
          <table:table-cell office:value-type="float" office:value="0.633566" calcext:value-type="float">
            <text:p>0.633566</text:p>
          </table:table-cell>
          <table:table-cell office:value-type="string" calcext:value-type="string">
            <text:p>, vel_x =</text:p>
          </table:table-cell>
          <table:table-cell office:value-type="float" office:value="-1.187692" calcext:value-type="float">
            <text:p>-1.187692</text:p>
          </table:table-cell>
        </table:table-row>
        <table:table-row table:style-name="ro1">
          <table:table-cell office:value-type="string" calcext:value-type="string">
            <text:p>[ INFO] [1525326888.341245936]:</text:p>
          </table:table-cell>
          <table:table-cell office:value-type="string" calcext:value-type="string">
            <text:p><text:s/>x =</text:p>
          </table:table-cell>
          <table:table-cell office:value-type="float" office:value="0.615107" calcext:value-type="float">
            <text:p>0.615107</text:p>
          </table:table-cell>
          <table:table-cell office:value-type="string" calcext:value-type="string">
            <text:p>, vel_x =</text:p>
          </table:table-cell>
          <table:table-cell office:value-type="float" office:value="-1.043917" calcext:value-type="float">
            <text:p>-1.043917</text:p>
          </table:table-cell>
        </table:table-row>
        <table:table-row table:style-name="ro1">
          <table:table-cell office:value-type="string" calcext:value-type="string">
            <text:p>[ INFO] [1525326888.360660440]:</text:p>
          </table:table-cell>
          <table:table-cell office:value-type="string" calcext:value-type="string">
            <text:p><text:s/>x =</text:p>
          </table:table-cell>
          <table:table-cell office:value-type="float" office:value="0.587341" calcext:value-type="float">
            <text:p>0.587341</text:p>
          </table:table-cell>
          <table:table-cell office:value-type="string" calcext:value-type="string">
            <text:p>, vel_x =</text:p>
          </table:table-cell>
          <table:table-cell office:value-type="float" office:value="-1.2362" calcext:value-type="float">
            <text:p>-1.2362</text:p>
          </table:table-cell>
        </table:table-row>
        <table:table-row table:style-name="ro1">
          <table:table-cell office:value-type="string" calcext:value-type="string">
            <text:p>[ INFO] [1525326888.381212247]:</text:p>
          </table:table-cell>
          <table:table-cell office:value-type="string" calcext:value-type="string">
            <text:p><text:s/>x =</text:p>
          </table:table-cell>
          <table:table-cell office:value-type="float" office:value="0.568627" calcext:value-type="float">
            <text:p>0.568627</text:p>
          </table:table-cell>
          <table:table-cell office:value-type="string" calcext:value-type="string">
            <text:p>, vel_x =</text:p>
          </table:table-cell>
          <table:table-cell office:value-type="float" office:value="-1.074735" calcext:value-type="float">
            <text:p>-1.074735</text:p>
          </table:table-cell>
        </table:table-row>
        <table:table-row table:style-name="ro1">
          <table:table-cell office:value-type="string" calcext:value-type="string">
            <text:p>[ INFO] [1525326888.400579991]:</text:p>
          </table:table-cell>
          <table:table-cell office:value-type="string" calcext:value-type="string">
            <text:p><text:s/>x =</text:p>
          </table:table-cell>
          <table:table-cell office:value-type="float" office:value="0.54988" calcext:value-type="float">
            <text:p>0.54988</text:p>
          </table:table-cell>
          <table:table-cell office:value-type="string" calcext:value-type="string">
            <text:p>, vel_x =</text:p>
          </table:table-cell>
          <table:table-cell office:value-type="float" office:value="-1.019577" calcext:value-type="float">
            <text:p>-1.019577</text:p>
          </table:table-cell>
        </table:table-row>
        <table:table-row table:style-name="ro1">
          <table:table-cell office:value-type="string" calcext:value-type="string">
            <text:p>[ INFO] [1525326888.420895717]:</text:p>
          </table:table-cell>
          <table:table-cell office:value-type="string" calcext:value-type="string">
            <text:p><text:s/>x =</text:p>
          </table:table-cell>
          <table:table-cell office:value-type="float" office:value="0.52151" calcext:value-type="float">
            <text:p>0.52151</text:p>
          </table:table-cell>
          <table:table-cell office:value-type="string" calcext:value-type="string">
            <text:p>, vel_x =</text:p>
          </table:table-cell>
          <table:table-cell office:value-type="float" office:value="-1.207365" calcext:value-type="float">
            <text:p>-1.207365</text:p>
          </table:table-cell>
        </table:table-row>
        <table:table-row table:style-name="ro1">
          <table:table-cell office:value-type="string" calcext:value-type="string">
            <text:p>[ INFO] [1525326888.441349563]:</text:p>
          </table:table-cell>
          <table:table-cell office:value-type="string" calcext:value-type="string">
            <text:p><text:s/>x =</text:p>
          </table:table-cell>
          <table:table-cell office:value-type="float" office:value="0.502705" calcext:value-type="float">
            <text:p>0.502705</text:p>
          </table:table-cell>
          <table:table-cell office:value-type="string" calcext:value-type="string">
            <text:p>, vel_x =</text:p>
          </table:table-cell>
          <table:table-cell office:value-type="float" office:value="-1.063376" calcext:value-type="float">
            <text:p>-1.063376</text:p>
          </table:table-cell>
        </table:table-row>
        <table:table-row table:style-name="ro1">
          <table:table-cell office:value-type="string" calcext:value-type="string">
            <text:p>[ INFO] [1525326888.460834411]:</text:p>
          </table:table-cell>
          <table:table-cell office:value-type="string" calcext:value-type="string">
            <text:p><text:s/>x =</text:p>
          </table:table-cell>
          <table:table-cell office:value-type="float" office:value="0.484075" calcext:value-type="float">
            <text:p>0.484075</text:p>
          </table:table-cell>
          <table:table-cell office:value-type="string" calcext:value-type="string">
            <text:p>, vel_x =</text:p>
          </table:table-cell>
          <table:table-cell office:value-type="float" office:value="-1.010804" calcext:value-type="float">
            <text:p>-1.010804</text:p>
          </table:table-cell>
        </table:table-row>
        <table:table-row table:style-name="ro1">
          <table:table-cell office:value-type="string" calcext:value-type="string">
            <text:p>[ INFO] [1525326888.481362637]:</text:p>
          </table:table-cell>
          <table:table-cell office:value-type="string" calcext:value-type="string">
            <text:p><text:s/>x =</text:p>
          </table:table-cell>
          <table:table-cell office:value-type="float" office:value="0.455526" calcext:value-type="float">
            <text:p>0.455526</text:p>
          </table:table-cell>
          <table:table-cell office:value-type="string" calcext:value-type="string">
            <text:p>, vel_x =</text:p>
          </table:table-cell>
          <table:table-cell office:value-type="float" office:value="-1.200549" calcext:value-type="float">
            <text:p>-1.200549</text:p>
          </table:table-cell>
        </table:table-row>
        <table:table-row table:style-name="ro1">
          <table:table-cell office:value-type="string" calcext:value-type="string">
            <text:p>[ INFO] [1525326888.500827938]:</text:p>
          </table:table-cell>
          <table:table-cell office:value-type="string" calcext:value-type="string">
            <text:p><text:s/>x =</text:p>
          </table:table-cell>
          <table:table-cell office:value-type="float" office:value="0.437428" calcext:value-type="float">
            <text:p>0.437428</text:p>
          </table:table-cell>
          <table:table-cell office:value-type="string" calcext:value-type="string">
            <text:p>, vel_x =</text:p>
          </table:table-cell>
          <table:table-cell office:value-type="float" office:value="-1.065113" calcext:value-type="float">
            <text:p>-1.065113</text:p>
          </table:table-cell>
        </table:table-row>
        <table:table-row table:style-name="ro1">
          <table:table-cell office:value-type="string" calcext:value-type="string">
            <text:p>[ INFO] [1525326888.521183415]:</text:p>
          </table:table-cell>
          <table:table-cell office:value-type="string" calcext:value-type="string">
            <text:p><text:s/>x =</text:p>
          </table:table-cell>
          <table:table-cell office:value-type="float" office:value="0.410521" calcext:value-type="float">
            <text:p>0.410521</text:p>
          </table:table-cell>
          <table:table-cell office:value-type="string" calcext:value-type="string">
            <text:p>, vel_x =</text:p>
          </table:table-cell>
          <table:table-cell office:value-type="float" office:value="-1.193265" calcext:value-type="float">
            <text:p>-1.193265</text:p>
          </table:table-cell>
        </table:table-row>
        <table:table-row table:style-name="ro1">
          <table:table-cell office:value-type="string" calcext:value-type="string">
            <text:p>[ INFO] [1525326888.541674037]:</text:p>
          </table:table-cell>
          <table:table-cell office:value-type="string" calcext:value-type="string">
            <text:p><text:s/>x =</text:p>
          </table:table-cell>
          <table:table-cell office:value-type="float" office:value="0.392654" calcext:value-type="float">
            <text:p>0.392654</text:p>
          </table:table-cell>
          <table:table-cell office:value-type="string" calcext:value-type="string">
            <text:p>, vel_x =</text:p>
          </table:table-cell>
          <table:table-cell office:value-type="float" office:value="-1.033232" calcext:value-type="float">
            <text:p>-1.033232</text:p>
          </table:table-cell>
        </table:table-row>
        <table:table-row table:style-name="ro1">
          <table:table-cell office:value-type="string" calcext:value-type="string">
            <text:p>[ INFO] [1525326888.561129079]:</text:p>
          </table:table-cell>
          <table:table-cell office:value-type="string" calcext:value-type="string">
            <text:p><text:s/>x =</text:p>
          </table:table-cell>
          <table:table-cell office:value-type="float" office:value="0.374773" calcext:value-type="float">
            <text:p>0.374773</text:p>
          </table:table-cell>
          <table:table-cell office:value-type="string" calcext:value-type="string">
            <text:p>, vel_x =</text:p>
          </table:table-cell>
          <table:table-cell office:value-type="float" office:value="-0.975561" calcext:value-type="float">
            <text:p>-0.975561</text:p>
          </table:table-cell>
        </table:table-row>
        <table:table-row table:style-name="ro1">
          <table:table-cell office:value-type="string" calcext:value-type="string">
            <text:p>[ INFO] [1525326888.581668085]:</text:p>
          </table:table-cell>
          <table:table-cell office:value-type="string" calcext:value-type="string">
            <text:p><text:s/>x =</text:p>
          </table:table-cell>
          <table:table-cell office:value-type="float" office:value="0.348545" calcext:value-type="float">
            <text:p>0.348545</text:p>
          </table:table-cell>
          <table:table-cell office:value-type="string" calcext:value-type="string">
            <text:p>, vel_x =</text:p>
          </table:table-cell>
          <table:table-cell office:value-type="float" office:value="-1.126865" calcext:value-type="float">
            <text:p>-1.126865</text:p>
          </table:table-cell>
        </table:table-row>
        <table:table-row table:style-name="ro1">
          <table:table-cell office:value-type="string" calcext:value-type="string">
            <text:p>[ INFO] [1525326888.601117420]:</text:p>
          </table:table-cell>
          <table:table-cell office:value-type="string" calcext:value-type="string">
            <text:p><text:s/>x =</text:p>
          </table:table-cell>
          <table:table-cell office:value-type="float" office:value="0.331213" calcext:value-type="float">
            <text:p>0.331213</text:p>
          </table:table-cell>
          <table:table-cell office:value-type="string" calcext:value-type="string">
            <text:p>, vel_x =</text:p>
          </table:table-cell>
          <table:table-cell office:value-type="float" office:value="-1.008944" calcext:value-type="float">
            <text:p>-1.008944</text:p>
          </table:table-cell>
        </table:table-row>
        <table:table-row table:style-name="ro1">
          <table:table-cell office:value-type="string" calcext:value-type="string">
            <text:p>[ INFO] [1525326888.621626173]:</text:p>
          </table:table-cell>
          <table:table-cell office:value-type="string" calcext:value-type="string">
            <text:p><text:s/>x =</text:p>
          </table:table-cell>
          <table:table-cell office:value-type="float" office:value="0.305204" calcext:value-type="float">
            <text:p>0.305204</text:p>
          </table:table-cell>
          <table:table-cell office:value-type="string" calcext:value-type="string">
            <text:p>, vel_x =</text:p>
          </table:table-cell>
          <table:table-cell office:value-type="float" office:value="-1.137967" calcext:value-type="float">
            <text:p>-1.137967</text:p>
          </table:table-cell>
        </table:table-row>
        <table:table-row table:style-name="ro1">
          <table:table-cell office:value-type="string" calcext:value-type="string">
            <text:p>[ INFO] [1525326888.641135265]:</text:p>
          </table:table-cell>
          <table:table-cell office:value-type="string" calcext:value-type="string">
            <text:p><text:s/>x =</text:p>
          </table:table-cell>
          <table:table-cell office:value-type="float" office:value="0.288111" calcext:value-type="float">
            <text:p>0.288111</text:p>
          </table:table-cell>
          <table:table-cell office:value-type="string" calcext:value-type="string">
            <text:p>, vel_x =</text:p>
          </table:table-cell>
          <table:table-cell office:value-type="float" office:value="-1.007439" calcext:value-type="float">
            <text:p>-1.007439</text:p>
          </table:table-cell>
        </table:table-row>
        <table:table-row table:style-name="ro1">
          <table:table-cell office:value-type="string" calcext:value-type="string">
            <text:p>[ INFO] [1525326888.661619819]:</text:p>
          </table:table-cell>
          <table:table-cell office:value-type="string" calcext:value-type="string">
            <text:p><text:s/>x =</text:p>
          </table:table-cell>
          <table:table-cell office:value-type="float" office:value="0.271101" calcext:value-type="float">
            <text:p>0.271101</text:p>
          </table:table-cell>
          <table:table-cell office:value-type="string" calcext:value-type="string">
            <text:p>, vel_x =</text:p>
          </table:table-cell>
          <table:table-cell office:value-type="float" office:value="-0.918589" calcext:value-type="float">
            <text:p>-0.918589</text:p>
          </table:table-cell>
        </table:table-row>
        <table:table-row table:style-name="ro1">
          <table:table-cell office:value-type="string" calcext:value-type="string">
            <text:p>[ INFO] [1525326888.681078301]:</text:p>
          </table:table-cell>
          <table:table-cell office:value-type="string" calcext:value-type="string">
            <text:p><text:s/>x =</text:p>
          </table:table-cell>
          <table:table-cell office:value-type="float" office:value="0.246229" calcext:value-type="float">
            <text:p>0.246229</text:p>
          </table:table-cell>
          <table:table-cell office:value-type="string" calcext:value-type="string">
            <text:p>, vel_x =</text:p>
          </table:table-cell>
          <table:table-cell office:value-type="float" office:value="-1.098192" calcext:value-type="float">
            <text:p>-1.098192</text:p>
          </table:table-cell>
        </table:table-row>
        <table:table-row table:style-name="ro1">
          <table:table-cell office:value-type="string" calcext:value-type="string">
            <text:p>[ INFO] [1525326888.701538359]:</text:p>
          </table:table-cell>
          <table:table-cell office:value-type="string" calcext:value-type="string">
            <text:p><text:s/>x =</text:p>
          </table:table-cell>
          <table:table-cell office:value-type="float" office:value="0.230192" calcext:value-type="float">
            <text:p>0.230192</text:p>
          </table:table-cell>
          <table:table-cell office:value-type="string" calcext:value-type="string">
            <text:p>, vel_x =</text:p>
          </table:table-cell>
          <table:table-cell office:value-type="float" office:value="-0.94126" calcext:value-type="float">
            <text:p>-0.94126</text:p>
          </table:table-cell>
        </table:table-row>
        <table:table-row table:style-name="ro1">
          <table:table-cell office:value-type="string" calcext:value-type="string">
            <text:p>[ INFO] [1525326888.721070479]:</text:p>
          </table:table-cell>
          <table:table-cell office:value-type="string" calcext:value-type="string">
            <text:p><text:s/>x =</text:p>
          </table:table-cell>
          <table:table-cell office:value-type="float" office:value="0.206894" calcext:value-type="float">
            <text:p>0.206894</text:p>
          </table:table-cell>
          <table:table-cell office:value-type="string" calcext:value-type="string">
            <text:p>, vel_x =</text:p>
          </table:table-cell>
          <table:table-cell office:value-type="float" office:value="-1.067383" calcext:value-type="float">
            <text:p>-1.067383</text:p>
          </table:table-cell>
        </table:table-row>
        <table:table-row table:style-name="ro1">
          <table:table-cell office:value-type="string" calcext:value-type="string">
            <text:p>[ INFO] [1525326888.741587758]:</text:p>
          </table:table-cell>
          <table:table-cell office:value-type="string" calcext:value-type="string">
            <text:p><text:s/>x =</text:p>
          </table:table-cell>
          <table:table-cell office:value-type="float" office:value="0.191811" calcext:value-type="float">
            <text:p>0.191811</text:p>
          </table:table-cell>
          <table:table-cell office:value-type="string" calcext:value-type="string">
            <text:p>, vel_x =</text:p>
          </table:table-cell>
          <table:table-cell office:value-type="float" office:value="-0.9009" calcext:value-type="float">
            <text:p>-0.9009</text:p>
          </table:table-cell>
        </table:table-row>
        <table:table-row table:style-name="ro1">
          <table:table-cell office:value-type="string" calcext:value-type="string">
            <text:p>[ INFO] [1525326888.761034057]:</text:p>
          </table:table-cell>
          <table:table-cell office:value-type="string" calcext:value-type="string">
            <text:p><text:s/>x =</text:p>
          </table:table-cell>
          <table:table-cell office:value-type="float" office:value="0.176981" calcext:value-type="float">
            <text:p>0.176981</text:p>
          </table:table-cell>
          <table:table-cell office:value-type="string" calcext:value-type="string">
            <text:p>, vel_x =</text:p>
          </table:table-cell>
          <table:table-cell office:value-type="float" office:value="-0.832005" calcext:value-type="float">
            <text:p>-0.832005</text:p>
          </table:table-cell>
        </table:table-row>
        <table:table-row table:style-name="ro1">
          <table:table-cell office:value-type="string" calcext:value-type="string">
            <text:p>[ INFO] [1525326888.781499792]:</text:p>
          </table:table-cell>
          <table:table-cell office:value-type="string" calcext:value-type="string">
            <text:p><text:s/>x =</text:p>
          </table:table-cell>
          <table:table-cell office:value-type="float" office:value="0.155769" calcext:value-type="float">
            <text:p>0.155769</text:p>
          </table:table-cell>
          <table:table-cell office:value-type="string" calcext:value-type="string">
            <text:p>, vel_x =</text:p>
          </table:table-cell>
          <table:table-cell office:value-type="float" office:value="-0.933994" calcext:value-type="float">
            <text:p>-0.933994</text:p>
          </table:table-cell>
        </table:table-row>
        <table:table-row table:style-name="ro1">
          <table:table-cell office:value-type="string" calcext:value-type="string">
            <text:p>[ INFO] [1525326888.800996792]:</text:p>
          </table:table-cell>
          <table:table-cell office:value-type="string" calcext:value-type="string">
            <text:p><text:s/>x =</text:p>
          </table:table-cell>
          <table:table-cell office:value-type="float" office:value="0.142477" calcext:value-type="float">
            <text:p>0.142477</text:p>
          </table:table-cell>
          <table:table-cell office:value-type="string" calcext:value-type="string">
            <text:p>, vel_x =</text:p>
          </table:table-cell>
          <table:table-cell office:value-type="float" office:value="-0.80787" calcext:value-type="float">
            <text:p>-0.80787</text:p>
          </table:table-cell>
        </table:table-row>
        <table:table-row table:style-name="ro1">
          <table:table-cell office:value-type="string" calcext:value-type="string">
            <text:p>[ INFO] [1525326888.821557488]:</text:p>
          </table:table-cell>
          <table:table-cell office:value-type="string" calcext:value-type="string">
            <text:p><text:s/>x =</text:p>
          </table:table-cell>
          <table:table-cell office:value-type="float" office:value="0.123462" calcext:value-type="float">
            <text:p>0.123462</text:p>
          </table:table-cell>
          <table:table-cell office:value-type="string" calcext:value-type="string">
            <text:p>, vel_x =</text:p>
          </table:table-cell>
          <table:table-cell office:value-type="float" office:value="-0.866613" calcext:value-type="float">
            <text:p>-0.866613</text:p>
          </table:table-cell>
        </table:table-row>
        <table:table-row table:style-name="ro1">
          <table:table-cell office:value-type="string" calcext:value-type="string">
            <text:p>[ INFO] [1525326888.841110505]:</text:p>
          </table:table-cell>
          <table:table-cell office:value-type="string" calcext:value-type="string">
            <text:p><text:s/>x =</text:p>
          </table:table-cell>
          <table:table-cell office:value-type="float" office:value="0.111595" calcext:value-type="float">
            <text:p>0.111595</text:p>
          </table:table-cell>
          <table:table-cell office:value-type="string" calcext:value-type="string">
            <text:p>, vel_x =</text:p>
          </table:table-cell>
          <table:table-cell office:value-type="float" office:value="-0.736614" calcext:value-type="float">
            <text:p>-0.736614</text:p>
          </table:table-cell>
        </table:table-row>
        <table:table-row table:style-name="ro1">
          <table:table-cell office:value-type="string" calcext:value-type="string">
            <text:p>[ INFO] [1525326888.861614918]:</text:p>
          </table:table-cell>
          <table:table-cell office:value-type="string" calcext:value-type="string">
            <text:p><text:s/>x =</text:p>
          </table:table-cell>
          <table:table-cell office:value-type="float" office:value="0.095881" calcext:value-type="float">
            <text:p>0.095881</text:p>
          </table:table-cell>
          <table:table-cell office:value-type="string" calcext:value-type="string">
            <text:p>, vel_x =</text:p>
          </table:table-cell>
          <table:table-cell office:value-type="float" office:value="-0.751679" calcext:value-type="float">
            <text:p>-0.751679</text:p>
          </table:table-cell>
        </table:table-row>
        <table:table-row table:style-name="ro1">
          <table:table-cell office:value-type="string" calcext:value-type="string">
            <text:p>[ INFO] [1525326888.881188045]:</text:p>
          </table:table-cell>
          <table:table-cell office:value-type="string" calcext:value-type="string">
            <text:p><text:s/>x =</text:p>
          </table:table-cell>
          <table:table-cell office:value-type="float" office:value="0.086579" calcext:value-type="float">
            <text:p>0.086579</text:p>
          </table:table-cell>
          <table:table-cell office:value-type="string" calcext:value-type="string">
            <text:p>, vel_x =</text:p>
          </table:table-cell>
          <table:table-cell office:value-type="float" office:value="-0.61348" calcext:value-type="float">
            <text:p>-0.61348</text:p>
          </table:table-cell>
        </table:table-row>
        <table:table-row table:style-name="ro1">
          <table:table-cell office:value-type="string" calcext:value-type="string">
            <text:p>[ INFO] [1525326888.900534251]:</text:p>
          </table:table-cell>
          <table:table-cell office:value-type="string" calcext:value-type="string">
            <text:p><text:s/>x =</text:p>
          </table:table-cell>
          <table:table-cell office:value-type="float" office:value="0.078285" calcext:value-type="float">
            <text:p>0.078285</text:p>
          </table:table-cell>
          <table:table-cell office:value-type="string" calcext:value-type="string">
            <text:p>, vel_x =</text:p>
          </table:table-cell>
          <table:table-cell office:value-type="float" office:value="-0.520856" calcext:value-type="float">
            <text:p>-0.520856</text:p>
          </table:table-cell>
        </table:table-row>
        <table:table-row table:style-name="ro1">
          <table:table-cell office:value-type="string" calcext:value-type="string">
            <text:p>[ INFO] [1525326888.920994867]:</text:p>
          </table:table-cell>
          <table:table-cell office:value-type="string" calcext:value-type="string">
            <text:p><text:s/>x =</text:p>
          </table:table-cell>
          <table:table-cell office:value-type="float" office:value="0.067966" calcext:value-type="float">
            <text:p>0.067966</text:p>
          </table:table-cell>
          <table:table-cell office:value-type="string" calcext:value-type="string">
            <text:p>, vel_x =</text:p>
          </table:table-cell>
          <table:table-cell office:value-type="float" office:value="-0.512747" calcext:value-type="float">
            <text:p>-0.512747</text:p>
          </table:table-cell>
        </table:table-row>
        <table:table-row table:style-name="ro1">
          <table:table-cell office:value-type="string" calcext:value-type="string">
            <text:p>[ INFO] [1525326888.941470092]:</text:p>
          </table:table-cell>
          <table:table-cell office:value-type="string" calcext:value-type="string">
            <text:p><text:s/>x =</text:p>
          </table:table-cell>
          <table:table-cell office:value-type="float" office:value="0.062328" calcext:value-type="float">
            <text:p>0.062328</text:p>
          </table:table-cell>
          <table:table-cell office:value-type="string" calcext:value-type="string">
            <text:p>, vel_x =</text:p>
          </table:table-cell>
          <table:table-cell office:value-type="float" office:value="-0.394066" calcext:value-type="float">
            <text:p>-0.394066</text:p>
          </table:table-cell>
        </table:table-row>
        <table:table-row table:style-name="ro1">
          <table:table-cell office:value-type="string" calcext:value-type="string">
            <text:p>[ INFO] [1525326888.960951511]:</text:p>
          </table:table-cell>
          <table:table-cell office:value-type="string" calcext:value-type="string">
            <text:p><text:s/>x =</text:p>
          </table:table-cell>
          <table:table-cell office:value-type="float" office:value="0.055211" calcext:value-type="float">
            <text:p>0.055211</text:p>
          </table:table-cell>
          <table:table-cell office:value-type="string" calcext:value-type="string">
            <text:p>, vel_x =</text:p>
          </table:table-cell>
          <table:table-cell office:value-type="float" office:value="-0.379757" calcext:value-type="float">
            <text:p>-0.379757</text:p>
          </table:table-cell>
        </table:table-row>
        <table:table-row table:style-name="ro1">
          <table:table-cell office:value-type="string" calcext:value-type="string">
            <text:p>[ INFO] [1525326888.981408461]:</text:p>
          </table:table-cell>
          <table:table-cell office:value-type="string" calcext:value-type="string">
            <text:p><text:s/>x =</text:p>
          </table:table-cell>
          <table:table-cell office:value-type="float" office:value="0.051188" calcext:value-type="float">
            <text:p>0.051188</text:p>
          </table:table-cell>
          <table:table-cell office:value-type="string" calcext:value-type="string">
            <text:p>, vel_x =</text:p>
          </table:table-cell>
          <table:table-cell office:value-type="float" office:value="-0.288161" calcext:value-type="float">
            <text:p>-0.288161</text:p>
          </table:table-cell>
        </table:table-row>
        <table:table-row table:style-name="ro1">
          <table:table-cell office:value-type="string" calcext:value-type="string">
            <text:p>[ INFO] [1525326889.000898624]:</text:p>
          </table:table-cell>
          <table:table-cell office:value-type="string" calcext:value-type="string">
            <text:p><text:s/>x =</text:p>
          </table:table-cell>
          <table:table-cell office:value-type="float" office:value="0.047712" calcext:value-type="float">
            <text:p>0.047712</text:p>
          </table:table-cell>
          <table:table-cell office:value-type="string" calcext:value-type="string">
            <text:p>, vel_x =</text:p>
          </table:table-cell>
          <table:table-cell office:value-type="float" office:value="-0.23333" calcext:value-type="float">
            <text:p>-0.23333</text:p>
          </table:table-cell>
        </table:table-row>
        <table:table-row table:style-name="ro1">
          <table:table-cell office:value-type="string" calcext:value-type="string">
            <text:p>[ INFO] [1525326889.021384598]:</text:p>
          </table:table-cell>
          <table:table-cell office:value-type="string" calcext:value-type="string">
            <text:p><text:s/>x =</text:p>
          </table:table-cell>
          <table:table-cell office:value-type="float" office:value="0.043541" calcext:value-type="float">
            <text:p>0.043541</text:p>
          </table:table-cell>
          <table:table-cell office:value-type="string" calcext:value-type="string">
            <text:p>, vel_x =</text:p>
          </table:table-cell>
          <table:table-cell office:value-type="float" office:value="-0.218375" calcext:value-type="float">
            <text:p>-0.218375</text:p>
          </table:table-cell>
        </table:table-row>
        <table:table-row table:style-name="ro1">
          <table:table-cell office:value-type="string" calcext:value-type="string">
            <text:p>[ INFO] [1525326889.040866183]:</text:p>
          </table:table-cell>
          <table:table-cell office:value-type="string" calcext:value-type="string">
            <text:p><text:s/>x =</text:p>
          </table:table-cell>
          <table:table-cell office:value-type="float" office:value="0.041203" calcext:value-type="float">
            <text:p>0.041203</text:p>
          </table:table-cell>
          <table:table-cell office:value-type="string" calcext:value-type="string">
            <text:p>, vel_x =</text:p>
          </table:table-cell>
          <table:table-cell office:value-type="float" office:value="-0.169216" calcext:value-type="float">
            <text:p>-0.169216</text:p>
          </table:table-cell>
        </table:table-row>
        <table:table-row table:style-name="ro1">
          <table:table-cell office:value-type="string" calcext:value-type="string">
            <text:p>[ INFO] [1525326889.061433133]:</text:p>
          </table:table-cell>
          <table:table-cell office:value-type="string" calcext:value-type="string">
            <text:p><text:s/>x =</text:p>
          </table:table-cell>
          <table:table-cell office:value-type="float" office:value="0.038183" calcext:value-type="float">
            <text:p>0.038183</text:p>
          </table:table-cell>
          <table:table-cell office:value-type="string" calcext:value-type="string">
            <text:p>, vel_x =</text:p>
          </table:table-cell>
          <table:table-cell office:value-type="float" office:value="-0.158013" calcext:value-type="float">
            <text:p>-0.158013</text:p>
          </table:table-cell>
        </table:table-row>
        <table:table-row table:style-name="ro1">
          <table:table-cell office:value-type="string" calcext:value-type="string">
            <text:p>[ INFO] [1525326889.080931273]:</text:p>
          </table:table-cell>
          <table:table-cell office:value-type="string" calcext:value-type="string">
            <text:p><text:s/>x =</text:p>
          </table:table-cell>
          <table:table-cell office:value-type="float" office:value="0.036409" calcext:value-type="float">
            <text:p>0.036409</text:p>
          </table:table-cell>
          <table:table-cell office:value-type="string" calcext:value-type="string">
            <text:p>, vel_x =</text:p>
          </table:table-cell>
          <table:table-cell office:value-type="float" office:value="-0.124458" calcext:value-type="float">
            <text:p>-0.124458</text:p>
          </table:table-cell>
        </table:table-row>
        <table:table-row table:style-name="ro1">
          <table:table-cell office:value-type="string" calcext:value-type="string">
            <text:p>[ INFO] [1525326889.101483994]:</text:p>
          </table:table-cell>
          <table:table-cell office:value-type="string" calcext:value-type="string">
            <text:p><text:s/>x =</text:p>
          </table:table-cell>
          <table:table-cell office:value-type="float" office:value="0.034846" calcext:value-type="float">
            <text:p>0.034846</text:p>
          </table:table-cell>
          <table:table-cell office:value-type="string" calcext:value-type="string">
            <text:p>, vel_x =</text:p>
          </table:table-cell>
          <table:table-cell office:value-type="float" office:value="-0.100287" calcext:value-type="float">
            <text:p>-0.100287</text:p>
          </table:table-cell>
        </table:table-row>
        <table:table-row table:style-name="ro1">
          <table:table-cell office:value-type="string" calcext:value-type="string">
            <text:p>[ INFO] [1525326889.121045842]:</text:p>
          </table:table-cell>
          <table:table-cell office:value-type="string" calcext:value-type="string">
            <text:p><text:s/>x =</text:p>
          </table:table-cell>
          <table:table-cell office:value-type="float" office:value="0.032853" calcext:value-type="float">
            <text:p>0.032853</text:p>
          </table:table-cell>
          <table:table-cell office:value-type="string" calcext:value-type="string">
            <text:p>, vel_x =</text:p>
          </table:table-cell>
          <table:table-cell office:value-type="float" office:value="-0.101078" calcext:value-type="float">
            <text:p>-0.101078</text:p>
          </table:table-cell>
        </table:table-row>
        <table:table-row table:style-name="ro1">
          <table:table-cell office:value-type="string" calcext:value-type="string">
            <text:p>[ INFO] [1525326889.141586043]:</text:p>
          </table:table-cell>
          <table:table-cell office:value-type="string" calcext:value-type="string">
            <text:p><text:s/>x =</text:p>
          </table:table-cell>
          <table:table-cell office:value-type="float" office:value="0.031605" calcext:value-type="float">
            <text:p>0.031605</text:p>
          </table:table-cell>
          <table:table-cell office:value-type="string" calcext:value-type="string">
            <text:p>, vel_x =</text:p>
          </table:table-cell>
          <table:table-cell office:value-type="float" office:value="-0.080916" calcext:value-type="float">
            <text:p>-0.080916</text:p>
          </table:table-cell>
        </table:table-row>
        <table:table-row table:style-name="ro1">
          <table:table-cell office:value-type="string" calcext:value-type="string">
            <text:p>[ INFO] [1525326889.161060754]:</text:p>
          </table:table-cell>
          <table:table-cell office:value-type="string" calcext:value-type="string">
            <text:p><text:s/>x =</text:p>
          </table:table-cell>
          <table:table-cell office:value-type="float" office:value="0.029917" calcext:value-type="float">
            <text:p>0.029917</text:p>
          </table:table-cell>
          <table:table-cell office:value-type="string" calcext:value-type="string">
            <text:p>, vel_x =</text:p>
          </table:table-cell>
          <table:table-cell office:value-type="float" office:value="-0.083793" calcext:value-type="float">
            <text:p>-0.083793</text:p>
          </table:table-cell>
        </table:table-row>
        <table:table-row table:style-name="ro1">
          <table:table-cell office:value-type="string" calcext:value-type="string">
            <text:p>[ INFO] [1525326889.181633864]:</text:p>
          </table:table-cell>
          <table:table-cell office:value-type="string" calcext:value-type="string">
            <text:p><text:s/>x =</text:p>
          </table:table-cell>
          <table:table-cell office:value-type="float" office:value="0.028802" calcext:value-type="float">
            <text:p>0.028802</text:p>
          </table:table-cell>
          <table:table-cell office:value-type="string" calcext:value-type="string">
            <text:p>, vel_x =</text:p>
          </table:table-cell>
          <table:table-cell office:value-type="float" office:value="-0.069019" calcext:value-type="float">
            <text:p>-0.069019</text:p>
          </table:table-cell>
        </table:table-row>
        <table:table-row table:style-name="ro1">
          <table:table-cell office:value-type="string" calcext:value-type="string">
            <text:p>[ INFO] [1525326889.201153365]:</text:p>
          </table:table-cell>
          <table:table-cell office:value-type="string" calcext:value-type="string">
            <text:p><text:s/>x =</text:p>
          </table:table-cell>
          <table:table-cell office:value-type="float" office:value="0.027652" calcext:value-type="float">
            <text:p>0.027652</text:p>
          </table:table-cell>
          <table:table-cell office:value-type="string" calcext:value-type="string">
            <text:p>, vel_x =</text:p>
          </table:table-cell>
          <table:table-cell office:value-type="float" office:value="-0.063929" calcext:value-type="float">
            <text:p>-0.063929</text:p>
          </table:table-cell>
        </table:table-row>
        <table:table-row table:style-name="ro1">
          <table:table-cell office:value-type="string" calcext:value-type="string">
            <text:p>[ INFO] [1525326889.221680237]:</text:p>
          </table:table-cell>
          <table:table-cell office:value-type="string" calcext:value-type="string">
            <text:p><text:s/>x =</text:p>
          </table:table-cell>
          <table:table-cell office:value-type="float" office:value="0.025979" calcext:value-type="float">
            <text:p>0.025979</text:p>
          </table:table-cell>
          <table:table-cell office:value-type="string" calcext:value-type="string">
            <text:p>, vel_x =</text:p>
          </table:table-cell>
          <table:table-cell office:value-type="float" office:value="-0.072774" calcext:value-type="float">
            <text:p>-0.072774</text:p>
          </table:table-cell>
        </table:table-row>
        <table:table-row table:style-name="ro1">
          <table:table-cell office:value-type="string" calcext:value-type="string">
            <text:p>[ INFO] [1525326889.241156324]:</text:p>
          </table:table-cell>
          <table:table-cell office:value-type="string" calcext:value-type="string">
            <text:p><text:s/>x =</text:p>
          </table:table-cell>
          <table:table-cell office:value-type="float" office:value="0.025078" calcext:value-type="float">
            <text:p>0.025078</text:p>
          </table:table-cell>
          <table:table-cell office:value-type="string" calcext:value-type="string">
            <text:p>, vel_x =</text:p>
          </table:table-cell>
          <table:table-cell office:value-type="float" office:value="-0.059526" calcext:value-type="float">
            <text:p>-0.059526</text:p>
          </table:table-cell>
        </table:table-row>
        <table:table-row table:style-name="ro1">
          <table:table-cell office:value-type="string" calcext:value-type="string">
            <text:p>[ INFO] [1525326889.260569668]:</text:p>
          </table:table-cell>
          <table:table-cell office:value-type="string" calcext:value-type="string">
            <text:p><text:s/>x =</text:p>
          </table:table-cell>
          <table:table-cell office:value-type="float" office:value="0.023952" calcext:value-type="float">
            <text:p>0.023952</text:p>
          </table:table-cell>
          <table:table-cell office:value-type="string" calcext:value-type="string">
            <text:p>, vel_x =</text:p>
          </table:table-cell>
          <table:table-cell office:value-type="float" office:value="-0.058713" calcext:value-type="float">
            <text:p>-0.058713</text:p>
          </table:table-cell>
        </table:table-row>
        <table:table-row table:style-name="ro1">
          <table:table-cell office:value-type="string" calcext:value-type="string">
            <text:p>[ INFO] [1525326889.281122403]:</text:p>
          </table:table-cell>
          <table:table-cell office:value-type="string" calcext:value-type="string">
            <text:p><text:s/>x =</text:p>
          </table:table-cell>
          <table:table-cell office:value-type="float" office:value="0.023236" calcext:value-type="float">
            <text:p>0.023236</text:p>
          </table:table-cell>
          <table:table-cell office:value-type="string" calcext:value-type="string">
            <text:p>, vel_x =</text:p>
          </table:table-cell>
          <table:table-cell office:value-type="float" office:value="-0.046776" calcext:value-type="float">
            <text:p>-0.046776</text:p>
          </table:table-cell>
        </table:table-row>
        <table:table-row table:style-name="ro1">
          <table:table-cell office:value-type="string" calcext:value-type="string">
            <text:p>[ INFO] [1525326889.301684525]:</text:p>
          </table:table-cell>
          <table:table-cell office:value-type="string" calcext:value-type="string">
            <text:p><text:s/>x =</text:p>
          </table:table-cell>
          <table:table-cell office:value-type="float" office:value="0.022564" calcext:value-type="float">
            <text:p>0.022564</text:p>
          </table:table-cell>
          <table:table-cell office:value-type="string" calcext:value-type="string">
            <text:p>, vel_x =</text:p>
          </table:table-cell>
          <table:table-cell office:value-type="float" office:value="-0.039742" calcext:value-type="float">
            <text:p>-0.039742</text:p>
          </table:table-cell>
        </table:table-row>
        <table:table-row table:style-name="ro1">
          <table:table-cell office:value-type="string" calcext:value-type="string">
            <text:p>[ INFO] [1525326889.321189407]:</text:p>
          </table:table-cell>
          <table:table-cell office:value-type="string" calcext:value-type="string">
            <text:p><text:s/>x =</text:p>
          </table:table-cell>
          <table:table-cell office:value-type="float" office:value="0.021501" calcext:value-type="float">
            <text:p>0.021501</text:p>
          </table:table-cell>
          <table:table-cell office:value-type="string" calcext:value-type="string">
            <text:p>, vel_x =</text:p>
          </table:table-cell>
          <table:table-cell office:value-type="float" office:value="-0.047106" calcext:value-type="float">
            <text:p>-0.047106</text:p>
          </table:table-cell>
        </table:table-row>
        <table:table-row table:style-name="ro1">
          <table:table-cell office:value-type="string" calcext:value-type="string">
            <text:p>[ INFO] [1525326889.341616562]:</text:p>
          </table:table-cell>
          <table:table-cell office:value-type="string" calcext:value-type="string">
            <text:p><text:s/>x =</text:p>
          </table:table-cell>
          <table:table-cell office:value-type="float" office:value="0.020693" calcext:value-type="float">
            <text:p>0.020693</text:p>
          </table:table-cell>
          <table:table-cell office:value-type="string" calcext:value-type="string">
            <text:p>, vel_x =</text:p>
          </table:table-cell>
          <table:table-cell office:value-type="float" office:value="-0.043349" calcext:value-type="float">
            <text:p>-0.043349</text:p>
          </table:table-cell>
        </table:table-row>
        <table:table-row table:style-name="ro1">
          <table:table-cell office:value-type="string" calcext:value-type="string">
            <text:p>[ INFO] [1525326889.361087591]:</text:p>
          </table:table-cell>
          <table:table-cell office:value-type="string" calcext:value-type="string">
            <text:p><text:s/>x =</text:p>
          </table:table-cell>
          <table:table-cell office:value-type="float" office:value="0.019796" calcext:value-type="float">
            <text:p>0.019796</text:p>
          </table:table-cell>
          <table:table-cell office:value-type="string" calcext:value-type="string">
            <text:p>, vel_x =</text:p>
          </table:table-cell>
          <table:table-cell office:value-type="float" office:value="-0.044675" calcext:value-type="float">
            <text:p>-0.044675</text:p>
          </table:table-cell>
        </table:table-row>
        <table:table-row table:style-name="ro1">
          <table:table-cell office:value-type="string" calcext:value-type="string">
            <text:p>[ INFO] [1525326889.381607399]:</text:p>
          </table:table-cell>
          <table:table-cell office:value-type="string" calcext:value-type="string">
            <text:p><text:s/>x =</text:p>
          </table:table-cell>
          <table:table-cell office:value-type="float" office:value="0.018538" calcext:value-type="float">
            <text:p>0.018538</text:p>
          </table:table-cell>
          <table:table-cell office:value-type="string" calcext:value-type="string">
            <text:p>, vel_x =</text:p>
          </table:table-cell>
          <table:table-cell office:value-type="float" office:value="-0.052996" calcext:value-type="float">
            <text:p>-0.052996</text:p>
          </table:table-cell>
        </table:table-row>
        <table:table-row table:style-name="ro1">
          <table:table-cell office:value-type="string" calcext:value-type="string">
            <text:p>[ INFO] [1525326889.401153174]:</text:p>
          </table:table-cell>
          <table:table-cell office:value-type="string" calcext:value-type="string">
            <text:p><text:s/>x =</text:p>
          </table:table-cell>
          <table:table-cell office:value-type="float" office:value="0.017704" calcext:value-type="float">
            <text:p>0.017704</text:p>
          </table:table-cell>
          <table:table-cell office:value-type="string" calcext:value-type="string">
            <text:p>, vel_x =</text:p>
          </table:table-cell>
          <table:table-cell office:value-type="float" office:value="-0.047857" calcext:value-type="float">
            <text:p>-0.047857</text:p>
          </table:table-cell>
        </table:table-row>
        <table:table-row table:style-name="ro1">
          <table:table-cell office:value-type="string" calcext:value-type="string">
            <text:p>[ INFO] [1525326889.421576658]:</text:p>
          </table:table-cell>
          <table:table-cell office:value-type="string" calcext:value-type="string">
            <text:p><text:s/>x =</text:p>
          </table:table-cell>
          <table:table-cell office:value-type="float" office:value="0.016654" calcext:value-type="float">
            <text:p>0.016654</text:p>
          </table:table-cell>
          <table:table-cell office:value-type="string" calcext:value-type="string">
            <text:p>, vel_x =</text:p>
          </table:table-cell>
          <table:table-cell office:value-type="float" office:value="-0.049622" calcext:value-type="float">
            <text:p>-0.049622</text:p>
          </table:table-cell>
        </table:table-row>
        <table:table-row table:style-name="ro1">
          <table:table-cell office:value-type="string" calcext:value-type="string">
            <text:p>[ INFO] [1525326889.440951182]:</text:p>
          </table:table-cell>
          <table:table-cell office:value-type="string" calcext:value-type="string">
            <text:p><text:s/>x =</text:p>
          </table:table-cell>
          <table:table-cell office:value-type="float" office:value="0.016075" calcext:value-type="float">
            <text:p>0.016075</text:p>
          </table:table-cell>
          <table:table-cell office:value-type="string" calcext:value-type="string">
            <text:p>, vel_x =</text:p>
          </table:table-cell>
          <table:table-cell office:value-type="float" office:value="-0.03972" calcext:value-type="float">
            <text:p>-0.03972</text:p>
          </table:table-cell>
        </table:table-row>
        <table:table-row table:style-name="ro1">
          <table:table-cell office:value-type="string" calcext:value-type="string">
            <text:p>[ INFO] [1525326889.461291460]:</text:p>
          </table:table-cell>
          <table:table-cell office:value-type="string" calcext:value-type="string">
            <text:p><text:s/>x =</text:p>
          </table:table-cell>
          <table:table-cell office:value-type="float" office:value="0.015474" calcext:value-type="float">
            <text:p>0.015474</text:p>
          </table:table-cell>
          <table:table-cell office:value-type="string" calcext:value-type="string">
            <text:p>, vel_x =</text:p>
          </table:table-cell>
          <table:table-cell office:value-type="float" office:value="-0.034641" calcext:value-type="float">
            <text:p>-0.034641</text:p>
          </table:table-cell>
        </table:table-row>
        <table:table-row table:style-name="ro1">
          <table:table-cell office:value-type="string" calcext:value-type="string">
            <text:p>[ INFO] [1525326889.480617527]:</text:p>
          </table:table-cell>
          <table:table-cell office:value-type="string" calcext:value-type="string">
            <text:p><text:s/>x =</text:p>
          </table:table-cell>
          <table:table-cell office:value-type="float" office:value="0.01453" calcext:value-type="float">
            <text:p>0.01453</text:p>
          </table:table-cell>
          <table:table-cell office:value-type="string" calcext:value-type="string">
            <text:p>, vel_x =</text:p>
          </table:table-cell>
          <table:table-cell office:value-type="float" office:value="-0.041718" calcext:value-type="float">
            <text:p>-0.041718</text:p>
          </table:table-cell>
        </table:table-row>
        <table:table-row table:style-name="ro1">
          <table:table-cell office:value-type="string" calcext:value-type="string">
            <text:p>[ INFO] [1525326889.501157000]:</text:p>
          </table:table-cell>
          <table:table-cell office:value-type="string" calcext:value-type="string">
            <text:p><text:s/>x =</text:p>
          </table:table-cell>
          <table:table-cell office:value-type="float" office:value="0.013857" calcext:value-type="float">
            <text:p>0.013857</text:p>
          </table:table-cell>
          <table:table-cell office:value-type="string" calcext:value-type="string">
            <text:p>, vel_x =</text:p>
          </table:table-cell>
          <table:table-cell office:value-type="float" office:value="-0.037286" calcext:value-type="float">
            <text:p>-0.037286</text:p>
          </table:table-cell>
        </table:table-row>
        <table:table-row table:style-name="ro1">
          <table:table-cell office:value-type="string" calcext:value-type="string">
            <text:p>[ INFO] [1525326889.520769058]:</text:p>
          </table:table-cell>
          <table:table-cell office:value-type="string" calcext:value-type="string">
            <text:p><text:s/>x =</text:p>
          </table:table-cell>
          <table:table-cell office:value-type="float" office:value="0.012942" calcext:value-type="float">
            <text:p>0.012942</text:p>
          </table:table-cell>
          <table:table-cell office:value-type="string" calcext:value-type="string">
            <text:p>, vel_x =</text:p>
          </table:table-cell>
          <table:table-cell office:value-type="float" office:value="-0.041957" calcext:value-type="float">
            <text:p>-0.041957</text:p>
          </table:table-cell>
        </table:table-row>
        <table:table-row table:style-name="ro1">
          <table:table-cell office:value-type="string" calcext:value-type="string">
            <text:p>[ INFO] [1525326889.541321920]:</text:p>
          </table:table-cell>
          <table:table-cell office:value-type="string" calcext:value-type="string">
            <text:p><text:s/>x =</text:p>
          </table:table-cell>
          <table:table-cell office:value-type="float" office:value="0.012453" calcext:value-type="float">
            <text:p>0.012453</text:p>
          </table:table-cell>
          <table:table-cell office:value-type="string" calcext:value-type="string">
            <text:p>, vel_x =</text:p>
          </table:table-cell>
          <table:table-cell office:value-type="float" office:value="-0.032894" calcext:value-type="float">
            <text:p>-0.032894</text:p>
          </table:table-cell>
        </table:table-row>
        <table:table-row table:style-name="ro1">
          <table:table-cell office:value-type="string" calcext:value-type="string">
            <text:p>[ INFO] [1525326889.560849699]:</text:p>
          </table:table-cell>
          <table:table-cell office:value-type="string" calcext:value-type="string">
            <text:p><text:s/>x =</text:p>
          </table:table-cell>
          <table:table-cell office:value-type="float" office:value="0.012014" calcext:value-type="float">
            <text:p>0.012014</text:p>
          </table:table-cell>
          <table:table-cell office:value-type="string" calcext:value-type="string">
            <text:p>, vel_x =</text:p>
          </table:table-cell>
          <table:table-cell office:value-type="float" office:value="-0.027678" calcext:value-type="float">
            <text:p>-0.027678</text:p>
          </table:table-cell>
        </table:table-row>
        <table:table-row table:style-name="ro1">
          <table:table-cell office:value-type="string" calcext:value-type="string">
            <text:p>[ INFO] [1525326889.581346582]:</text:p>
          </table:table-cell>
          <table:table-cell office:value-type="string" calcext:value-type="string">
            <text:p><text:s/>x =</text:p>
          </table:table-cell>
          <table:table-cell office:value-type="float" office:value="0.011149" calcext:value-type="float">
            <text:p>0.011149</text:p>
          </table:table-cell>
          <table:table-cell office:value-type="string" calcext:value-type="string">
            <text:p>, vel_x =</text:p>
          </table:table-cell>
          <table:table-cell office:value-type="float" office:value="-0.034944" calcext:value-type="float">
            <text:p>-0.034944</text:p>
          </table:table-cell>
        </table:table-row>
        <table:table-row table:style-name="ro1">
          <table:table-cell office:value-type="string" calcext:value-type="string">
            <text:p>[ INFO] [1525326889.600869023]:</text:p>
          </table:table-cell>
          <table:table-cell office:value-type="string" calcext:value-type="string">
            <text:p><text:s/>x =</text:p>
          </table:table-cell>
          <table:table-cell office:value-type="float" office:value="0.010558" calcext:value-type="float">
            <text:p>0.010558</text:p>
          </table:table-cell>
          <table:table-cell office:value-type="string" calcext:value-type="string">
            <text:p>, vel_x =</text:p>
          </table:table-cell>
          <table:table-cell office:value-type="float" office:value="-0.032614" calcext:value-type="float">
            <text:p>-0.032614</text:p>
          </table:table-cell>
        </table:table-row>
        <table:table-row table:style-name="ro1">
          <table:table-cell office:value-type="string" calcext:value-type="string">
            <text:p>[ INFO] [1525326889.621290575]:</text:p>
          </table:table-cell>
          <table:table-cell office:value-type="string" calcext:value-type="string">
            <text:p><text:s/>x =</text:p>
          </table:table-cell>
          <table:table-cell office:value-type="float" office:value="0.00976" calcext:value-type="float">
            <text:p>0.00976</text:p>
          </table:table-cell>
          <table:table-cell office:value-type="string" calcext:value-type="string">
            <text:p>, vel_x =</text:p>
          </table:table-cell>
          <table:table-cell office:value-type="float" office:value="-0.035844" calcext:value-type="float">
            <text:p>-0.035844</text:p>
          </table:table-cell>
        </table:table-row>
        <table:table-row table:style-name="ro1">
          <table:table-cell office:value-type="string" calcext:value-type="string">
            <text:p>[ INFO] [1525326889.640610496]:</text:p>
          </table:table-cell>
          <table:table-cell office:value-type="string" calcext:value-type="string">
            <text:p><text:s/>x =</text:p>
          </table:table-cell>
          <table:table-cell office:value-type="float" office:value="0.009254" calcext:value-type="float">
            <text:p>0.009254</text:p>
          </table:table-cell>
          <table:table-cell office:value-type="string" calcext:value-type="string">
            <text:p>, vel_x =</text:p>
          </table:table-cell>
          <table:table-cell office:value-type="float" office:value="-0.031003" calcext:value-type="float">
            <text:p>-0.031003</text:p>
          </table:table-cell>
        </table:table-row>
        <table:table-row table:style-name="ro1">
          <table:table-cell office:value-type="string" calcext:value-type="string">
            <text:p>[ INFO] [1525326889.661116046]:</text:p>
          </table:table-cell>
          <table:table-cell office:value-type="string" calcext:value-type="string">
            <text:p><text:s/>x =</text:p>
          </table:table-cell>
          <table:table-cell office:value-type="float" office:value="0.008848" calcext:value-type="float">
            <text:p>0.008848</text:p>
          </table:table-cell>
          <table:table-cell office:value-type="string" calcext:value-type="string">
            <text:p>, vel_x =</text:p>
          </table:table-cell>
          <table:table-cell office:value-type="float" office:value="-0.025412" calcext:value-type="float">
            <text:p>-0.025412</text:p>
          </table:table-cell>
        </table:table-row>
        <table:table-row table:style-name="ro1">
          <table:table-cell office:value-type="string" calcext:value-type="string">
            <text:p>[ INFO] [1525326889.681618628]:</text:p>
          </table:table-cell>
          <table:table-cell office:value-type="string" calcext:value-type="string">
            <text:p><text:s/>x =</text:p>
          </table:table-cell>
          <table:table-cell office:value-type="float" office:value="0.008393" calcext:value-type="float">
            <text:p>0.008393</text:p>
          </table:table-cell>
          <table:table-cell office:value-type="string" calcext:value-type="string">
            <text:p>, vel_x =</text:p>
          </table:table-cell>
          <table:table-cell office:value-type="float" office:value="-0.023797" calcext:value-type="float">
            <text:p>-0.023797</text:p>
          </table:table-cell>
        </table:table-row>
        <table:table-row table:style-name="ro1">
          <table:table-cell office:value-type="string" calcext:value-type="string">
            <text:p>[ INFO] [1525326889.701081592]:</text:p>
          </table:table-cell>
          <table:table-cell office:value-type="string" calcext:value-type="string">
            <text:p><text:s/>x =</text:p>
          </table:table-cell>
          <table:table-cell office:value-type="float" office:value="0.008098" calcext:value-type="float">
            <text:p>0.008098</text:p>
          </table:table-cell>
          <table:table-cell office:value-type="string" calcext:value-type="string">
            <text:p>, vel_x =</text:p>
          </table:table-cell>
          <table:table-cell office:value-type="float" office:value="-0.019493" calcext:value-type="float">
            <text:p>-0.019493</text:p>
          </table:table-cell>
        </table:table-row>
        <table:table-row table:style-name="ro1">
          <table:table-cell office:value-type="string" calcext:value-type="string">
            <text:p>[ INFO] [1525326889.721581108]:</text:p>
          </table:table-cell>
          <table:table-cell office:value-type="string" calcext:value-type="string">
            <text:p><text:s/>x =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, vel_x =</text:p>
          </table:table-cell>
          <table:table-cell office:value-type="float" office:value="-0.017881" calcext:value-type="float">
            <text:p>-0.017881</text:p>
          </table:table-cell>
        </table:table-row>
        <table:table-row table:style-name="ro1">
          <table:table-cell office:value-type="string" calcext:value-type="string">
            <text:p>[ INFO] [1525326889.741119534]:</text:p>
          </table:table-cell>
          <table:table-cell office:value-type="string" calcext:value-type="string">
            <text:p><text:s/>x =</text:p>
          </table:table-cell>
          <table:table-cell office:value-type="float" office:value="0.007529" calcext:value-type="float">
            <text:p>0.007529</text:p>
          </table:table-cell>
          <table:table-cell office:value-type="string" calcext:value-type="string">
            <text:p>, vel_x =</text:p>
          </table:table-cell>
          <table:table-cell office:value-type="float" office:value="-0.01494" calcext:value-type="float">
            <text:p>-0.01494</text:p>
          </table:table-cell>
        </table:table-row>
        <table:table-row table:style-name="ro1">
          <table:table-cell office:value-type="string" calcext:value-type="string">
            <text:p>[ INFO] [1525326889.761624337]:</text:p>
          </table:table-cell>
          <table:table-cell office:value-type="string" calcext:value-type="string">
            <text:p><text:s/>x =</text:p>
          </table:table-cell>
          <table:table-cell office:value-type="float" office:value="0.007322" calcext:value-type="float">
            <text:p>0.007322</text:p>
          </table:table-cell>
          <table:table-cell office:value-type="string" calcext:value-type="string">
            <text:p>, vel_x =</text:p>
          </table:table-cell>
          <table:table-cell office:value-type="float" office:value="-0.012532" calcext:value-type="float">
            <text:p>-0.012532</text:p>
          </table:table-cell>
        </table:table-row>
        <table:table-row table:style-name="ro1">
          <table:table-cell office:value-type="string" calcext:value-type="string">
            <text:p>[ INFO] [1525326889.781485601]:</text:p>
          </table:table-cell>
          <table:table-cell office:value-type="string" calcext:value-type="string">
            <text:p><text:s/>x =</text:p>
          </table:table-cell>
          <table:table-cell office:value-type="float" office:value="0.007138" calcext:value-type="float">
            <text:p>0.007138</text:p>
          </table:table-cell>
          <table:table-cell office:value-type="string" calcext:value-type="string">
            <text:p>, vel_x =</text:p>
          </table:table-cell>
          <table:table-cell office:value-type="float" office:value="-0.010899" calcext:value-type="float">
            <text:p>-0.010899</text:p>
          </table:table-cell>
        </table:table-row>
        <table:table-row table:style-name="ro1">
          <table:table-cell office:value-type="string" calcext:value-type="string">
            <text:p>[ INFO] [1525326889.800959152]:</text:p>
          </table:table-cell>
          <table:table-cell office:value-type="string" calcext:value-type="string">
            <text:p><text:s/>x =</text:p>
          </table:table-cell>
          <table:table-cell office:value-type="float" office:value="0.007068" calcext:value-type="float">
            <text:p>0.007068</text:p>
          </table:table-cell>
          <table:table-cell office:value-type="string" calcext:value-type="string">
            <text:p>, vel_x =</text:p>
          </table:table-cell>
          <table:table-cell office:value-type="float" office:value="-0.007232" calcext:value-type="float">
            <text:p>-0.007232</text:p>
          </table:table-cell>
        </table:table-row>
        <table:table-row table:style-name="ro1">
          <table:table-cell office:value-type="string" calcext:value-type="string">
            <text:p>[ INFO] [1525326889.821475275]:</text:p>
          </table:table-cell>
          <table:table-cell office:value-type="string" calcext:value-type="string">
            <text:p><text:s/>x =</text:p>
          </table:table-cell>
          <table:table-cell office:value-type="float" office:value="0.007057" calcext:value-type="float">
            <text:p>0.007057</text:p>
          </table:table-cell>
          <table:table-cell office:value-type="string" calcext:value-type="string">
            <text:p>, vel_x =</text:p>
          </table:table-cell>
          <table:table-cell office:value-type="float" office:value="-0.003893" calcext:value-type="float">
            <text:p>-0.003893</text:p>
          </table:table-cell>
        </table:table-row>
        <table:table-row table:style-name="ro1">
          <table:table-cell office:value-type="string" calcext:value-type="string">
            <text:p>[ INFO] [1525326889.840904023]:</text:p>
          </table:table-cell>
          <table:table-cell office:value-type="string" calcext:value-type="string">
            <text:p><text:s/>x =</text:p>
          </table:table-cell>
          <table:table-cell office:value-type="float" office:value="0.006996" calcext:value-type="float">
            <text:p>0.006996</text:p>
          </table:table-cell>
          <table:table-cell office:value-type="string" calcext:value-type="string">
            <text:p>, vel_x =</text:p>
          </table:table-cell>
          <table:table-cell office:value-type="float" office:value="-0.003524" calcext:value-type="float">
            <text:p>-0.003524</text:p>
          </table:table-cell>
        </table:table-row>
        <table:table-row table:style-name="ro1">
          <table:table-cell office:value-type="string" calcext:value-type="string">
            <text:p>[ INFO] [1525326889.861431620]:</text:p>
          </table:table-cell>
          <table:table-cell office:value-type="string" calcext:value-type="string">
            <text:p><text:s/>x =</text:p>
          </table:table-cell>
          <table:table-cell office:value-type="float" office:value="0.006936" calcext:value-type="float">
            <text:p>0.006936</text:p>
          </table:table-cell>
          <table:table-cell office:value-type="string" calcext:value-type="string">
            <text:p>, vel_x =</text:p>
          </table:table-cell>
          <table:table-cell office:value-type="float" office:value="-0.003221" calcext:value-type="float">
            <text:p>-0.003221</text:p>
          </table:table-cell>
        </table:table-row>
        <table:table-row table:style-name="ro1">
          <table:table-cell office:value-type="string" calcext:value-type="string">
            <text:p>[ INFO] [1525326889.881014938]:</text:p>
          </table:table-cell>
          <table:table-cell office:value-type="string" calcext:value-type="string">
            <text:p><text:s/>x =</text:p>
          </table:table-cell>
          <table:table-cell office:value-type="float" office:value="0.006916" calcext:value-type="float">
            <text:p>0.006916</text:p>
          </table:table-cell>
          <table:table-cell office:value-type="string" calcext:value-type="string">
            <text:p>, vel_x =</text:p>
          </table:table-cell>
          <table:table-cell office:value-type="float" office:value="-0.002119" calcext:value-type="float">
            <text:p>-0.002119</text:p>
          </table:table-cell>
        </table:table-row>
        <table:table-row table:style-name="ro1">
          <table:table-cell office:value-type="string" calcext:value-type="string">
            <text:p>[ INFO] [1525326889.901555889]:</text:p>
          </table:table-cell>
          <table:table-cell office:value-type="string" calcext:value-type="string">
            <text:p><text:s/>x =</text:p>
          </table:table-cell>
          <table:table-cell office:value-type="float" office:value="0.006856" calcext:value-type="float">
            <text:p>0.006856</text:p>
          </table:table-cell>
          <table:table-cell office:value-type="string" calcext:value-type="string">
            <text:p>, vel_x =</text:p>
          </table:table-cell>
          <table:table-cell office:value-type="float" office:value="-0.002525" calcext:value-type="float">
            <text:p>-0.002525</text:p>
          </table:table-cell>
        </table:table-row>
        <table:table-row table:style-name="ro1">
          <table:table-cell office:value-type="string" calcext:value-type="string">
            <text:p>[ INFO] [1525326889.921037032]:</text:p>
          </table:table-cell>
          <table:table-cell office:value-type="string" calcext:value-type="string">
            <text:p><text:s/>x =</text:p>
          </table:table-cell>
          <table:table-cell office:value-type="float" office:value="0.006816" calcext:value-type="float">
            <text:p>0.006816</text:p>
          </table:table-cell>
          <table:table-cell office:value-type="string" calcext:value-type="string">
            <text:p>, vel_x =</text:p>
          </table:table-cell>
          <table:table-cell office:value-type="float" office:value="-0.002282" calcext:value-type="float">
            <text:p>-0.002282</text:p>
          </table:table-cell>
        </table:table-row>
        <table:table-row table:style-name="ro1">
          <table:table-cell office:value-type="string" calcext:value-type="string">
            <text:p>[ INFO] [1525326889.941570435]:</text:p>
          </table:table-cell>
          <table:table-cell office:value-type="string" calcext:value-type="string">
            <text:p><text:s/>x =</text:p>
          </table:table-cell>
          <table:table-cell office:value-type="float" office:value="0.006831" calcext:value-type="float">
            <text:p>0.006831</text:p>
          </table:table-cell>
          <table:table-cell office:value-type="string" calcext:value-type="string">
            <text:p>, vel_x =</text:p>
          </table:table-cell>
          <table:table-cell office:value-type="float" office:value="-0.000768" calcext:value-type="float">
            <text:p>-0.000768</text:p>
          </table:table-cell>
        </table:table-row>
        <table:table-row table:style-name="ro1">
          <table:table-cell office:value-type="string" calcext:value-type="string">
            <text:p>[ INFO] [1525326889.961061984]:</text:p>
          </table:table-cell>
          <table:table-cell office:value-type="string" calcext:value-type="string">
            <text:p><text:s/>x =</text:p>
          </table:table-cell>
          <table:table-cell office:value-type="float" office:value="0.006912" calcext:value-type="float">
            <text:p>0.006912</text:p>
          </table:table-cell>
          <table:table-cell office:value-type="string" calcext:value-type="string">
            <text:p>, vel_x =</text:p>
          </table:table-cell>
          <table:table-cell office:value-type="float" office:value="0.001691" calcext:value-type="float">
            <text:p>0.001691</text:p>
          </table:table-cell>
        </table:table-row>
        <table:table-row table:style-name="ro1">
          <table:table-cell office:value-type="string" calcext:value-type="string">
            <text:p>[ INFO] [1525326889.981579091]:</text:p>
          </table:table-cell>
          <table:table-cell office:value-type="string" calcext:value-type="string">
            <text:p><text:s/>x =</text:p>
          </table:table-cell>
          <table:table-cell office:value-type="float" office:value="0.006965" calcext:value-type="float">
            <text:p>0.006965</text:p>
          </table:table-cell>
          <table:table-cell office:value-type="string" calcext:value-type="string">
            <text:p>, vel_x =</text:p>
          </table:table-cell>
          <table:table-cell office:value-type="float" office:value="0.002123" calcext:value-type="float">
            <text:p>0.002123</text:p>
          </table:table-cell>
        </table:table-row>
        <table:table-row table:style-name="ro1">
          <table:table-cell office:value-type="string" calcext:value-type="string">
            <text:p>[ INFO] [1525326890.001061814]:</text:p>
          </table:table-cell>
          <table:table-cell office:value-type="string" calcext:value-type="string">
            <text:p><text:s/>x =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, vel_x =</text:p>
          </table:table-cell>
          <table:table-cell office:value-type="float" office:value="0.002718" calcext:value-type="float">
            <text:p>0.002718</text:p>
          </table:table-cell>
        </table:table-row>
        <table:table-row table:style-name="ro1">
          <table:table-cell office:value-type="string" calcext:value-type="string">
            <text:p>[ INFO] [1525326890.021510220]:</text:p>
          </table:table-cell>
          <table:table-cell office:value-type="string" calcext:value-type="string">
            <text:p><text:s/>x =</text:p>
          </table:table-cell>
          <table:table-cell office:value-type="float" office:value="0.007188" calcext:value-type="float">
            <text:p>0.007188</text:p>
          </table:table-cell>
          <table:table-cell office:value-type="string" calcext:value-type="string">
            <text:p>, vel_x =</text:p>
          </table:table-cell>
          <table:table-cell office:value-type="float" office:value="0.005238" calcext:value-type="float">
            <text:p>0.005238</text:p>
          </table:table-cell>
        </table:table-row>
        <table:table-row table:style-name="ro1">
          <table:table-cell office:value-type="string" calcext:value-type="string">
            <text:p>[ INFO] [1525326890.040958557]:</text:p>
          </table:table-cell>
          <table:table-cell office:value-type="string" calcext:value-type="string">
            <text:p><text:s/>x =</text:p>
          </table:table-cell>
          <table:table-cell office:value-type="float" office:value="0.007316" calcext:value-type="float">
            <text:p>0.007316</text:p>
          </table:table-cell>
          <table:table-cell office:value-type="string" calcext:value-type="string">
            <text:p>, vel_x =</text:p>
          </table:table-cell>
          <table:table-cell office:value-type="float" office:value="0.00591" calcext:value-type="float">
            <text:p>0.00591</text:p>
          </table:table-cell>
        </table:table-row>
        <table:table-row table:style-name="ro1">
          <table:table-cell office:value-type="string" calcext:value-type="string">
            <text:p>[ INFO] [1525326890.061350651]:</text:p>
          </table:table-cell>
          <table:table-cell office:value-type="string" calcext:value-type="string">
            <text:p><text:s/>x =</text:p>
          </table:table-cell>
          <table:table-cell office:value-type="float" office:value="0.007416" calcext:value-type="float">
            <text:p>0.007416</text:p>
          </table:table-cell>
          <table:table-cell office:value-type="string" calcext:value-type="string">
            <text:p>, vel_x =</text:p>
          </table:table-cell>
          <table:table-cell office:value-type="float" office:value="0.005416" calcext:value-type="float">
            <text:p>0.005416</text:p>
          </table:table-cell>
        </table:table-row>
        <table:table-row table:style-name="ro1">
          <table:table-cell office:value-type="string" calcext:value-type="string">
            <text:p>[ INFO] [1525326890.080740794]:</text:p>
          </table:table-cell>
          <table:table-cell office:value-type="string" calcext:value-type="string">
            <text:p><text:s/>x =</text:p>
          </table:table-cell>
          <table:table-cell office:value-type="float" office:value="0.007544" calcext:value-type="float">
            <text:p>0.007544</text:p>
          </table:table-cell>
          <table:table-cell office:value-type="string" calcext:value-type="string">
            <text:p>, vel_x =</text:p>
          </table:table-cell>
          <table:table-cell office:value-type="float" office:value="0.005999" calcext:value-type="float">
            <text:p>0.005999</text:p>
          </table:table-cell>
        </table:table-row>
        <table:table-row table:style-name="ro1">
          <table:table-cell office:value-type="string" calcext:value-type="string">
            <text:p>[ INFO] [1525326890.101183570]:</text:p>
          </table:table-cell>
          <table:table-cell office:value-type="string" calcext:value-type="string">
            <text:p><text:s/>x =</text:p>
          </table:table-cell>
          <table:table-cell office:value-type="float" office:value="0.007546" calcext:value-type="float">
            <text:p>0.007546</text:p>
          </table:table-cell>
          <table:table-cell office:value-type="string" calcext:value-type="string">
            <text:p>, vel_x =</text:p>
          </table:table-cell>
          <table:table-cell office:value-type="float" office:value="0.003038" calcext:value-type="float">
            <text:p>0.003038</text:p>
          </table:table-cell>
        </table:table-row>
        <table:table-row table:style-name="ro1">
          <table:table-cell office:value-type="string" calcext:value-type="string">
            <text:p>[ INFO] [1525326890.121601496]:</text:p>
          </table:table-cell>
          <table:table-cell office:value-type="string" calcext:value-type="string">
            <text:p><text:s/>x =</text:p>
          </table:table-cell>
          <table:table-cell office:value-type="float" office:value="0.007586" calcext:value-type="float">
            <text:p>0.007586</text:p>
          </table:table-cell>
          <table:table-cell office:value-type="string" calcext:value-type="string">
            <text:p>, vel_x =</text:p>
          </table:table-cell>
          <table:table-cell office:value-type="float" office:value="0.002513" calcext:value-type="float">
            <text:p>0.002513</text:p>
          </table:table-cell>
        </table:table-row>
        <table:table-row table:style-name="ro1">
          <table:table-cell office:value-type="string" calcext:value-type="string">
            <text:p>[ INFO] [1525326890.141076335]:</text:p>
          </table:table-cell>
          <table:table-cell office:value-type="string" calcext:value-type="string">
            <text:p><text:s/>x =</text:p>
          </table:table-cell>
          <table:table-cell office:value-type="float" office:value="0.007585" calcext:value-type="float">
            <text:p>0.007585</text:p>
          </table:table-cell>
          <table:table-cell office:value-type="string" calcext:value-type="string">
            <text:p>, vel_x =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string" calcext:value-type="string">
            <text:p>[ INFO] [1525326890.161524158]:</text:p>
          </table:table-cell>
          <table:table-cell office:value-type="string" calcext:value-type="string">
            <text:p><text:s/>x =</text:p>
          </table:table-cell>
          <table:table-cell office:value-type="float" office:value="0.007621" calcext:value-type="float">
            <text:p>0.007621</text:p>
          </table:table-cell>
          <table:table-cell office:value-type="string" calcext:value-type="string">
            <text:p>, vel_x =</text:p>
          </table:table-cell>
          <table:table-cell office:value-type="float" office:value="0.001491" calcext:value-type="float">
            <text:p>0.001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5:48:23.007348379</meta:creation-date>
    <dc:date>2018-05-03T16:07:55.944727064</dc:date>
    <meta:editing-duration>PT4M32S</meta:editing-duration>
    <meta:editing-cycles>1</meta:editing-cycles>
    <meta:document-statistic meta:table-count="2" meta:cell-count="3344" meta:object-count="4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3.141cm" svg:y="4.203cm" style:legend-expansion="high" chart:style-name="ch2"/>
        <chart:plot-area chart:style-name="ch3" table:cell-range-address="Sheet1.B1:Sheet1.B488" svg:x="0.319cm" svg:y="0.18cm" svg:width="12.503cm" svg:height="8.645cm">
          <chartooo:coordinate-region svg:x="1.046cm" svg:y="0.38cm" svg:width="11.776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88" chart:class="chart:line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5315">
                <text:p>0.205315</text:p>
                <draw:g>
                  <svg:desc>Sheet1.B1:Sheet1.B4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884">
                <text:p>0.207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9473">
                <text:p>0.209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1878">
                <text:p>0.211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3478">
                <text:p>0.213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4954">
                <text:p>0.214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7217">
                <text:p>0.217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8627">
                <text:p>0.218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09">
                <text:p>0.2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287">
                <text:p>0.222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766">
                <text:p>0.223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5949">
                <text:p>0.225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415">
                <text:p>0.227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716">
                <text:p>0.229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1276">
                <text:p>0.231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2864">
                <text:p>0.232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201">
                <text:p>0.235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6657">
                <text:p>0.236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9002">
                <text:p>0.239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0567">
                <text:p>0.240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2096">
                <text:p>0.242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449">
                <text:p>0.24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6026">
                <text:p>0.246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429">
                <text:p>0.248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9979">
                <text:p>0.249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1561">
                <text:p>0.251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041">
                <text:p>0.254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5666">
                <text:p>0.255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8156">
                <text:p>0.258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9679">
                <text:p>0.259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1266">
                <text:p>0.261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3501">
                <text:p>0.263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4998">
                <text:p>0.264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7043">
                <text:p>0.267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838">
                <text:p>0.26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8">
                <text:p>0.2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1583">
                <text:p>0.271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2725">
                <text:p>0.272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4206">
                <text:p>0.274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5188">
                <text:p>0.275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606">
                <text:p>0.276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742">
                <text:p>0.27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8403">
                <text:p>0.278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9913">
                <text:p>0.279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0932">
                <text:p>0.280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965">
                <text:p>0.281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3537">
                <text:p>0.2835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466">
                <text:p>0.28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643">
                <text:p>0.28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7611">
                <text:p>0.287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8858">
                <text:p>0.288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0785">
                <text:p>0.290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2106">
                <text:p>0.292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552">
                <text:p>0.29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7018">
                <text:p>0.297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9352">
                <text:p>0.299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0916">
                <text:p>0.3009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3319">
                <text:p>0.303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5078">
                <text:p>0.305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7635">
                <text:p>0.307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9311">
                <text:p>0.309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097">
                <text:p>0.310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3665">
                <text:p>0.313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5499">
                <text:p>0.315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7416">
                <text:p>0.317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0316">
                <text:p>0.320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2443">
                <text:p>0.3224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5618">
                <text:p>0.3256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795">
                <text:p>0.32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0271">
                <text:p>0.330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3747">
                <text:p>0.333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6097">
                <text:p>0.336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9495">
                <text:p>0.339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1766">
                <text:p>0.341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4145">
                <text:p>0.344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7499">
                <text:p>0.347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9843">
                <text:p>0.349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338">
                <text:p>0.35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5801">
                <text:p>0.355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8326">
                <text:p>0.358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4501">
                <text:p>0.3645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8333">
                <text:p>0.368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70996">
                <text:p>0.370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366">
                <text:p>0.373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7584">
                <text:p>0.377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0104">
                <text:p>0.380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3995">
                <text:p>0.383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6618">
                <text:p>0.386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0512">
                <text:p>0.390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3183">
                <text:p>0.3931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5863">
                <text:p>0.395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005">
                <text:p>0.40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2928">
                <text:p>0.402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5853">
                <text:p>0.405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0288">
                <text:p>0.4102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13257">
                <text:p>0.4132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7571">
                <text:p>0.417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20449">
                <text:p>0.4204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3348">
                <text:p>0.4233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7458">
                <text:p>0.427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0206">
                <text:p>0.430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4181">
                <text:p>0.4341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6851">
                <text:p>0.4368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9481">
                <text:p>0.439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3381">
                <text:p>0.4433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6003">
                <text:p>0.446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0019">
                <text:p>0.450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2712">
                <text:p>0.4527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6928">
                <text:p>0.456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9911">
                <text:p>0.459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62959">
                <text:p>0.4629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7677">
                <text:p>0.467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0905">
                <text:p>0.4709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4202">
                <text:p>0.4742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9284">
                <text:p>0.4792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2714">
                <text:p>0.482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7793">
                <text:p>0.487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1188">
                <text:p>0.491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467">
                <text:p>0.494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9942">
                <text:p>0.4999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03497">
                <text:p>0.5034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8651">
                <text:p>0.508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2082">
                <text:p>0.512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5693">
                <text:p>0.5156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0902">
                <text:p>0.520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428">
                <text:p>0.524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9381">
                <text:p>0.5293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2805">
                <text:p>0.532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6167">
                <text:p>0.536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1108">
                <text:p>0.541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4409">
                <text:p>0.544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9309">
                <text:p>0.5493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2576">
                <text:p>0.552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582">
                <text:p>0.55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086">
                <text:p>0.560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4197">
                <text:p>0.564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9336">
                <text:p>0.569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2793">
                <text:p>0.5727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1373">
                <text:p>0.581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482">
                <text:p>0.584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0057">
                <text:p>0.590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3649">
                <text:p>0.593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7308">
                <text:p>0.597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02926">
                <text:p>0.602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6767">
                <text:p>0.6067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2499">
                <text:p>0.612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6408">
                <text:p>0.6164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2402">
                <text:p>0.622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26568">
                <text:p>0.6265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0694">
                <text:p>0.630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6974">
                <text:p>0.636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1337">
                <text:p>0.6413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5785">
                <text:p>0.645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2479">
                <text:p>0.6524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6914">
                <text:p>0.656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3602">
                <text:p>0.663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8065">
                <text:p>0.668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5051">
                <text:p>0.6750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9733">
                <text:p>0.679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4385">
                <text:p>0.684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91402">
                <text:p>0.6914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96187">
                <text:p>0.6961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01042">
                <text:p>0.7010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08169">
                <text:p>0.7081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12922">
                <text:p>0.7129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20045">
                <text:p>0.7200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24784">
                <text:p>0.7247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9541">
                <text:p>0.7295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36733">
                <text:p>0.7367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41642">
                <text:p>0.7416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48882">
                <text:p>0.7488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53625">
                <text:p>0.753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829">
                <text:p>0.758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5353">
                <text:p>0.7653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992">
                <text:p>0.769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6697">
                <text:p>0.7766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24">
                <text:p>0.781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8565">
                <text:p>0.785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92305">
                <text:p>0.7923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9665">
                <text:p>0.796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03159">
                <text:p>0.8031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07517">
                <text:p>0.807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1812">
                <text:p>0.811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8148">
                <text:p>0.8181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22246">
                <text:p>0.8222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8028">
                <text:p>0.8280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1579">
                <text:p>0.831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34904">
                <text:p>0.834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39567">
                <text:p>0.8395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2496">
                <text:p>0.8424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46747">
                <text:p>0.8467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49433">
                <text:p>0.8494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52146">
                <text:p>0.852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56167">
                <text:p>0.8561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58708">
                <text:p>0.8587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2504">
                <text:p>0.8625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4931">
                <text:p>0.8649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7126">
                <text:p>0.8671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70119">
                <text:p>0.870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72019">
                <text:p>0.8720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74629">
                <text:p>0.8746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76378">
                <text:p>0.8763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7789">
                <text:p>0.877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80305">
                <text:p>0.880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82056">
                <text:p>0.8820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84971">
                <text:p>0.8849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86845">
                <text:p>0.8868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88811">
                <text:p>0.8888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91463">
                <text:p>0.8914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92974">
                <text:p>0.892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5101">
                <text:p>0.895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6588">
                <text:p>0.896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7874">
                <text:p>0.8978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9555">
                <text:p>0.899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0786">
                <text:p>0.9007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02636">
                <text:p>0.902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03968">
                <text:p>0.903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5014">
                <text:p>0.905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731">
                <text:p>0.9057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5996">
                <text:p>0.9059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0629">
                <text:p>0.906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06355">
                <text:p>0.9063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6345">
                <text:p>0.906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0645">
                <text:p>0.906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06729">
                <text:p>0.9067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07528">
                <text:p>0.9075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08112">
                <text:p>0.908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08657">
                <text:p>0.9086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09123">
                <text:p>0.9091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09136">
                <text:p>0.9091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0903">
                <text:p>0.909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08983">
                <text:p>0.9089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0909">
                <text:p>0.909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09668">
                <text:p>0.9096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10646">
                <text:p>0.9106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13041">
                <text:p>0.9130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15052">
                <text:p>0.9150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1743">
                <text:p>0.917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21281">
                <text:p>0.9212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23836">
                <text:p>0.9238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27525">
                <text:p>0.927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29845">
                <text:p>0.9298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32106">
                <text:p>0.9321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5206">
                <text:p>0.9352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36953">
                <text:p>0.9369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3879">
                <text:p>0.938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3956">
                <text:p>0.93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4084">
                <text:p>0.94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4199">
                <text:p>0.94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43285">
                <text:p>0.9432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44934">
                <text:p>0.9449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45744">
                <text:p>0.9457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46568">
                <text:p>0.9465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47929">
                <text:p>0.9479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48864">
                <text:p>0.948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50093">
                <text:p>0.9500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52656">
                <text:p>0.9526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53826">
                <text:p>0.9538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54967">
                <text:p>0.9549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56686">
                <text:p>0.9566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57798">
                <text:p>0.9577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58533">
                <text:p>0.958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59535">
                <text:p>0.9595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59897">
                <text:p>0.9598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6048">
                <text:p>0.960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60551">
                <text:p>0.9605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61026">
                <text:p>0.9610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6144">
                <text:p>0.96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61577">
                <text:p>0.9615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6185">
                <text:p>0.96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62087">
                <text:p>0.9620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62204">
                <text:p>0.9622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62608">
                <text:p>0.9626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6279">
                <text:p>0.962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63287">
                <text:p>0.9632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63639">
                <text:p>0.9636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64161">
                <text:p>0.9641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64389">
                <text:p>0.9643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64634">
                <text:p>0.9646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65261">
                <text:p>0.9652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65714">
                <text:p>0.9657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65874">
                <text:p>0.9658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65537">
                <text:p>0.9655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65601">
                <text:p>0.965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65552">
                <text:p>0.9655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66128">
                <text:p>0.9661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6761">
                <text:p>0.967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895">
                <text:p>0.968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0567">
                <text:p>0.9705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3127">
                <text:p>0.9731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5061">
                <text:p>0.9750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7541">
                <text:p>0.9775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21">
                <text:p>0.9791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833">
                <text:p>0.9798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80532">
                <text:p>0.9805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81174">
                <text:p>0.981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81199">
                <text:p>0.9811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80856">
                <text:p>0.9808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80668">
                <text:p>0.9806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80733">
                <text:p>0.9807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80863">
                <text:p>0.9808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80779">
                <text:p>0.9807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0834">
                <text:p>0.980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81233">
                <text:p>0.9812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82116">
                <text:p>0.9821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8351">
                <text:p>0.983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85757">
                <text:p>0.9857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87364">
                <text:p>0.9873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0196">
                <text:p>0.9901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2603">
                <text:p>0.9926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6533">
                <text:p>0.9965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8863">
                <text:p>0.9988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00897">
                <text:p>1.0008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003479">
                <text:p>1.0034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05312">
                <text:p>1.0053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07966">
                <text:p>1.0079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09443">
                <text:p>1.0094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10506">
                <text:p>1.0105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011754">
                <text:p>1.0117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1266">
                <text:p>1.012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13803">
                <text:p>1.0138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15138">
                <text:p>1.015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16431">
                <text:p>1.0164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17227">
                <text:p>1.0172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17626">
                <text:p>1.0176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18007">
                <text:p>1.018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018471">
                <text:p>1.0184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18537">
                <text:p>1.0185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019514">
                <text:p>1.0195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20205">
                <text:p>1.0202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21068">
                <text:p>1.0210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21675">
                <text:p>1.0216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21722">
                <text:p>1.0217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21532">
                <text:p>1.0215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21321">
                <text:p>1.0213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20891">
                <text:p>1.0208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20271">
                <text:p>1.0202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19789">
                <text:p>1.0197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019246">
                <text:p>1.0192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1901">
                <text:p>1.019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1865">
                <text:p>1.018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1765">
                <text:p>1.017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16796">
                <text:p>1.0167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1557">
                <text:p>1.015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14691">
                <text:p>1.014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13503">
                <text:p>1.0135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12484">
                <text:p>1.0124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11588">
                <text:p>1.0115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010529">
                <text:p>1.0105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10108">
                <text:p>1.0101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09763">
                <text:p>1.0097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09713">
                <text:p>1.0097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09484">
                <text:p>1.0094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09277">
                <text:p>1.0092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09055">
                <text:p>1.0090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08696">
                <text:p>1.0086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0858">
                <text:p>1.008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0877">
                <text:p>1.008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09219">
                <text:p>1.0092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09416">
                <text:p>1.0094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09828">
                <text:p>1.0098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10512">
                <text:p>1.0105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010636">
                <text:p>1.0106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11356">
                <text:p>1.0113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012277">
                <text:p>1.0122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13224">
                <text:p>1.0132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01405">
                <text:p>1.014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14646">
                <text:p>1.014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15152">
                <text:p>1.0151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15681">
                <text:p>1.015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1703">
                <text:p>1.017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17574">
                <text:p>1.0175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17837">
                <text:p>1.0178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18268">
                <text:p>1.0182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018928">
                <text:p>1.0189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19166">
                <text:p>1.0191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019211">
                <text:p>1.0192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20381">
                <text:p>1.0203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21161">
                <text:p>1.0211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22332">
                <text:p>1.0223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24424">
                <text:p>1.0244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25854">
                <text:p>1.0258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27222">
                <text:p>1.0272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29253">
                <text:p>1.0292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30836">
                <text:p>1.0308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32395">
                <text:p>1.0323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34074">
                <text:p>1.0340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35079">
                <text:p>1.0350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36811">
                <text:p>1.0368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36736">
                <text:p>1.036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37484">
                <text:p>1.0374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037382">
                <text:p>1.0373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36938">
                <text:p>1.0369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36055">
                <text:p>1.0360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34611">
                <text:p>1.0346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32674">
                <text:p>1.0326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31043">
                <text:p>1.0310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29928">
                <text:p>1.0299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27283">
                <text:p>1.0272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25274">
                <text:p>1.0252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21909">
                <text:p>1.0219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19476">
                <text:p>1.0194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18247">
                <text:p>1.0182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15476">
                <text:p>1.0154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1439">
                <text:p>1.014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13113">
                <text:p>1.0131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11075">
                <text:p>1.0110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10119">
                <text:p>1.0101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08506">
                <text:p>1.0085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07151">
                <text:p>1.0071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05604">
                <text:p>1.0056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03879">
                <text:p>1.0038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02285">
                <text:p>1.0022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9923">
                <text:p>0.9999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8013">
                <text:p>0.9980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6207">
                <text:p>0.9962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435">
                <text:p>0.994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3523">
                <text:p>0.9935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2532">
                <text:p>0.9925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1706">
                <text:p>0.9917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0962">
                <text:p>0.9909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0166">
                <text:p>0.9901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89986">
                <text:p>0.9899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89566">
                <text:p>0.9895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8922">
                <text:p>0.989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886">
                <text:p>0.98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88164">
                <text:p>0.9881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88082">
                <text:p>0.9880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87937">
                <text:p>0.9879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8807">
                <text:p>0.988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88109">
                <text:p>0.9881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88467">
                <text:p>0.9884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88729">
                <text:p>0.9887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89223">
                <text:p>0.9892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89499">
                <text:p>0.9894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89557">
                <text:p>0.9895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89458">
                <text:p>0.9894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89406">
                <text:p>0.9894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89101">
                <text:p>0.989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88929">
                <text:p>0.9889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8859">
                <text:p>0.98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88449">
                <text:p>0.9884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8823">
                <text:p>0.988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88109">
                <text:p>0.9881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88102">
                <text:p>0.9881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87989">
                <text:p>0.9879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87755">
                <text:p>0.9877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87452">
                <text:p>0.9874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86751">
                <text:p>0.9867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86307">
                <text:p>0.9863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85551">
                <text:p>0.9855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5059">
                <text:p>0.9850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8445">
                <text:p>0.984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8385">
                <text:p>0.983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83557">
                <text:p>0.9835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83088">
                <text:p>0.9830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82812">
                <text:p>0.9828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82581">
                <text:p>0.9825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82229">
                <text:p>0.9822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82148">
                <text:p>0.9821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82048">
                <text:p>0.9820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8201">
                <text:p>0.982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82023">
                <text:p>0.9820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82127">
                <text:p>0.9821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82251">
                <text:p>0.9822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82416">
                <text:p>0.9824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82673">
                <text:p>0.9826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82827">
                <text:p>0.9828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82917">
                <text:p>0.9829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83112">
                <text:p>0.9831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83285">
                <text:p>0.9832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83456">
                <text:p>0.9834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83675">
                <text:p>0.9836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84128">
                <text:p>0.984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84499">
                <text:p>0.9844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85059">
                <text:p>0.9850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85362">
                <text:p>0.9853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85689">
                <text:p>0.9856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85959">
                <text:p>0.9859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86159">
                <text:p>0.9861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86331">
                <text:p>0.9863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86678">
                <text:p>0.9866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86924">
                <text:p>0.986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3.169cm" svg:y="4.204cm" style:legend-expansion="high" chart:style-name="ch2"/>
        <chart:plot-area chart:style-name="ch3" table:cell-range-address="Sheet1.C1:Sheet1.C488" svg:x="0.32cm" svg:y="0.18cm" svg:width="12.529cm" svg:height="8.646cm">
          <chartooo:coordinate-region svg:x="1.153cm" svg:y="0.379cm" svg:width="11.69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88" chart:class="chart:line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5929">
                <text:p>0.095929</text:p>
                <draw:g>
                  <svg:desc>Sheet1.C1:Sheet1.C4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745">
                <text:p>0.113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53">
                <text:p>0.09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418">
                <text:p>0.109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782">
                <text:p>0.093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609">
                <text:p>0.084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61">
                <text:p>0.09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5052">
                <text:p>0.085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04">
                <text:p>0.09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689">
                <text:p>0.08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8371">
                <text:p>0.078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926">
                <text:p>0.094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202">
                <text:p>0.083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0737">
                <text:p>0.100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8314">
                <text:p>0.088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816">
                <text:p>0.084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9712">
                <text:p>0.099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223">
                <text:p>0.087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956">
                <text:p>0.100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0758">
                <text:p>0.090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284">
                <text:p>0.08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9141">
                <text:p>0.089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5543">
                <text:p>0.105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0613">
                <text:p>0.090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5886">
                <text:p>0.085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121">
                <text:p>0.103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133">
                <text:p>0.093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7232">
                <text:p>0.107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768">
                <text:p>0.09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5045">
                <text:p>0.085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9992">
                <text:p>0.099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6627">
                <text:p>0.0866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5739">
                <text:p>0.095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397">
                <text:p>0.08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552">
                <text:p>0.076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745">
                <text:p>0.0817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206">
                <text:p>0.070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1132">
                <text:p>0.071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0729">
                <text:p>0.06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1642">
                <text:p>0.051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0716">
                <text:p>0.060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285">
                <text:p>0.0542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5856">
                <text:p>0.065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7778">
                <text:p>0.05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5363">
                <text:p>0.055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5975">
                <text:p>0.065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1718">
                <text:p>0.061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281">
                <text:p>0.074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7309">
                <text:p>0.067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4175">
                <text:p>0.064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1632">
                <text:p>0.081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3107">
                <text:p>0.073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8734">
                <text:p>0.08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783">
                <text:p>0.07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7287">
                <text:p>0.077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5386">
                <text:p>0.0953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7842">
                <text:p>0.0878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2305">
                <text:p>0.102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6189">
                <text:p>0.096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0386">
                <text:p>0.110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8126">
                <text:p>0.098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1281">
                <text:p>0.091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1728">
                <text:p>0.111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3258">
                <text:p>0.103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8632">
                <text:p>0.0986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0556">
                <text:p>0.120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5358">
                <text:p>0.1153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5213">
                <text:p>0.135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4919">
                <text:p>0.124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2128">
                <text:p>0.122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6009">
                <text:p>0.146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3427">
                <text:p>0.133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944">
                <text:p>0.149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2764">
                <text:p>0.132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4226">
                <text:p>0.124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8428">
                <text:p>0.148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1107">
                <text:p>0.131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088">
                <text:p>0.1560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6995">
                <text:p>0.136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3428">
                <text:p>0.133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6844">
                <text:p>0.156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1346">
                <text:p>0.141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4025">
                <text:p>0.164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004">
                <text:p>0.15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3187">
                <text:p>0.143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7218">
                <text:p>0.167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8093">
                <text:p>0.1480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8751">
                <text:p>0.168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1623">
                <text:p>0.151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0466">
                <text:p>0.1704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3533">
                <text:p>0.1535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2118">
                <text:p>0.142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8866">
                <text:p>0.178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9569">
                <text:p>0.1595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4726">
                <text:p>0.154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545">
                <text:p>0.18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8822">
                <text:p>0.1688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9535">
                <text:p>0.189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8538">
                <text:p>0.1685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4822">
                <text:p>0.1548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243">
                <text:p>0.18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8163">
                <text:p>0.158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1057">
                <text:p>0.1810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5633">
                <text:p>0.155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175">
                <text:p>0.145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1944">
                <text:p>0.1719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9883">
                <text:p>0.1498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77847">
                <text:p>0.1778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4712">
                <text:p>0.1547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5327">
                <text:p>0.185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5501">
                <text:p>0.1655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118">
                <text:p>0.16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5594">
                <text:p>0.195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0302">
                <text:p>0.1803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9856">
                <text:p>0.169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5427">
                <text:p>0.215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1446">
                <text:p>0.1914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7358">
                <text:p>0.2273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6927">
                <text:p>0.1969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2957">
                <text:p>0.182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634">
                <text:p>0.22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4119">
                <text:p>0.204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7381">
                <text:p>0.2273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1949">
                <text:p>0.201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9272">
                <text:p>0.1892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9294">
                <text:p>0.2292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725">
                <text:p>0.19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3285">
                <text:p>0.2232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9604">
                <text:p>0.1996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1795">
                <text:p>0.1817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17849">
                <text:p>0.217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9467">
                <text:p>0.1894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168">
                <text:p>0.220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9648">
                <text:p>0.1896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8019">
                <text:p>0.178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2269">
                <text:p>0.2122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1663">
                <text:p>0.191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0765">
                <text:p>0.220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8955">
                <text:p>0.1989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82653">
                <text:p>0.1826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4452">
                <text:p>0.2244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6089">
                <text:p>0.1960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2308">
                <text:p>0.232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373">
                <text:p>0.203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5755">
                <text:p>0.1957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473">
                <text:p>0.234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15591">
                <text:p>0.2155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7691">
                <text:p>0.2476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3972">
                <text:p>0.2239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81">
                <text:p>0.25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6322">
                <text:p>0.2363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8747">
                <text:p>0.2187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0439">
                <text:p>0.2704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1638">
                <text:p>0.241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35112">
                <text:p>0.235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0862">
                <text:p>0.280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4132">
                <text:p>0.254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90456">
                <text:p>0.290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9617">
                <text:p>0.259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0129">
                <text:p>0.3001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70443">
                <text:p>0.2704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8127">
                <text:p>0.248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4006">
                <text:p>0.304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68955">
                <text:p>0.2689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853">
                <text:p>0.258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3912">
                <text:p>0.3039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74966">
                <text:p>0.2749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11946">
                <text:p>0.3119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57608">
                <text:p>0.257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13946">
                <text:p>0.3139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76838">
                <text:p>0.2768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9126">
                <text:p>0.279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3011">
                <text:p>0.253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07566">
                <text:p>0.307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1365">
                <text:p>0.2713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0099">
                <text:p>0.300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61389">
                <text:p>0.261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3524">
                <text:p>0.2435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43">
                <text:p>0.2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2175">
                <text:p>0.2521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92632">
                <text:p>0.292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52189">
                <text:p>0.2521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36151">
                <text:p>0.2361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72518">
                <text:p>0.2725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1337">
                <text:p>0.2413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1877">
                <text:p>0.2618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21796">
                <text:p>0.221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1849">
                <text:p>0.1918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5405">
                <text:p>0.215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8505">
                <text:p>0.1785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7428">
                <text:p>0.1974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7664">
                <text:p>0.167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0196">
                <text:p>0.150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78852">
                <text:p>0.1788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51249">
                <text:p>0.1512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73488">
                <text:p>0.1734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45778">
                <text:p>0.1457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9362">
                <text:p>0.1293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7646">
                <text:p>0.1376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15069">
                <text:p>0.1150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4311">
                <text:p>0.1243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4792">
                <text:p>0.1047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1037">
                <text:p>0.0910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7302">
                <text:p>0.1073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6397">
                <text:p>0.096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2767">
                <text:p>0.1227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07181">
                <text:p>0.107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0389">
                <text:p>0.103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16587">
                <text:p>0.116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96939">
                <text:p>0.096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00213">
                <text:p>0.1002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8001">
                <text:p>0.088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541">
                <text:p>0.075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1124">
                <text:p>0.081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0709">
                <text:p>0.0707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3387">
                <text:p>0.0833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7431">
                <text:p>0.074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2719">
                <text:p>0.0627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9776">
                <text:p>0.0497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1345">
                <text:p>0.0313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3122">
                <text:p>0.0231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3241">
                <text:p>0.0132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6358">
                <text:p>0.0063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748">
                <text:p>0.005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9969">
                <text:p>0.0099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4423">
                <text:p>0.0244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7147">
                <text:p>0.027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7643">
                <text:p>0.0276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5165">
                <text:p>0.0251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908">
                <text:p>0.0129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718">
                <text:p>0.0037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6337">
                <text:p>0.0163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2013">
                <text:p>0.0320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7282">
                <text:p>0.0772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7619">
                <text:p>0.0876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05119">
                <text:p>0.105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46469">
                <text:p>0.146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35536">
                <text:p>0.1355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19">
                <text:p>0.1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0416">
                <text:p>0.1404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20284">
                <text:p>0.1202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9458">
                <text:p>0.1494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17349">
                <text:p>0.1173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03346">
                <text:p>0.1033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133">
                <text:p>0.071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8684">
                <text:p>0.0686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2451">
                <text:p>0.0624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2886">
                <text:p>0.0628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3742">
                <text:p>0.0737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6548">
                <text:p>0.0565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9249">
                <text:p>0.0492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9804">
                <text:p>0.0598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2752">
                <text:p>0.052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6438">
                <text:p>0.0564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2827">
                <text:p>0.0528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5524">
                <text:p>0.065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9393">
                <text:p>0.0593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3721">
                <text:p>0.073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0757">
                <text:p>0.0507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9867">
                <text:p>0.0498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4194">
                <text:p>0.0341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137">
                <text:p>0.031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7498">
                <text:p>0.017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0377">
                <text:p>0.0203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0733">
                <text:p>0.0207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368">
                <text:p>0.013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3811">
                <text:p>0.0138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2664">
                <text:p>0.0126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9309">
                <text:p>0.0093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5078">
                <text:p>0.0150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1979">
                <text:p>0.0119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8459">
                <text:p>0.0184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7838">
                <text:p>0.0178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2274">
                <text:p>0.0222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6702">
                <text:p>0.0167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4625">
                <text:p>0.014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2627">
                <text:p>0.0226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2965">
                <text:p>0.0229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5372">
                <text:p>0.0153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0908">
                <text:p>-0.0009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0682">
                <text:p>-0.0006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4443">
                <text:p>0.0144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3388">
                <text:p>0.0433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4301">
                <text:p>0.054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68542">
                <text:p>0.0685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6832">
                <text:p>0.0968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7853">
                <text:p>0.0978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263">
                <text:p>0.112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2495">
                <text:p>0.0824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3608">
                <text:p>0.0536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5081">
                <text:p>0.0450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0466">
                <text:p>0.0404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5892">
                <text:p>0.0358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8559">
                <text:p>0.0185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4337">
                <text:p>-0.0043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0498">
                <text:p>-0.0004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912">
                <text:p>0.0029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069">
                <text:p>-0.000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0727">
                <text:p>0.0107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8074">
                <text:p>0.0280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8027">
                <text:p>0.0480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8581">
                <text:p>0.0785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0448">
                <text:p>0.0804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13321">
                <text:p>0.1133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15485">
                <text:p>0.1154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53839">
                <text:p>0.1538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36985">
                <text:p>0.1369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18229">
                <text:p>0.118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26184">
                <text:p>0.1261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07673">
                <text:p>0.1076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1059">
                <text:p>0.1210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6494">
                <text:p>0.096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5511">
                <text:p>0.0755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68138">
                <text:p>0.0681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7299">
                <text:p>0.0572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6566">
                <text:p>0.0565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2506">
                <text:p>0.062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62954">
                <text:p>0.062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1876">
                <text:p>0.0518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5628">
                <text:p>0.035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7574">
                <text:p>0.0275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5116">
                <text:p>0.025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4238">
                <text:p>0.0142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0948">
                <text:p>0.0309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3289">
                <text:p>0.0332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7697">
                <text:p>0.037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4401">
                <text:p>0.0344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8333">
                <text:p>0.018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02995">
                <text:p>-0.0029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12513">
                <text:p>-0.0125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21315">
                <text:p>-0.0213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23022">
                <text:p>-0.0230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24829">
                <text:p>-0.0248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18467">
                <text:p>-0.0184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18027">
                <text:p>-0.0180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34867">
                <text:p>-0.0348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38254">
                <text:p>-0.038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50623">
                <text:p>-0.0506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46746">
                <text:p>-0.0467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52304">
                <text:p>-0.0523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52263">
                <text:p>-0.0522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49217">
                <text:p>-0.049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50449">
                <text:p>-0.0504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35528">
                <text:p>-0.035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26605">
                <text:p>-0.0266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14512">
                <text:p>-0.0145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13118">
                <text:p>-0.0131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1189">
                <text:p>-0.011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11344">
                <text:p>-0.0113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14435">
                <text:p>-0.0144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10213">
                <text:p>-0.0102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0475">
                <text:p>-0.0004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1249">
                <text:p>0.0112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0687">
                <text:p>0.0106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5382">
                <text:p>0.0153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4349">
                <text:p>0.0243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5376">
                <text:p>0.0153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5393">
                <text:p>0.0253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635">
                <text:p>0.036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4126">
                <text:p>0.041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1851">
                <text:p>0.0418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5558">
                <text:p>0.0355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0098">
                <text:p>0.0300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8648">
                <text:p>0.0286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7173">
                <text:p>0.0471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7554">
                <text:p>0.0375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5214">
                <text:p>0.0252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3614">
                <text:p>0.0236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883">
                <text:p>0.028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0229">
                <text:p>0.0202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1252">
                <text:p>0.0112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4058">
                <text:p>0.0340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708">
                <text:p>0.037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47095">
                <text:p>0.0470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7275">
                <text:p>0.0772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3281">
                <text:p>0.0732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1727">
                <text:p>0.0717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5334">
                <text:p>0.0853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3264">
                <text:p>0.0832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964">
                <text:p>0.079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2822">
                <text:p>0.0828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95">
                <text:p>0.065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7259">
                <text:p>0.0772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6821">
                <text:p>0.0368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7544">
                <text:p>0.0375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6292">
                <text:p>0.0162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3264">
                <text:p>-0.0032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23231">
                <text:p>-0.023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48769">
                <text:p>-0.0487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7161">
                <text:p>-0.071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77587">
                <text:p>-0.0775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66001">
                <text:p>-0.0660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00807">
                <text:p>-0.1008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99319">
                <text:p>-0.0993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35748">
                <text:p>-0.1357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27303">
                <text:p>-0.1273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9504">
                <text:p>-0.095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18784">
                <text:p>-0.1187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85944">
                <text:p>-0.0859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74172">
                <text:p>-0.0741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89439">
                <text:p>-0.0894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68063">
                <text:p>-0.0680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75408">
                <text:p>-0.0754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70729">
                <text:p>-0.0707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74974">
                <text:p>-0.0749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79674">
                <text:p>-0.0796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80683">
                <text:p>-0.0806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98489">
                <text:p>-0.0984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96061">
                <text:p>-0.0960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94435">
                <text:p>-0.0944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92414">
                <text:p>-0.0924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67302">
                <text:p>-0.0673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5916">
                <text:p>-0.05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49717">
                <text:p>-0.0497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43017">
                <text:p>-0.0430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41671">
                <text:p>-0.0416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25475">
                <text:p>-0.0254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22974">
                <text:p>-0.0229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20376">
                <text:p>-0.0203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25159">
                <text:p>-0.0251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23746">
                <text:p>-0.0237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13877">
                <text:p>-0.0138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10667">
                <text:p>-0.010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2102">
                <text:p>-0.0021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0046">
                <text:p>-0.0000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663">
                <text:p>0.0086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1028">
                <text:p>0.0110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7593">
                <text:p>0.0175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5866">
                <text:p>0.0158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9405">
                <text:p>0.0094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316">
                <text:p>0.0023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0195">
                <text:p>-0.0001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07579">
                <text:p>-0.0075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7984">
                <text:p>-0.0079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12671">
                <text:p>-0.0126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09773">
                <text:p>-0.0097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1049">
                <text:p>-0.010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08203">
                <text:p>-0.008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04261">
                <text:p>-0.0042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4891">
                <text:p>-0.0048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8416">
                <text:p>-0.0084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12026">
                <text:p>-0.0120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2316">
                <text:p>-0.023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22382">
                <text:p>-0.0223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30593">
                <text:p>-0.0305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2727">
                <text:p>-0.027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29237">
                <text:p>-0.0292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2926">
                <text:p>-0.029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2212">
                <text:p>-0.022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2313">
                <text:p>-0.023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18282">
                <text:p>-0.0182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1506">
                <text:p>-0.015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1616">
                <text:p>-0.016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10039">
                <text:p>-0.0100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7596">
                <text:p>-0.0075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4722">
                <text:p>-0.0047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203">
                <text:p>-0.002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802">
                <text:p>0.0038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6151">
                <text:p>0.0061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939">
                <text:p>0.009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8647">
                <text:p>0.0086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8283">
                <text:p>0.0082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835">
                <text:p>0.008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8561">
                <text:p>0.0085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9632">
                <text:p>0.0096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6406">
                <text:p>0.0164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7302">
                <text:p>0.0173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3091">
                <text:p>0.0230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8936">
                <text:p>0.0189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7893">
                <text:p>0.0178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5538">
                <text:p>0.0155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2651">
                <text:p>0.0126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0754">
                <text:p>0.0107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3848">
                <text:p>0.0138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3237">
                <text:p>0.013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2.C1:Sheet2.C376" svg:x="0.319cm" svg:y="0.18cm" svg:width="12.508cm" svg:height="8.645cm">
          <chartooo:coordinate-region svg:x="1.046cm" svg:y="0.379cm" svg:width="11.78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376" chart:class="chart:line">
            <chart:data-point chart:repeated="3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84">
                <text:p>0.011184</text:p>
                <draw:g>
                  <svg:desc>Sheet2.C1:Sheet2.C3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025">
                <text:p>0.011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71">
                <text:p>0.01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086">
                <text:p>0.011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129">
                <text:p>0.011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154">
                <text:p>0.011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13">
                <text:p>0.01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254">
                <text:p>0.011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299">
                <text:p>0.011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272">
                <text:p>0.011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25">
                <text:p>0.01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244">
                <text:p>0.011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243">
                <text:p>0.011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137">
                <text:p>0.01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982">
                <text:p>0.010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856">
                <text:p>0.010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737">
                <text:p>0.01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559">
                <text:p>0.010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446">
                <text:p>0.010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312">
                <text:p>0.010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123">
                <text:p>0.01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055">
                <text:p>0.01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62">
                <text:p>0.009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776">
                <text:p>0.009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652">
                <text:p>0.009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635">
                <text:p>0.009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658">
                <text:p>0.009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772">
                <text:p>0.009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853">
                <text:p>0.009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938">
                <text:p>0.009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0073">
                <text:p>0.010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148">
                <text:p>0.010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233">
                <text:p>0.010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363">
                <text:p>0.010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464">
                <text:p>0.010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632">
                <text:p>0.010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759">
                <text:p>0.010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97">
                <text:p>0.01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069">
                <text:p>0.011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177">
                <text:p>0.011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284">
                <text:p>0.011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339">
                <text:p>0.0113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396">
                <text:p>0.01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399">
                <text:p>0.011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421">
                <text:p>0.011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559">
                <text:p>0.011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634">
                <text:p>0.011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685">
                <text:p>0.0116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605">
                <text:p>0.0116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549">
                <text:p>0.011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325">
                <text:p>0.011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1224">
                <text:p>0.011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101">
                <text:p>0.011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0945">
                <text:p>0.010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0825">
                <text:p>0.010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668">
                <text:p>0.010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622">
                <text:p>0.010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512">
                <text:p>0.0105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0444">
                <text:p>0.010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0411">
                <text:p>0.010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409">
                <text:p>0.0104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0542">
                <text:p>0.010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918">
                <text:p>0.0109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1016">
                <text:p>0.011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984">
                <text:p>0.010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1023">
                <text:p>0.011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077">
                <text:p>0.011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93">
                <text:p>0.010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883">
                <text:p>0.010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0901">
                <text:p>0.010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041">
                <text:p>0.011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042">
                <text:p>0.0110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0882">
                <text:p>0.010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793">
                <text:p>0.010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629">
                <text:p>0.0106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0631">
                <text:p>0.0106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597">
                <text:p>0.0105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547">
                <text:p>0.0105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0505">
                <text:p>0.010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045">
                <text:p>0.01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363">
                <text:p>0.010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298">
                <text:p>0.010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159">
                <text:p>0.010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915">
                <text:p>0.009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826">
                <text:p>0.009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758">
                <text:p>0.009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641">
                <text:p>0.009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516">
                <text:p>0.0095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369">
                <text:p>0.009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979">
                <text:p>0.008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8801">
                <text:p>0.0088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597">
                <text:p>0.008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8336">
                <text:p>0.0083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7926">
                <text:p>0.007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301">
                <text:p>0.007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04">
                <text:p>0.00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648">
                <text:p>0.006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435">
                <text:p>0.006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6259">
                <text:p>0.0062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951">
                <text:p>0.005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5782">
                <text:p>0.0057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101">
                <text:p>0.006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933">
                <text:p>0.0059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029">
                <text:p>0.0060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112">
                <text:p>0.006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6217">
                <text:p>0.0062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41">
                <text:p>0.00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526">
                <text:p>0.0065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619">
                <text:p>0.0066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651">
                <text:p>0.0066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704">
                <text:p>0.0067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717">
                <text:p>0.006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666">
                <text:p>0.006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555">
                <text:p>0.006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502">
                <text:p>0.006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6346">
                <text:p>0.0063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5872">
                <text:p>0.0058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619">
                <text:p>0.0056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543">
                <text:p>0.005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739">
                <text:p>0.004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544">
                <text:p>0.0045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377">
                <text:p>0.0043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118">
                <text:p>0.004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932">
                <text:p>0.0039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602">
                <text:p>0.003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414">
                <text:p>0.003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892">
                <text:p>0.002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689">
                <text:p>0.0026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263">
                <text:p>0.0022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843">
                <text:p>0.001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575">
                <text:p>0.0015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64">
                <text:p>0.0010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021">
                <text:p>0.0010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777">
                <text:p>0.0007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33">
                <text:p>0.0007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806">
                <text:p>0.0008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2">
                <text:p>0.001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472">
                <text:p>0.0014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839">
                <text:p>0.001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916">
                <text:p>0.0019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887">
                <text:p>0.0018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785">
                <text:p>0.0017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646">
                <text:p>0.0016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49">
                <text:p>0.001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111">
                <text:p>0.002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008">
                <text:p>0.002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862">
                <text:p>0.0018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225">
                <text:p>0.0022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574">
                <text:p>0.002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863">
                <text:p>0.0028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453">
                <text:p>0.0034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922">
                <text:p>0.003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539">
                <text:p>0.0045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941">
                <text:p>0.0059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7161">
                <text:p>0.0071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9078">
                <text:p>0.0090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422">
                <text:p>0.0104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4869">
                <text:p>0.0148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7505">
                <text:p>0.017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2407">
                <text:p>0.0224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6243">
                <text:p>0.0262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3164">
                <text:p>0.0331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292">
                <text:p>0.0382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3858">
                <text:p>0.0438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3034">
                <text:p>0.0530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9638">
                <text:p>0.0596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70564">
                <text:p>0.0705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8451">
                <text:p>0.0784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6775">
                <text:p>0.0867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9827">
                <text:p>0.0998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09084">
                <text:p>0.1090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3324">
                <text:p>0.123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3221">
                <text:p>0.1332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3538">
                <text:p>0.1435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59403">
                <text:p>0.1594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0197">
                <text:p>0.1701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1039">
                <text:p>0.181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7795">
                <text:p>0.1977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09183">
                <text:p>0.2091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26902">
                <text:p>0.2269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38707">
                <text:p>0.2387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5088">
                <text:p>0.250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69931">
                <text:p>0.2699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2884">
                <text:p>0.282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02548">
                <text:p>0.3025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15893">
                <text:p>0.3158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36101">
                <text:p>0.336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49747">
                <text:p>0.3497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3923">
                <text:p>0.3639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6091">
                <text:p>0.3860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1602">
                <text:p>0.4016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17798">
                <text:p>0.4177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43296">
                <text:p>0.4432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0628">
                <text:p>0.460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87619">
                <text:p>0.4876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6227">
                <text:p>0.5062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25287">
                <text:p>0.5252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54552">
                <text:p>0.5545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74309">
                <text:p>0.5743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04096">
                <text:p>0.6040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23931">
                <text:p>0.6239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54333">
                <text:p>0.654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74698">
                <text:p>0.674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95146">
                <text:p>0.6951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5684">
                <text:p>0.7256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45559">
                <text:p>0.7455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65095">
                <text:p>0.7650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93277">
                <text:p>0.7932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11764">
                <text:p>0.8117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37995">
                <text:p>0.8379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53492">
                <text:p>0.8534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5394">
                <text:p>0.875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88408">
                <text:p>0.8884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00265">
                <text:p>0.9002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5599">
                <text:p>0.915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24135">
                <text:p>0.9241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34172">
                <text:p>0.934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39213">
                <text:p>0.9392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42557">
                <text:p>0.9425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45649">
                <text:p>0.9456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45966">
                <text:p>0.9459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44341">
                <text:p>0.9443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42004">
                <text:p>0.9420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38801">
                <text:p>0.9388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32581">
                <text:p>0.9325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27322">
                <text:p>0.9273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18297">
                <text:p>0.9182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11612">
                <text:p>0.9116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4128">
                <text:p>0.9041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1575">
                <text:p>0.8915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82239">
                <text:p>0.8822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672">
                <text:p>0.86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56289">
                <text:p>0.8562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4749">
                <text:p>0.8447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26112">
                <text:p>0.826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13004">
                <text:p>0.813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99326">
                <text:p>0.7993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77954">
                <text:p>0.7779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63194">
                <text:p>0.7631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4002">
                <text:p>0.740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23481">
                <text:p>0.7234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97375">
                <text:p>0.697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79383">
                <text:p>0.6793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61093">
                <text:p>0.6610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33566">
                <text:p>0.6335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15107">
                <text:p>0.6151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87341">
                <text:p>0.5873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68627">
                <text:p>0.5686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4988">
                <text:p>0.54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2151">
                <text:p>0.521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02705">
                <text:p>0.5027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4075">
                <text:p>0.4840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5526">
                <text:p>0.4555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37428">
                <text:p>0.4374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10521">
                <text:p>0.4105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2654">
                <text:p>0.3926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4773">
                <text:p>0.3747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48545">
                <text:p>0.3485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31213">
                <text:p>0.3312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05204">
                <text:p>0.3052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88111">
                <text:p>0.2881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71101">
                <text:p>0.2711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46229">
                <text:p>0.2462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30192">
                <text:p>0.2301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06894">
                <text:p>0.2068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91811">
                <text:p>0.1918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76981">
                <text:p>0.1769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5769">
                <text:p>0.1557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42477">
                <text:p>0.1424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3462">
                <text:p>0.1234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1595">
                <text:p>0.1115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95881">
                <text:p>0.0958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86579">
                <text:p>0.0865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78285">
                <text:p>0.078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7966">
                <text:p>0.0679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2328">
                <text:p>0.0623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5211">
                <text:p>0.0552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1188">
                <text:p>0.0511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7712">
                <text:p>0.047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3541">
                <text:p>0.0435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1203">
                <text:p>0.0412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8183">
                <text:p>0.0381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6409">
                <text:p>0.0364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4846">
                <text:p>0.0348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2853">
                <text:p>0.0328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1605">
                <text:p>0.0316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9917">
                <text:p>0.0299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7652">
                <text:p>0.0276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979">
                <text:p>0.0259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078">
                <text:p>0.0250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3952">
                <text:p>0.0239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3236">
                <text:p>0.0232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2564">
                <text:p>0.0225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1501">
                <text:p>0.0215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0693">
                <text:p>0.0206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9796">
                <text:p>0.0197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8538">
                <text:p>0.0185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7704">
                <text:p>0.0177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6075">
                <text:p>0.0160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5474">
                <text:p>0.0154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453">
                <text:p>0.014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3857">
                <text:p>0.0138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2942">
                <text:p>0.0129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2453">
                <text:p>0.0124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2014">
                <text:p>0.0120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1149">
                <text:p>0.0111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976">
                <text:p>0.009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9254">
                <text:p>0.0092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8848">
                <text:p>0.0088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8393">
                <text:p>0.0083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8098">
                <text:p>0.0080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7764">
                <text:p>0.0077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7529">
                <text:p>0.0075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7322">
                <text:p>0.0073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7138">
                <text:p>0.0071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7068">
                <text:p>0.0070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7057">
                <text:p>0.0070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6996">
                <text:p>0.0069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6936">
                <text:p>0.0069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916">
                <text:p>0.0069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6856">
                <text:p>0.0068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816">
                <text:p>0.0068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6831">
                <text:p>0.0068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6912">
                <text:p>0.0069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6965">
                <text:p>0.0069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7029">
                <text:p>0.0070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7188">
                <text:p>0.0071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7316">
                <text:p>0.0073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7416">
                <text:p>0.0074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7546">
                <text:p>0.0075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7586">
                <text:p>0.0075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7585">
                <text:p>0.0075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7621">
                <text:p>0.0076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2.E1:Sheet2.E376" svg:x="0.319cm" svg:y="0.18cm" svg:width="12.508cm" svg:height="8.646cm">
          <chartooo:coordinate-region svg:x="1.152cm" svg:y="0.379cm" svg:width="11.67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1:Sheet2.E376" chart:class="chart:line">
            <chart:data-point chart:repeated="3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:Sheet2.E3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4004">
                <text:p>-0.004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888">
                <text:p>-0.000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6">
                <text:p>-0.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155">
                <text:p>0.00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689">
                <text:p>0.002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199">
                <text:p>-0.000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65">
                <text:p>-0.000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53">
                <text:p>-0.000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191">
                <text:p>-0.001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109">
                <text:p>-0.00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031">
                <text:p>-0.005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5576">
                <text:p>-0.005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86">
                <text:p>-0.00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252">
                <text:p>-0.007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6499">
                <text:p>-0.006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6728">
                <text:p>-0.006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963">
                <text:p>-0.007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5661">
                <text:p>-0.005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5198">
                <text:p>-0.005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597">
                <text:p>-0.004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4975">
                <text:p>-0.004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5494">
                <text:p>-0.005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178">
                <text:p>-0.003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027">
                <text:p>-0.001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294">
                <text:p>0.002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18">
                <text:p>0.003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196">
                <text:p>0.005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411">
                <text:p>0.0044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36">
                <text:p>0.00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833">
                <text:p>0.0068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532">
                <text:p>0.006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692">
                <text:p>0.008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749">
                <text:p>0.006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141">
                <text:p>0.006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804">
                <text:p>0.005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247">
                <text:p>0.004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608">
                <text:p>0.003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972">
                <text:p>0.0039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228">
                <text:p>0.003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447">
                <text:p>-0.000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1589">
                <text:p>-0.001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562">
                <text:p>-0.0065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5745">
                <text:p>-0.005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994">
                <text:p>-0.005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6818">
                <text:p>-0.006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6472">
                <text:p>-0.006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7069">
                <text:p>-0.0070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709">
                <text:p>-0.004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505">
                <text:p>-0.00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4257">
                <text:p>-0.004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2933">
                <text:p>-0.002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1534">
                <text:p>-0.001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84">
                <text:p>0.002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518">
                <text:p>0.004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7654">
                <text:p>0.007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527">
                <text:p>0.004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655">
                <text:p>0.004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248">
                <text:p>0.002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2479">
                <text:p>-0.002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2441">
                <text:p>-0.002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779">
                <text:p>-0.000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664">
                <text:p>-0.000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336">
                <text:p>0.003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697">
                <text:p>0.001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3058">
                <text:p>-0.003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3783">
                <text:p>-0.003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59">
                <text:p>-0.0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2886">
                <text:p>-0.002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2276">
                <text:p>-0.002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2426">
                <text:p>-0.0024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2231">
                <text:p>-0.002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2517">
                <text:p>-0.002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497">
                <text:p>-0.003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3342">
                <text:p>-0.003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5219">
                <text:p>-0.005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8519">
                <text:p>-0.0085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7234">
                <text:p>-0.007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2992">
                <text:p>-0.0029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3166">
                <text:p>-0.003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603">
                <text:p>-0.0046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5352">
                <text:p>-0.005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6461">
                <text:p>-0.0064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9588">
                <text:p>-0.0095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8103">
                <text:p>-0.008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8384">
                <text:p>-0.008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391">
                <text:p>-0.009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11049">
                <text:p>-0.011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16085">
                <text:p>-0.0160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3855">
                <text:p>-0.013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16367">
                <text:p>-0.0163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14854">
                <text:p>-0.0148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3943">
                <text:p>-0.013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11266">
                <text:p>-0.0112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3523">
                <text:p>-0.013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6182">
                <text:p>-0.006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7758">
                <text:p>-0.0077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2364">
                <text:p>-0.0023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3913">
                <text:p>0.0039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918">
                <text:p>0.006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287">
                <text:p>0.0062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555">
                <text:p>0.0035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118">
                <text:p>0.003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88">
                <text:p>0.001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713">
                <text:p>-0.000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3185">
                <text:p>-0.003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2938">
                <text:p>-0.002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5274">
                <text:p>-0.005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5642">
                <text:p>-0.0056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7414">
                <text:p>-0.007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8028">
                <text:p>-0.0080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167">
                <text:p>-0.010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917">
                <text:p>-0.0099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1292">
                <text:p>-0.0112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6671">
                <text:p>-0.016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3066">
                <text:p>-0.013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1727">
                <text:p>-0.0117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0611">
                <text:p>-0.0106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3383">
                <text:p>-0.0133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11555">
                <text:p>-0.0115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11149">
                <text:p>-0.011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12979">
                <text:p>-0.0129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1717">
                <text:p>-0.011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12669">
                <text:p>-0.0126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10098">
                <text:p>-0.0100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11278">
                <text:p>-0.0112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998">
                <text:p>-0.00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827">
                <text:p>-0.008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753">
                <text:p>-0.00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6475">
                <text:p>-0.006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9472">
                <text:p>-0.0094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8764">
                <text:p>-0.00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3322">
                <text:p>-0.0033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3581">
                <text:p>-0.003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5242">
                <text:p>-0.0052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4088">
                <text:p>-0.004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2779">
                <text:p>-0.002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368">
                <text:p>-0.0003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603">
                <text:p>0.0016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246">
                <text:p>0.0052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874">
                <text:p>0.0048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713">
                <text:p>0.0067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169">
                <text:p>0.0061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6694">
                <text:p>0.0066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343">
                <text:p>0.0063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747">
                <text:p>0.0057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768">
                <text:p>0.004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641">
                <text:p>0.0016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67">
                <text:p>-0.00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4387">
                <text:p>-0.0043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3754">
                <text:p>-0.0037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598">
                <text:p>0.0025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5069">
                <text:p>0.005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7416">
                <text:p>0.0074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5921">
                <text:p>0.0059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9">
                <text:p>-0.000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575">
                <text:p>-0.0025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5266">
                <text:p>-0.0052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39">
                <text:p>-0.002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776">
                <text:p>-0.0027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945">
                <text:p>0.0089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2978">
                <text:p>0.0129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3891">
                <text:p>0.0138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1394">
                <text:p>0.021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852">
                <text:p>0.0228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6516">
                <text:p>0.0265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7645">
                <text:p>0.0476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5151">
                <text:p>0.0551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4486">
                <text:p>0.0744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1711">
                <text:p>0.0717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1973">
                <text:p>0.071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12307">
                <text:p>0.1123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0589">
                <text:p>0.1205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85859">
                <text:p>0.185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86582">
                <text:p>0.18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1405">
                <text:p>0.2714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61397">
                <text:p>0.2613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66983">
                <text:p>0.2669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896">
                <text:p>0.368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46111">
                <text:p>0.346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53837">
                <text:p>0.4538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9591">
                <text:p>0.419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22398">
                <text:p>0.4223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8435">
                <text:p>0.5284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01088">
                <text:p>0.5010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775">
                <text:p>0.597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52762">
                <text:p>0.5527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28048">
                <text:p>0.5280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70271">
                <text:p>0.6702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68516">
                <text:p>0.5685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15432">
                <text:p>0.7154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4797">
                <text:p>0.6347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71235">
                <text:p>0.7712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80904">
                <text:p>0.6809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36358">
                <text:p>0.6363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06243">
                <text:p>0.8062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19036">
                <text:p>0.7190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63247">
                <text:p>0.8632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56776">
                <text:p>0.756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96865">
                <text:p>0.8968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80134">
                <text:p>0.7801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2735">
                <text:p>0.7527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7347">
                <text:p>0.9173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56367">
                <text:p>0.8563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22991">
                <text:p>0.822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65059">
                <text:p>1.0650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4768">
                <text:p>0.9547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69446">
                <text:p>1.1694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40341">
                <text:p>1.0403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08732">
                <text:p>1.0087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17353">
                <text:p>1.2173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15301">
                <text:p>1.115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84583">
                <text:p>1.2845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54557">
                <text:p>1.1545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21895">
                <text:p>1.3218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61623">
                <text:p>1.1616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09645">
                <text:p>1.1096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0334">
                <text:p>1.30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60198">
                <text:p>1.1601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55665">
                <text:p>1.0556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47811">
                <text:p>1.247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74921">
                <text:p>1.0749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21279">
                <text:p>1.212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83752">
                <text:p>0.983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53607">
                <text:p>1.0536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43569">
                <text:p>0.8435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24172">
                <text:p>0.724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3586">
                <text:p>0.735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6829">
                <text:p>0.5868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38463">
                <text:p>0.5384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98019">
                <text:p>0.398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0677">
                <text:p>0.2806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0069">
                <text:p>0.2200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17786">
                <text:p>0.1177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6923">
                <text:p>0.0169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4862">
                <text:p>-0.048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07292">
                <text:p>-0.1072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205671">
                <text:p>-0.2056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31021">
                <text:p>-0.231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46665">
                <text:p>-0.3466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36328">
                <text:p>-0.3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359791">
                <text:p>-0.3597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486203">
                <text:p>-0.4862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82494">
                <text:p>-0.4824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08163">
                <text:p>-0.6081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582748">
                <text:p>-0.5827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72929">
                <text:p>-0.5729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761022">
                <text:p>-0.7610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16223">
                <text:p>-0.7162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691339">
                <text:p>-0.6913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91398">
                <text:p>-0.8913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806363">
                <text:p>-0.8063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997302">
                <text:p>-0.9973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901843">
                <text:p>-0.9018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118956">
                <text:p>-1.1189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95902">
                <text:p>-0.9959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962564">
                <text:p>-0.9625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187692">
                <text:p>-1.1876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043917">
                <text:p>-1.0439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2362">
                <text:p>-1.23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074735">
                <text:p>-1.0747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019577">
                <text:p>-1.0195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207365">
                <text:p>-1.2073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063376">
                <text:p>-1.0633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010804">
                <text:p>-1.0108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200549">
                <text:p>-1.2005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065113">
                <text:p>-1.0651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193265">
                <text:p>-1.1932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033232">
                <text:p>-1.0332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975561">
                <text:p>-0.9755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126865">
                <text:p>-1.1268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008944">
                <text:p>-1.0089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137967">
                <text:p>-1.1379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007439">
                <text:p>-1.0074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918589">
                <text:p>-0.9185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098192">
                <text:p>-1.0981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94126">
                <text:p>-0.941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067383">
                <text:p>-1.0673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9009">
                <text:p>-0.90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832005">
                <text:p>-0.832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933994">
                <text:p>-0.9339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80787">
                <text:p>-0.807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866613">
                <text:p>-0.8666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736614">
                <text:p>-0.7366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751679">
                <text:p>-0.7516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61348">
                <text:p>-0.613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520856">
                <text:p>-0.5208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512747">
                <text:p>-0.5127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94066">
                <text:p>-0.3940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79757">
                <text:p>-0.3797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88161">
                <text:p>-0.2881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3333">
                <text:p>-0.2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18375">
                <text:p>-0.218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69216">
                <text:p>-0.169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58013">
                <text:p>-0.1580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124458">
                <text:p>-0.1244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100287">
                <text:p>-0.1002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101078">
                <text:p>-0.1010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80916">
                <text:p>-0.0809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83793">
                <text:p>-0.0837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69019">
                <text:p>-0.069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63929">
                <text:p>-0.0639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72774">
                <text:p>-0.0727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59526">
                <text:p>-0.0595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58713">
                <text:p>-0.058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46776">
                <text:p>-0.0467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39742">
                <text:p>-0.0397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47106">
                <text:p>-0.0471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43349">
                <text:p>-0.0433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44675">
                <text:p>-0.0446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52996">
                <text:p>-0.0529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47857">
                <text:p>-0.0478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49622">
                <text:p>-0.0496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3972">
                <text:p>-0.039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34641">
                <text:p>-0.0346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41718">
                <text:p>-0.0417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37286">
                <text:p>-0.0372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41957">
                <text:p>-0.0419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2894">
                <text:p>-0.0328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27678">
                <text:p>-0.0276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34944">
                <text:p>-0.0349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32614">
                <text:p>-0.0326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35844">
                <text:p>-0.0358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31003">
                <text:p>-0.0310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25412">
                <text:p>-0.025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23797">
                <text:p>-0.0237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19493">
                <text:p>-0.0194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17881">
                <text:p>-0.0178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1494">
                <text:p>-0.014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12532">
                <text:p>-0.0125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10899">
                <text:p>-0.0108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7232">
                <text:p>-0.0072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3893">
                <text:p>-0.0038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3524">
                <text:p>-0.0035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3221">
                <text:p>-0.0032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02119">
                <text:p>-0.0021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2525">
                <text:p>-0.0025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02282">
                <text:p>-0.0022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00768">
                <text:p>-0.0007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691">
                <text:p>0.0016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123">
                <text:p>0.0021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718">
                <text:p>0.0027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5238">
                <text:p>0.0052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91">
                <text:p>0.005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5999">
                <text:p>0.005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038">
                <text:p>0.0030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513">
                <text:p>0.0025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491">
                <text:p>0.0014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